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3"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1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1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24"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25"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26" style:family="paragraph" style:parent-style-name="Standard">
      <style:text-properties fo:font-size="16.5pt" style:font-size-asian="16.5pt" style:font-size-complex="16.5pt"/>
    </style:style>
    <style:style style:name="P127" style:family="paragraph" style:parent-style-name="Standard">
      <style:text-properties fo:font-size="16.5pt" fo:font-weight="bold" style:font-size-asian="16.5pt" style:font-weight-asian="bold" style:font-size-complex="16.5pt" style:font-weight-complex="bold"/>
    </style:style>
    <style:style style:name="P128" style:family="paragraph" style:parent-style-name="Standard">
      <style:text-properties fo:font-size="16.5pt" fo:font-weight="normal" style:font-size-asian="16.5pt" style:font-weight-asian="normal" style:font-size-complex="16.5pt" style:font-weight-complex="normal"/>
    </style:style>
    <style:style style:name="P129" style:family="paragraph" style:parent-style-name="Standard">
      <style:text-properties fo:font-size="12.5pt" fo:font-weight="bold" style:font-size-asian="12.5pt" style:font-weight-asian="bold" style:font-size-complex="12.5pt" style:font-weight-complex="bold"/>
    </style:style>
    <style:style style:name="P130" style:family="paragraph" style:parent-style-name="Standard">
      <style:text-properties fo:font-size="12.5pt" style:font-size-asian="12.5pt" style:font-size-complex="12.5pt"/>
    </style:style>
    <style:style style:name="P131"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32" style:family="paragraph" style:parent-style-name="Standard">
      <style:text-properties fo:font-size="14pt" style:font-size-asian="14pt" style:font-size-complex="14pt"/>
    </style:style>
    <style:style style:name="P133" style:family="paragraph" style:parent-style-name="Standard">
      <style:text-properties fo:font-size="14pt" fo:font-weight="normal" style:font-size-asian="14pt" style:font-weight-asian="normal" style:font-size-complex="14pt" style:font-weight-complex="normal"/>
    </style:style>
    <style:style style:name="P134" style:family="paragraph" style:parent-style-name="Standard">
      <style:text-properties fo:font-size="14pt" fo:font-weight="bold" style:font-size-asian="14pt" style:font-weight-asian="bold" style:font-size-complex="14pt" style:font-weight-complex="bold"/>
    </style:style>
    <style:style style:name="P135"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6"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7"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38"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39"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40"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41"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42" style:family="paragraph" style:parent-style-name="Standard">
      <style:text-properties fo:font-size="13pt" fo:font-weight="normal" style:font-size-asian="13pt" style:font-weight-asian="normal" style:font-size-complex="13pt" style:font-weight-complex="normal"/>
    </style:style>
    <style:style style:name="P143" style:family="paragraph" style:parent-style-name="Standard">
      <style:text-properties fo:font-size="13pt" style:font-size-asian="13pt" style:font-size-complex="13pt"/>
    </style:style>
    <style:style style:name="P144" style:family="paragraph" style:parent-style-name="Standard">
      <style:text-properties fo:font-size="13pt" fo:font-weight="bold" style:font-size-asian="13pt" style:font-weight-asian="bold" style:font-size-complex="13pt" style:font-weight-complex="bold"/>
    </style:style>
    <style:style style:name="P145" style:family="paragraph" style:parent-style-name="Standard">
      <style:text-properties fo:font-size="12pt" style:font-size-asian="12pt" style:font-size-complex="12pt"/>
    </style:style>
    <style:style style:name="P146" style:family="paragraph" style:parent-style-name="Standard">
      <style:text-properties style:font-name="Times New Roman" fo:font-size="14pt" style:font-size-asian="14pt" style:font-size-complex="14pt"/>
    </style:style>
    <style:style style:name="P147" style:family="paragraph" style:parent-style-name="Standard">
      <style:text-properties style:font-name="Times New Roman" fo:font-size="14pt" fo:font-weight="normal" style:font-size-asian="14pt" style:font-weight-asian="normal" style:font-size-complex="14pt" style:font-weight-complex="normal"/>
    </style:style>
    <style:style style:name="P148" style:family="paragraph" style:parent-style-name="Standard">
      <style:text-properties style:font-name="Times New Roman" fo:font-size="14pt" fo:font-weight="bold" style:font-size-asian="14pt" style:font-weight-asian="bold" style:font-size-complex="14pt" style:font-weight-complex="bold"/>
    </style:style>
    <style:style style:name="P149"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50"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1"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5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53"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54"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5"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56"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57"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58"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9"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60"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61"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62"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63"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4"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5"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7"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68"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9"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0"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1"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2"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3"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4"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5"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6"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7"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8"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9"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5"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6" style:family="paragraph" style:parent-style-name="Standard" style:list-style-name="L3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7" style:family="paragraph" style:parent-style-name="Standard" style:list-style-name="L3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8" style:family="paragraph" style:parent-style-name="Standard" style:list-style-name="L3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9" style:family="paragraph" style:parent-style-name="Standard" style:list-style-name="L3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0"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1"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2"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3"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4" style:family="paragraph" style:parent-style-name="Standard" style:list-style-name="L36">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96"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9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98"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99"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20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20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20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03"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05"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style:text-position="super 58%" fo:font-size="16pt" style:font-size-asian="16pt" style:font-size-complex="16pt"/>
    </style:style>
    <style:style style:name="T8" style:family="text">
      <style:text-properties fo:font-size="15pt" style:font-size-asian="15pt" style:font-size-complex="15pt"/>
    </style:style>
    <style:style style:name="T9" style:family="text">
      <style:text-properties fo:font-size="14.5pt" style:font-size-asian="14.5pt" style:font-size-complex="14.5pt"/>
    </style:style>
    <style:style style:name="T10" style:family="text">
      <style:text-properties fo:font-size="14.5pt" fo:font-weight="bold" style:font-size-asian="14.5pt" style:font-weight-asian="bold" style:font-size-complex="14.5pt" style:font-weight-complex="bold"/>
    </style:style>
    <style:style style:name="T11" style:family="text">
      <style:text-properties fo:font-size="14pt" style:font-size-asian="14pt" style:font-size-complex="14pt"/>
    </style:style>
    <style:style style:name="T12" style:family="text">
      <style:text-properties fo:font-size="14pt" fo:font-weight="bold" style:font-size-asian="14pt" style:font-weight-asian="bold" style:font-size-complex="14pt" style:font-weight-complex="bold"/>
    </style:style>
    <style:style style:name="T13" style:family="text">
      <style:text-properties fo:font-size="16pt" style:font-size-asian="16pt" style:font-size-complex="16pt"/>
    </style:style>
    <style:style style:name="T14" style:family="text">
      <style:text-properties fo:font-size="16pt" fo:font-weight="bold" style:font-size-asian="16pt" style:font-weight-asian="bold" style:font-size-complex="16pt" style:font-weight-complex="bold"/>
    </style:style>
    <style:style style:name="T15" style:family="text">
      <style:text-properties fo:font-size="16pt" fo:font-weight="normal" style:font-size-asian="16pt" style:font-weight-asian="normal" style:font-size-complex="16pt" style:font-weight-complex="normal"/>
    </style:style>
    <style:style style:name="T16" style:family="text">
      <style:text-properties fo:font-size="13pt" fo:font-weight="bold" style:font-size-asian="13pt" style:font-weight-asian="bold" style:font-size-complex="13pt" style:font-weight-complex="bold"/>
    </style:style>
    <style:style style:name="T17" style:family="text">
      <style:text-properties fo:font-size="13pt" fo:font-weight="normal" style:font-size-asian="13pt" style:font-weight-asian="normal" style:font-size-complex="13pt" style:font-weight-complex="normal"/>
    </style:style>
    <style:style style:name="T18" style:family="text">
      <style:text-properties fo:font-size="13pt" style:font-size-asian="13pt" style:font-size-complex="13pt"/>
    </style:style>
    <style:style style:name="T19" style:family="text">
      <style:text-properties style:text-underline-style="solid" style:text-underline-width="auto" style:text-underline-color="font-color"/>
    </style:style>
    <style:style style:name="T20" style:family="text">
      <style:text-properties style:text-underline-style="solid" style:text-underline-width="auto" style:text-underline-color="font-color" fo:font-weight="normal" style:font-weight-asian="normal" style:font-weight-complex="normal"/>
    </style:style>
    <style:style style:name="T21" style:family="text">
      <style:text-properties style:text-underline-style="none"/>
    </style:style>
    <style:style style:name="T22" style:family="text">
      <style:text-properties style:text-underline-style="none" fo:font-weight="normal" style:font-weight-asian="normal" style:font-weight-complex="normal"/>
    </style:style>
    <style:style style:name="T23" style:family="text">
      <style:text-properties fo:font-style="italic" fo:font-weight="bold" style:font-style-asian="italic" style:font-weight-asian="bold" style:font-style-complex="italic" style:font-weight-complex="bold"/>
    </style:style>
    <style:style style:name="T24" style:family="text">
      <style:text-properties fo:font-style="normal" fo:font-weight="normal"/>
    </style:style>
    <style:style style:name="T25" style:family="text">
      <style:text-properties fo:font-style="normal" fo:font-weight="normal" style:font-style-asian="normal" style:font-weight-asian="normal" style:font-style-complex="normal" style:font-weight-complex="normal"/>
    </style:style>
    <style:style style:name="T26" style:family="text">
      <style:text-properties fo:font-style="normal" fo:font-weight="bold" style:font-weight-asian="bold" style:font-weight-complex="bold"/>
    </style:style>
    <style:style style:name="T27" style:family="text">
      <style:text-properties fo:font-variant="normal" fo:text-transform="none" fo:color="#222222" style:font-name="Times New Roman" fo:letter-spacing="normal"/>
    </style:style>
    <style:style style:name="T28" style:family="text">
      <style:text-properties fo:font-variant="normal" fo:text-transform="none" fo:color="#222222" style:font-name="Times New Roman" fo:font-size="14pt" fo:letter-spacing="normal" style:font-size-asian="14pt" style:font-size-complex="14pt"/>
    </style:style>
    <style:style style:name="T29"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0"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1"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2"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3"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4"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5" style:family="text">
      <style:text-properties fo:font-variant="normal" fo:text-transform="none" fo:color="#222222" fo:letter-spacing="normal" fo:font-style="normal" fo:font-weight="normal"/>
    </style:style>
    <style:style style:name="T36" style:family="text">
      <style:text-properties fo:font-variant="normal" fo:text-transform="none" fo:color="#222222" fo:letter-spacing="normal" fo:font-style="normal" fo:font-weight="bold" style:font-weight-asian="bold" style:font-weight-complex="bold"/>
    </style:style>
    <style:style style:name="T37" style:family="text">
      <style:text-properties style:font-name="Times New Roman"/>
    </style:style>
    <style:style style:name="T38" style:family="text">
      <style:text-properties style:font-name="Times New Roman" fo:font-size="14pt" style:font-size-asian="14pt" style:font-size-complex="14pt"/>
    </style:style>
    <style:style style:name="T39" style:family="text">
      <style:text-properties fo:font-size="12pt" style:font-size-asian="12pt" style:font-size-complex="12pt"/>
    </style:style>
    <style:style style:name="T40" style:family="text">
      <style:text-properties fo:font-size="12pt" fo:font-weight="bold" style:font-size-asian="12pt" style:font-weight-asian="bold" style:font-size-complex="12pt" style:font-weight-complex="bold"/>
    </style:style>
    <style:style style:name="T41" style:family="text">
      <style:text-properties style:font-weight-asian="normal" style:font-weight-complex="normal"/>
    </style:style>
    <style:style style:name="T42"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6">Sat May 4, 2019 <text:span text:style-name="T1">5.5 miles</text:span></text:p>
      <text:p text:style-name="P116"><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115"/>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9"><text:soft-page-break/>Sat May 18, 2019 <text:s/><text:span text:style-name="T1">5 miles</text:span> <text:s/></text:p>
      <text:p text:style-name="P39">My calf is a lot better. <text:s/>Massaging has helped a lot. <text:s/></text:p>
      <text:p text:style-name="P44">Run: <text:span text:style-name="T2">4 miles on hilly roads averaging 9:43/mile</text:span></text:p>
      <text:p text:style-name="P44">Warm down:<text:span text:style-name="T2"> <text:s/>rest 3 minutes and walked and ran 1 mile in about 12:00</text:span></text:p>
      <text:p text:style-name="P39"/>
      <text:p text:style-name="P44"><text:span text:style-name="T2">Sun May 19, 2019 </text:span>5 miles<text:span text:style-name="T2"> <text:s/></text:span></text:p>
      <text:p text:style-name="P39">I did the same workout as yesterday.</text:p>
      <text:p text:style-name="P44">Run: <text:span text:style-name="T2">4 miles on hilly roads averaging 8:59/mile</text:span></text:p>
      <text:p text:style-name="P44">Warm down:<text:span text:style-name="T2"> <text:s/>rest 3 minutes and walked and ran 1 mile in 11:45/mile</text:span></text:p>
      <text:p text:style-name="P39">Sum of ascents: 267 feet, <text:s text:c="4"/>This is one of my fastest times on this course.</text:p>
      <text:p text:style-name="P39">Splits:</text:p>
      <text:p text:style-name="P39">July 4, 2018: <text:s text:c="3"/>9:18, 9:12, 8:41, 8:34</text:p>
      <text:p text:style-name="P39"><text:s text:c="7"/>Today: <text:s text:c="6"/>9:42, 9:12, 8:44, 8:16</text:p>
      <text:p text:style-name="P39"/>
      <text:p text:style-name="P39">Mon May 20, 2019 <text:span text:style-name="T1">6 miles</text:span> <text:s/></text:p>
      <text:p text:style-name="P39">I ran 6 miles out and back on hilly Limber Rd. <text:s/>Average pace near 11:00/mi.</text:p>
      <text:p text:style-name="P39">Sum of ascents along the course is 530 feet.</text:p>
      <text:p text:style-name="P39"/>
      <text:p text:style-name="P39">Tues May 21, 2019 <text:span text:style-name="T1">4 miles</text:span> <text:s text:c="2"/></text:p>
      <text:p text:style-name="P39">I ran 4 miles on hilly roads at various paces averaging 10:48/mile. <text:s/>This run included a slightly downhill ½ mile in 4:05.</text:p>
      <text:p text:style-name="P39"/>
      <text:p text:style-name="P39">Wed May 22, 2019 <text:span text:style-name="T1">no running</text:span> </text:p>
      <text:p text:style-name="P39">I worked hard on preparing our garden.</text:p>
      <text:p text:style-name="P39"/>
      <text:p text:style-name="P39">Thur May 23, 2019 <text:span text:style-name="T1">5 miles</text:span> <text:s/></text:p>
      <text:p text:style-name="P39">I ran on the high school track.</text:p>
      <text:p text:style-name="P39"><text:span text:style-name="T1">warm up:</text:span> <text:s/>1.5 miles at various paces and rest 2 minutes.</text:p>
      <text:p text:style-name="P39"><text:span text:style-name="T1">Run:</text:span> <text:s/>4 x 300m and 4 x 200m. After the 300m runs I jogged 500m in about 4:00 each. After the 200m runs I jogged 200m in about 1:30 each.</text:p>
      <text:p text:style-name="P39">Times: 81s, 82s, 80s, 79s, 51s, 53s, 51s, 50s</text:p>
      <text:p text:style-name="P39"><text:span text:style-name="T1">Warm down:</text:span> <text:s/>rest 2:00 and jog ½ mile</text:p>
      <text:p text:style-name="P39"/>
      <text:p text:style-name="P39">Fri May 24, 2019 <text:span text:style-name="T1">5 miles</text:span> </text:p>
      <text:p text:style-name="P39">I ran 5 miles on slightly hilly roads and averaged about 10:00/mile.</text:p>
      <text:p text:style-name="P39"/>
      <text:p text:style-name="P39"><text:span text:style-name="T1">In the last week: 30 miles</text:span> </text:p>
      <text:p text:style-name="P39"/>
      <text:p text:style-name="P39"><text:soft-page-break/>Sat May 25, 2019 <text:span text:style-name="T1">6 miles</text:span> <text:s/></text:p>
      <text:p text:style-name="P39">I ran 5.5 miles with Jim Fitch on slightly hilly roads. We averaged 10:38/mile.</text:p>
      <text:p text:style-name="P39">After resting a few minutes I jogged ½ mile uphill.</text:p>
      <text:p text:style-name="P39"/>
      <text:p text:style-name="P39">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9">I ran 5.5 miles with Jim Fitch on slightly hilly roads. We averaged 10:40/mile.</text:p>
      <text:p text:style-name="P39">After resting a few minutes I jogged ½ mile uphill.</text:p>
      <text:p text:style-name="P39"/>
      <text:p text:style-name="P39">Sun June 2, 2019 <text:span text:style-name="T1">no running</text:span> <text:s/></text:p>
      <text:p text:style-name="P39">I twisted my ankle.</text:p>
      <text:p text:style-name="P39"/>
      <text:p text:style-name="P39">Mon June 3, 2019 <text:span text:style-name="T1">5.5 miles </text:span><text:s/></text:p>
      <text:p text:style-name="P39">In the morning I ran 3 miles slowly on roads. <text:s/></text:p>
      <text:p text:style-name="P39">In the afternoon I ran 2.5 miles slowly on the high school track.</text:p>
      <text:p text:style-name="P39">Each time my ankle felt better as I ran. </text:p>
      <text:p text:style-name="P39"/>
      <text:p text:style-name="P39">Tues June 4, 2019 <text:span text:style-name="T1">4 miles</text:span> <text:s/></text:p>
      <text:p text:style-name="P39">I ran 4 miles on the college outdoor track. <text:s/>My ankle is still stiff and sore but felt better as I ran. <text:s/>Mile splits: 11:39, 10:50, 10:10, 9:46 <text:s/>Average pace: 10:36/mi</text:p>
      <text:p text:style-name="P39"/>
      <text:p text:style-name="P39">Wed June 5, 2019 <text:span text:style-name="T1">8 miles</text:span></text:p>
      <text:p text:style-name="P39">In the morning I ran on the high school track. My ankle is better than yesterday.</text:p>
      <text:p text:style-name="P39">I jogged ¼ mile, ran 3 miles in 28:08, rested 4 minutes and jogged ½ mile.</text:p>
      <text:p text:style-name="P39">Splits for 3 miles: 10:00, 9:21, 8:48 <text:s/>Average pace: 9:23</text:p>
      <text:p text:style-name="P39">In the afternoon I ran on the high school track with our running group.</text:p>
      <text:p text:style-name="P39"><text:span text:style-name="T1">warm up:</text:span> 2 miles in 10:00 and 10:34 and rested about 4:00</text:p>
      <text:p text:style-name="P39"><text:span text:style-name="T1">Run:</text:span> 1 x 200m and 4 x 600m with a 200m slow jog after each.</text:p>
      <text:p text:style-name="P39">Times: 56s, 2:57, 2:59, 2:58, 2:54</text:p>
      <text:p text:style-name="P39"/>
      <text:p text:style-name="P39">Thur June 6, 2019 <text:span text:style-name="T1">2 miles</text:span> <text:s/></text:p>
      <text:p text:style-name="P39">I ran 2 miles slowly on the high track. <text:s/>I felt tired probably because of the running I did yesterday.</text:p>
      <text:p text:style-name="P39"/>
      <text:p text:style-name="P39">Fri June 7, 2019 <text:span text:style-name="T1">6 miles</text:span> <text:s/></text:p>
      <text:p text:style-name="P39">I ran 5.5 miles on slightly hilly roads with Jim and Sharon. The average pace was 11:38/mile.</text:p>
      <text:p text:style-name="P39"/>
      <text:p text:style-name="P44">In the past week: <text:s/>31.5 miles</text:p>
      <text:p text:style-name="P44"/>
      <text:p text:style-name="P44"/>
      <text:p text:style-name="P44"/>
      <text:p text:style-name="P44"/>
      <text:p text:style-name="P39"><text:soft-page-break/>Sat June 8, 2019 <text:span text:style-name="T1">3.5 miles</text:span> <text:s/></text:p>
      <text:p text:style-name="P39">I ran on the high school track. <text:s/>I ran wide on the curves so each lap was ¼ mile.</text:p>
      <text:p text:style-name="P39"><text:span text:style-name="T1">warm up:</text:span> 1 mile in 9:45 and rested about 4:00.</text:p>
      <text:p text:style-name="P39"><text:span text:style-name="T1">Run:</text:span> 2 miles in 17:21, <text:s/>Splits: 8:52, 8:29</text:p>
      <text:p text:style-name="P39"><text:span text:style-name="T1">Warm down:</text:span> 3:00 rest and ½ mile in 5:05 </text:p>
      <text:p text:style-name="P39"/>
      <text:p text:style-name="P39">Sun June 9, 2019 <text:span text:style-name="T1">no running <text:s/></text:span></text:p>
      <text:p text:style-name="P39"/>
      <text:p text:style-name="P39">Mon June 10, 2019 <text:span text:style-name="T1">2 miles</text:span> </text:p>
      <text:p text:style-name="P39">I ran 2 miles on the high school track including 1 mile in 10:11, 200m in 58s and 600m fast.</text:p>
      <text:p text:style-name="P39"/>
      <text:p text:style-name="P39">Tues June 11, 2019 <text:span text:style-name="T1">4.5 miles</text:span> </text:p>
      <text:p text:style-name="P39"><text:span text:style-name="T1">Run:</text:span> <text:s/>I ran 4 miles on the high school track, running wide on the turns so each lap was ¼ mile. <text:s/><text:span text:style-name="T1">Mile splits:</text:span> 9:57, 9:46, 9:44, 9:32 </text:p>
      <text:p text:style-name="P39"><text:span text:style-name="T1">Warm down: </text:span>Rest 2 minutes and ½ mile in 5:33</text:p>
      <text:p text:style-name="P39"/>
      <text:p text:style-name="P39">Wed June 12, 2019 <text:span text:style-name="T1">6 miles</text:span></text:p>
      <text:p text:style-name="P39">I ran on the high school track with our running group.</text:p>
      <text:p text:style-name="P39"><text:span text:style-name="T1">warm up:</text:span> 2 miles in 21 minutes, ¼ mile of drills, </text:p>
      <text:p text:style-name="P39">rested 2 minutes, ½ mile in 4:48, rested 4 minutes</text:p>
      <text:p text:style-name="P39"><text:span text:style-name="T1">Run:</text:span> 200m, 400m, 3 x 600m, 400m, 200m </text:p>
      <text:p text:style-name="P44">Times: <text:span text:style-name="T2">58s, 2:02, 3:03, 3:02, 3:00, 1:59, 54s</text:span></text:p>
      <text:p text:style-name="P39">Each of the 7 runs was followed by a slow 3.5 minute jog after each.</text:p>
      <text:p text:style-name="P39"/>
      <text:p text:style-name="P39">Thur June 13, 2019 <text:span text:style-name="T1">4.5 miles</text:span> </text:p>
      <text:p text:style-name="P44">warm up: <text:span text:style-name="T2">½ mile down to the Wise Center</text:span></text:p>
      <text:p text:style-name="P44">Run: <text:span text:style-name="T2"><text:s/>3.6 miles on a treadmill averaging 9:36/mile. <text:s/>The last 0.6 miles at 8:28/mi.</text:span></text:p>
      <text:p text:style-name="P44">Warm down:<text:span text:style-name="T2"> <text:s/>0.4 miles in about 4 minutes.</text:span></text:p>
      <text:p text:style-name="P39"/>
      <text:p text:style-name="P44"><text:span text:style-name="T2">Fri June 14, 2019 </text:span>5 miles<text:span text:style-name="T2"> <text:s/></text:span></text:p>
      <text:p text:style-name="P39">I walked and ran 5 miles on the high school track. <text:s/>I walked about 110 yards at the beginning of each ½ mile and averaged 11:57/mile</text:p>
      <text:p text:style-name="P39"/>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48"><text:soft-page-break/>Sat June 29, 2019 <text:span text:style-name="T1">10 miles</text:span></text:p>
      <text:p text:style-name="P48">I ran 5 miles on slightly hilly roads, rested about 8 minutes while drinking </text:p>
      <text:p text:style-name="P48">16 ounces of Gatorade and then ran the same 5 mile course again. </text:p>
      <text:p text:style-name="P48">The first time I averaged 10:51 min/mile and the second time 9:51 min/mile.</text:p>
      <text:p text:style-name="P48">1<text:span text:style-name="T5">st</text:span> time splits: <text:s/>11:56, 10:59, 10:43, 10:28, 10:10</text:p>
      <text:p text:style-name="P48">2<text:span text:style-name="T5">nd</text:span> time splits: 10:18, 10:08, <text:s text:c="2"/>9:52, <text:s text:c="2"/>9:43, <text:s text:c="2"/>9:14</text:p>
      <text:p text:style-name="P48"/>
      <text:p text:style-name="P48">Sun June 30, 2019 <text:span text:style-name="T1">no running</text:span> <text:s/></text:p>
      <text:p text:style-name="P48"/>
      <text:p text:style-name="P48">Mon July 1, 2019 <text:span text:style-name="T1">5.6 miles</text:span> </text:p>
      <text:p text:style-name="P48">I ran with our running group on the high school track. <text:s/>We had 11 runners.</text:p>
      <text:p text:style-name="P48"><text:span text:style-name="T1">warm up:</text:span> 2.75 miles at about 10:40/mile and rest a few minutes.</text:p>
      <text:p text:style-name="P48"><text:span text:style-name="T1">Run:</text:span> 1 x 200m in 58s and a 200m jog</text:p>
      <text:p text:style-name="P48">7 x 400m with a 300m jog in about 3:30 after each run. <text:s/></text:p>
      <text:p text:style-name="P48">Times for the 400's: 2:00, 1:58, 1:57, 1:56, 1:55, 1:49, 1:45</text:p>
      <text:p text:style-name="P48">The runs got easier as I ran.</text:p>
      <text:p text:style-name="P48"/>
      <text:p text:style-name="P48">Tues July 2, <text:s/>2019 <text:span text:style-name="T1">4 miles</text:span> </text:p>
      <text:list xml:id="list3426540542718470122" text:style-name="L1">
        <text:list-item>
          <text:list>
            <text:list-header>
              <text:p text:style-name="P159">1.25 miles at various paces on roads, 1.5 miles on the track at about</text:p>
              <text:p text:style-name="P159">10 min/mile, and 1.25 miles at various paces on roads.</text:p>
            </text:list-header>
          </text:list>
        </text:list-item>
      </text:list>
      <text:p text:style-name="P48"/>
      <text:p text:style-name="P48">Wed July 3, 2019 <text:span text:style-name="T1">5 miles</text:span> <text:s/></text:p>
      <text:p text:style-name="P48"><text:span text:style-name="T1">Run:</text:span> 4 miles on the high school track in 39:13, Splits: 9:57, 9:51, 9:46, 9:41</text:p>
      <text:p text:style-name="P53">Warm down: <text:span text:style-name="T2">1 mile in about 11 minutes.</text:span></text:p>
      <text:p text:style-name="P48"/>
      <text:p text:style-name="P53"><text:span text:style-name="T2">Thur July 4, 2019 </text:span>7 miles</text:p>
      <text:p text:style-name="P48"><text:span text:style-name="T1">Run:</text:span> I ran 7 enjoyable miles on hilly roads with Olivia Hemlock. </text:p>
      <text:p text:style-name="P48">The first 5 miles averaged 10:30/mile. Then we rested about 2 minutes.</text:p>
      <text:p text:style-name="P48">Then 1.1 miles at about 8:15/mile pace on a slightly hilly road.</text:p>
      <text:p text:style-name="P48"><text:span text:style-name="T1">Warm down:</text:span> 0.9 mile jog</text:p>
      <text:p text:style-name="P48"/>
      <text:p text:style-name="P48">Fri July 5, 2019 <text:span text:style-name="T1">3.25 miles</text:span> <text:s/></text:p>
      <text:p text:style-name="P48">I ran on the high school track.</text:p>
      <text:p text:style-name="P48"><text:span text:style-name="T1">warm up:</text:span> <text:s/>1 mile is 9:48, rest about 2:00, ¼ mile of drills, rest about 2:00</text:p>
      <text:p text:style-name="P48"><text:span text:style-name="T1">Run: </text:span><text:s/>4 x 200m with a 200m jog after each. <text:s/>The jogs took about 2:00</text:p>
      <text:p text:style-name="P48">Times: 59s, 60s, 55s, 55s</text:p>
      <text:p text:style-name="P48">2 x 400m, with 400m jog after each. The jogs took about 3:30</text:p>
      <text:p text:style-name="P48">Times: 1:56, 1:47</text:p>
      <text:p text:style-name="P53">In the past week: 34.9 miles</text:p>
      <text:p text:style-name="P53"><text:soft-page-break/><text:span text:style-name="T2">Sat <text:s/>July 6, 2019 </text:span>5 miles<text:span text:style-name="T2"> <text:s/></text:span></text:p>
      <text:p text:style-name="P48">I did the same workout as on July 4, 2018 and May 19, 2019.</text:p>
      <text:p text:style-name="P53">Run: <text:span text:style-name="T2">4 miles on hilly roads averaging 8:59/mile</text:span></text:p>
      <text:p text:style-name="P53">Warm down:<text:span text:style-name="T2"> <text:s/>rest 2 minutes and ran 1 mile in 11:13/mile</text:span></text:p>
      <text:p text:style-name="P48">Sum of ascents: 267 feet, <text:s text:c="4"/>This is one of my fastest times on this course.</text:p>
      <text:p text:style-name="P48">Splits:</text:p>
      <text:p text:style-name="P48">July 4, 2018: <text:s text:c="3"/>9:18, 9:12, 8:41, 8:34 <text:s/>Average pace: 8:56</text:p>
      <text:p text:style-name="P48">May19, 2019: <text:s text:c="2"/>9:42, 9:12, 8:44, 8:16 Average pace: 8:59</text:p>
      <text:p text:style-name="P48">Today: <text:s text:c="13"/>9:58, 8:55, 8:55, 8:09 Average pace: 8:59 </text:p>
      <text:p text:style-name="P48"/>
      <text:p text:style-name="P48">Sun July 7, 2019 <text:span text:style-name="T1">no running</text:span> </text:p>
      <text:p text:style-name="P48"/>
      <text:p text:style-name="P48">Mon July 8, 2019 <text:span text:style-name="T1">5 miles <text:s/></text:span></text:p>
      <text:p text:style-name="P48">I ran with 11 other runners on the high school track.</text:p>
      <text:p text:style-name="P48"><text:span text:style-name="T1">warm up:</text:span> 1 mile in 9:37, rest 45s, 1 mile in 10:02, rest about 4 minutes</text:p>
      <text:p text:style-name="P48"><text:span text:style-name="T1">Run:</text:span> <text:s/>1 x 200m, 1 x 400m, 1 x 800m, 1 x 1200m, 1 x 200m,</text:p>
      <text:p text:style-name="P48">Times: 55s, 1:52, 3:57, 6:00 </text:p>
      <text:p text:style-name="P48">We jogged 200m after the first and last runs and 400m after all the others.</text:p>
      <text:p text:style-name="P53">Warm down: <text:span text:style-name="T2">400m jog.</text:span></text:p>
      <text:p text:style-name="P48"/>
      <text:p text:style-name="P53"><text:span text:style-name="T2">Tues July 9, 2019 </text:span>5 miles<text:span text:style-name="T2"> <text:s/></text:span></text:p>
      <text:p text:style-name="P48">I walked and ran 5 miles on slightly hilly roads and averaged 11:53/mile. </text:p>
      <text:p text:style-name="P48">I walked about a minute at the beginning of each ½ mile.</text:p>
      <text:p text:style-name="P48"/>
      <text:p text:style-name="P48">Wed July 10, 2019 <text:span text:style-name="T1">7.25 miles</text:span></text:p>
      <text:p text:style-name="P48"><text:span text:style-name="T1">In the morning </text:span>I walked and ran 4 miles on the high school track. I walked about 110 yards at the beginning of each half mile and averaged 10:57/mile.</text:p>
      <text:p text:style-name="P48">Walking pace: about 15:00/mile, Running pace about 10:20/mile</text:p>
      <text:p text:style-name="P48"><text:span text:style-name="T1">In the afternoon</text:span> I ran 3.25 miles with our running group on the high school track in near 90 degree temperatures. <text:s/>This run included 1 x 200m and 4 x 400m. <text:s/></text:p>
      <text:p text:style-name="P39"><text:span text:style-name="T8">Times: 58s for the 200m and about 2:00 for the 400's.</text:span> </text:p>
      <text:p text:style-name="P39"/>
      <text:p text:style-name="P48">Thur July 11, 2019 <text:s/><text:span text:style-name="T1">3 miles </text:span></text:p>
      <text:p text:style-name="P48">I ran and walked 3 miles on a treadmill. <text:s/>I walked 0.1 miles at the end of each half mile and averaged 10:57/mile. Running pace: 10:00/mi, Walking pace: 15:00/mi </text:p>
      <text:p text:style-name="P48"/>
      <text:p text:style-name="P48">Fri July 12, 2019 <text:span text:style-name="T1">4.5 miles</text:span> </text:p>
      <text:p text:style-name="P48">I ran 4 miles on hilly roads averaging 9:50/mile then I jogged 0.4 miles</text:p>
      <text:p text:style-name="P48"><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57"><text:soft-page-break/>Sat July 27, 2019 <text:span text:style-name="T1">5 miles</text:span> <text:s/></text:p>
      <text:p text:style-name="P57">I ran and walked 5 miles on hilly roads and averaged about 11:30/mile.</text:p>
      <text:p text:style-name="P57"/>
      <text:p text:style-name="P57">Sun July 28, 2019 <text:span text:style-name="T1">no running</text:span> </text:p>
      <text:p text:style-name="P57"/>
      <text:p text:style-name="P126">Mon July 29, 2019 <text:span text:style-name="T1">4.3 miles</text:span></text:p>
      <text:p text:style-name="P126">I ran with our running group on the Greendale Cemetery 510 meter loop.</text:p>
      <text:p text:style-name="P127">warm up: <text:span text:style-name="T2">1.3 miles</text:span></text:p>
      <text:p text:style-name="P127">Run: <text:span text:style-name="T2">1 x 200m (54s mainly downhill) and jog 300m</text:span></text:p>
      <text:p text:style-name="P128">5 x 510m with about a 300m jog between the runs</text:p>
      <text:p text:style-name="P128">My times: 2:34, 2:34, 2:29, 2:30, 2:21</text:p>
      <text:p text:style-name="P127">Warm down:<text:span text:style-name="T2"> 510m jog</text:span></text:p>
      <text:p text:style-name="P128"/>
      <text:p text:style-name="P127"><text:span text:style-name="T2">Tues July 30, 2019 </text:span>no running</text:p>
      <text:p text:style-name="P128"/>
      <text:p text:style-name="P126">Wed July 31, 2019 <text:span text:style-name="T1">5 miles</text:span></text:p>
      <text:p text:style-name="P126">I ran with our running group on the Greendale Cemetery 510 meter loop.</text:p>
      <text:p text:style-name="P127">warm up: <text:span text:style-name="T2">1 mile in 9:50, rest 2 minutes, 1 mile in 10:45, rest 7 minutes </text:span></text:p>
      <text:p text:style-name="P127">Run: <text:span text:style-name="T2">1 x 200m (54s mainly downhill) and jog 300m</text:span></text:p>
      <text:p text:style-name="P128">5 x 510m with about a 300m jog between the runs</text:p>
      <text:p text:style-name="P128">My times: 2:37, 2:29, 2:22, 2:24, 2:21</text:p>
      <text:p text:style-name="P127">Warm down:<text:span text:style-name="T2"> 510m jog</text:span></text:p>
      <text:p text:style-name="P128"/>
      <text:p text:style-name="P57">Thur Aug 1, 2019 <text:span text:style-name="T1">5 miles</text:span> <text:s/></text:p>
      <text:p text:style-name="P57">I walked and ran 5 miles on slightly hilly roads and averaged 11:20/mile. <text:s/>I walked about 6 minutes total during 4 walks. </text:p>
      <text:p text:style-name="P57"/>
      <text:p text:style-name="P57">Fri Aug 2, 2019 <text:span text:style-name="T1">6 miles</text:span> <text:s/></text:p>
      <text:p text:style-name="P57">I ran 4 miles on hilly roads and averaged 10:04/mile.</text:p>
      <text:p text:style-name="P57">After about 2 hours I walked and ran 2 miles on hilly roads.</text:p>
      <text:p text:style-name="P57"/>
      <text:p text:style-name="P58">In the last week: 25.3 miles</text:p>
      <text:p text:style-name="P58"/>
      <text:p text:style-name="P58"/>
      <text:p text:style-name="P58"/>
      <text:p text:style-name="P59"><text:soft-page-break/>Sat Aug 3, 2019 <text:span text:style-name="T1">5.8 miles</text:span></text:p>
      <text:p text:style-name="P59">I ran with our running group in Greendale Cemetery. <text:s/></text:p>
      <text:p text:style-name="P61">warm up: <text:s/><text:span text:style-name="T2">1.3 miles</text:span></text:p>
      <text:p text:style-name="P61">Run:<text:span text:style-name="T2"> 3 x 1.5 miles: The 1.5 mile course went up, down, up and down on the cemetery main road. <text:s/>There was a total ascent of 176 feet over the 1.5 miles. <text:s/>We rested about 4 minutes after the first and second runs.</text:span></text:p>
      <text:p text:style-name="P59">Times and paces for the runs: 15:11 (10:07/mile), 13:50 (9:13/mile), 13:04 (8:43/mi)</text:p>
      <text:p text:style-name="P59"/>
      <text:p text:style-name="P61"><text:span text:style-name="T2">Sun Aug 4, 2019 </text:span>no running<text:span text:style-name="T2"> <text:s/></text:span></text:p>
      <text:p text:style-name="P59"/>
      <text:p text:style-name="P59">Mon Aug 5, 2019 <text:s/><text:span text:style-name="T1">6.9 miles</text:span></text:p>
      <text:p text:style-name="P59">In the morning I ran 1 mile on a hill with a 250 foot ascent and no descent.</text:p>
      <text:p text:style-name="P59">In the afternoon I ran with our running group on the Greendale Cemetery loop.</text:p>
      <text:p text:style-name="P59"><text:span text:style-name="T1">warm up:</text:span> <text:s/>2.25 miles and rest about 8 minutes</text:p>
      <text:p text:style-name="P59"><text:span text:style-name="T1">Runs and my times:</text:span> </text:p>
      <text:p text:style-name="P59">1x255 m (½ loop = 255 m), 74s </text:p>
      <text:p text:style-name="P59">1x510 m (1 loop = 510 m), <text:s/>2:34 </text:p>
      <text:p text:style-name="P59">1x765 m (1.5 loops =765 m), 4:00</text:p>
      <text:p text:style-name="P59">1x765 m, 3:41 </text:p>
      <text:p text:style-name="P59">1x510 m, 2:21 </text:p>
      <text:p text:style-name="P59">1x255 m, 62s</text:p>
      <text:p text:style-name="P59">We jogged about 255m between the runs.</text:p>
      <text:p text:style-name="P59"><text:span text:style-name="T1">Warm down: </text:span>700m</text:p>
      <text:p text:style-name="P59"/>
      <text:p text:style-name="P59">Tues Aug 6, 2019 <text:span text:style-name="T1">4 miles</text:span></text:p>
      <text:p text:style-name="P59">I ran 4 miles on hilly roads and averaged 9:40/mi.</text:p>
      <text:p text:style-name="P59"/>
      <text:p text:style-name="P59">Wed Aug 7, 2019 <text:s/><text:span text:style-name="T1">5 miles</text:span></text:p>
      <text:p text:style-name="P59">I ran with our running group on the Greendale Cemetery loop.</text:p>
      <text:p text:style-name="P59"><text:span text:style-name="T1">warm up:</text:span> <text:s/>2.5 miles including 200m in 55s</text:p>
      <text:p text:style-name="P59"><text:span text:style-name="T1">Runs and my times:</text:span> </text:p>
      <text:p text:style-name="P59">1x255 m (½ loop = 255 m), 67s </text:p>
      <text:p text:style-name="P59">1x510 m (1 loop = 510 m), <text:s/>2:26 </text:p>
      <text:p text:style-name="P59">1x765 m (1.5 loops =765 m), 3:50</text:p>
      <text:p text:style-name="P59">We jogged about 255m after each run.</text:p>
      <text:p text:style-name="P59"><text:span text:style-name="T1">Warm down: </text:span>1.25 miles</text:p>
      <text:p text:style-name="P59"/>
      <text:p text:style-name="P59">Thur Aug 8, 2019 <text:span text:style-name="T1">no running</text:span></text:p>
      <text:p text:style-name="P48"><text:span text:style-name="T9">Fri Aug 9, 2019 </text:span><text:span text:style-name="T10">no running</text:span></text:p>
      <text:p text:style-name="P61">In the past week: 21.7 miles</text:p>
      <text:p text:style-name="P61"><text:soft-page-break/></text:p>
      <text:p text:style-name="P39">Sat Aug 10, 2019 <text:span text:style-name="T1">10.6 miles</text:span> </text:p>
      <text:p text:style-name="P39">I ran 10 miles around Tamarack Lake with Tim Dunn.</text:p>
      <text:p text:style-name="P39">The first 1.5 miles goes up 324 feet. The course has a total ascent of about 525 feet. Our time was 1:35:10 and we averaged about 9:30/mile. After the first 1.5 miles uphill we averaged about 9:06/mile.</text:p>
      <text:p text:style-name="P39"><text:span text:style-name="T1">Warm down:</text:span> <text:s/>After 20 minutes I jogged 0.6 miles.</text:p>
      <text:p text:style-name="P39"/>
      <text:p text:style-name="P39">Sun Aug 11, 2019 <text:span text:style-name="T1">no running</text:span> </text:p>
      <text:p text:style-name="P39"/>
      <text:p text:style-name="P39">Mon Aug 12, 2019 <text:span text:style-name="T1">7 miles</text:span></text:p>
      <text:p text:style-name="P39">I ran with our running group on the Greendale Cemetery 510 meter loop.</text:p>
      <text:p text:style-name="P39"><text:span text:style-name="T1">warm up:</text:span> 3 miles at about 10:30/mile and rest 2 minutes.</text:p>
      <text:p text:style-name="P44">Run: <text:span text:style-name="T2">1 x 200 meters and 7 x 510 meters with a 300 meter jog between the runs.</text:span></text:p>
      <text:p text:style-name="P39">Times for runs: 55s, 2:41, 2:35, 2:31, 2:24, 2:22, 2:11.2(6:54/mile pace), 2:31 </text:p>
      <text:p text:style-name="P39">The times between the runs averaged about 3:40.</text:p>
      <text:p text:style-name="P44">Warm down: <text:span text:style-name="T2">510 meters</text:span></text:p>
      <text:p text:style-name="P39"/>
      <text:p text:style-name="P44"><text:span text:style-name="T2">Tues Aug 13, 2019 </text:span>no running</text:p>
      <text:p text:style-name="P44"/>
      <text:p text:style-name="P39">Wed <text:s/>Aug 14, 2019 <text:span text:style-name="T1">6 miles</text:span></text:p>
      <text:p text:style-name="P39">I ran with our running group on the Greendale Cemetery 510 meter loop.</text:p>
      <text:p text:style-name="P39"><text:span text:style-name="T1">warm up:</text:span> 2 miles at about 11:00/mile and rest a few minutes.</text:p>
      <text:p text:style-name="P44">Run: <text:span text:style-name="T2">1 x 200 meters and 7 x 510 meters with a 300 meter jog between the runs.</text:span></text:p>
      <text:p text:style-name="P39">Times for runs: 52s, 2:35, 2:33, 2:32, 2:29, 2:27, 2:25, 2:15 </text:p>
      <text:p text:style-name="P39">The times between the runs averaged about 3:40.</text:p>
      <text:p text:style-name="P44">Warm down: <text:span text:style-name="T2">510 meters</text:span></text:p>
      <text:p text:style-name="P39"/>
      <text:p text:style-name="P44"><text:span text:style-name="T2">Thur Aug 15, 2019 </text:span>4.2 miles<text:span text:style-name="T2"> <text:s/></text:span></text:p>
      <text:p text:style-name="P39">I ran 4 miles and averaged 9:50/mile. <text:s/>The run included 2.2 miles on hilly roads and 2 miles on the college track. </text:p>
      <text:p text:style-name="P39"/>
      <text:p text:style-name="P39">Fri Aug 16, 2019 <text:span text:style-name="T1">3 miles</text:span> </text:p>
      <text:p text:style-name="P39">I ran 3 miles on hilly roads and averaged 9:15/mile.</text:p>
      <text:p text:style-name="P39"/>
      <text:p text:style-name="P44">In the past week: 30.6 miles </text:p>
      <text:p text:style-name="P44"/>
      <text:p text:style-name="P44"/>
      <text:p text:style-name="P44"><text:soft-page-break/></text:p>
      <text:p text:style-name="P39">Sat Aug 17, 2019 <text:span text:style-name="T1">3 miles</text:span></text:p>
      <text:p text:style-name="P39">I ran 3 miles on hilly roads and averaged 8:56/mile.</text:p>
      <text:p text:style-name="P39"/>
      <text:p text:style-name="P39">Sun Aug 18, 2019 <text:span text:style-name="T1">no running </text:span></text:p>
      <text:p text:style-name="P44"/>
      <text:p text:style-name="P39">Mon Aug 19, 2019 <text:span text:style-name="T1">4 miles</text:span> <text:s/></text:p>
      <text:p text:style-name="P39">I walked 0.1 miles at the beginning of each ½ mile and averaged 12:00/mile for 4 miles.</text:p>
      <text:p text:style-name="P39"/>
      <text:p text:style-name="P39">Tues Aug 20, 2019 <text:span text:style-name="T1">5 miles</text:span> <text:s/></text:p>
      <text:p text:style-name="P39">I ran 5 miles and averaged 9:46/mile. <text:s/>The middle mile was in 9:30 on the Allegheny track. <text:s/>The other 4 miles were on hilly roads.</text:p>
      <text:p text:style-name="P39"/>
      <text:p text:style-name="P39">Wed Aug 21, 2019 <text:s/><text:span text:style-name="T1">6 miles</text:span></text:p>
      <text:p text:style-name="P39">I ran with 4 other runners on the 510 meter loop in Greendale Cemetery.</text:p>
      <text:p text:style-name="P44">warm up: <text:s/><text:span text:style-name="T2">2 miles at about 11:00/mile and rest a few minutes</text:span></text:p>
      <text:p text:style-name="P44">Run:<text:span text:style-name="T2"> </text:span></text:p>
      <text:p text:style-name="P39">1 x 200m in 55s with a 200m jog after</text:p>
      <text:p text:style-name="P39">2 x 510m in 2:34 and 2:35 with a 300m jog after each</text:p>
      <text:p text:style-name="P39">2 x 1020m in 5:11 and 5:17 with a 510m jog after each</text:p>
      <text:p text:style-name="P39">1 x 510m in 2:25 with a 510 m jog after</text:p>
      <text:p text:style-name="P39"/>
      <text:p text:style-name="P39">Thur Aug 22, 2019 <text:span text:style-name="T1">5 miles</text:span> <text:s text:c="3"/></text:p>
      <text:p text:style-name="P39">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9">Tuesday's splits: <text:s/>10:17, 9:36, 9:30, 10:00, 9:29<text:tab/></text:p>
      <text:p text:style-name="P39">Today's splits: <text:s text:c="5"/>11:06, 9:46, 9:34, <text:s/>9:29, 8:54</text:p>
      <text:p text:style-name="P39"/>
      <text:p text:style-name="P39">Fri Aug 23, 2019 <text:span text:style-name="T1">4 miles</text:span> <text:s text:c="2"/></text:p>
      <text:p text:style-name="P39">I ran 4 miles on roads that were slightly hillier than the 4 miles of roads that I ran yesterday and on Tuesday. <text:s/>I averaged 9:37/mile which was faster today. <text:s text:c="2"/></text:p>
      <text:p text:style-name="P39"/>
      <text:p text:style-name="P44">In the past week: 27 miles</text:p>
      <text:p text:style-name="P39"/>
      <text:p text:style-name="P39"/>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9"><text:soft-page-break/>Sat Aug 31, 2019 <text:span text:style-name="T1">8 miles </text:span></text:p>
      <text:p text:style-name="P59">I ran the<text:span text:style-name="T1"> </text:span>Stop, Drop and Run 10K Run that started and finished at the Barnegat Municipal Dock in Barnegat, NJ</text:p>
      <text:p text:style-name="P61">warm up: <text:span text:style-name="T2">2 miles at various paces</text:span></text:p>
      <text:p text:style-name="P61">Run:<text:span text:style-name="T2"> After the halfway point I passed about 5 runners and came in 14</text:span><text:span text:style-name="T6">th</text:span><text:span text:style-name="T2"> out of 41 runners. <text:s/>Final time and average pace: 53:58 (8:41/mile)</text:span></text:p>
      <text:p text:style-name="P59">Mile splits: 8:58, 8:49, 8:43, 8:31, 8:40, 8:30</text:p>
      <text:p text:style-name="P59"/>
      <text:p text:style-name="P61"><text:span text:style-name="T2">Sun Sept 1, 2019 <text:s/></text:span>no running </text:p>
      <text:p text:style-name="P59">We drove home 460 miles.</text:p>
      <text:p text:style-name="P59"/>
      <text:p text:style-name="P59">Mon Sept 2, 2019 <text:span text:style-name="T1">5 miles</text:span> <text:s/></text:p>
      <text:p text:style-name="P59">I ran 5 miles out and back on hilly roads and averaged 10:35/mile. The sum of all the ascents along the course is about 380 feet.</text:p>
      <text:p text:style-name="P59"/>
      <text:p text:style-name="P59">Tues Sept 3, 2019 <text:span text:style-name="T1">1 mile</text:span> </text:p>
      <text:p text:style-name="P59">I jogged ½ mile to the Wise Center. <text:s/>At center I used weight machines for a full body workout. Then I jogged ½ mile home.</text:p>
      <text:p text:style-name="P59"/>
      <text:p text:style-name="P59">Wed Sept 4, 2019 <text:span text:style-name="T1">6.5 miles</text:span></text:p>
      <text:p text:style-name="P59">I ran on the Greendale Cemetery loop with 4 other runners.</text:p>
      <text:p text:style-name="P61">warm up: <text:s text:c="2"/><text:span text:style-name="T2">0.3 mile jog to the cemetery</text:span></text:p>
      <text:p text:style-name="P59">2 miles on the 510 meter loop averaging about 10:25/mile</text:p>
      <text:p text:style-name="P59">a few minute rest and then a 510 meter jog followed by a few minute rest</text:p>
      <text:p text:style-name="P61">Run:<text:span text:style-name="T2"> <text:s/>1 x 200m, Time: 57s, <text:s/>jog 200m </text:span></text:p>
      <text:p text:style-name="P59">2 x 510m, Times: 2:43, 2:38, jog 300m after each</text:p>
      <text:p text:style-name="P59">2 x 1020m, Times: (2:40+2:34) = 5:14, (2:31+2:26) = 4:57, jog 510m after each</text:p>
      <text:p text:style-name="P59">1 x 510m, Time: 2:15.8, jog 510m</text:p>
      <text:p text:style-name="P59">Running got easier for me as I ran. That's why my times got faster as I ran. <text:s/>That's also why I need to take a long warm up before racing and running intervals.</text:p>
      <text:p text:style-name="P59">Note: 1020m in 4:57 is 7:49/mile, <text:s/>510m in 2:15.8 is 7:07/mile <text:s/></text:p>
      <text:p text:style-name="P59"/>
      <text:p text:style-name="P59">Thurs <text:s/>Sept 5, 2019 <text:span text:style-name="T1">1 mile</text:span> </text:p>
      <text:p text:style-name="P59">I jogged ½ mile to the Wise Center. <text:s/>At the center I used weight machines for about 20 minutes for a full body workout. Then I jogged ½ mile home. <text:s/></text:p>
      <text:p text:style-name="P59"/>
      <text:p text:style-name="P59">Fri Sept 6, 2019 <text:span text:style-name="T1">4.5 miles</text:span></text:p>
      <text:p text:style-name="P59">I ran 4.5 miles on hilly roads and averaged 9:02/mile. The last ½ mile was in 4:00.</text:p>
      <text:p text:style-name="P59"/>
      <text:p text:style-name="P61">In the past week: 26 miles <text:s/></text:p>
      <text:p text:style-name="P39"><text:soft-page-break/>Sat Sept 7, 2019 <text:span text:style-name="T1">5 miles</text:span> <text:s/></text:p>
      <text:p text:style-name="P39">I ran 6 x ½ mile with a ¼ mile jog before each ½ mile run and a ½ mile jog after the last ½ mile run. <text:s/>The jogs were at about 12:30/mile pace.</text:p>
      <text:p text:style-name="P44">½ mile times: <text:span text:style-name="T2">The first 3 averaged 4:20 and the second 3 averaged 3:57.</text:span></text:p>
      <text:p text:style-name="P39"/>
      <text:p text:style-name="P39">Sun Sept 8, 2019 <text:span text:style-name="T1">1 mile</text:span> </text:p>
      <text:p text:style-name="P39">I ran ½ mile down to the Wise Center in 4:44. <text:s/>At the center I used weight machines for about 22 minutes for a full body workout. Then I ran uphill ½ mile home in 6:25. </text:p>
      <text:p text:style-name="P39"/>
      <text:p text:style-name="P39">Mon Sept 9, 2019 <text:span text:style-name="T1">3.75 miles</text:span> </text:p>
      <text:p text:style-name="P39">I ran with 6 other runners on the high school track.</text:p>
      <text:p text:style-name="P39"><text:span text:style-name="T1">warm up:</text:span> 1.75 miles at various paces</text:p>
      <text:p text:style-name="P39"><text:span text:style-name="T1">Run:</text:span> 1 x 200m in 57s followed by a 200m jog</text:p>
      <text:p text:style-name="P39">4 x 400m run with a 200m jog between the runs</text:p>
      <text:p text:style-name="P39">Times: 1:58, 1:57, 2:01, 1:52</text:p>
      <text:p text:style-name="P39">The jogs were at about 12:00/mile.</text:p>
      <text:p text:style-name="P39"><text:span text:style-name="T1">Warm down: </text:span><text:s/>400m jog</text:p>
      <text:p text:style-name="P39"/>
      <text:p text:style-name="P39">Tues Sept 10, 2019 <text:span text:style-name="T1">no running</text:span></text:p>
      <text:p text:style-name="P39"/>
      <text:p text:style-name="P39">Wed <text:s/>Sept 11, 2019 <text:span text:style-name="T1">5 miles</text:span></text:p>
      <text:p text:style-name="P39">I ran with 5 other runners on the high school track.</text:p>
      <text:p text:style-name="P39"><text:span text:style-name="T1">warm up:</text:span> <text:s/>3 miles at various paces including 2 x 200m in 57s and 62s</text:p>
      <text:p text:style-name="P39"><text:span text:style-name="T1">Run:</text:span> 3200m in (8:00 + 8:05) = 16:05 </text:p>
      <text:p text:style-name="P39"/>
      <text:p text:style-name="P39">Thur Sept 12, 2019 <text:span text:style-name="T1">no running</text:span></text:p>
      <text:p text:style-name="P39">We flew to San Diego California for a wedding.</text:p>
      <text:p text:style-name="P39"/>
      <text:p text:style-name="P39">Fri Sept 13, 2019 <text:span text:style-name="T1">3 miles</text:span></text:p>
      <text:p text:style-name="P39">I ran 3 miles on a sidewalk that went along the Pacific Ocean shoreline in </text:p>
      <text:p text:style-name="P39">La Jolla Ca.</text:p>
      <text:p text:style-name="P39"/>
      <text:p text:style-name="P44">In the past week: 17.8 miles</text:p>
      <text:p text:style-name="P39"/>
      <text:p text:style-name="P39"/>
      <text:p text:style-name="P39"/>
      <text:p text:style-name="P39"/>
      <text:p text:style-name="P63"><text:soft-page-break/>Sat Sept 14, 2019 <text:span text:style-name="T1">3 miles</text:span> <text:s/></text:p>
      <text:p text:style-name="P63">I ran 3 miles on a sidewalk that went along the Pacific Ocean shoreline in </text:p>
      <text:p text:style-name="P63">La Jolla Ca.</text:p>
      <text:p text:style-name="P63"/>
      <text:p text:style-name="P63">Sun Sept 15, 2019 <text:span text:style-name="T1">no running</text:span></text:p>
      <text:p text:style-name="P64"/>
      <text:p text:style-name="P64"><text:span text:style-name="T2">Mon Sept 16, 2019 </text:span>no running </text:p>
      <text:p text:style-name="P63">We flew home.</text:p>
      <text:p text:style-name="P63"/>
      <text:p text:style-name="P63">Tues Sept 17, 2019 <text:span text:style-name="T1">4 miles</text:span></text:p>
      <text:p text:style-name="P63">I walked 4 x ¼ mile during the 4 miles and averaged 12:15/mile. <text:s/>The ratio of walking to running distances was 1/3. </text:p>
      <text:p text:style-name="P63"/>
      <text:p text:style-name="P63">Wed Sept 18, 2019 <text:span text:style-name="T1">5 miles </text:span></text:p>
      <text:p text:style-name="P63">I walked and ran 5 miles on hilly roads and grass and averaged 13:30/mile.</text:p>
      <text:p text:style-name="P63"/>
      <text:p text:style-name="P64">I am thinking about walk/run routines I could use in a long run.</text:p>
      <text:p text:style-name="P64"/>
      <text:p text:style-name="P63">Thurs <text:s/>Sept 19, 2019 <text:span text:style-name="T1">5 miles </text:span></text:p>
      <text:p text:style-name="P63">I walked and ran 5 miles on hilly roads and averaged 13:00/mile.</text:p>
      <text:p text:style-name="P63"/>
      <text:p text:style-name="P63">Fri <text:s/>Sept 20, 2019 <text:span text:style-name="T1">5 miles </text:span></text:p>
      <text:p text:style-name="P63">I walked and ran 5 miles on hilly roads and averaged 13:15/mile.</text:p>
      <text:p text:style-name="P63"/>
      <text:p text:style-name="P63"/>
      <text:p text:style-name="P63"/>
      <text:p text:style-name="P64">In the past week: 22 miles</text:p>
      <text:p text:style-name="P64"/>
      <text:p text:style-name="P39"><text:soft-page-break/>Sat Sept 21, 2019 <text:span text:style-name="T1">6 miles </text:span></text:p>
      <text:p text:style-name="P39">I walked and ran 5 miles on hilly roads and averaged 13:15/mile.</text:p>
      <text:p text:style-name="P39"/>
      <text:p text:style-name="P39">Sun Sept 22, 2019 <text:span text:style-name="T1">1 mile</text:span> <text:s text:c="2"/></text:p>
      <text:p text:style-name="P39">Half mile run down to the Wise Center.</text:p>
      <text:p text:style-name="P39">I used 15 weight machines and did crunches and push ups for a full body workout in 19 minutes.</text:p>
      <text:p text:style-name="P39">Rest 1:15 and a half mile run uphill in 6:18</text:p>
      <text:p text:style-name="P39"/>
      <text:p text:style-name="P39">Mon Sept 23, 2019 <text:span text:style-name="T1">9.35 miles <text:s/></text:span></text:p>
      <text:p text:style-name="P39">In the morning I walked and ran 7.35 miles on hilly roads and averaged 13:12/mile. In the afternoon I ran 2 miles on the high school track at various paces with some of the run at about 9:00/mile. </text:p>
      <text:p text:style-name="P39"/>
      <text:p text:style-name="P39">Tues Sept 24, 2019 <text:span text:style-name="T1">1 mile</text:span> <text:s/></text:p>
      <text:p text:style-name="P39">Half mile run down to the Wise Center.</text:p>
      <text:p text:style-name="P39">I used 15 weight machines and did crunches and push ups for a full body workout in 17 minutes.</text:p>
      <text:p text:style-name="P39">for Rest about 1 minute and a half mile run uphill in 5:48</text:p>
      <text:p text:style-name="P39"/>
      <text:p text:style-name="P39">Wed Sept 25, 2019 <text:span text:style-name="T1">9.1 miles</text:span></text:p>
      <text:p text:style-name="P39">In the morning I walked about 0.1 mile during each mile and averaged 12:18/mile 6 miles on hilly roads.</text:p>
      <text:p text:style-name="P39">In the afternoon I ran with 5 other runners on the high school track.</text:p>
      <text:list xml:id="list5813444507920615651" text:style-name="L2">
        <text:list-item>
          <text:list>
            <text:list-header>
              <text:p text:style-name="P161">1.75 mile warm up at about 10:00/mile and rest a few minutes</text:p>
              <text:p text:style-name="P161">1 x 200, 4 x 400, 1 x 200 with about a 350m jog after each run. <text:s/></text:p>
              <text:p text:style-name="P161">Times: 57s, 2:00, 1:58, 2:01, 1:59, 57s</text:p>
            </text:list-header>
          </text:list>
        </text:list-item>
      </text:list>
      <text:p text:style-name="P39"/>
      <text:p text:style-name="P39">Thur Sept 26, 2019 <text:span text:style-name="T1">5 miles</text:span></text:p>
      <text:p text:style-name="P41">I walked and ran 5 miles on hilly roads and averaged 13:08/mile.</text:p>
      <text:p text:style-name="P39"/>
      <text:p text:style-name="P39">Fri Sept 27, 2019 <text:span text:style-name="T1">5 miles</text:span> <text:s/></text:p>
      <text:p text:style-name="P40"><text:span text:style-name="T1">warm up:</text:span> 1 mile to the Allegheny College track in 9:40 and rested 4 minutes.</text:p>
      <text:p text:style-name="P40"><text:span text:style-name="T1">Run:</text:span> 3 miles on the track in 26:11. I ran slightly wide on the turns so each lap was ¼ mile. Splits: 8:55, 8:53, 8:23</text:p>
      <text:p text:style-name="P40">The ¼ mile splits for the last mile: 2:11, 2:09, 2:06, 1:57</text:p>
      <text:p text:style-name="P45">Warm down: <text:span text:style-name="T2">rest a few minutes and jog 1 mile home</text:span></text:p>
      <text:p text:style-name="P45">In the past week:<text:span text:style-name="T2"> </text:span>36.5 miles</text:p>
      <text:p text:style-name="P40"><text:soft-page-break/>Sat Sept 28, 2019 <text:span text:style-name="T1">6.25 miles</text:span> <text:s/></text:p>
      <text:p text:style-name="P40"><text:span text:style-name="T1">Run: </text:span>I ran 5.75 miles with Jim Fitch and averaged 10:45 including the uphill first mile in 12:02 and downhill last ½ mile in 4:45.</text:p>
      <text:p text:style-name="P45">Warm down: <text:span text:style-name="T2">After talking for a while I jogged ½ mile home.</text:span></text:p>
      <text:p text:style-name="P40"/>
      <text:p text:style-name="P45"><text:span text:style-name="T2">Sun Sept 29, 2019 </text:span>6 miles<text:span text:style-name="T2"> <text:s/></text:span></text:p>
      <text:p text:style-name="P40">I ran 6 miles out and back on a course with a total ascent of 443 feet.</text:p>
      <text:p text:style-name="P40">Splits: 10:01, 10:00, 9:57, 10:00, 9:51, 7:57 <text:s/>Average pace: 9:38</text:p>
      <text:p text:style-name="P40">I tried to run about 10:00 for each of the first 5 miles.</text:p>
      <text:p text:style-name="P40"/>
      <text:p text:style-name="P40">Mon Sept 30, 2019 <text:span text:style-name="T1">5 miles</text:span> </text:p>
      <text:p text:style-name="P40">I ran with 4 other runners on the high school track</text:p>
      <text:p text:style-name="P40"><text:span text:style-name="T1">warm up:</text:span> 2 miles in 10:15 + 9:34 = 19:49 and rest a few minutes</text:p>
      <text:p text:style-name="P45">Run: <text:s/><text:span text:style-name="T2">2 x 200m, 6 x 400m with a 200m jog after each. <text:s/></text:span></text:p>
      <text:p text:style-name="P40">Times: 58s, 1:02, 2:02, 2:00, 2:02, 1:54, 2:02, 1:59</text:p>
      <text:p text:style-name="P45">Warm down: <text:span text:style-name="T2">jog</text:span> <text:span text:style-name="T2">600m </text:span></text:p>
      <text:p text:style-name="P40"/>
      <text:p text:style-name="P45"><text:span text:style-name="T2">Tues Oct 1, 2019 </text:span>5 miles<text:span text:style-name="T2"> </text:span></text:p>
      <text:p text:style-name="P40">I walked and ran 5 miles on hilly roads and averaged 13:00/mile.</text:p>
      <text:p text:style-name="P40"/>
      <text:p text:style-name="P45"><text:span text:style-name="T2">Wed Oct 2, 2019 </text:span>4.75 miles<text:span text:style-name="T2"> <text:s text:c="2"/></text:span></text:p>
      <text:p text:style-name="P40">I ran on the high school track with 6 other runners.</text:p>
      <text:p text:style-name="P45">warm up: <text:s/><text:span text:style-name="T2">2.25 miles at about 10:20/mile, 1 x 200 in 64s, and jog 200m</text:span></text:p>
      <text:p text:style-name="P45">Run: <text:span text:style-name="T2">2 miles in 16:11, Splits: 8:12, 7:59</text:span></text:p>
      <text:p text:style-name="P45">warm down: <text:span text:style-name="T2">400m jog</text:span></text:p>
      <text:p text:style-name="P40"/>
      <text:p text:style-name="P45"><text:span text:style-name="T2">Thur Oct 3, 2019 </text:span>7.35 miles<text:span text:style-name="T2"> <text:s/></text:span></text:p>
      <text:p text:style-name="P40">I ran and walked 7.35 miles on hilly roads and averaged 12:30/mile.</text:p>
      <text:p text:style-name="P40"/>
      <text:p text:style-name="P40">Fri Oct 4, 2019 <text:span text:style-name="T1">6 miles</text:span> <text:s/></text:p>
      <text:p text:style-name="P40">I ran 6 miles on a hilly course and averaged 11:23/mile.</text:p>
      <text:p text:style-name="P40"/>
      <text:p text:style-name="P40"/>
      <text:p text:style-name="P40"/>
      <text:p text:style-name="P45">In the past week: 40.35 miles</text:p>
      <text:p text:style-name="P45"/>
      <text:p text:style-name="P45"/>
      <text:p text:style-name="P45"/>
      <text:p text:style-name="P45"><text:soft-page-break/><text:span text:style-name="T2">Sat Oct 5, 2019</text:span> 16 miles <text:s text:c="2"/></text:p>
      <text:p text:style-name="P40">I ran and walked 16 miles with Jim Fitch on somewhat hilly roads. <text:s/></text:p>
      <text:p text:style-name="P40">5 miles averaging 13:17/mile and rest about 4 minutes</text:p>
      <text:p text:style-name="P40">5 miles averaging 12:58/mile and rest about 4 minutes</text:p>
      <text:list xml:id="list4880489579965595056" text:style-name="L3">
        <text:list-item>
          <text:list>
            <text:list-header>
              <text:p text:style-name="P162">5.5 miles averaging 12:27/mile</text:p>
              <text:p text:style-name="P162">After resting a few minutes I jogged ½ mile home.</text:p>
            </text:list-header>
          </text:list>
        </text:list-item>
      </text:list>
      <text:p text:style-name="P40"/>
      <text:p text:style-name="P40">Sun Oct 6, 2019 <text:span text:style-name="T1">no running</text:span> <text:s/></text:p>
      <text:p text:style-name="P40"/>
      <text:p text:style-name="P40">Mon Oct 7, 2019 <text:span text:style-name="T1">9.6 miles</text:span></text:p>
      <text:p text:style-name="P40"><text:span text:style-name="T1">In the morning I ran and walked 7 miles on hilly roads. </text:span><text:s/></text:p>
      <text:p text:style-name="P40">I ran the first 2 miles without walking and averaged 10:30/mile. <text:s/>For the last 5 miles I walked 0.2 miles at the beginning of each ½ mile and ran the rest. The average pace while I was walking and running was about 13:00/mile.</text:p>
      <text:p text:style-name="P45">In the afternoon I ran and jogged 3.6 miles on the high school track.</text:p>
      <text:p text:style-name="P40">The workout included a 1.5 mile warm up and: 1 x 200m (66s), 1 x 400m (2:27), 1 x 800m (4:56), 1 x 400m (2:30), 1 x 200m (60s). </text:p>
      <text:p text:style-name="P40">I jogged 200m or 400m after each run, and warmed down with a 400m jog. </text:p>
      <text:p text:style-name="P40"/>
      <text:p text:style-name="P40">Tues Oct 8, 2019 <text:s/><text:span text:style-name="T1">no running</text:span></text:p>
      <text:p text:style-name="P45"/>
      <text:p text:style-name="P40">Wed Oct 9, 2019 <text:span text:style-name="T1">7.75 miles</text:span></text:p>
      <text:p text:style-name="P40"><text:span text:style-name="T1">In the early afternoon I ran and walked 4 miles on hilly roads. </text:span><text:s/></text:p>
      <text:p text:style-name="P40">The first 2 miles I ran without walking and averaged 9:41/mile.</text:p>
      <text:p text:style-name="P40">The next 2 miles I walked 0.2 miles at the beginning of each ½ mile and averaged: 13:03/mile</text:p>
      <text:p text:style-name="P45">In late afternoon I ran with 6 other runners on the high school track.</text:p>
      <text:p text:style-name="P40"><text:span text:style-name="T1">warm up:</text:span> 1.5 miles at <text:s/>about 10:00/mile and rest a few minutes</text:p>
      <text:p text:style-name="P40"><text:span text:style-name="T1">Run:</text:span> 2 x 200m in 58s and 59s and 4 x 400 in 2:03, 2:00, 1:58, 1:59</text:p>
      <text:p text:style-name="P40">We jogged 200m after each run and another 400m at the end to warm down.</text:p>
      <text:p text:style-name="P40"/>
      <text:p text:style-name="P40">Thurs Oct 10, 2019 <text:span text:style-name="T1">no running</text:span> <text:s text:c="2"/></text:p>
      <text:p text:style-name="P40"/>
      <text:p text:style-name="P40">Fri Oct 11, 2019 7 miles</text:p>
      <text:p text:style-name="P40">I ran 7 miles on hilly roads and averaged 11:03/mile</text:p>
      <text:p text:style-name="P40"/>
      <text:p text:style-name="P40"><text:span text:style-name="T1">In the past week: 40.4 miles</text:span> </text:p>
      <text:p text:style-name="P40"/>
      <text:p text:style-name="P65"><text:soft-page-break/>I signed up for the Erie Endurance Run next Saturday October 19. <text:s/>I am not going to run too much leading up to that event.</text:p>
      <text:p text:style-name="P65"/>
      <text:p text:style-name="P66">Sat Oct 12, 2019 <text:span text:style-name="T1">no running</text:span></text:p>
      <text:p text:style-name="P66"/>
      <text:p text:style-name="P66">Sun Oct 13, 2019 <text:span text:style-name="T1">3</text:span> <text:span text:style-name="T1">miles</text:span> <text:s text:c="2"/></text:p>
      <text:p text:style-name="P66">I ran 3 miles on hilly roads and averaged 11:04/mile.</text:p>
      <text:p text:style-name="P66"/>
      <text:p text:style-name="P66">Mon Oct 14, 2019 <text:span text:style-name="T1">2.5 miles</text:span> <text:s/></text:p>
      <text:p text:style-name="P66">I ran and jogged 2.5 miles</text:p>
      <text:p text:style-name="P66"/>
      <text:p text:style-name="P66">Tues Oct 15, 2019 <text:span text:style-name="T1">no running</text:span> <text:s text:c="2"/></text:p>
      <text:p text:style-name="P66"/>
      <text:p text:style-name="P66">Wed Oct 16, 2019 <text:span text:style-name="T1">2 miles </text:span></text:p>
      <text:p text:style-name="P66">I ran and jogged 2 miles</text:p>
      <text:p text:style-name="P66"/>
      <text:p text:style-name="P66">Thur Oct 17, 2019 <text:span text:style-name="T1">2.5 miles</text:span></text:p>
      <text:p text:style-name="P66">I ran 2.5 miles on the Wise Center indoor track.</text:p>
      <text:p text:style-name="P66">Splits: 10:20, 10:47, 5:29</text:p>
      <text:p text:style-name="P66"/>
      <text:p text:style-name="P66">Fri Oct 18, 2019 <text:span text:style-name="T1">2.5 miles</text:span> </text:p>
      <text:p text:style-name="P66">I ran 2.5 miles on a treadmill at the Wise Center.</text:p>
      <text:p text:style-name="P66"/>
      <text:p text:style-name="P66"/>
      <text:p text:style-name="P65">In the past week: 12.5 miles</text:p>
      <text:p text:style-name="P65"/>
      <text:p text:style-name="P49">Sat Oct 19, 2019 <text:s/><text:span text:style-name="T1">23.1 miles</text:span> </text:p>
      <text:p text:style-name="P49">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1">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67"><text:soft-page-break/><text:span text:style-name="T2">Sat Nov 16, 2019 </text:span>5.5 miles <text:s/></text:p>
      <text:p text:style-name="P70">I ran on a Wise Center treadmill.</text:p>
      <text:p text:style-name="P67">warm up: <text:s/><text:span text:style-name="T2">1 mile in 9:11 at various paces some as fast as 8:35/mile</text:span></text:p>
      <text:p text:style-name="P67">Run:<text:span text:style-name="T2"> 1 x ½ mile, 4 x ¼ mile, 1 x ½ mile. <text:s/>I jogged ¼ mile before each run. The jogging pace was about 12:00/mile.</text:span></text:p>
      <text:p text:style-name="P70">Times for runs: 4:00, 2:00, 2:00 (147bpm), 2:00, 2:00 (148bpm), 4:00 (153bpm)</text:p>
      <text:p text:style-name="P70">The 3 pulse rates given are the pulses at the end of a run.</text:p>
      <text:p text:style-name="P67">Warm down:<text:span text:style-name="T2"> ½ mile in in 6:00. <text:s text:c="2"/></text:span></text:p>
      <text:p text:style-name="P70"/>
      <text:p text:style-name="P67"><text:span text:style-name="T2">Sun Nov 17, 2019 </text:span>no running<text:span text:style-name="T2"> <text:s/></text:span></text:p>
      <text:p text:style-name="P70"/>
      <text:p text:style-name="P67"><text:span text:style-name="T2">Mon Nov 18, 2019 </text:span>6 miles <text:span text:style-name="T2"><text:s/></text:span></text:p>
      <text:p text:style-name="P67">warm up:<text:span text:style-name="T2"> ½ mile run down to the Wise Center, and a few minute rest </text:span></text:p>
      <text:p text:style-name="P67">Run:<text:span text:style-name="T2"> <text:s/>5 miles in 44:35 or 8:55/mile</text:span></text:p>
      <text:p text:style-name="P70">Mile splits and pulses at the end of each mile:</text:p>
      <text:p text:style-name="P70">9:19 (143 bpm), 9:04 (144 bpm), 8:57 (1:50 bpm), 8:50 (155 bpm), 8:25 (163 bpm)</text:p>
      <text:p text:style-name="P70">The last ¼ mile was in 2:01.</text:p>
      <text:p text:style-name="P67">Warm down:<text:span text:style-name="T2"> ½ mile in about 6:00</text:span></text:p>
      <text:p text:style-name="P70"/>
      <text:p text:style-name="P67"><text:span text:style-name="T2">Tues Nov 19, 2019 </text:span>6.9 miles<text:span text:style-name="T2"> <text:s/></text:span></text:p>
      <text:p text:style-name="P70"><text:span text:style-name="T1">warm up: </text:span>0.6 miles down to the Wise Center<text:span text:style-name="T1"> </text:span>and 0.05 mile lead into a 6 mile run on a Wise Center treadmill. <text:s text:c="2"/></text:p>
      <text:p text:style-name="P71"><text:span text:style-name="T1">Run:</text:span> 6 miles in 56:50 or 9:28/mile</text:p>
      <text:p text:style-name="P71">Splits and pulses at the end of each mile:</text:p>
      <text:p text:style-name="P70">9:30 (133bpm), 9:22 (137bpm), 9:36 (140bpm), 9:30 (142bpm), 9:23 (144bpm)</text:p>
      <text:p text:style-name="P70">9:29 (145bpm)</text:p>
      <text:p text:style-name="P70"><text:span text:style-name="T1">Warm down:</text:span> <text:s/>1/4 mile in about 2:40</text:p>
      <text:p text:style-name="P70"/>
      <text:p text:style-name="P70">Wed Nov 20, 2019 <text:s/><text:span text:style-name="T1">no running</text:span> <text:s/></text:p>
      <text:p text:style-name="P70"/>
      <text:p text:style-name="P70">Thur Nov 21, 2019 <text:span text:style-name="T1">2.85 miles</text:span></text:p>
      <text:p text:style-name="P70">I ran on a Wise Center treadmill. </text:p>
      <text:p text:style-name="P70"><text:span text:style-name="T1">warm up:</text:span> <text:s/>0.1 mile lead into 2 miles, 2 miles in 9:48 and 9:31 and a 4 minutes rest</text:p>
      <text:p text:style-name="P70"><text:span text:style-name="T1">Run: </text:span><text:s/>0.25 miles in about 2:30 and 0.7 miles at 8:00/mile pace.</text:p>
      <text:p text:style-name="P70"><text:span text:style-name="T1">Warm down:</text:span> ½ mile in 6:00</text:p>
      <text:p text:style-name="P70"/>
      <text:p text:style-name="P70">Fri Nov 22, 2019 <text:span text:style-name="T1">5.3 miles</text:span></text:p>
      <text:p text:style-name="P70">I ran on a Wise Center treadmill <text:s/></text:p>
      <text:p text:style-name="P70"><text:span text:style-name="T1">warm up: </text:span><text:s/>0.05 mile lead into 2 miles, 2 miles in 9:31 and 9:01 and a 4 minutes rest</text:p>
      <text:p text:style-name="P70"><text:span text:style-name="T1">Run:</text:span> <text:s/>6 x ¼ mile in 2:00 with a ¼ mile jog before each run in about 3:00.</text:p>
      <text:p text:style-name="P70">Pulses at the end of each run: ?, 150, 151, 152, 150, 153</text:p>
      <text:p text:style-name="P70"><text:span text:style-name="T1">Warm down: </text:span><text:s/>¼ mile in about 2:30</text:p>
      <text:p text:style-name="P70"><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67">In the last week: 21 miles</text:p>
      <text:p text:style-name="P67"/>
      <text:p text:style-name="P67"/>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70"><text:span text:style-name="T14">Warm down:</text:span><text:span text:style-name="T13">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0"><text:soft-page-break/>Sat Dec 7, 2019<text:span text:style-name="T1"> 4.5 miles </text:span></text:p>
      <text:p text:style-name="P50">I ran on a course that had rolling hills but it wasn't the same one as yesterday.</text:p>
      <text:p text:style-name="P50"><text:span text:style-name="T1">warm up:</text:span> <text:s/>¼ mile jog</text:p>
      <text:p text:style-name="P54">Run: <text:span text:style-name="T2">4 miles in 39:01 or 9:45/mile</text:span></text:p>
      <text:p text:style-name="P50">Splits: 10:11, 9:45, 9:55, 9:10</text:p>
      <text:p text:style-name="P50"><text:span text:style-name="T1">Warm down:</text:span> <text:s/>¼ mile jog</text:p>
      <text:p text:style-name="P50"/>
      <text:p text:style-name="P50">Sun Dec 8, 2019 <text:span text:style-name="T1">no running</text:span> <text:s text:c="2"/></text:p>
      <text:p text:style-name="P50"/>
      <text:p text:style-name="P50">Mon Dec 9, 2019 <text:span text:style-name="T1">3.6 miles</text:span> <text:s/></text:p>
      <text:p text:style-name="P50">I ran on a treadmill in the Country Inn in California MD.</text:p>
      <text:p text:style-name="P50"><text:span text:style-name="T1">Run:</text:span> 3.6 miles</text:p>
      <text:p text:style-name="P50">Approximate splits and pulses: </text:p>
      <text:p text:style-name="P50">9:45 (?), 9:30 (143 bpm), 9:00 (156 bpm)</text:p>
      <text:p text:style-name="P54">Warm down: <text:s/><text:span text:style-name="T2">0.6 miles at about 9:55/mile pace</text:span></text:p>
      <text:p text:style-name="P50"/>
      <text:p text:style-name="P54"><text:span text:style-name="T2">Tues Dec 10, 2019</text:span> 4.9 miles </text:p>
      <text:p text:style-name="P50">I ran the same course as thee days ago with rolling hills. </text:p>
      <text:p text:style-name="P50"><text:span text:style-name="T1">warm up:</text:span> <text:s/>¼ mile jog</text:p>
      <text:p text:style-name="P54">Run: <text:span text:style-name="T2">4 miles in 37:18 or 9:20/mile</text:span></text:p>
      <text:p text:style-name="P50">Splits and pulses: 9:42(?), 9:30 (106 bpm), 9:30 (143 bpm), 8:37 (165 bpm)</text:p>
      <text:p text:style-name="P50"><text:span text:style-name="T1">Warm down:</text:span> <text:s/>0.65 mile jog</text:p>
      <text:p text:style-name="P50"/>
      <text:p text:style-name="P50">Wed Dec 11, 2019 <text:span text:style-name="T1">3.25 miles</text:span> <text:s/></text:p>
      <text:p text:style-name="P50"><text:span text:style-name="T1">Run: </text:span><text:s/>I ran 3 miles on slightly rolling sidewalks and roads in California MD.</text:p>
      <text:p text:style-name="P50">Time: 31:45, or 10:35/mile Splits: 11:19, 10:40, 9:46</text:p>
      <text:p text:style-name="P50"><text:span text:style-name="T1">Warm down:</text:span> ¼ mile in about 3:00</text:p>
      <text:p text:style-name="P50"/>
      <text:p text:style-name="P50">Thur Dec 12, 2019 <text:span text:style-name="T1">no running</text:span>, We drove 400 miles home.</text:p>
      <text:p text:style-name="P50"/>
      <text:p text:style-name="P50">Fri Dec 13, 2019 <text:span text:style-name="T1">4.85 miles</text:span> <text:s text:c="2"/></text:p>
      <text:p text:style-name="P50">I ran in the Wise Center.</text:p>
      <text:p text:style-name="P50"><text:span text:style-name="T1">Run:</text:span> <text:s/>On the indoor track: I ran 1 mile in 8:45. Final pulse: 151 bpm, rest 8:00</text:p>
      <text:p text:style-name="P50">On a treadmill: 4 x ¼ mile and 1 x 0.6 miles. The pace for all the runs was 8:00/mile. <text:s/>I jogged ¼ mile before each run in about 3:00.</text:p>
      <text:p text:style-name="P50"><text:span text:style-name="T1">Warm down:</text:span> <text:s/>¼ in 3:00</text:p>
      <text:p text:style-name="P5"/>
      <text:p text:style-name="P5">In the last week: 21.1 miles</text:p>
      <text:p text:style-name="P2"><text:tab/><text:tab/><text:tab/><text:tab/><text:tab/></text:p>
      <text:p text:style-name="P70"><text:soft-page-break/><text:span text:style-name="T13">Sat Dec 14, 2019 </text:span><text:span text:style-name="T14">no running</text:span></text:p>
      <text:p text:style-name="P2"/>
      <text:p text:style-name="P70"><text:span text:style-name="T13">Sun Dec 15, 2019 </text:span><text:span text:style-name="T14">no running</text:span><text:span text:style-name="T13"> <text:s text:c="2"/></text:span></text:p>
      <text:p text:style-name="P2"/>
      <text:p text:style-name="P70"><text:span text:style-name="T13">Mon Dec 16, 2019 </text:span><text:span text:style-name="T14">5 miles</text:span><text:span text:style-name="T13">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0"><text:span text:style-name="T13">Tues Dec 17, 2019 </text:span><text:span text:style-name="T14">6.35 miles</text:span><text:span text:style-name="T13"> <text:s/></text:span></text:p>
      <text:p text:style-name="P2">I ran on a Wise Center treadmill.</text:p>
      <text:p text:style-name="P70"><text:span text:style-name="T14">warm up:</text:span><text:span text:style-name="T13"> 1 mile in about 9:35 and rest 5 minutes</text:span></text:p>
      <text:p text:style-name="P70"><text:span text:style-name="T14">Run:</text:span><text:span text:style-name="T13"> 0.1 mile lead into a 5 mile run in 47:56 or 9:35/mile</text:span></text:p>
      <text:p text:style-name="P2">Mile splits and pulses at the end of each mile:</text:p>
      <text:p text:style-name="P50">9:13 (143 bpm), 9:24 (143 bpm), 9:35 (143 bpm), 9:45 (143 bpm), 9:58 (143 bpm)</text:p>
      <text:p text:style-name="P50"/>
      <text:p text:style-name="P50">Wed Dec 18, 2019 <text:span text:style-name="T1">no running</text:span> </text:p>
      <text:p text:style-name="P50"/>
      <text:p text:style-name="P50">Thur Dec 19, 2019 <text:span text:style-name="T1">4 miles</text:span> <text:s/></text:p>
      <text:p text:style-name="P50">I ran on a Wise Center treadmill</text:p>
      <text:p text:style-name="P50"><text:span text:style-name="T1">warm up:</text:span> <text:s/>2 miles in 9:45 + 9:15 = 19:00, final pulse: 145 bpm, rest 4:00</text:p>
      <text:p text:style-name="P54">Run: <text:s/><text:span text:style-name="T2">0.25 mile lead into a 1.25 mile run at 8:00/mile pace</text:span></text:p>
      <text:p text:style-name="P51">Final pulse: 164 bpm </text:p>
      <text:p text:style-name="P54">Warm down:<text:span text:style-name="T2"> ½ mile in 5:30</text:span></text:p>
      <text:p text:style-name="P50">On Nov 21, 2019 I had a similar workout but stopped after 0.7 miles at 8:00/mile pace because I was pushing too hard. <text:s/>Today I could have kept running beyond 1.25 miles at that same pace.</text:p>
      <text:p text:style-name="P50"/>
      <text:p text:style-name="P50">Fri Dec 20, 2019 <text:span text:style-name="T1">4 miles</text:span> <text:s/></text:p>
      <text:p text:style-name="P50">I ran on a Wise Center treadmill</text:p>
      <text:p text:style-name="P50"><text:span text:style-name="T1">warm up:</text:span> <text:s/>2.25 miles. The warm up included 2.15 miles at an average pulse of 9:30/mile. Final pace: 8:57/mile, final pulse: 145 bpm, rest 4:00</text:p>
      <text:p text:style-name="P54">Run: <text:s/><text:span text:style-name="T2">0.25 mile lead into a 1 mile run at 8:00/mile pace</text:span></text:p>
      <text:p text:style-name="P51">Final pulse: 160 bpm </text:p>
      <text:p text:style-name="P54">Warm down:<text:span text:style-name="T2"> ½ mile in about 5:30</text:span></text:p>
      <text:p text:style-name="P54"><text:span text:style-name="T2">I felt tired from yesterday's workout and stopped the faster run after 1 mile. <text:s/>Yesterday I felt good after 1.25 miles.</text:span><text:span text:style-name="T15"><text:tab/><text:tab/></text:span></text:p>
      <text:p text:style-name="P5">In the last week: 19.35 miles<text:tab/></text:p>
      <text:p text:style-name="P54"><text:soft-page-break/><text:span text:style-name="T15">Sat</text:span><text:span text:style-name="T13"> </text:span><text:span text:style-name="T15">Dec 21, 2019</text:span><text:span text:style-name="T13">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4"><text:span text:style-name="T15">Mon Dec 23, 2019 </text:span><text:span text:style-name="T13">4 miles</text:span><text:span text:style-name="T15"> <text:s/></text:span></text:p>
      <text:p text:style-name="P2">I ran 4 miles on hilly roads and up and down Greendale Cemetery hills.</text:p>
      <text:p text:style-name="P2">Splits: 11:51, 11:51, 10:15, 10:23</text:p>
      <text:p text:style-name="P2"/>
      <text:p text:style-name="P54"><text:span text:style-name="T15">Tues Dec 24, 2019 </text:span><text:span text:style-name="T13">4 miles </text:span><text:span text:style-name="T15"><text:s/></text:span></text:p>
      <text:p text:style-name="P2">I ran 2 miles mainly downhill to the high school track in 20:20 and the 2 miles on the track in 20:14</text:p>
      <text:p text:style-name="P2"/>
      <text:p text:style-name="P54"><text:span text:style-name="T15">Wed Dec 25, 2019 </text:span><text:span text:style-name="T13">no running</text:span><text:span text:style-name="T15"> <text:s/></text:span></text:p>
      <text:p text:style-name="P2"/>
      <text:p text:style-name="P54"><text:span text:style-name="T15">Thur Dec 26, 2019 </text:span><text:span text:style-name="T13">5 miles</text:span><text:span text:style-name="T15">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54"><text:span text:style-name="T13">warm up:</text:span><text:span text:style-name="T15"> 1 mile in 9:25 going faster as I ran and rest about 5:00</text:span></text:p>
      <text:p text:style-name="P54"><text:span text:style-name="T13">Run:</text:span><text:span text:style-name="T15"> 6 x ¼ mile with a ¼ mile jog before each run.</text:span></text:p>
      <text:p text:style-name="P2">The runs were all in 2:00 and the jogs in 3:00.</text:p>
      <text:p text:style-name="P2">Pulses at the end of each run: 147, 149, 151, 153, 154, 155 bpm</text:p>
      <text:p text:style-name="P54"><text:span text:style-name="T13">Warm down:</text:span><text:span text:style-name="T15">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54"><text:span text:style-name="T13">warm up:</text:span><text:span text:style-name="T15"> 1 mile in 9:20 going faster as I ran and rest about 5:00</text:span></text:p>
      <text:p text:style-name="P54"><text:span text:style-name="T13">Run:</text:span><text:span text:style-name="T15">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46"><text:span text:style-name="T2">Sat Jan 4, 2020 <text:s/></text:span>2.25 miles<text:span text:style-name="T2"><text:tab/></text:span></text:p>
      <text:p text:style-name="P46">Run:<text:span text:style-name="T2"> I ran 1 mile out and 1 mile back on hilly Limber Rd. <text:s/>After the first mile I rested about 2:00. Times: 10:21 and 8:28</text:span></text:p>
      <text:p text:style-name="P46">Warm down:<text:span text:style-name="T2"><text:tab/>¼ mile jog</text:span></text:p>
      <text:p text:style-name="P42"/>
      <text:p text:style-name="P46"><text:span text:style-name="T2">Sun Jan 5, 2020 </text:span>no running,<text:span text:style-name="T2"> I am experiencing a reaction to a shingle shot.</text:span></text:p>
      <text:p text:style-name="P42"/>
      <text:p text:style-name="P46"><text:span text:style-name="T2">Mon Jan 6, 2020 </text:span>4 miles<text:span text:style-name="T2"> <text:s/></text:span></text:p>
      <text:p text:style-name="P42">I ran 4 miles on a Wise Center treadmill.</text:p>
      <text:p text:style-name="P42">Splits and pulses at the end of each mile:</text:p>
      <text:p text:style-name="P42">10:00 (124 bpm), 9:30 (139), 9:01 (152), 10:00 (146)</text:p>
      <text:p text:style-name="P42"/>
      <text:p text:style-name="P42">Tues Jan 7, 2020 <text:span text:style-name="T1">4.25 miles</text:span> </text:p>
      <text:p text:style-name="P42">I ran on a Wise Center treadmill.</text:p>
      <text:p text:style-name="P42"><text:span text:style-name="T1">warm up:</text:span> <text:s/>1 mile in 9:22 and rest about 4:00</text:p>
      <text:p text:style-name="P42"><text:span text:style-name="T1">Run:</text:span> <text:s/>3 x ¼ mile and 1 x ½ mile, all at 8:00/mile pace, before each run I jogged ¼ mile</text:p>
      <text:p text:style-name="P42"><text:span text:style-name="T1">Warm down:</text:span> rest 10 minutes and 1 mile on the indoor track in 9:45</text:p>
      <text:p text:style-name="P42"/>
      <text:p text:style-name="P42">Wed Jan 8, 2020 <text:span text:style-name="T1">no running</text:span> <text:s/></text:p>
      <text:p text:style-name="P42"/>
      <text:p text:style-name="P42">Thur Jan 9, 2020 <text:span text:style-name="T1">4 miles</text:span> </text:p>
      <text:p text:style-name="P42">I ran on the Wise Center indoor track.</text:p>
      <text:p text:style-name="P46">warm up:<text:span text:style-name="T2"> 1 mile in 9:26, final pulse: 147</text:span></text:p>
      <text:p text:style-name="P46">Run:<text:span text:style-name="T2"> 6 x ¼ mile with a ¼ mile jog after each run.</text:span></text:p>
      <text:p text:style-name="P42">Times and pulses at the end of each run:</text:p>
      <text:p text:style-name="P42">2:00 (153 bpm), 1:58 (155), 2:00 (158), 1:59 (1:60), 1:58 <text:s/>(161), 1:52.1 (163)</text:p>
      <text:p text:style-name="P42">The jogs were all about 3:00</text:p>
      <text:p text:style-name="P42"/>
      <text:p text:style-name="P42">Fri Jan 10, 2020 <text:span text:style-name="T1">no running </text:span>We<text:span text:style-name="T1"> </text:span>drove to Pittsburgh and then later to New Alexandria PA.</text:p>
      <text:p text:style-name="P42"/>
      <text:p text:style-name="P46">In the past week: 14.5 miles</text:p>
      <text:p text:style-name="P9"/>
      <text:p text:style-name="P22"/>
      <text:p text:style-name="P76"/>
      <text:p text:style-name="P101"><text:soft-page-break/><text:span text:style-name="T2">Sat</text:span> <text:span text:style-name="T2">Jan 11, 2020 </text:span>3.5 miles<text:span text:style-name="T2"> </text:span></text:p>
      <text:p text:style-name="P103">I ran on a 1 mile loop down and up hill in New Alexandria PA.</text:p>
      <text:p text:style-name="P101">Run: <text:span text:style-name="T2">3 x 1 mile with a 4:00 rest between the runs</text:span></text:p>
      <text:p text:style-name="P103">Times: 9:48, 8:52, 8:29</text:p>
      <text:p text:style-name="P101">Warm down:<text:span text:style-name="T2"> ½ mile jog</text:span></text:p>
      <text:p text:style-name="P103"/>
      <text:p text:style-name="P101"><text:span text:style-name="T2">Sun Jan 12, 2020 </text:span>no running<text:span text:style-name="T2"> <text:s text:c="2"/></text:span></text:p>
      <text:p text:style-name="P103"/>
      <text:p text:style-name="P101"><text:span text:style-name="T2">Mon Jan 13, 2020 <text:s/></text:span>5.5 miles <text:span text:style-name="T2">I ran on a Wise Center treadmill.</text:span></text:p>
      <text:p text:style-name="P101">warm up: <text:span text:style-name="T2">½ mile down to the Wise Center</text:span></text:p>
      <text:p text:style-name="P101">Run:<text:span text:style-name="T2"> 1.5 miles going faster as I ran. <text:s/>I ended at 8:00/mile pace and averaged 9:02/mile.</text:span></text:p>
      <text:p text:style-name="P103">After resting 4 minutes I ran 6 x ¼ mile with a ¼ mile jog before each run. <text:s/></text:p>
      <text:p text:style-name="P103">Times were all 2:00 for the runs.</text:p>
      <text:p text:style-name="P103">Pulse at the end of each run: 149 bpm, 151, 152, 153, 154, 154</text:p>
      <text:p text:style-name="P103">Pulses at the beginning of each run about: 110 bpm, 115, 116, 122, 124, 121</text:p>
      <text:p text:style-name="P103">The jogs took about 3:00. </text:p>
      <text:p text:style-name="P101">Warm down: <text:span text:style-name="T2">½ mile in about</text:span> <text:span text:style-name="T2">6:00</text:span></text:p>
      <text:p text:style-name="P101"/>
      <text:p text:style-name="P103">Tues Jan 14, 2020 <text:span text:style-name="T1">6.8 miles</text:span> <text:s/>I ran on a Wise Center treadmill.</text:p>
      <text:p text:style-name="P101">warm up: <text:span text:style-name="T2">½ mile down to the Wise Center</text:span></text:p>
      <text:p text:style-name="P101">Run:<text:span text:style-name="T2"> 6.31 miles in 1 hour or 9:30.5/mile</text:span></text:p>
      <text:p text:style-name="P103">Spits and pulses at the end of each mile:</text:p>
      <text:p text:style-name="P103">9:59 (125bpm), 9:31 (138), 9:00 (148), 8:30 (154), 9:13 (150), 10:48 (143), </text:p>
      <text:p text:style-name="P104">and 0.31 miles in 2:59 </text:p>
      <text:p text:style-name="P104"/>
      <text:p text:style-name="P104">Wed Jan 15, 2020 <text:span text:style-name="T1">2 miles</text:span></text:p>
      <text:p text:style-name="P104">I road a 160 calorie ride on a stationary bike and take this to be roughly equivalent to a 1.5 mile run. <text:s/>Then I walked ½ mile on the indoor track.</text:p>
      <text:p text:style-name="P104"/>
      <text:p text:style-name="P101"><text:span text:style-name="T2">Thur Jan 16, 2020 <text:s/></text:span>6.25 miles <text:s/><text:span text:style-name="T2">I ran on a Wise Center treadmill.</text:span></text:p>
      <text:p text:style-name="P101">warm up: <text:span text:style-name="T2">½ mile down to the Wise Center</text:span></text:p>
      <text:p text:style-name="P101">Run:<text:span text:style-name="T2"> 1.5 miles going faster as I ran and averaged 9:06/mile.</text:span></text:p>
      <text:p text:style-name="P103">After resting 5 minutes I ran 6 x ¼ mile with a ¼ mile jog before each run. <text:s/></text:p>
      <text:p text:style-name="P103">Times were all 2:00 for the runs.</text:p>
      <text:p text:style-name="P103">Pulse at the end of each run: 146 bpm, 148, 149, 150, 151, 150</text:p>
      <text:p text:style-name="P103">The jogs took about 3:00. </text:p>
      <text:p text:style-name="P101">Warm down: <text:span text:style-name="T2">½ mile in about</text:span> <text:span text:style-name="T2">5:30</text:span></text:p>
      <text:p text:style-name="P103">rested a few minutes, ¾ mile walk on the indoor track <text:s/>with first ½ mile in 7:17</text:p>
      <text:p text:style-name="P104"/>
      <text:p text:style-name="P103">Fri Jan 17, 2020 <text:span text:style-name="T1">7.75 miles</text:span> <text:s/>I ran on a Wise Center treadmill.</text:p>
      <text:p text:style-name="P101">warm up: <text:span text:style-name="T2">½ mile down to the Wise Center</text:span></text:p>
      <text:p text:style-name="P101">Run:<text:span text:style-name="T2"> 6.50 miles in 1 hour or 9:13.9/mile</text:span></text:p>
      <text:p text:style-name="P103">Spits and pulses at the end of each mile:</text:p>
      <text:p text:style-name="P103">9:38 (125bpm), 9:29 (138), 9:24 (148), 9:16 (154), 9:09 (150), 8:58 (143), </text:p>
      <text:p text:style-name="P104">and 0.50 miles in <text:s/>(2:06 + 2:00) = 4:00 <text:s text:c="4"/><text:span text:style-name="T1"><text:s/>Warm down: </text:span>½ mile 2:45 and <text:s/>½ mile jog home</text:p>
      <text:p text:style-name="P104"/>
      <text:p text:style-name="P102">In past week: 31.8 miles</text:p>
      <text:p text:style-name="P77"><text:soft-page-break/>Sat Jan 18, 2020 <text:span text:style-name="T1">no running</text:span> </text:p>
      <text:p text:style-name="P77"/>
      <text:p text:style-name="P77">Sun Jan 19, 2020 <text:span text:style-name="T1">4.75 miles</text:span></text:p>
      <text:p text:style-name="P77">I ran on a Wise Center treadmill </text:p>
      <text:p text:style-name="P91">warm up: <text:span text:style-name="T2">1.5 miles averaging 9:10/mile and going faster as I ran and rest about 4 minutes <text:s/></text:span></text:p>
      <text:p text:style-name="P91">Run: <text:span text:style-name="T2"><text:s/>6 x 0.2 miles with a 0.3 mile jog before each run</text:span></text:p>
      <text:p text:style-name="P77">The first 4 runs were at 8:00/mile pace and the last 2 runs were in 7:30/mile pace.</text:p>
      <text:p text:style-name="P77">The jogs were all about 12:00/mile pace.</text:p>
      <text:p text:style-name="P77">Pulses at the end of the runs: 148 bpm, 151, 153, 155, 153, 155</text:p>
      <text:p text:style-name="P91">Warm down: <text:span text:style-name="T2">¼ mile in about 3:00</text:span></text:p>
      <text:p text:style-name="P77"/>
      <text:p text:style-name="P91"><text:span text:style-name="T2">Mon Jan 20, 2020 </text:span>8 miles<text:span text:style-name="T2"> </text:span></text:p>
      <text:p text:style-name="P77">I ran on a Wise Center treadmill.</text:p>
      <text:p text:style-name="P91">warm up: <text:span text:style-name="T2"><text:s/>1 mile in 9:23 at various paces and rest about 6:00</text:span></text:p>
      <text:p text:style-name="P91">Run: <text:span text:style-name="T2">6.75 miles in 60:12 or 8:55/mile</text:span></text:p>
      <text:p text:style-name="P77">Splits and pulses at the end of each mile:</text:p>
      <text:p text:style-name="P77">9:08 (139 bpm), 8:59 (143), 8:57.3 (147), 8:57.3 (149), 8:57.3 (149), 8:57.3 (150)</text:p>
      <text:p text:style-name="P77">I ran the last 0.75 miles in 6:16 (158) or at a pace of 8:22/mile with the last ¼ mile at 8:00/mile. </text:p>
      <text:p text:style-name="P91">Warm down: <text:span text:style-name="T2">¼ mile in about 3:00</text:span></text:p>
      <text:p text:style-name="P77">Faster workouts are starting to get me in better shape.</text:p>
      <text:p text:style-name="P77"/>
      <text:p text:style-name="P77">Tues Jan 21, 2020 <text:span text:style-name="T1">2 miles</text:span></text:p>
      <text:p text:style-name="P77"/>
      <text:p text:style-name="P77"/>
      <text:p text:style-name="P77">Wed Jan 22, 2020 <text:span text:style-name="T1">5.5 miles</text:span></text:p>
      <text:p text:style-name="P77">I ran on a Wise Center treadmill. <text:s/></text:p>
      <text:p text:style-name="P77"><text:span text:style-name="T1">warm up:</text:span> <text:s/>3 miles with incline at 0.5%, Splits: 9:59, 9:31, 9:01, Final pulse:146 bpm, rest 4:00</text:p>
      <text:p text:style-name="P77"><text:span text:style-name="T1">Run:</text:span> Incline at 0%, 1.5 miles at 8:00/mile pace, Final pulse: 163 bpm</text:p>
      <text:p text:style-name="P77"><text:span text:style-name="T1">Warm down:</text:span> ½ mile in about 6:00 and ½ mile jog home</text:p>
      <text:p text:style-name="P77"/>
      <text:p text:style-name="P77">Thur Jan 23, 2020 <text:span text:style-name="T1">no running</text:span></text:p>
      <text:p text:style-name="P77"/>
      <text:p text:style-name="P77">Fri Jan 24, 2020 <text:span text:style-name="T1">6.5 miles</text:span> <text:s/></text:p>
      <text:p text:style-name="P77">I ran on a Wise Center treadmill. <text:s/></text:p>
      <text:p text:style-name="P77"><text:span text:style-name="T1">warm up:</text:span> <text:s/>3 mile, Approximate splits and pulses at the end of each split: </text:p>
      <text:p text:style-name="P77">10:00 (125 bpm), 9:30 (135), 9:00 (142), rest 4:00</text:p>
      <text:p text:style-name="P77"><text:span text:style-name="T1">Run:</text:span> 3 x ½ <text:s/>mile with ¼ mile jog before each run</text:p>
      <text:p text:style-name="P77">Times and pulses at the end of each run: 3:56.8 (152 bpm), 3:53.8 (156), 3:47.9 (158)</text:p>
      <text:p text:style-name="P77"><text:span text:style-name="T1">Warm down:</text:span> 3/4 miles at about 11:00/mile and ½ mile jog home</text:p>
      <text:p text:style-name="P77"/>
      <text:p text:style-name="P77"><text:span text:style-name="T1">In the past week: </text:span>26.75 miles</text:p>
      <text:p text:style-name="P77"/>
      <text:p text:style-name="P77"/>
      <text:p text:style-name="P77"/>
      <text:p text:style-name="P77"/>
      <text:p text:style-name="P108"><text:soft-page-break/>Sat Jan 25, 2020 <text:s/><text:span text:style-name="T1">5 miles, <text:s text:c="3"/></text:span>I ran on a Wise Center treadmill and did a 142 bpm test.</text:p>
      <text:p text:style-name="P108"><text:span text:style-name="T1">Run:</text:span> <text:s/>I ran 5 miles. Splits and pulses at the end of each mile:</text:p>
      <text:p text:style-name="P108">9:34 (133 bpm), 9:03 (142), 9:08 (142), 9:27 (142), 9:37 (142)</text:p>
      <text:p text:style-name="P108">I have done similar tests for years. The following are the rules I will be using for a while for the test. <text:s/></text:p>
      <text:list xml:id="list1554688680711902770" text:style-name="L4">
        <text:list-item>
          <text:p text:style-name="P163">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63">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63">Continue adjusting the speed so HR stays near 142. <text:s/>Also continue taking splits for each mile and remembering HR at the end of each mile. <text:s/>Stop running after a mile split goes above 9:30. <text:s/></text:p>
        </text:list-item>
        <text:list-item>
          <text:p text:style-name="P163">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08"/>
      <text:p text:style-name="P108">Sun Jan 26, 2020 <text:span text:style-name="T1">6.5 miles</text:span> I ran on a Wise Center treadmill. </text:p>
      <text:p text:style-name="P108"><text:span text:style-name="T1">warm up:</text:span> <text:s/>2 miles, Splits and pulses at the end of each mile: 9:29 (129 bpm), 9:00 (139)</text:p>
      <text:p text:style-name="P108"><text:span text:style-name="T1">Run: </text:span><text:s/>8 x ¼ mile with ¼ mile jog before each run. </text:p>
      <text:p text:style-name="P108">Times for runs and pulses at the end of each:</text:p>
      <text:p text:style-name="P108">1:58.4 (145 bpm), 1:58.4 (149), 1:58.4 (150), 1:58.4 (151), 1:56.9 (153), 1:56.9 (153),</text:p>
      <text:p text:style-name="P108">1:56.9 (153), 1:52.5 (155), The jogs were all about 3:00.</text:p>
      <text:p text:style-name="P109">Warm down: <text:span text:style-name="T2">½ mile in about 5:30</text:span></text:p>
      <text:p text:style-name="P108"/>
      <text:p text:style-name="P109"><text:span text:style-name="T2">Mon Jan 27, 2020 </text:span>no running<text:span text:style-name="T2"> <text:s/></text:span></text:p>
      <text:p text:style-name="P108"/>
      <text:p text:style-name="P109"><text:span text:style-name="T2">Tues Jan 28, 2020 </text:span>5.5 miles, I ran on a treadmill and did142 bpm test like I did 3 days ago. </text:p>
      <text:p text:style-name="P108"><text:span text:style-name="T1">Run:</text:span> <text:s/>I ran 5 miles. Splits and pulses at the end of each mile:</text:p>
      <text:p text:style-name="P108">9:29 (135 bpm), 9:59 (143), 9:10 (142), 9:22 (142), 9:37 (142)</text:p>
      <text:p text:style-name="P108">The result was about the same as 3 days ago.</text:p>
      <text:p text:style-name="P109">Warm down:<text:span text:style-name="T2"> ½ mile in about 5:30 </text:span></text:p>
      <text:p text:style-name="P108"/>
      <text:p text:style-name="P109"><text:span text:style-name="T2">Wed Jan 29, 2020 </text:span>5.5 miles<text:span text:style-name="T2"> <text:s/>I ran on a Wise Center treadmill. <text:s/></text:span></text:p>
      <text:p text:style-name="P108"><text:span text:style-name="T1">warm up:</text:span> 3 miles with incline at 0.5%, Approximate Splits: 10:00, 9:30, 9:00, </text:p>
      <text:p text:style-name="P108">Final pulse:139 bpm, rest 4:00</text:p>
      <text:p text:style-name="P108"><text:span text:style-name="T1">Run:</text:span>Incline at 0%, 2 miles at 8:00/mile pace, </text:p>
      <text:p text:style-name="P108">Pulse at the end of each ½ mile: 151 bpm, 155, 158, 156</text:p>
      <text:p text:style-name="P108"><text:span text:style-name="T1">Warm down:</text:span> ½ mile in about 5:30</text:p>
      <text:p text:style-name="P108">I ran better today than one week ago , Jan 22, 2020no</text:p>
      <text:p text:style-name="P108"/>
      <text:p text:style-name="P108">Thur Jan 30, 2020 <text:span text:style-name="T1">no running </text:span></text:p>
      <text:p text:style-name="P108"/>
      <text:p text:style-name="P108">Fri Jan 31, 2020 <text:span text:style-name="T1">4.5 miles</text:span> <text:s/>I ran on a Wise Center Treadmill.</text:p>
      <text:p text:style-name="P109">Run: <text:span text:style-name="T2">4 miles in 36:08 or 9:02/mile, </text:span></text:p>
      <text:p text:style-name="P108">Splits and pulses at the end of each mile: 9:17 (135 bpm), 8:57 (139), 8:57 (142), 8:57 (147)</text:p>
      <text:p text:style-name="P109">Warm down:<text:span text:style-name="T2"> <text:s/>½ mile in about 5:30</text:span></text:p>
      <text:p text:style-name="P108"/>
      <text:p text:style-name="P108"><text:span text:style-name="T16">In the past week: </text:span><text:span text:style-name="T1">27 miles</text:span></text:p>
      <text:p text:style-name="P109"><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42">In the past week: <text:span text:style-name="T1">16 miles</text:span></text:p>
      <text:p text:style-name="P42">----------------------------------------------------------------------------------------------</text:p>
      <text:p text:style-name="P42">Sat Feb 22, 2020 <text:span text:style-name="T1">1.5 miles</text:span> on a Wise Center treadmill</text:p>
      <text:p text:style-name="P42"/>
      <text:p text:style-name="P42">Sun Feb 23, 2020 <text:span text:style-name="T1">no running </text:span></text:p>
      <text:p text:style-name="P46"/>
      <text:p text:style-name="P42">Mon Feb 24, 2020 <text:span text:style-name="T1">5 miles </text:span>on the<text:span text:style-name="T1"> </text:span>Wise Center indoor track.</text:p>
      <text:p text:style-name="P42"><text:span text:style-name="T1">Run:</text:span> 3 individual miles with a ½ mile jog between them. <text:s/>The jogs about 6:25.</text:p>
      <text:p text:style-name="P42">Times for miles: 9:45, 9:19, 4:23 + 4:19 = 8:41, <text:s/><text:span text:style-name="T1">Warm down:</text:span> 1 mile jog 12:33</text:p>
      <text:p text:style-name="P42"/>
      <text:p text:style-name="P42">continued</text:p>
      <text:p text:style-name="P42"/>
      <text:p text:style-name="P42"/>
      <text:p text:style-name="P42"/>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43"><text:soft-page-break/></text:p>
      <text:p text:style-name="P43">Sun March 15, 2020 <text:span text:style-name="T1">3.8 miles</text:span></text:p>
      <text:p text:style-name="P47">warm up: <text:span text:style-name="T2">0.3 mile jog to the hilly 510 meter cemetery loop.</text:span></text:p>
      <text:p text:style-name="P47">Run:<text:span text:style-name="T2"> 10 loops, Distance: 3.17 miles Time for 10 loops: 34:05 or 10:45/mile</text:span></text:p>
      <text:p text:style-name="P47">Warm down:<text:span text:style-name="T2"> 0.3 mile jog and walk</text:span></text:p>
      <text:p text:style-name="P43"/>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43">Tues March 17, 2020 <text:span text:style-name="T1">4.1 miles</text:span></text:p>
      <text:p text:style-name="P47">warm up: <text:span text:style-name="T2">0.3 mile jog to the hilly 510 meter cemetery loop.</text:span></text:p>
      <text:p text:style-name="P47">Run:<text:span text:style-name="T2"> 10 loops, Distance: 3.17 miles, Time for 10 loops: 34:55 or 11:01 min/mile</text:span></text:p>
      <text:p text:style-name="P43">Warm down: 0.6 mile jog and walk</text:p>
      <text:p text:style-name="P43"/>
      <text:p text:style-name="P43">Wed March 18, 2020 <text:span text:style-name="T1">3.9 miles</text:span> </text:p>
      <text:p text:style-name="P47">warm up: <text:span text:style-name="T2">0.3 mile jog to the hilly 510 meter cemetery loop.</text:span></text:p>
      <text:p text:style-name="P47">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43">Thur March 19, 2020 <text:span text:style-name="T1">3 miles</text:span> </text:p>
      <text:p text:style-name="P47">warm up: <text:span text:style-name="T2">0.3 mile jog to the hilly 510 meter cemetery loop.</text:span></text:p>
      <text:p text:style-name="P47">Run: <text:span text:style-name="T2">1</text:span> <text:span text:style-name="T2">mile in 9:00, Splits: 3:04, 2:54, 2:40, 22 s, </text:span></text:p>
      <text:p text:style-name="P3"><text:span text:style-name="T1">Warm down:</text:span> <text:span text:style-name="T3">1.7 miles of walking and jogging</text:span></text:p>
      <text:p text:style-name="P43"/>
      <text:p text:style-name="P3"><text:span text:style-name="T3">Fri March 20, 2020 </text:span><text:span text:style-name="T4">3.9 miles</text:span></text:p>
      <text:p text:style-name="P47">warm up: <text:span text:style-name="T2">0.75 mile jog to the hilly 510 meter cemetery loop.</text:span></text:p>
      <text:p text:style-name="P47">Run and walk:</text:p>
      <text:p text:style-name="P47"><text:span text:style-name="T2">7</text:span> <text:span text:style-name="T2">loops in 17:16 or 10:58/mile, I walked about 45 s during each loop. </text:span></text:p>
      <text:p text:style-name="P3">3 loops in 11:15 or 11:51/mile, I<text:span text:style-name="T3"> walked about 80 s during each loop. </text:span></text:p>
      <text:p text:style-name="P43"/>
      <text:p text:style-name="P3"><text:span text:style-name="T4">In the last week: 26.6 miles <text:s text:c="2"/></text:span><text:span text:style-name="T3"><text:s/></text:span></text:p>
      <text:p text:style-name="P43"/>
      <text:p text:style-name="P43"/>
      <text:p text:style-name="P43"><text:soft-page-break/></text:p>
      <text:p text:style-name="P43">Sat March 21, 2020 <text:span text:style-name="T1">4.3 miles</text:span></text:p>
      <text:p text:style-name="P47">warm up: <text:span text:style-name="T2">0.3 mile jog to the hilly 510 meter cemetery loop.</text:span></text:p>
      <text:p text:style-name="P47">Run:<text:span text:style-name="T2"> 2 miles on the loop, Splits: 10:01, 9:04</text:span></text:p>
      <text:p text:style-name="P47">Warm down: <text:span text:style-name="T2">2 miles of walking and running averaging 11:40/mile</text:span></text:p>
      <text:p text:style-name="P43"/>
      <text:p text:style-name="P47"><text:span text:style-name="T2">Sun March 22, 2020 </text:span>3.8 miles</text:p>
      <text:p text:style-name="P47">warm up: <text:span text:style-name="T2">0.3 mile jog to the hilly 510 meter cemetery loop.</text:span></text:p>
      <text:p text:style-name="P47">Run:<text:span text:style-name="T2"> 8 loops (4080 meters) in 23:45 or 9:21/mile </text:span></text:p>
      <text:p text:style-name="P43">1020 meter splits: 6:10, 5:54, 5:58, 5:43</text:p>
      <text:p text:style-name="P47">Warm down: <text:span text:style-name="T2">rest</text:span> <text:span text:style-name="T2">2 minutes, 2 loop jog and 0.3 mile jog home</text:span></text:p>
      <text:p text:style-name="P43"/>
      <text:p text:style-name="P47"><text:span text:style-name="T2">Mon March 23, 2020 </text:span>2 miles</text:p>
      <text:p text:style-name="P43">I ran 2 miles at various paces.</text:p>
      <text:p text:style-name="P43"/>
      <text:p text:style-name="P43">Tues March 24, 2020 <text:span text:style-name="T1">4.2 miles</text:span></text:p>
      <text:p text:style-name="P47">warm up: <text:span text:style-name="T2">0.3 mile jog to the hilly 510 meter cemetery loop.</text:span></text:p>
      <text:p text:style-name="P47">Run:<text:span text:style-name="T2"> 10 loops, Distance: 3.17 miles Time for 10 loops: 32:56 or 10:23/mile</text:span></text:p>
      <text:p text:style-name="P47">Warm down:<text:span text:style-name="T2"> 0.4 mile jog, 1 minute rest and 0.3 mile jog home.</text:span></text:p>
      <text:p text:style-name="P43"/>
      <text:p text:style-name="P47"><text:span text:style-name="T2">Wed March 25, 2020 </text:span>4 miles</text:p>
      <text:p text:style-name="P47">warm up: <text:span text:style-name="T2">1mile jog</text:span></text:p>
      <text:p text:style-name="P47">Run:<text:span text:style-name="T2"> 1 mile on the hilly 510 m cemetery loop in 9:11 and rest about 3:00</text:span></text:p>
      <text:p text:style-name="P47">Warm down:<text:span text:style-name="T2"> 1 mile jog in 11:56 and 1 mile walk and run in 12:06</text:span></text:p>
      <text:p text:style-name="P43"/>
      <text:p text:style-name="P47"><text:span text:style-name="T2">Thur March 26, 2020 </text:span>2.5 miles </text:p>
      <text:p text:style-name="P43">I ran and walked 2.5 miles at various paces.</text:p>
      <text:p text:style-name="P43"/>
      <text:p text:style-name="P43">Fri March 27, 2020 <text:span text:style-name="T1">5.25 miles </text:span></text:p>
      <text:p text:style-name="P43"><text:span text:style-name="T1">warm up:</text:span> <text:s/>0.5 miles to the hilly 510 meter cemetery loop.</text:p>
      <text:p text:style-name="P43"><text:span text:style-name="T1">Run and walk:</text:span> <text:s/>I ran and walked 15 loops, 4.75 miles in 58:52 or 12:24/mile.</text:p>
      <text:p text:style-name="P43">I ran the first 6 loops and walked about 1 minute at the beginning of the next <text:s text:c="4"/>9 loops. </text:p>
      <text:p text:style-name="P47">Splits every 3 loops: <text:span text:style-name="T2">11:55, 11:17, 11:48, 11:54, 11:58</text:span></text:p>
      <text:p text:style-name="P43"/>
      <text:p text:style-name="P47">In the last week: <text:s/>25 miles</text:p>
      <text:p text:style-name="P47"/>
      <text:p text:style-name="P47"/>
      <text:p text:style-name="P47"><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52"><text:soft-page-break/>Sat April 4, 2020 <text:span text:style-name="T1">5 miles</text:span></text:p>
      <text:p text:style-name="P52"><text:span text:style-name="T1">Run:</text:span> 1.4 miles to the cemetery loop and 10 laps of the loop. Total ascent: 410 feet,</text:p>
      <text:p text:style-name="P52">Average pace: about 10:00/mile. <text:s/>The last loop in 2:41 which is about 8:30/mile pace.</text:p>
      <text:p text:style-name="P55">Warm down: <text:span text:style-name="T2">0.4 miles</text:span></text:p>
      <text:p text:style-name="P52"/>
      <text:p text:style-name="P55"><text:span text:style-name="T2">Sun April 5, 2020 </text:span><text:s/>4.1 miles</text:p>
      <text:p text:style-name="P55">warm up:<text:span text:style-name="T2"> 0.3 miles to the 510 meter hilly loop.</text:span></text:p>
      <text:p text:style-name="P55">Run: <text:span text:style-name="T2">12 loops or 3.8 miles in 31:53 or 10:04/mile, total ascent: 264 feet</text:span></text:p>
      <text:p text:style-name="P52"/>
      <text:p text:style-name="P55"><text:span text:style-name="T2">Mon April 6, 2020 </text:span>2.3 miles</text:p>
      <text:p text:style-name="P52">I ran 2.3 miles including 1 mile on the 510 meter cemetery loop.</text:p>
      <text:p text:style-name="P52">Splits: 3:15, 3:07, 2:36, 24s, Time: 9:22, Last loop at 8:12/mile.</text:p>
      <text:p text:style-name="P52"/>
      <text:p text:style-name="P52">Tues April 7, 2020 <text:span text:style-name="T1">3 miles</text:span> <text:s/></text:p>
      <text:p text:style-name="P55">warm up: <text:span text:style-name="T2">1 mile run at easy pace, 4:00 rest</text:span></text:p>
      <text:p text:style-name="P55">Run: <text:span text:style-name="T2">1 mile on the 510 meter cemetery loop. Splits: 2:45, 2:42, 2:35, 24s, Time: 8:26</text:span></text:p>
      <text:p text:style-name="P55">Warm down:<text:span text:style-name="T2"> <text:s/></text:span></text:p>
      <text:p text:style-name="P52"/>
      <text:p text:style-name="P55"><text:span text:style-name="T2">Wed April 8, 2020 </text:span>4.4 miles</text:p>
      <text:p text:style-name="P55">warm up:<text:span text:style-name="T2"> 0.3 miles to the hilly 510 meter cemetery loop. <text:s/></text:span></text:p>
      <text:p text:style-name="P52">2 miles on the loop in 10:30 + 9:40 = 20:10</text:p>
      <text:p text:style-name="P52">250 meter jog and 5:00 rest.</text:p>
      <text:p text:style-name="P52"><text:span text:style-name="T1">Run:</text:span> 3 x 510 meters with a 2:00 rest after each the run.</text:p>
      <text:p text:style-name="P52">Times for runs: 2:45, 2:41, 2:26</text:p>
      <text:p text:style-name="P52">3 loops of continuous running with 1 minute walk at the beginning of each loop.</text:p>
      <text:p text:style-name="P52">Time: 10:26, or about 10:55/mile pace.</text:p>
      <text:p text:style-name="P52"><text:span text:style-name="T1">Warm down:</text:span> 0.2 mile jog.</text:p>
      <text:p text:style-name="P52"/>
      <text:p text:style-name="P52">Thur April 9, 2020 <text:span text:style-name="T1">no running</text:span></text:p>
      <text:p text:style-name="P52"/>
      <text:p text:style-name="P52">Fri April 10, 2020 <text:span text:style-name="T1">4 miles</text:span> <text:s/></text:p>
      <text:p text:style-name="P52">I ran 4 miles on a very hilly course. <text:s/>The total ascent along the course was </text:p>
      <text:p text:style-name="P52">490 ft. <text:s/>Mile splits: Average pace: 10:56/mile.</text:p>
      <text:p text:style-name="P52">The course: Down Limber, left on Jefferson, down to Randolf, left into Greendale Cemetery. Up to 510 meter loop, around the loop 4 times and back home the same way I came. Same run as last Friday. It was cold today, wore sweats.</text:p>
      <text:p text:style-name="P47">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52"><text:soft-page-break/>Sat April 18, 2020 <text:s/><text:span text:style-name="T1">5.6 miles</text:span> </text:p>
      <text:p text:style-name="P52">I ran and walked 5.6 miles on very hilly roads and averaged about 13 minutes per mile.</text:p>
      <text:p text:style-name="P52"/>
      <text:p text:style-name="P52">Sun April 19, 2020 <text:s/><text:span text:style-name="T1">5 miles</text:span> </text:p>
      <text:p text:style-name="P52">I ran and walked 5 miles on very hilly roads and averaged about 13 minutes per mile.</text:p>
      <text:p text:style-name="P52"/>
      <text:p text:style-name="P52"/>
      <text:p text:style-name="P52">Mon April 20, 2020 <text:s/><text:span text:style-name="T1">5 miles</text:span> </text:p>
      <text:p text:style-name="P52">I ran and walked 5 miles on very hilly roads and averaged about 13 minutes per mile.</text:p>
      <text:p text:style-name="P52"/>
      <text:p text:style-name="P52"/>
      <text:p text:style-name="P52">Tues April 21, 2020 <text:span text:style-name="T1">1.25 miles</text:span></text:p>
      <text:p text:style-name="P52">I ran and walked 1.25 miles<text:span text:style-name="T1">.</text:span></text:p>
      <text:p text:style-name="P55"/>
      <text:p text:style-name="P55"/>
      <text:p text:style-name="P52">Wed April 22, 2020 <text:s/><text:span text:style-name="T1">5 miles</text:span> </text:p>
      <text:p text:style-name="P52">I ran and walked 5 miles on very hilly roads and averaged about 13 minutes per mile.</text:p>
      <text:p text:style-name="P52"/>
      <text:p text:style-name="P52"/>
      <text:p text:style-name="P52">Thur April 23, 2020 <text:s/><text:span text:style-name="T1">5 miles</text:span> </text:p>
      <text:p text:style-name="P52">I ran and walked 5 miles on very hilly roads and averaged about 13 minutes per mile.</text:p>
      <text:p text:style-name="P52"/>
      <text:p text:style-name="P52"/>
      <text:p text:style-name="P52">Fri April 24, 2020 <text:s/><text:span text:style-name="T1">5 miles</text:span> </text:p>
      <text:p text:style-name="P52">I ran and walked 5 miles on very hilly roads and averaged about 13 minutes per mile.</text:p>
      <text:p text:style-name="P52"/>
      <text:p text:style-name="P52"/>
      <text:p text:style-name="P52"/>
      <text:p text:style-name="P52"><text:span text:style-name="T1">In the last week: 31.9 miles</text:span> </text:p>
      <text:p text:style-name="P23"/>
      <text:p text:style-name="P23"/>
      <text:p text:style-name="P23"/>
      <text:p text:style-name="P23"/>
      <text:p text:style-name="P77"><text:soft-page-break/>Sat April 25, 2020 <text:span text:style-name="T1">4.7 miles</text:span></text:p>
      <text:p text:style-name="P91">warm up: <text:s/><text:span text:style-name="T2">2 miles at about 10:15/mile mainly on hilly 510 m cemetery loop. <text:s/>Rest 5:00</text:span></text:p>
      <text:p text:style-name="P91">Run: <text:span text:style-name="T2">5 x 510 meters with 250 meter jogs, and 3 minutes between each run. </text:span></text:p>
      <text:p text:style-name="P77">Times for the runs: 2:49, 2:41, 2:29, 2:27, 2:18.5(7:17/mile pace for the last run)</text:p>
      <text:p text:style-name="P91">Warm down: <text:span text:style-name="T2"><text:s text:c="2"/>½ mile</text:span></text:p>
      <text:p text:style-name="P77"/>
      <text:p text:style-name="P91"><text:span text:style-name="T2">Sun April 26, 2020 </text:span>3 miles </text:p>
      <text:p text:style-name="P77">I ran 3 miles on very hilly roads and averaged 11:49/mile.</text:p>
      <text:p text:style-name="P77"/>
      <text:p text:style-name="P77">Mon April 27, 2020 <text:span text:style-name="T1">5 miles</text:span> <text:s/></text:p>
      <text:p text:style-name="P91">warm up: <text:span text:style-name="T2">0.5 miles to the 510 meter hilly cemetery loop and rest 1 minute.</text:span></text:p>
      <text:p text:style-name="P91">Run:<text:span text:style-name="T2"> 4 miles on the loop which is 12 loops plus about 320 more meters.</text:span></text:p>
      <text:p text:style-name="P77">The total ascent on the 4 mile run was about 300 feet.</text:p>
      <text:p text:style-name="P91">Mile Splits: <text:s/><text:span text:style-name="T2">10:40, 10:05, 10:04, 8:41 Time: 39:30</text:span></text:p>
      <text:p text:style-name="P91">Warm down:<text:span text:style-name="T2"> <text:s/>Rest 5 minutes and jog 0.5 miles home.</text:span></text:p>
      <text:p text:style-name="P77"/>
      <text:p text:style-name="P91"><text:span text:style-name="T2">Tues April 28, 2020 </text:span>4.5 miles </text:p>
      <text:p text:style-name="P77">I ran on the 510 meter hilly cemetery loop.</text:p>
      <text:p text:style-name="P91">warm up:<text:span text:style-name="T2"> 1 mile</text:span></text:p>
      <text:p text:style-name="P91">Run:<text:span text:style-name="T2"> 1 x 510 meters in 2:59, ¼ mile jog, </text:span></text:p>
      <text:p text:style-name="P77">1 x 1020 meters in 2:54+2:53, 510 meter jog</text:p>
      <text:p text:style-name="P77">1 x 1mile in 8:08, Splits: 2:44, 2:39, 2:22, 23</text:p>
      <text:p text:style-name="P91">Warm down:<text:span text:style-name="T2"> 1 mile jog</text:span></text:p>
      <text:p text:style-name="P77"/>
      <text:p text:style-name="P91"><text:span text:style-name="T2">Wed April 29, 2019 </text:span>5 miles<text:span text:style-name="T2"> </text:span></text:p>
      <text:p text:style-name="P91">warm up:<text:span text:style-name="T2"> <text:s/>½ mile</text:span></text:p>
      <text:p text:style-name="P91">Run:<text:span text:style-name="T2"> <text:s/>3 <text:s/>times mainly down and back up again on the <text:s/>Greendale Cemetery hill. The total distance for each run was 1.5 miles. </text:span></text:p>
      <text:p text:style-name="P77">There is a total ascent of 176 feet over the 1.5 miles. </text:p>
      <text:p text:style-name="P77">I rested 2 minutes after the first two runs.</text:p>
      <text:p text:style-name="P91">Times:<text:span text:style-name="T2"> 14:54 (9:56/mile), 14:33 (9:42/mile), 13:43 (9:09/mi) </text:span></text:p>
      <text:p text:style-name="P77">I felt good doing this tough workout.</text:p>
      <text:p text:style-name="P77"/>
      <text:p text:style-name="P77">Thurs April 30, 2019 <text:span text:style-name="T1">4.94 miles </text:span>on the 510 meter hilly cemetery loop.</text:p>
      <text:p text:style-name="P77"><text:span text:style-name="T1">warm up: </text:span>0.25 miles</text:p>
      <text:p text:style-name="P91">Run and walk: <text:span text:style-name="T2">I ran and walked 14 loops with about 160 yards of walking during each loop. <text:s/>Distance: 4.44 miles, Total ascent: 310 feet, Time: 56:52, Average pace 12:49/mile</text:span></text:p>
      <text:p text:style-name="P91">Warm down: <text:span text:style-name="T2"><text:s/></text:span><text:s/><text:span text:style-name="T2">0.25 miles</text:span></text:p>
      <text:p text:style-name="P77"/>
      <text:p text:style-name="P77">Fri May 1, 2019 <text:span text:style-name="T1">4.94 miles</text:span> on the 510 meter hilly cemetery loop, the same as yesterday.</text:p>
      <text:p text:style-name="P77"><text:span text:style-name="T1">warm up: </text:span>0.25 miles</text:p>
      <text:p text:style-name="P91">Run and walk: <text:span text:style-name="T2">I ran and walked 14 loops with about 170 yards of walking during each loop. <text:s/>Distance: 4.44 miles, Total ascent: 310 feet, Time: 54:44, Average pace 12:20/mile</text:span></text:p>
      <text:p text:style-name="P91">Warm down:<text:span text:style-name="T2"> <text:s text:c="2"/>0.25 miles</text:span></text:p>
      <text:p text:style-name="P91">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55">In the last week: 28 miles</text:p>
      <text:p text:style-name="P77"><text:soft-page-break/>Sat May 9, 2020 <text:span text:style-name="T1">4 miles </text:span><text:s text:c="2"/></text:p>
      <text:p text:style-name="P77">I ran on the 510 meter hilly cemetery loop</text:p>
      <text:p text:style-name="P91">warm up: <text:span text:style-name="T2">0.25 miles</text:span> <text:s text:c="2"/></text:p>
      <text:p text:style-name="P91">Run: <text:span text:style-name="T2">1 mile in 9:21 (total ascent 66 feet)</text:span></text:p>
      <text:p text:style-name="P91">Run and walk:<text:span text:style-name="T2"> 7 loops (2.22 miles) averaging 11:45/mile. <text:s/>On each loop, I ran mainly downhill 310 meters at about 9:00/ mile and walked all uphill 200 meters at about 16:00/mile. <text:s/>Total ascent over the run was about 154 feet.</text:span></text:p>
      <text:p text:style-name="P91">Warm down:<text:span text:style-name="T2"> 0.5 miles</text:span></text:p>
      <text:p text:style-name="P77"/>
      <text:p text:style-name="P91"><text:span text:style-name="T2">Sun May 10, 2020 </text:span>5.4 miles<text:span text:style-name="T2"> <text:s text:c="2"/></text:span></text:p>
      <text:p text:style-name="P77">It is 0.75 miles from the very top of Greendale Cemetery to just out side the entrance at the bottom of the cemetery. <text:s/>The total elevation change is 210 feet from top to bottom. <text:s/></text:p>
      <text:p text:style-name="P91">warm up: <text:span text:style-name="T2">0.3 miles</text:span></text:p>
      <text:p text:style-name="P77">I ran the hill from top to bottom and back up three times with no rests in a time of <text:s/></text:p>
      <text:p text:style-name="P77">45:37 or 10:08/mile. <text:s/>The total ascent along the 4.5 miles was 630 feet. </text:p>
      <text:p text:style-name="P77"><text:span text:style-name="T1">Splits:</text:span> <text:s/>6:55 (down) + 8:48 (up) = 15:33</text:p>
      <text:p text:style-name="P77"><text:s text:c="13"/>6:52 (down) + 8:51 (up) = 15:43</text:p>
      <text:p text:style-name="P77"><text:s text:c="13"/>6:42 (down) + 7:39 (up) = 14:21</text:p>
      <text:p text:style-name="P77">The last uphill felt relatively easy.</text:p>
      <text:p text:style-name="P91">Warm down: <text:span text:style-name="T2">Rest a few minutes and 0.6 miles on the cemetery loop. </text:span></text:p>
      <text:p text:style-name="P91"/>
      <text:p text:style-name="P91"><text:span text:style-name="T2">Mon May 11, 2020 </text:span>2.2 miles<text:span text:style-name="T2"> on hilly roads averaging 10:22/mile.</text:span></text:p>
      <text:p text:style-name="P77"/>
      <text:p text:style-name="P91"><text:span text:style-name="T2">Tues May 12, 2020 </text:span>4.4 miles</text:p>
      <text:p text:style-name="P91">Run: <text:s/><text:span text:style-name="T2">3.4 miles on hilly roads and grass at the Allegheny College athletic field averaging 10:12/mile. </text:span></text:p>
      <text:p text:style-name="P91">Warm down:<text:span text:style-name="T2"> <text:s/>Rest 3 minutes and 1 mile jog home.</text:span></text:p>
      <text:p text:style-name="P77"/>
      <text:p text:style-name="P91"><text:span text:style-name="T2">Wed May 13, 2020 </text:span>5 miles<text:span text:style-name="T2"> <text:s/></text:span></text:p>
      <text:p text:style-name="P91">warm up: <text:span text:style-name="T2">On mile to the Allegheny athletic field and rest 3 minutes.</text:span></text:p>
      <text:p text:style-name="P91">Run: <text:span text:style-name="T2">2 </text:span>x <text:span text:style-name="T2">1.5 miles on a hilly course with a 7 minute rest between.</text:span></text:p>
      <text:p text:style-name="P77">Ascent for first 0.75 miles: about 40 feet, Ascent for second 0.75 miles: about 50 feet</text:p>
      <text:p text:style-name="P91">Times:<text:span text:style-name="T2"> (7:26 + 7:23) = 14:49 or 9:51/mile</text:span></text:p>
      <text:p text:style-name="P77"><text:s text:c="13"/>(6:53 + 6:27) = 13:20 or 8:52/mile</text:p>
      <text:p text:style-name="P91">Warm down:<text:span text:style-name="T2"> rest 5 minutes and 1 mile jog home</text:span></text:p>
      <text:p text:style-name="P77"/>
      <text:p text:style-name="P91"><text:span text:style-name="T2">Thur May 14, 2020 </text:span>5 miles <text:span text:style-name="T2">on</text:span> <text:span text:style-name="T2">hilly roads and grass. Total ascent: 310 ft, Ave pace 10:38 <text:s/></text:span></text:p>
      <text:p text:style-name="P77"/>
      <text:p text:style-name="P77">Fri May 15, 2020 <text:span text:style-name="T1"><text:s/>4.3 miles</text:span></text:p>
      <text:p text:style-name="P77"><text:span text:style-name="T1">warm up:</text:span> 0.3 miles </text:p>
      <text:p text:style-name="P77">Run: I ran down ½ mile and up ½ mile on the hill in Greendale Cemetery and repeated 3 more times with no stopping along the way. <text:s/>Mile splits: 11:21, 11:20, 11:17, 11:04. The elevation change along the 4 mile run was 496 feet.</text:p>
      <text:p text:style-name="P77"/>
      <text:p text:style-name="P91">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3700901427425346623" text:style-name="L5">
        <text:list-item>
          <text:list>
            <text:list-header>
              <text:p text:style-name="P168">0.75 mile splits: 9:06, 9:24, 8:13</text:p>
              <text:p text:style-name="P168">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9"><text:soft-page-break/>Sat June 6, 2020 <text:span text:style-name="T1">6.2 miles <text:s/></text:span></text:p>
      <text:p text:style-name="P61">warm up: <text:span text:style-name="T2">3 miles at various paces mainly out and back on Limber Rd and rest 5:00</text:span></text:p>
      <text:p text:style-name="P61">Run:<text:span text:style-name="T2"> I ran on the Greendale Cemetery loop.</text:span></text:p>
      <text:p text:style-name="P60">6 x ¼ mile with a ¼ mile jog after each run.</text:p>
      <text:p text:style-name="P60">Each ¼ mile run was half down and half uphill with vertical decent and ascent of about 20 feet. Times for the runs: 1:57, 1:57, 1:56, 1:58, 1:55, 1:48. The jogs were about 3:20.</text:p>
      <text:p text:style-name="P62">Warm down:<text:span text:style-name="T2"> 0.2 mile jog.</text:span></text:p>
      <text:p text:style-name="P60">I ran the ¼ miles faster today than on Sat May 23, 2020 (2 weeks ago). I think the longer warm up today made me feel better.</text:p>
      <text:p text:style-name="P60"/>
      <text:p text:style-name="P60">Sun June 7, 2020 <text:span text:style-name="T1">5.7 miles</text:span></text:p>
      <text:p text:style-name="P60"><text:span text:style-name="T1">warm up: </text:span><text:s/>0.3 mile jog and rest 5 minutes.</text:p>
      <text:p text:style-name="P62">Run: <text:span text:style-name="T2">I ran my “Old Morning Loop” that I used to run a lot. <text:s/>The course is 5 miles and has a total vertical ascent of 400 feet as measured on Google Earth. </text:span></text:p>
      <text:p text:style-name="P60">Average pace: 9:37/mile, Last mile: 8:39</text:p>
      <text:p text:style-name="P62">Warm down: <text:span text:style-name="T2"><text:s/>0.4 mile jog</text:span></text:p>
      <text:p text:style-name="P60"/>
      <text:p text:style-name="P62"><text:span text:style-name="T2">Mon June 8, 2020 </text:span>4.25 miles <text:s text:c="2"/></text:p>
      <text:p text:style-name="P60">I ran 4.25 miles on hilly roads and grass at various paces.</text:p>
      <text:p text:style-name="P60"/>
      <text:p text:style-name="P60">Tues June 9, 2020 <text:span text:style-name="T1">3.1 miles</text:span></text:p>
      <text:p text:style-name="P60">I ran 3.1 miles mainly on the 510 meter cemetery loop. This run included a 2 miles portion that was somewhat faster. The mile splits for the 2 miles were: 9:51 and 8:46</text:p>
      <text:p text:style-name="P60"/>
      <text:p text:style-name="P60">Wed June 10, 2020 <text:span text:style-name="T1">5 miles</text:span></text:p>
      <text:p text:style-name="P60">I ran my morning loop again as I did on Sunday but today I had no warm up.</text:p>
      <text:p text:style-name="P60">5 miles at an average pace of 9:57/mile, Last mile: 8:51</text:p>
      <text:p text:style-name="P60"/>
      <text:p text:style-name="P62"><text:span text:style-name="T2">Thurs June 11, 2020 </text:span>4.25 miles</text:p>
      <text:p text:style-name="P62">warm up: <text:span text:style-name="T2">0.25 to Greendale Cemetery, 1 mile in 10:16 and rest 5 minutes.</text:span></text:p>
      <text:p text:style-name="P62">Run:<text:span text:style-name="T2"> 2 miles on the 510 meter cemetery loop. Mile Splits: 9:03 and 8:38,</text:span></text:p>
      <text:p text:style-name="P60">Sum of vertical ascents over the 2 miles: 140 feet, </text:p>
      <text:p text:style-name="P62">Warm down:<text:span text:style-name="T2"> 1 mile jog</text:span></text:p>
      <text:p text:style-name="P60"/>
      <text:p text:style-name="P62"><text:span text:style-name="T2">Fri June 12, 2020 </text:span>3.6 miles<text:span text:style-name="T2"> <text:s/></text:span></text:p>
      <text:p text:style-name="P60">I ran 3.6 miles at various paces and no faster than about 10:00/mile. <text:s/>I am resting up for a faster workout tomorrow.</text:p>
      <text:p text:style-name="P60"/>
      <text:p text:style-name="P62">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60">I ran the “morning loop” with no warm up.</text:p>
      <text:p text:style-name="P60">5 miles at an average pace of 11:35/mile, Last mile: 10:00</text:p>
      <text:p text:style-name="P60"/>
      <text:p text:style-name="P60">Mon June 15, 2020 <text:span text:style-name="T1">4.2 miles </text:span></text:p>
      <text:p text:style-name="P60">I ran 4.2 miles including a 3.17 mile run which is 10 cemetery loops (each loop is 3.17 miles as measured with a wheel). I increased speed with each loop.</text:p>
      <text:p text:style-name="P60">Time for 10 loops: 32:09 or 10:09/mile, Total of vertical ascents 220 feet</text:p>
      <text:p text:style-name="P72">Loop times: 3:35(11:18/mile), 3:31, 3:27, 3:21, 3:18, 3:15, 3:09, 3:05, 3:01, 2:28(7:47/mile)</text:p>
      <text:p text:style-name="P72"/>
      <text:p text:style-name="P72">Tues June 16, 2020 <text:span text:style-name="T1">5.5 miles </text:span></text:p>
      <text:p text:style-name="P72">I ran at the Allegheny College athletic field.</text:p>
      <text:p text:style-name="P68">warm up: <text:span text:style-name="T2">2 miles on hilly grass and rest a few minutes</text:span></text:p>
      <text:p text:style-name="P68">Run:<text:span text:style-name="T2"> 7 x ¼ mile with about 1/8 mile jog between. <text:s/>I ran on the road leading to parking lot and the parking lot.</text:span></text:p>
      <text:p text:style-name="P72"><text:span text:style-name="T1">Times for ¼ mile runs:</text:span> <text:s/>2:00(8:00/mile), 1:55, 1:52, 1:44, 1:41, 1:45, 1:39(6:36/mile)</text:p>
      <text:p text:style-name="P72">The jogs between the runs took about 1:50.</text:p>
      <text:p text:style-name="P68">Warm down: <text:span text:style-name="T2">1 mile on the grass.</text:span> </text:p>
      <text:p text:style-name="P68"/>
      <text:p text:style-name="P60">Wed June 17, 2020 <text:span text:style-name="T1">4 miles </text:span></text:p>
      <text:p text:style-name="P60">I ran about the same workout as 2 days ago but I did not try to increase my speed on each loop of the 10 loop run. </text:p>
      <text:p text:style-name="P60"><text:span text:style-name="T1">Run:</text:span> 4 miles including a 3.17 mile run which is 10 cemetery loops</text:p>
      <text:p text:style-name="P60">Time for 10 loops: 30:52 or 9:44/mile, Total of vertical ascents 220 feet</text:p>
      <text:p text:style-name="P60"/>
      <text:p text:style-name="P60">Thur June 18, 2020 <text:span text:style-name="T1">1.5 miles</text:span></text:p>
      <text:p text:style-name="P72">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91"><text:soft-page-break/>Sat June 20, 2020 4.85 miles <text:s/></text:p>
      <text:list xml:id="list4455912991829331327" text:style-name="L6">
        <text:list-item>
          <text:list>
            <text:list-header>
              <text:p text:style-name="P196"><text:span text:style-name="T1">warm up:</text:span> 0.2 mile jog and rest 2 minutes</text:p>
              <text:p text:style-name="P196"><text:span text:style-name="T1">Run:</text:span> 4.4 miles averaging 10:21 on hilly roads in California MD</text:p>
            </text:list-header>
          </text:list>
        </text:list-item>
      </text:list>
      <text:p text:style-name="P77">Mile splits: 11:51, 10:38, 10:19, 9:23 and the last <text:s/>0.4 miles at 8:27/mile</text:p>
      <text:p text:style-name="P77"><text:span text:style-name="T1">Warm down:</text:span> rest 2 minutes and 0.25 jog</text:p>
      <text:p text:style-name="P77"/>
      <text:p text:style-name="P91">Sun June 21, 2020 6 miles on a hot, humid day</text:p>
      <text:p text:style-name="P91">Run: <text:span text:style-name="T2">6</text:span> <text:span text:style-name="T2">miles averaging 10:20/mile on hilly roads in California MD</text:span></text:p>
      <text:p text:style-name="P77">Mile splits: 10:59, 10:50, 10:11, 10:42, 9:59, 9:29</text:p>
      <text:p text:style-name="P91">Warm down:<text:span text:style-name="T2"> <text:s text:c="2"/>0.25 mile walk</text:span></text:p>
      <text:p text:style-name="P77"/>
      <text:p text:style-name="P91"><text:span text:style-name="T2">Mon June 22, 2020 </text:span>4.5 miles<text:span text:style-name="T2"> It was not quite as hot as yesterday.</text:span></text:p>
      <text:p text:style-name="P91">I ran the same course as yesterday but left out the middle 2 miles.</text:p>
      <text:p text:style-name="P91">warm up:<text:span text:style-name="T2"> ¼ mile jog and rest 2 minutes</text:span></text:p>
      <text:p text:style-name="P91">Run:<text:span text:style-name="T2"> 4 miles averaging 9:22/mile on hilly roads in California MD, </text:span></text:p>
      <text:p text:style-name="P77">Total vertical ascent: 155 feet along the 4 miles </text:p>
      <text:p text:style-name="P77">Mile Splits: 10:20, 9:40, 8:57, 8:33</text:p>
      <text:p text:style-name="P91">Warm down:<text:span text:style-name="T2"> ¼ mile jog <text:s text:c="2"/></text:span><text:s text:c="2"/></text:p>
      <text:p text:style-name="P91"/>
      <text:p text:style-name="P91"><text:span text:style-name="T2">Tues June 23, 2020 </text:span>5.6 miles<text:span text:style-name="T2"> </text:span></text:p>
      <text:p text:style-name="P91">I ran the same 4 mile course as yesterday. </text:p>
      <text:p text:style-name="P91">warm up:<text:span text:style-name="T2"> 1 mile jog and rest 2 minutes</text:span></text:p>
      <text:p text:style-name="P91">Run:<text:span text:style-name="T2"> 4 miles averaging 9:12/mile on hilly roads in California MD, </text:span></text:p>
      <text:p text:style-name="P77">Total vertical ascent: 155 feet along the 4 miles,Mile Splits: 9:55, 9:24, 8:53, 8:36</text:p>
      <text:p text:style-name="P91">Warm down:<text:span text:style-name="T2"> rest 3 minutes and 0.6 mile jog <text:s text:c="2"/></text:span><text:s text:c="2"/></text:p>
      <text:p text:style-name="P91"/>
      <text:p text:style-name="P91"><text:span text:style-name="T2">Wed June 24, 2020 </text:span>5.6 miles<text:span text:style-name="T2"> </text:span></text:p>
      <text:p text:style-name="P91">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1">warm up:<text:span text:style-name="T2"> 2 miles at 10:51/mile and rest 4 minutes</text:span></text:p>
      <text:p text:style-name="P91">Run:<text:span text:style-name="T2"> 3 miles averaging 8:44/mile on hilly roads in California MD, </text:span></text:p>
      <text:p text:style-name="P77">Total vertical ascent: about 135 feet along the 4 miles,Mile Splits: 9:16, 8:45, 8:10 </text:p>
      <text:p text:style-name="P91">Warm down:<text:span text:style-name="T2"> rest 3 minutes and 0.6 mile jog </text:span></text:p>
      <text:p text:style-name="P77"/>
      <text:p text:style-name="P91"><text:span text:style-name="T2">Thur June 25, 2020 </text:span>1.5 miles<text:span text:style-name="T2"> <text:s/>in about 18:00 on roads near Spring Village</text:span> </text:p>
      <text:p text:style-name="P91"/>
      <text:p text:style-name="P77">Fri June 26, 2020 <text:span text:style-name="T1">3.35 miles</text:span> </text:p>
      <text:p text:style-name="P91">warm up:<text:span text:style-name="T2"> 0.75 mile jog and rest 2 minutes</text:span></text:p>
      <text:p text:style-name="P91">Run: <text:span text:style-name="T2">2 miles out and back on the same course I ran 2 days ago but today I left out the middle mile that I ran 2 days ago. I was surprised that I did not need as much warm up as usual.</text:span></text:p>
      <text:p text:style-name="P77">Time: 16:50 or 8:25/mile</text:p>
      <text:p text:style-name="P77">Mile splits: 8:42, 8:08. The last ¼ mile was in 1:50 (7:20/mile pace) on a level path.</text:p>
      <text:p text:style-name="P91">Warm down: 0.6 miles</text:p>
      <text:p text:style-name="P91">In the last week: 31.1 miles</text:p>
      <text:p text:style-name="P91"><text:soft-page-break/><text:span text:style-name="T2">Sat June 27, 2020</text:span> 5.3 miles <text:s text:c="3"/><text:span text:style-name="T2">I ran roads in Ortley Beach NJ with very little elevation changes.</text:span> </text:p>
      <text:p text:style-name="P91">warm up:<text:span text:style-name="T2"> 1 mile in 10:55 </text:span></text:p>
      <text:p text:style-name="P77"><text:span text:style-name="T1">Run:</text:span> 4.3 miles in 37:29 or 9:22/mile</text:p>
      <text:p text:style-name="P77">Splits: 9:46, 9:34, 9:26, 8:43, and the last 0.3 miles at 8:29/mile</text:p>
      <text:p text:style-name="P77"/>
      <text:p text:style-name="P91"><text:span text:style-name="T2">Sun June 28, 2020</text:span> 4.5 miles <text:s text:c="3"/><text:span text:style-name="T2">I ran on roads in Fairfield NJ with very little elevation changes.</text:span> <text:s/><text:span text:style-name="T2"><text:s/></text:span></text:p>
      <text:p text:style-name="P77"><text:span text:style-name="T1">Run:</text:span> 4 miles averaging 10:00/mile on a hot day</text:p>
      <text:p text:style-name="P77">Splits: 10:50, 10:06, 9:54, 9:00 <text:s/>The last ¼ mile at 8:00/mile</text:p>
      <text:p text:style-name="P91">Warm down: <text:span text:style-name="T2">½ mile jog</text:span></text:p>
      <text:p text:style-name="P77"/>
      <text:p text:style-name="P91"><text:span text:style-name="T2">Mon June 29, 2020</text:span> 5 miles <text:s text:c="3"/><text:span text:style-name="T2">I ran on roads in Fairfield NJ with very little elevation changes.</text:span></text:p>
      <text:p text:style-name="P91">warm up:<text:span text:style-name="T2"> ¼ mile walk, 1 mile in 9:31 and rest 3 minutes</text:span> </text:p>
      <text:p text:style-name="P77"><text:span text:style-name="T1">Run:</text:span> 8 x 0.2 miles with a 0.2 mile jog between these runs</text:p>
      <text:p text:style-name="P77">Times for the 0.2 mile runs: </text:p>
      <text:p text:style-name="P77">1:28(7:17/mile), 1:28, 1:30, 1:31, 1:28, 1:28,1:23.9(6:59/mile), 1:29 <text:s text:c="2"/>Average: 1:28</text:p>
      <text:p text:style-name="P77">The 0.2 mile jogs between the runs were in about 2:40 <text:s text:c="2"/></text:p>
      <text:p text:style-name="P91">Warm down:<text:span text:style-name="T2"> rest about 3 minutes and 1 mile in 10:48</text:span></text:p>
      <text:p text:style-name="P77"/>
      <text:p text:style-name="P91"><text:span text:style-name="T2">Tues June 30, 2020</text:span> 3.6 miles <text:s text:c="2"/><text:span text:style-name="T2">I ran on roads in Fairfield NJ with very little elevation changes.</text:span></text:p>
      <text:p text:style-name="P91">warm up:<text:span text:style-name="T2"> 1.2 miles at 10:36/mile and rest 3 minutes</text:span> </text:p>
      <text:p text:style-name="P77"><text:span text:style-name="T1">Run:</text:span> 1 mile in 7:52, I ran out and back on a ½ mile stretch of road.</text:p>
      <text:p text:style-name="P91">Warm down:<text:span text:style-name="T2"> rest about 3 minutes and 1.4 miles at 9:38/mile</text:span></text:p>
      <text:p text:style-name="P77"/>
      <text:p text:style-name="P91"><text:span text:style-name="T2">Wed July 1, 2020</text:span> 2.5 miles <text:s text:c="5"/><text:span text:style-name="T2">I ran on roads in Fairfield NJ with very little elevation changes.</text:span></text:p>
      <text:p text:style-name="P91">warm up:<text:span text:style-name="T2"> ¼ <text:s/>mile walk, 1 mile in 10:20 and rest 2 min</text:span></text:p>
      <text:p text:style-name="P77"><text:span text:style-name="T1">Run:</text:span> 1 mile in 8:06, </text:p>
      <text:p text:style-name="P95">Warm down:<text:span text:style-name="T2"> ¼ <text:s/>mile jog <text:s text:c="110"/></text:span></text:p>
      <text:p text:style-name="P91">WE ARE BACK IN MEADVILLE!</text:p>
      <text:p text:style-name="P77">Thurs July 2, 2020 <text:span text:style-name="T1">5.2 miles <text:s/>(A similar workout to the one on Thur May 28, 2020)</text:span></text:p>
      <text:p text:style-name="P77">I ran on the hill from the very top of Greendale Cemetery to Jefferson Street. The hill is 0.806 miles long with an elevation change of 216 feet..</text:p>
      <text:p text:style-name="P77"><text:span text:style-name="T1">warm up:</text:span> 1.4 miles and rest a minute </text:p>
      <text:p text:style-name="P77"><text:span text:style-name="T1">Run:</text:span> I ran 2 times down and up the hill. Time for 3.22 miles: 31:36 or 9:49/mile (On May 28 Ave Pace was 10:28/mile)</text:p>
      <text:p text:style-name="P77">Splits: 1<text:span text:style-name="T5">st</text:span> time: Down 7:15 or 9:08/mile, Up 9:13 or 11:25/mile</text:p>
      <text:p text:style-name="P77"><text:s text:c="11"/>2<text:span text:style-name="T5">nd</text:span> time: Down 6:48 or 8:27/mile, Up 8:20 or 10:18/mile</text:p>
      <text:p text:style-name="P91">Warm down: <text:s/><text:span text:style-name="T2">Rest a minute and jog 0.6 miles</text:span></text:p>
      <text:p text:style-name="P77"/>
      <text:p text:style-name="P91"><text:span text:style-name="T2">Fri July 3, 2020 </text:span>4.3 miles</text:p>
      <text:p text:style-name="P91">warm up: <text:s/><text:span text:style-name="T2">0.3 mile jog to the Greendale Cemetery loop</text:span></text:p>
      <text:p text:style-name="P91">Run:<text:span text:style-name="T2"> 3.8 miles (12 loops) Time: 39:59 or 10:31/mile, Sum of vertical ascents: 264 feet</text:span></text:p>
      <text:p text:style-name="P91">Warm down:<text:span text:style-name="T2"> rest 3 minutes and 0.2 mile jog </text:span></text:p>
      <text:p text:style-name="P77"/>
      <text:p text:style-name="P10">In the last week: 30.4 miles <text:s/></text:p>
      <text:p text:style-name="P10">I have run at least 1.5 miles every day for the last 73 days.</text:p>
      <text:p text:style-name="P91"><text:soft-page-break/><text:span text:style-name="T2">Sat July 4, 2020 </text:span>4.3 miles <text:s text:c="8"/>(The same workout as yesterday.)</text:p>
      <text:p text:style-name="P91">warm up: <text:s/><text:span text:style-name="T2">0.3 mile jog to the Greendale Cemetery loop</text:span></text:p>
      <text:p text:style-name="P91">Run:<text:span text:style-name="T2"> 3.8 miles (12 loops) Time: 39:46 or 10:28/mile, Sum of vertical ascents: 264 feet</text:span></text:p>
      <text:p text:style-name="P91">Warm down:<text:span text:style-name="T2"> rest 3 minutes and 0.2 mile jog</text:span></text:p>
      <text:p text:style-name="P77"/>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91">Run: <text:s/><text:span text:style-name="T2">5 miles on very hilly roads averaging 10:45/mile</text:span></text:p>
      <text:p text:style-name="P91">Warm down: <text:span text:style-name="T2">0.6 mile walk with Mary Jane on cemetery loop</text:span></text:p>
      <text:p text:style-name="P91"/>
      <text:p text:style-name="P91"><text:span text:style-name="T2">Tues July 7, 2020 </text:span>4.5 <text:s/>miles</text:p>
      <text:p text:style-name="P91">Run: <text:s/><text:span text:style-name="T2">4.5 miles on hilly roads and grass averaging 10:31/mile</text:span></text:p>
      <text:p text:style-name="P91">Warm down: <text:span text:style-name="T2">rest a few minutes and 1 mile walk with Mary Jane on cemetery loop</text:span></text:p>
      <text:p text:style-name="P77"/>
      <text:p text:style-name="P91"><text:span text:style-name="T2">Wed July 8, 2020 </text:span>2 miles</text:p>
      <text:p text:style-name="P77">The ball of my left foot hurts a little. It felt better when I ran with a forefoot strike.</text:p>
      <text:p text:style-name="P77">After running I soaked my foot in epsom salt in warm water.</text:p>
      <text:p text:style-name="P77"/>
      <text:p text:style-name="P77">Thur July 9, 2020 <text:span text:style-name="T1">4 miles </text:span><text:s/></text:p>
      <text:p text:style-name="P77">I ran on a 0.75 mile grass loop at the athletic field. <text:s/>The loop has a 50 ft vertical ascent. I thought the grass would be good for my soar left foot and it was.</text:p>
      <text:p text:style-name="P77"><text:span text:style-name="T1">warm up:</text:span> <text:s/>0.75 miles at 11:00/mile</text:p>
      <text:p text:style-name="P91">Run: <text:span text:style-name="T2">3 miles on the loop. Average paces for each of the 4 loops:</text:span></text:p>
      <text:p text:style-name="P77">10:05, 9:50, 9:42 and 9:18/mile</text:p>
      <text:p text:style-name="P91">Warm down: <text:s/><text:span text:style-name="T2">Rest a few minutes and 0.25 mile jog</text:span></text:p>
      <text:p text:style-name="P77">Later I walked a mile with Mary Jane on the cemetery loop.</text:p>
      <text:p text:style-name="P77"/>
      <text:p text:style-name="P77">Fri July 10, 2020 <text:span text:style-name="T1">4.25 miles</text:span></text:p>
      <text:p text:style-name="P77">I ran on a 0.75 mile grass loop at the athletic field. <text:s/>The loop has a 50 ft vertical ascent. <text:s text:c="2"/></text:p>
      <text:p text:style-name="P77">I ran the same workout as yesterday except I did not use the first loop as a warm up.</text:p>
      <text:p text:style-name="P91">I felt a lot better than yesterday.</text:p>
      <text:p text:style-name="P91">Run: <text:span text:style-name="T2">3.75 miles on the loop. <text:s/>Average paces for each of the 5 loops:</text:span></text:p>
      <text:p text:style-name="P77">Yesterday: 11:00, 10:05, 9:50, 9:42 and 9:18/mile</text:p>
      <text:p text:style-name="P77">Today: <text:s text:c="8"/>9:43, <text:s text:c="2"/>9:27, 9:23, 9:20 and 8:40/mile </text:p>
      <text:p text:style-name="P91">Warm down: <text:s/><text:span text:style-name="T2">Rest a few minutes and 0.5 mile jog</text:span></text:p>
      <text:p text:style-name="P77">Later I walked a mile with Mary Jane on the cemetery loop.</text:p>
      <text:p text:style-name="P77"/>
      <text:p text:style-name="P91">In the last week week: 31.3 miles</text:p>
      <text:p text:style-name="P91"/>
      <text:p text:style-name="P77"><text:soft-page-break/>Sat July 11, 2020 <text:span text:style-name="T1">2.5 miles</text:span> <text:s/></text:p>
      <text:p text:style-name="P77"><text:span text:style-name="T1">warm up:</text:span> 0.25 miles to Greendale Cemetery loop</text:p>
      <text:p text:style-name="P77"><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77"><text:soft-page-break/>Sat July 18, 2020 <text:span text:style-name="T1">4 miles</text:span> <text:s/></text:p>
      <text:p text:style-name="P77"><text:span text:style-name="T1">Run:</text:span> 4 miles on hilly roads averaging 10:15/mile, Splits: 11:38, 9:57, 9:49, 9:33 </text:p>
      <text:p text:style-name="P77">Total of ascents along the way: 267 feet</text:p>
      <text:p text:style-name="P77"/>
      <text:p text:style-name="P77">Sun July 19, 2020 <text:span text:style-name="T1">7.9 miles</text:span> <text:s/></text:p>
      <text:p text:style-name="P77">I ran on a relatively flat 1.8 mile loop that I have not run on in a long time. It consists of Devore Rd, Springs Rd, Alden St and Oakgrove Ave.</text:p>
      <text:p text:style-name="P77"><text:span text:style-name="T1">Run:</text:span> <text:s/>4 x 1.8 miles with a 5 minute rest between each run. </text:p>
      <text:p text:style-name="P77">1<text:span text:style-name="T5">st</text:span> <text:s/>loop, Time 18:47, 10:26/mile</text:p>
      <text:p text:style-name="P77">2<text:span text:style-name="T5">nd</text:span> loop, Time 16:01, <text:s text:c="2"/>8:54/mile <text:s/></text:p>
      <text:p text:style-name="P77">3<text:span text:style-name="T5">rd</text:span> loop, Time <text:s/>15:44, <text:s/>8:44/mile</text:p>
      <text:p text:style-name="P77">4<text:span text:style-name="T5">th</text:span> loop, Time <text:s/>15:07, <text:s/>8:24/mile</text:p>
      <text:p text:style-name="P77">Ave Time for last 3 loops, <text:s/>15:37, 8:41/mile</text:p>
      <text:p text:style-name="P77"><text:span text:style-name="T1">Warm down:</text:span> <text:s/>rest 5 minutes and 0.5 mile jog</text:p>
      <text:p text:style-name="P77"/>
      <text:p text:style-name="P77">Mon July 20, 2020 <text:span text:style-name="T1">4.5 miles</text:span> <text:s/></text:p>
      <text:p text:style-name="P77"><text:span text:style-name="T1">warm up:</text:span> 0.25 miles to the cemetery loop</text:p>
      <text:p text:style-name="P77"><text:span text:style-name="T1">Run:</text:span> 4 miles on the loop averaging 10:33/mile, Sum of ascents: 280 feet</text:p>
      <text:p text:style-name="P77"><text:span text:style-name="T1">Splits:</text:span> <text:s/>11:20, 10:30, 10:14, 10:10, Average pace: 10:33</text:p>
      <text:p text:style-name="P77"><text:span text:style-name="T1">Warm down:</text:span> 0.25 miles home</text:p>
      <text:p text:style-name="P77"/>
      <text:p text:style-name="P77">Tues July 21, 2020 <text:span text:style-name="T1">4.5 miles</text:span> <text:s text:c="2"/>Same workout as yesterday.</text:p>
      <text:p text:style-name="P77"><text:span text:style-name="T1">Splits:</text:span> <text:s/>10:29, 10:35, 10:21, 10:01, Average pace: 10:22</text:p>
      <text:p text:style-name="P77"/>
      <text:p text:style-name="P77">Wed July 22, 2020 <text:span text:style-name="T1">4.5 miles</text:span> <text:s text:c="2"/>Same workout as yesterday.</text:p>
      <text:p text:style-name="P77"><text:span text:style-name="T1">Splits:</text:span> <text:s/>9:40, 9:24, 9:18, 8:39 <text:s text:c="9"/>Average pace: <text:s text:c="2"/>9:15</text:p>
      <text:p text:style-name="P77">I felt pretty much recovered from Sunday's workout.</text:p>
      <text:p text:style-name="P77"/>
      <text:p text:style-name="P77">Thur July 23, 2020 <text:span text:style-name="T1"><text:s/>4.7 miles</text:span> </text:p>
      <text:p text:style-name="P77"><text:span text:style-name="T1">warm up:</text:span> 0.25 mile jog to cemetery loop and 1 mile on loop in 10:53</text:p>
      <text:p text:style-name="P77"><text:span text:style-name="T1">Run:</text:span> <text:s/>2 x from the very top of Greendale Cemetery to Jefferson Street which is a short distance outside the entrance to the cemetery then back up. <text:s/>The hill is 0.8 miles long with an elevation change of 216 feet.</text:p>
      <text:p text:style-name="P77">Running down, Distance: 0.8 miles, Time: 7:20, Pace: 9:10/mile </text:p>
      <text:p text:style-name="P77">Running up, <text:s text:c="5"/>Distance: 0.8 miles, Time: 9:16, Pace: 11:35/mile </text:p>
      <text:p text:style-name="P77">Running down, Distance: 0.8 miles, Time: 7:35, Pace: 9:29/mile </text:p>
      <text:p text:style-name="P77">Running up, <text:s text:c="5"/>Distance: 0.8 miles, Time: 9:26, Pace: 11:18/mile </text:p>
      <text:p text:style-name="P77">Average Pace for 3.2 miles: 10:23/mile, Sum of vertical ascents: 432 feet </text:p>
      <text:p text:style-name="P77">See Fri July 17, 2020 </text:p>
      <text:p text:style-name="P77"/>
      <text:p text:style-name="P77">Fri July 24, 2020 <text:span text:style-name="T1">2.5 miles</text:span> <text:s/></text:p>
      <text:p text:style-name="P77"><text:span text:style-name="T1">warm up:</text:span> 0.25 miles to the cemetery loop</text:p>
      <text:p text:style-name="P77"><text:span text:style-name="T1">Run:</text:span> 2 miles on the loop averaging 9:35/mile, Sum of ascents: 140 feet, <text:span text:style-name="T1">Splits:</text:span> <text:s/>9:51, 9:19</text:p>
      <text:p text:style-name="P77"><text:span text:style-name="T1">Warm down:</text:span> 0.25 miles home</text:p>
      <text:p text:style-name="P91">In the last week: 32.6 miles</text:p>
      <text:p text:style-name="P91"><text:soft-page-break/><text:span text:style-name="T2">Sat July 25, 2020</text:span> <text:s/>3.5 miles</text:p>
      <text:p text:style-name="P91">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77">Mon July 27, 2020 <text:span text:style-name="T1">5 miles</text:span> <text:s/></text:p>
      <text:p text:style-name="P77"><text:span text:style-name="T1">warm up:</text:span> 0.25 miles to the cemetery loop</text:p>
      <text:p text:style-name="P77"><text:span text:style-name="T1">Run:</text:span> 4 miles on the loop averaging 10:00/mile, Sum of ascents: 280 feet</text:p>
      <text:p text:style-name="P10"><text:span text:style-name="T18">Warm down:</text:span><text:span text:style-name="T17"> 0.75 miles home</text:span></text:p>
      <text:p text:style-name="P91">Last Monday I did the same workout as today, both times after a difficult workout the previous day. <text:s/>Today I ran faster than last Monday and felt better than last Monday. <text:s/>I think my conditioning continues to improve.</text:p>
      <text:p text:style-name="P10"><text:span text:style-name="T18">Splits on Monday July 29, 2020:</text:span><text:span text:style-name="T17"> <text:s/>11:20, 10:30, 10:14, 10:10, Average pace: 10:33</text:span><text:span text:style-name="T18"> </text:span><text:s/></text:p>
      <text:p text:style-name="P77"><text:span text:style-name="T1">Splits today:</text:span> <text:s text:c="34"/>10:10, <text:s text:c="2"/>9:52, 10:02, <text:s text:c="2"/>9:55, Average pace: 10:00</text:p>
      <text:p text:style-name="P77"/>
      <text:p text:style-name="P77">Tues July 28, 2020 <text:span text:style-name="T1">3 miles</text:span> <text:s text:c="2"/></text:p>
      <text:p text:style-name="P77"><text:span text:style-name="T1">warm up:</text:span> 0.25 miles to the cemetery loop</text:p>
      <text:p text:style-name="P77"><text:span text:style-name="T1">Run:</text:span> 2 miles on the loop averaging 9:54/mile, Sum of ascents: 140 feet</text:p>
      <text:p text:style-name="P10"><text:span text:style-name="T18">Warm down:</text:span><text:span text:style-name="T17"> 0.75 miles home</text:span></text:p>
      <text:p text:style-name="P77"/>
      <text:p text:style-name="P77">Wed July 29, 2020 <text:span text:style-name="T1">3 miles</text:span> <text:s text:c="2"/></text:p>
      <text:p text:style-name="P77"><text:span text:style-name="T1">warm up:</text:span> 0.25 miles to the cemetery loop</text:p>
      <text:p text:style-name="P77"><text:span text:style-name="T1">Run:</text:span> 1 mile on the loop in 9:34 and rest 3 minutes</text:p>
      <text:p text:style-name="P77"><text:s text:c="10"/>1 mile on the loop in 8:25 and rest 3 minutes </text:p>
      <text:p text:style-name="P10"><text:span text:style-name="T18">Warm down:</text:span><text:span text:style-name="T17"> 0.75 miles home</text:span></text:p>
      <text:p text:style-name="P77"/>
      <text:p text:style-name="P77"><text:span text:style-name="T17">Thur July 30, 2020 </text:span><text:span text:style-name="T1">2.5</text:span><text:span text:style-name="T16"> miles</text:span><text:span text:style-name="T17"> <text:s text:c="2"/></text:span></text:p>
      <text:p text:style-name="P77"><text:span text:style-name="T1">warm up:</text:span> 0.25 miles to the cemetery loop</text:p>
      <text:p text:style-name="P77"><text:span text:style-name="T1">Run:</text:span> 2 miles on the loop in 20:32</text:p>
      <text:p text:style-name="P10"><text:span text:style-name="T18">Warm down:</text:span><text:span text:style-name="T17"> 0.25 miles home</text:span></text:p>
      <text:p text:style-name="P77"/>
      <text:p text:style-name="P10"><text:span text:style-name="T17">Fri July 31, 2020 </text:span><text:span text:style-name="T18">2 miles</text:span><text:span text:style-name="T17"> at various paces. </text:span></text:p>
      <text:p text:style-name="P77"/>
      <text:p text:style-name="P77"/>
      <text:p text:style-name="P91">In the last week: 25.5 miles</text:p>
      <text:p text:style-name="P91"/>
      <text:p text:style-name="P77"/>
      <text:p text:style-name="P77"/>
      <text:p text:style-name="P77"/>
      <text:p text:style-name="P77"/>
      <text:p text:style-name="P104"><text:soft-page-break/>Sat Aug 1, 2020 <text:span text:style-name="T1">6.4 miles</text:span></text:p>
      <text:p text:style-name="P104">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04"><text:span text:style-name="T1">My Run; </text:span>After warming up with a mile at various paces I ran the 5.42 miles in 47:16 or 8:43/mile. </text:p>
      <text:p text:style-name="P104"><text:span text:style-name="T1">Mile Splits:</text:span> 8:48, 8:48, 8:44, 8:55, 8:26, and the last 0.42 miles at 8:37/mile</text:p>
      <text:p text:style-name="P102">Email to runners: <text:s text:c="6"/>Handicapping 5.4 mile run August 1, 2020</text:p>
      <text:p text:style-name="P129"/>
      <text:p text:style-name="P130">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30"/>
      <text:p text:style-name="P130">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30"/>
      <text:p text:style-name="P130">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30"><text:tab/><text:tab/><text:tab/><text:tab/><text:tab/><text:tab/><text:tab/><text:tab/><text:tab/><text:tab/><text:tab/>Result for 5.4 miles</text:p>
      <text:p text:style-name="P130"><text:s text:c="24"/>Times and totals<text:tab/><text:tab/><text:tab/><text:tab/> <text:s text:c="4"/>Start Times <text:s text:c="5"/><text:tab/>August 1, 2020</text:p>
      <text:p text:style-name="P131">Jim<text:tab/>16:01, 15:44, 15:07 Total = 46:52 -&gt; 46:00<text:tab/><text:tab/>0<text:tab/><text:tab/>47:16</text:p>
      <text:p text:style-name="P130">Bill<text:tab/> <text:s text:c="3"/>15:12, 15:11, 15:17 Total = 45:40<text:tab/><text:tab/><text:tab/>0:20<text:tab/><text:tab/>46:08<text:tab/><text:tab/></text:p>
      <text:p text:style-name="P130">Brian <text:s text:c="6"/>15:01, 15:23, 14:30 Total = 44:54<text:tab/><text:tab/><text:tab/>1:06</text:p>
      <text:p text:style-name="P130">David <text:s text:c="5"/>15:02, 15:06, 13:21 Total = 43:29<text:tab/><text:tab/><text:tab/>2:31<text:tab/><text:tab/>43:38</text:p>
      <text:p text:style-name="P130">Tim <text:s text:c="8"/>14:52, 13:56, 12:51 Total = 41:39<text:tab/><text:tab/><text:tab/>4:21</text:p>
      <text:p text:style-name="P130">Colton<text:tab/> <text:s text:c="3"/>13:56, 13:03, 12:16 Total = 39:15<text:tab/><text:tab/><text:tab/>6:45</text:p>
      <text:p text:style-name="P130"/>
      <text:p text:style-name="P130">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30"/>
      <text:p text:style-name="P130">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32"><text:soft-page-break/>Sun <text:s/>Aug 2, 2020 <text:span text:style-name="T1">5 miles</text:span></text:p>
      <text:p text:style-name="P133"><text:span text:style-name="T1">Run:</text:span> 5 miles on the “Morning Loop” in the counter clockwise direction averaging 10:15/mile.</text:p>
      <text:p text:style-name="P132"/>
      <text:p text:style-name="P132">Mon Aug 3, 2020 <text:span text:style-name="T1">5.25 miles</text:span></text:p>
      <text:p text:style-name="P132"><text:span text:style-name="T1">warm up:</text:span> <text:s/>0.25 miles to the cemetery loop</text:p>
      <text:p text:style-name="P134">Run: <text:s/><text:span text:style-name="T2">½ mile down and ½ mile up hill in 10:30, elevation change is 120 feet, rest 2:00</text:span></text:p>
      <text:p text:style-name="P133">6 x 0.317 miles on the loop with a 0.317 mile jog between the runs</text:p>
      <text:p text:style-name="P133">average time for runs: 2:49 (8:53/mile), average time for jogs: 3:24 (10:45/mile)</text:p>
      <text:p text:style-name="P133">Vertical ascent on one loop: 22 feet</text:p>
      <text:p text:style-name="P134">Warm down:<text:span text:style-name="T2"> <text:s/>0.5 mile jog</text:span></text:p>
      <text:p text:style-name="P133"/>
      <text:p text:style-name="P133"/>
      <text:p text:style-name="P132">Tues Aug 4, 2020 <text:span text:style-name="T1">5.35 miles <text:s/></text:span><text:span text:style-name="T2">(The same workout as yesterday)</text:span></text:p>
      <text:p text:style-name="P132"><text:span text:style-name="T1">warm up:</text:span> <text:s/>0.25 miles to the cemetery loop</text:p>
      <text:p text:style-name="P134">Run: <text:s/><text:span text:style-name="T2">½ mile down and ½ mile up hill in 9:57, elevation change is 120 feet, rest 3:00</text:span></text:p>
      <text:p text:style-name="P133">6 x 0.317 miles on the loop with a 0.317 mile jog between the runs</text:p>
      <text:p text:style-name="P133">average time for runs: 2:40 (8:25/mile), average time for jogs: 3:33 (11:12/mile)</text:p>
      <text:p text:style-name="P133">The last 0.317 mile run in 2:25 (7:37/mile)</text:p>
      <text:p text:style-name="P133">Vertical ascent on one loop: 22 feet</text:p>
      <text:p text:style-name="P133">Warm down: <text:s/>0.6 mile jog</text:p>
      <text:p text:style-name="P133"/>
      <text:p text:style-name="P133">Wed Aug 5, 2020 <text:span text:style-name="T1">5 miles running </text:span>(1 mile walking and 5 miles of running)</text:p>
      <text:p text:style-name="P133">I ran and walked 6 miles on hilly roads and averaged 12:10/mile. <text:s/>I walked 10 times for a total of 1 mile of walking and 5 miles of running.</text:p>
      <text:p text:style-name="P133"/>
      <text:p text:style-name="P133">Thur Aug 6, 2020 <text:span text:style-name="T1">5.5 miles running </text:span>(1 mile walking and 5.5 miles of running)</text:p>
      <text:p text:style-name="P133"><text:span text:style-name="T1">warm up:</text:span> 0.25 mile jog</text:p>
      <text:p text:style-name="P133"><text:span text:style-name="T1">Run:</text:span> 6 miles on hilly roads and averaged 12:12/mile. <text:s/>I walked 10 times for a total of <text:s text:c="3"/>1 mile of walking and 5 miles of running. Total vertical ascent: 630 feet.</text:p>
      <text:p text:style-name="P133"><text:span text:style-name="T1">Warm down:</text:span> 0.25 mile jog </text:p>
      <text:p text:style-name="P133"/>
      <text:p text:style-name="P133"/>
      <text:p text:style-name="P133"><text:s/></text:p>
      <text:p text:style-name="P133">Fri Aug 7, 2020 <text:span text:style-name="T1">2 miles</text:span></text:p>
      <text:p text:style-name="P133">I ran 2 easy miles. The ball of my left foot is hurting.</text:p>
      <text:p text:style-name="P133"/>
      <text:p text:style-name="P134"/>
      <text:p text:style-name="P134"/>
      <text:p text:style-name="P134">In the last week: 34.5 miles running</text:p>
      <text:p text:style-name="P135"/>
      <text:p text:style-name="P135"/>
      <text:p text:style-name="P139"><text:soft-page-break/>Sat Aug 8, 20 <text:span text:style-name="T1">6.5 miles</text:span></text:p>
      <text:p text:style-name="P140">warm up: <text:span text:style-name="T2">0.25 mile jog to the cemetery</text:span></text:p>
      <text:p text:style-name="P141">Run:<text:span text:style-name="T2"> Down and up hill 1 mile in 4:57 + 5:32 = 10:29 and rest 4:00 <text:s text:c="34"/></text:span></text:p>
      <text:p text:style-name="P77">1 x from the very top of Greendale Cemetery to Jefferson Street which is a short distance outside the entrance to the cemetery then back up. <text:s/>The hill is 0.8 miles, elevation of 216 feet.</text:p>
      <text:p text:style-name="P77">Running down, Distance: 0.8 miles, Time: 6:59, Pace: 8:44/mile </text:p>
      <text:p text:style-name="P77">Running up, <text:s text:c="5"/>Distance: 0.8 miles, Time: 8:18, Pace: 10:22/mile</text:p>
      <text:p text:style-name="P96">Total Time: 15:17 (9:33/mile) <text:s text:c="94"/></text:p>
      <text:p text:style-name="P142">5 x 0.317 miles on the loop with a 0.317 mile jog after each run</text:p>
      <text:p text:style-name="P142">average time for runs: 2:34 (8:06/mile), last run in 2:26 (7:41/mile)</text:p>
      <text:p text:style-name="P142">average time for jogs: 3:43 (11:43/mile), Vertical ascent on one loop: 22 feet</text:p>
      <text:p text:style-name="P91">Warm down:<text:span text:style-name="T2"> <text:s/>0.5 mile jog</text:span></text:p>
      <text:p text:style-name="P77"/>
      <text:p text:style-name="P77">Sun Aug 9, 2020 <text:span text:style-name="T1">6.5 miles</text:span></text:p>
      <text:p text:style-name="P77"><text:span text:style-name="T1">warm up: </text:span>1.5 miles and 9 minutes rest.</text:p>
      <text:p text:style-name="P91">Run: <text:s/><text:span text:style-name="T2">5 miles on the “Morning Loop” averaging 8:44/mile, Last mile: 8:08</text:span></text:p>
      <text:p text:style-name="P77">Time: 43:42, Mile splits: 8:33, 8:47, 8:50, 9:25, 8:08</text:p>
      <text:p text:style-name="P91">Warm down:<text:span text:style-name="T2"> rested a few minutes and walked 0.4 miles</text:span></text:p>
      <text:p text:style-name="P77"/>
      <text:p text:style-name="P139">Mon Aug 10, 20 <text:span text:style-name="T1">5.3 miles</text:span></text:p>
      <text:p text:style-name="P140">warm up: <text:span text:style-name="T2">0.25 mile jog to the cemetery</text:span></text:p>
      <text:p text:style-name="P140"><text:span text:style-name="T19">Run:</text:span><text:span text:style-name="T20"> Down and up hill 1 mile in 4:27 + 5:14 = 9:42 and rest 3:00 <text:s text:c="34"/></text:span></text:p>
      <text:p text:style-name="P142">6 x 0.317 miles on the loop with a 0.317 mile jog after each run</text:p>
      <text:p text:style-name="P142">ave for runs: 2:35 (8:09/mile), last run in 2:22 (7:28/mile), ave for jogs: 3:44 (11:47/mile)</text:p>
      <text:p text:style-name="P142">Vertical ascent on one loop: 22 feet</text:p>
      <text:p text:style-name="P91">Warm down:<text:span text:style-name="T2"> <text:s/>0.5 mile jog</text:span></text:p>
      <text:p text:style-name="P77"/>
      <text:p text:style-name="P142">Tues Aug 11, 2020 5<text:span text:style-name="T1"> miles running </text:span>(1 mile walking and 5 miles of running)</text:p>
      <text:p text:style-name="P142">I ran and walked 6 miles on a hilly course and averaged 12:08/mile. <text:s/>I walked 12 times for a total of 1 mile of walking and 5 miles of running.</text:p>
      <text:p text:style-name="P77"/>
      <text:p text:style-name="P77">Wed Aug 12, 2020 <text:span text:style-name="T1">2.75 miles</text:span></text:p>
      <text:p text:style-name="P77"><text:span text:style-name="T1">warm up:</text:span> <text:s/>0.5 miles</text:p>
      <text:p text:style-name="P92"><text:span text:style-name="T21">Run:</text:span><text:span text:style-name="T22"> <text:s/>2 miles on the cemetery loop in 16:55 (8:28/mi), Sum of vertical ascents: 132 ft</text:span></text:p>
      <text:p text:style-name="P92"><text:span text:style-name="T21">Warm down:</text:span><text:span text:style-name="T22"> <text:s/>0.25 miles</text:span></text:p>
      <text:p text:style-name="P97"/>
      <text:p text:style-name="P97">Thur Aug 13, 2020 <text:span text:style-name="T1">5 miles</text:span> <text:s/></text:p>
      <text:p text:style-name="P97"><text:span text:style-name="T1">warm up:</text:span> <text:s/>1.5 miles</text:p>
      <text:p text:style-name="P97"><text:span text:style-name="T1">Run:</text:span> 3.17 miles (10 x 0.317 miles) on the cemetery loop in 28:04 or 8:51/mile</text:p>
      <text:p text:style-name="P97">Mile splits: 9:08, 9:04, 8:34, Sum of vertical ascents: 220 feet.</text:p>
      <text:p text:style-name="P97"><text:span text:style-name="T1">Warm down:</text:span> <text:s/>0.3 miles</text:p>
      <text:p text:style-name="P97"/>
      <text:p text:style-name="P97">Fri Aug 14, 2020 <text:span text:style-name="T1">3 mile</text:span></text:p>
      <text:p text:style-name="P97">I ran 3 miles on hilly roads at various paces, some at about 9:00/mile.</text:p>
      <text:p text:style-name="P98">In the last week: 34 miles</text:p>
      <text:p text:style-name="P35"><text:soft-page-break/>Sat Aug 15, 2020 <text:span text:style-name="T1">6.75 miles</text:span></text:p>
      <text:p text:style-name="P36">warm up: <text:span text:style-name="T2"><text:s/>1.5 miles on hilly roads and grass and rest a few minutes</text:span></text:p>
      <text:p text:style-name="P36">Run:<text:span text:style-name="T2"> 4 miles in 39::08 on hilly roads, Mile Splits: 9:00, 10:56, 11:18, 7:53</text:span></text:p>
      <text:p text:style-name="P36">Warm down:<text:span text:style-name="T2"> <text:s/>1 mile jog, 1 mile walk, ¼ mile jog</text:span></text:p>
      <text:p text:style-name="P35"/>
      <text:p text:style-name="P36"><text:span text:style-name="T2">Sun Aug 16, 2020 </text:span>2.7 miles<text:span text:style-name="T2"> </text:span>running and 1 mile walking<text:span text:style-name="T2"> </text:span></text:p>
      <text:p text:style-name="P36">warm up:<text:span text:style-name="T2"> <text:s/>0.25 miles to cemetery loop</text:span></text:p>
      <text:p text:style-name="P14"><text:span text:style-name="T21">Run and walk:</text:span><text:span text:style-name="T22">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36"><text:span text:style-name="T1">Run: </text:span>6 x 330 yds with a 550 yd jog after each run.<text:span text:style-name="T1"> <text:s/></text:span></text:p>
      <text:p text:style-name="P136">Times: 1:24, 1:26, 1:21, 1:22, 1:22, 1:15(6:40/mile) <text:s/>Ave time: 1:22 (7:17/mile) </text:p>
      <text:p text:style-name="P136"><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36"><text:span text:style-name="T1">Run: </text:span>8 x 330 yards with a 550 yd jog after each run.<text:span text:style-name="T1"> <text:s/></text:span></text:p>
      <text:p text:style-name="P136">Times: 1:27, 1:23, 1:21, 1:27, 1:26, 1:26, 1:24, 1:17(6:51/mile) <text:s/></text:p>
      <text:p text:style-name="P136">Ave time: 1:24 (7:28/mile) </text:p>
      <text:p text:style-name="P136"><text:span text:style-name="T1">Warm down:</text:span> 1 mile jog </text:p>
      <text:p text:style-name="P136"/>
      <text:p text:style-name="P136">Thurs Aug 26, 2020 <text:span text:style-name="T1">4 miles</text:span><text:span text:style-name="T18"> </text:span></text:p>
      <text:p text:style-name="P77"><text:span text:style-name="T1">warm up:</text:span> 0.3 mile jog to cemetery loop </text:p>
      <text:p text:style-name="P77"><text:span text:style-name="T1">Run:</text:span> <text:s/>2 x from the very top of Greendale Cemetery to Jefferson Street which is a short distance outside the entrance to the cemetery then back up. <text:s/>The hill is 0.8 miles long with an elevation change of 216 feet.</text:p>
      <text:p text:style-name="P77">Dist: 3.2 miles, Time: 11:27/mile, Sum of vertical ascents: 432 feet, Temperature: 80 degrees F </text:p>
      <text:p text:style-name="P91">Warm down: <text:span text:style-name="T2">0.5 miles </text:span></text:p>
      <text:p text:style-name="P10"/>
      <text:p text:style-name="P77">Fri Aug 28, 2020 <text:span text:style-name="T1">2.5 miles</text:span> <text:s/></text:p>
      <text:p text:style-name="P77"><text:span text:style-name="T1">warm up:</text:span> 0.25 miles to the cemetery loop</text:p>
      <text:p text:style-name="P77"><text:span text:style-name="T1">Run:</text:span> 2 miles on the loop averaging 8:50/mile, Sum of ascents: 132 feet, <text:span text:style-name="T1">Splits:</text:span> <text:s/>9:16, 8:22</text:p>
      <text:p text:style-name="P77"><text:span text:style-name="T1">Warm down:</text:span> 0.25 miles home</text:p>
      <text:p text:style-name="P77">In the last week: 32.6 miles while running</text:p>
      <text:p text:style-name="P77"/>
      <text:p text:style-name="P77"/>
      <text:p text:style-name="P91">In the last week: 39.6 miles running, 1.5 miles walking during workouts <text:s text:c="27"/></text:p>
      <text:p text:style-name="P77"/>
      <text:p text:style-name="P77"/>
      <text:p text:style-name="P109"><text:soft-page-break/><text:span text:style-name="T2">Sat Aug 29, 2020 </text:span>2.1 miles</text:p>
      <text:p text:style-name="P108"><text:span text:style-name="T1">warm up:</text:span> 0.25 miles</text:p>
      <text:p text:style-name="P124">Run: <text:span text:style-name="T2">Down and up the 0.8 mile hill from the top of the cemetery loop to Jefferson St. <text:s text:c="4"/></text:span></text:p>
      <text:p text:style-name="P108">Distance: 1.6 miles Time: 17:12, Elevation <text:s/>Change 216 feet</text:p>
      <text:p text:style-name="P109">Warm down: <text:span text:style-name="T2">0.25 miles</text:span></text:p>
      <text:p text:style-name="P108">The ball of my left foot started to hurt and I stopped running.</text:p>
      <text:p text:style-name="P108"/>
      <text:p text:style-name="P108">Sun Aug 30, 2020 <text:span text:style-name="T1">1 mile</text:span></text:p>
      <text:p text:style-name="P108">I jogged 1 mile on grass. The ball of my left foot is hurting.</text:p>
      <text:p text:style-name="P108"/>
      <text:p text:style-name="P108">Mon Aug 31, 2020 <text:span text:style-name="T1">4.15 miles</text:span> </text:p>
      <text:p text:style-name="P108">The ball of my left foot feels a lot better. I ran on the college artificial turf football field and track.</text:p>
      <text:p text:style-name="P108"><text:span text:style-name="T1">warm up:</text:span> <text:s/>½ mile</text:p>
      <text:p text:style-name="P109">Run: <text:s/><text:span text:style-name="T2">2 miles around the field at about 9:00/mile with no shoes, rest a couple minutes</text:span></text:p>
      <text:p text:style-name="P108"><text:s text:c="10"/>1 mile on the track in 8:25 and rest a couple minutes</text:p>
      <text:list xml:id="list2492655128926889784" text:style-name="L7">
        <text:list-item>
          <text:list>
            <text:list-header>
              <text:p text:style-name="P164"><text:s text:c="10"/>0.9 miles around the field at about 9:00/mile with no shoes</text:p>
              <text:list>
                <text:list-header>
                  <text:p text:style-name="P164">My foot felt better running with no shoes on the artificial turf than on the track with shoes.</text:p>
                  <text:p text:style-name="P164"/>
                  <text:p text:style-name="P164">Tues Sept 1, 2020 <text:span text:style-name="T1">3.6 miles</text:span> <text:s/>My foot continues to improve.</text:p>
                </text:list-header>
              </text:list>
            </text:list-header>
          </text:list>
        </text:list-item>
      </text:list>
      <text:list xml:id="list8972110430305892383" text:style-name="L8">
        <text:list-item>
          <text:list>
            <text:list-item>
              <text:list>
                <text:list-header>
                  <text:p text:style-name="P165"><text:span text:style-name="T1">warm up:</text:span> 1.25 miles mainly on grass with no shoes</text:p>
                  <text:p text:style-name="P165"><text:span text:style-name="T1">Run:</text:span> <text:s/>2 miles on the cemetery loop with shoes</text:p>
                </text:list-header>
              </text:list>
            </text:list-item>
          </text:list>
        </text:list-item>
      </text:list>
      <text:p text:style-name="P108">Splits: 9:25, 8:34, Total vertical ascent: 132 feet</text:p>
      <text:p text:style-name="P108"><text:span text:style-name="T1">Warm down:</text:span> 0.35 miles</text:p>
      <text:p text:style-name="P108"/>
      <text:p text:style-name="P145">Wed Sept 2, 2020 <text:span text:style-name="T1">2.5 miles <text:s/></text:span><text:span text:style-name="T2">My foot is okay</text:span></text:p>
      <text:list xml:id="list28826739" text:continue-list="list2492655128926889784" text:style-name="L7">
        <text:list-item>
          <text:list>
            <text:list-item>
              <text:list>
                <text:list-header>
                  <text:p text:style-name="P164"><text:span text:style-name="T1">warm up:</text:span> 0.25 to the cemetery loop</text:p>
                  <text:p text:style-name="P164"><text:span text:style-name="T1">Run:</text:span> <text:s/>2 miles on the cemetery loop </text:p>
                </text:list-header>
              </text:list>
            </text:list-item>
          </text:list>
        </text:list-item>
      </text:list>
      <text:p text:style-name="P108">Splits: 9:33, 9:22, Total vertical ascent: 132 feet</text:p>
      <text:p text:style-name="P108"><text:span text:style-name="T1">Warm down:</text:span> 0.25 miles </text:p>
      <text:p text:style-name="P108"/>
      <text:p text:style-name="P108">Thur Sept 3, 2020 <text:span text:style-name="T1">5.5 miles</text:span></text:p>
      <text:p text:style-name="P108"><text:span text:style-name="T1">warm up:</text:span> 0.5 miles</text:p>
      <text:p text:style-name="P109">Run: <text:span text:style-name="T2">15 Greendale Cemetery loops, each loop has a total ascent of 22 feet</text:span></text:p>
      <text:p text:style-name="P108">Distance 4.76 miles, Total ascent 330 feet</text:p>
      <text:p text:style-name="P108">Time: 41:45 (8:47/mile)</text:p>
      <text:p text:style-name="P108">The last 8 loops had an average pace of 8:31/mile for 2.54 miles and total ascent of 176ft</text:p>
      <text:p text:style-name="P125"><text:span text:style-name="T1">Warm down:</text:span><text:span text:style-name="T2"> 0.25 miles</text:span></text:p>
      <text:p text:style-name="P108"/>
      <text:p text:style-name="P143">Fri <text:s/>Sep 4, 2020 <text:span text:style-name="T1">7.8 miles <text:s/></text:span></text:p>
      <text:p text:style-name="P143"><text:span text:style-name="T1">warm up:</text:span> <text:s/>0.25 miles to the cemetery loop</text:p>
      <text:p text:style-name="P144">Run: <text:s/><text:span text:style-name="T2">½ mile down and ½ mile up hill in 11:00, elevation change is 120 feet, rest 3:00</text:span></text:p>
      <text:p text:style-name="P142">10 x 0.317 miles on the loop with a 0.317 mile jog after the runs</text:p>
      <text:p text:style-name="P142">average time for runs: 2:40 (8:25/mile), average time for jogs: 3:43 </text:p>
      <text:p text:style-name="P142">The last 0.317 mile run in 2:17 (7:12/mile)</text:p>
      <text:p text:style-name="P142">Vertical ascent on one loop: 22 feet</text:p>
      <text:p text:style-name="P77"><text:span text:style-name="T1">Warm down:</text:span> <text:s/>0.25 miles</text:p>
      <text:p text:style-name="P77"/>
      <text:p text:style-name="P91">In the last week: 26.7 miles</text:p>
      <text:p text:style-name="P77"><text:soft-page-break/>Sat Sept 5, 2020 <text:span text:style-name="T1">2.5 miles </text:span></text:p>
      <text:p text:style-name="P77">I ran 2.5 miles slowly to recover from my workouts in the last two days</text:p>
      <text:p text:style-name="P77"/>
      <text:p text:style-name="P77">Sun Sept 6, 2020 <text:span text:style-name="T1">4 miles</text:span></text:p>
      <text:p text:style-name="P77"><text:span text:style-name="T1">warm up:</text:span> 0.25 miles </text:p>
      <text:p text:style-name="P91">Run: <text:s/><text:span text:style-name="T2">3.5 miles on the cemetery loop averaging 10:00/mile</text:span></text:p>
      <text:p text:style-name="P91">Warm down: <text:span text:style-name="T2">0.25 miles</text:span></text:p>
      <text:p text:style-name="P77"/>
      <text:p text:style-name="P77">Mon Sept 7, 2020 <text:span text:style-name="T1">4 miles</text:span> </text:p>
      <text:p text:style-name="P77"><text:span text:style-name="T1">warm up:</text:span> 0.5 miles </text:p>
      <text:p text:style-name="P93">Run: <text:s/><text:span text:style-name="T2">3.17</text:span> <text:span text:style-name="T2">miles (10 loops) on the cemetery loop averaging 10:00/mile</text:span></text:p>
      <text:p text:style-name="P77">Warm down: 0.3 miles</text:p>
      <text:p text:style-name="P110">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1"/>
      <text:p text:style-name="P77">Tues Sept 8, 2020 <text:span text:style-name="T1">2 miles </text:span></text:p>
      <text:p text:style-name="P77"><text:span text:style-name="T1">warm up:</text:span> 0.25 miles</text:p>
      <text:p text:style-name="P77"><text:span text:style-name="T1">Run:</text:span> 4 cemetery loops (1.27 miles) in 12:37 (9:57/mile)</text:p>
      <text:p text:style-name="P77"><text:span text:style-name="T1">Warm down:</text:span> 0.5 miles </text:p>
      <text:p text:style-name="P77"/>
      <text:p text:style-name="P77">Wed Sept 9, 2020 <text:span text:style-name="T1">5.25 miles,</text:span> same workout as on Aug 3 only considerably faster today</text:p>
      <text:p text:style-name="P143"><text:span text:style-name="T1">warm up:</text:span> <text:s/>0.25 miles to the cemetery loop</text:p>
      <text:p text:style-name="P144">Run: <text:s/><text:span text:style-name="T2">½ mile down and ½ mile up hill in 9:44, elevation change is 120 feet, rest 2:00</text:span></text:p>
      <text:p text:style-name="P142">6 x 0.317 miles on the loop with a 0.317 mile jog between the runs</text:p>
      <text:p text:style-name="P142">average time for runs: 2:28 (7:47/mile), average time for jogs: 3:41 (11:37/mile)</text:p>
      <text:p text:style-name="P142">Vertical ascent on one loop: 22 feet</text:p>
      <text:p text:style-name="P91">Warm down:<text:span text:style-name="T2"> <text:s/>0.5 mile jog</text:span></text:p>
      <text:p text:style-name="P77"/>
      <text:p text:style-name="P77">Thurs Sept 10, 2020 <text:s/><text:span text:style-name="T1">5.4 miles</text:span> </text:p>
      <text:p text:style-name="P77"><text:span text:style-name="T1">warm up:</text:span> 0.3 mile jog to the top of Greendale Cemetery </text:p>
      <text:p text:style-name="P77">I ran on the hill from the very top of Greendale Cemetery to Jefferson Street. The hill is 0.8 miles long with an elevation change of 216 feet.. </text:p>
      <text:p text:style-name="P77"><text:span text:style-name="T1">Run:</text:span> I ran 3 times down and up the hill. Time for 4.8 miles: 52:33 or 10:57/mile </text:p>
      <text:p text:style-name="P77">1<text:span text:style-name="T5">st</text:span> time: Down 8:23, Up 9:38 <text:s text:c="2"/>2<text:span text:style-name="T5">nd</text:span> time: Down 7:54, Up 9:46 <text:s/>3<text:span text:style-name="T5">rd</text:span> time: Down 7:48, Up 9:04</text:p>
      <text:p text:style-name="P91">Warm down:<text:span text:style-name="T2"> <text:s/>Rest a minute and jog 0.3 miles</text:span></text:p>
      <text:p text:style-name="P77"/>
      <text:p text:style-name="P91"><text:span text:style-name="T2">Fri Sept 11, 2020 </text:span>4.5 miles</text:p>
      <text:p text:style-name="P91">warm up: <text:span text:style-name="T2">0.25 miles</text:span></text:p>
      <text:p text:style-name="P91">Run and walk: <text:span text:style-name="T2">4 miles on the 0.317 mile cemetery loop. I ran 4:00, walked 0:30 and repeated</text:span></text:p>
      <text:p text:style-name="P77">Average pace about 11:40/mile.</text:p>
      <text:p text:style-name="P91">Warm down:<text:span text:style-name="T2"> 0.25 miles</text:span></text:p>
      <text:p text:style-name="P23"/>
      <text:p text:style-name="P10">In the last week: 27.7 miles</text:p>
      <text:p text:style-name="P91"><text:soft-page-break/><text:span text:style-name="T2">Sat Sept 12, 2020 </text:span>5.1miles</text:p>
      <text:p text:style-name="P91">warm up: <text:span text:style-name="T2">0.25 miles</text:span></text:p>
      <text:p text:style-name="P91">Run: <text:span text:style-name="T2">4 miles on the 0.317 mile cemetery loop</text:span></text:p>
      <text:p text:style-name="P77">Average pace about 10:40/mile.</text:p>
      <text:p text:style-name="P91">Warm down:<text:span text:style-name="T2"> 0.85 miles</text:span></text:p>
      <text:p text:style-name="P77"/>
      <text:p text:style-name="P91"><text:span text:style-name="T2">Sun Sept 13, 2020 </text:span>2.5 miles<text:span text:style-name="T2"> </text:span></text:p>
      <text:p text:style-name="P91">warm up:<text:span text:style-name="T2"> 0.25 miles</text:span></text:p>
      <text:p text:style-name="P91">Run:<text:span text:style-name="T2"> 2 miles on the cemetery loop averaging 9:30/mile</text:span></text:p>
      <text:p text:style-name="P91">Warm down:<text:span text:style-name="T2"> 0.25 miles</text:span></text:p>
      <text:p text:style-name="P77"/>
      <text:p text:style-name="P91"><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73"><text:soft-page-break/>Sat Sept 26, 2020 <text:span text:style-name="T1">6.6 miles</text:span></text:p>
      <text:p text:style-name="P69">Run: <text:span text:style-name="T2">6.6 miles on hilly roads averaging 11:30/mile</text:span> </text:p>
      <text:p text:style-name="P69"/>
      <text:p text:style-name="P73">Sun Sept 27, 2020 <text:span text:style-name="T1">6.2 miles</text:span> </text:p>
      <text:p text:style-name="P73"><text:span text:style-name="T1">Run:</text:span> <text:s/>6.2 miles on slightly hilly roads averaging 11:27/mile<text:span text:style-name="T1"> </text:span></text:p>
      <text:p text:style-name="P69"/>
      <text:p text:style-name="P73">Mon Sept 28, 2020 <text:span text:style-name="T1">6.6 miles</text:span></text:p>
      <text:p text:style-name="P69">Run: <text:span text:style-name="T2">6.6 miles on hilly roads averaging 11:55/mile</text:span> </text:p>
      <text:p text:style-name="P69">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9"/>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2478234475362326109" text:style-name="L9">
        <text:list-item>
          <text:list>
            <text:list-header>
              <text:p text:style-name="P166">0.8 mile downhill walk, Ave Pace: 15:16/mile, Ave HR: 76,-&gt;1160 heartbeats/Mile, 267 ft/mile el. gain <text:s/></text:p>
              <text:p text:style-name="P166">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28818187" text:continue-numbering="true" text:style-name="L9">
        <text:list-item>
          <text:list>
            <text:list-header>
              <text:p text:style-name="P166">0.8 mile downhill walk, Ave Pace: 14:10/mile, Ave HR: 77,-&gt;1091 heartbeats/Mile, 267 ft/mile el. gain <text:s/></text:p>
              <text:p text:style-name="P166">0.8 mile uphill walk, <text:s text:c="5"/>Ave Pace: 14:34/mile, AveHR:110,-&gt;1602 heartbeats/Mile, 267 ft/mile el. loss</text:p>
              <text:p text:style-name="P166">0.8 mile downhill walk, Ave Pace: 15:11/mile, Ave HR: 94,-&gt;1427 heartbeats/Mile, 267 ft/mile el. gain <text:s/></text:p>
              <text:p text:style-name="P166">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28829644" text:continue-numbering="true" text:style-name="L9">
        <text:list-item>
          <text:list>
            <text:list-header>
              <text:p text:style-name="P166">0.8 mile downhill walk, Ave <text:span text:style-name="T1">Pace</text:span>: 15:16/mile, Ave HR: 76,-&gt;1160 heartbeats/Mile, 267 ft/mile el. gain <text:s/></text:p>
              <text:p text:style-name="P166">0.8 mile uphill walk, <text:s text:c="5"/>Ave Pace: 15:50/mile, Ave HR: 93,-&gt;1472 heartbeats/Mile, 267 ft/mile el. loss</text:p>
              <text:p text:style-name="P166">0.8 mile downhill walk, Ave Pace: 14:04/mile, Ave HR: 86,-&gt;1210 heartbeats/Mile, 267 ft/mile el. gain <text:s/></text:p>
              <text:p text:style-name="P166">0.8 mile uphill walk, <text:s text:c="5"/>Ave Pace: 14:26/mile, AveHR:116,-&gt;1674 heartbeats/Mile, 267 ft/mile el. loss</text:p>
            </text:list-header>
          </text:list>
        </text:list-item>
      </text:list>
      <text:p text:style-name="P23"/>
      <text:p text:style-name="P73">Thur <text:s/>Oct 8, 2020 <text:span text:style-name="T1">4.3 miles running 1 mile walking</text:span></text:p>
      <text:p text:style-name="P73"><text:span text:style-name="T1">warm up: </text:span>0.25 to cemetery</text:p>
      <text:p text:style-name="P69">Run and walk: <text:s/><text:span text:style-name="T2">3 x down and up the 0.8 mile cemetery hill, 4.8 miles</text:span></text:p>
      <text:p text:style-name="P73">I ran down, and I walked and ran up the hill. <text:s/>When going up I ran until my pulse rose above 120 beats/min and then walked until my pulse went below 110 beatsmin. </text:p>
      <text:p text:style-name="P73">Time for 4.8 miles: 59: 55, Ave Pace: 12:29/mile, Ave HR:112,-&gt;1398 heartbeats/Mile</text:p>
      <text:list xml:id="list28835515" text:continue-numbering="true" text:style-name="L9">
        <text:list-item>
          <text:list>
            <text:list-header>
              <text:p text:style-name="P198">Warm down: <text:span text:style-name="T2">0.25 mile jog home</text:span></text:p>
              <text:p text:style-name="P199"/>
            </text:list-header>
          </text:list>
        </text:list-item>
      </text:list>
      <text:p text:style-name="P73">Fri <text:s/>Oct 9, 2020 <text:span text:style-name="T1">4.3 miles running 1 mile walking <text:s/>Compare to yesterday's workout.</text:span></text:p>
      <text:p text:style-name="P73"><text:span text:style-name="T1">warm up: </text:span>0.25 to cemetery</text:p>
      <text:p text:style-name="P69">Run and walk: <text:s/><text:span text:style-name="T2">3 x down and up the 0.8 mile cemetery hill, 4.8 miles</text:span></text:p>
      <text:p text:style-name="P73">I ran down, and I walked and ran up the hill. <text:s/>When going up I ran until my pulse rose above 130 beats/min and then walked until my pulse went below 120 beatsmin. <text:s/></text:p>
      <text:list xml:id="list28819222" text:continue-numbering="true" text:style-name="L9">
        <text:list-item>
          <text:list>
            <text:list-header>
              <text:p text:style-name="P199">Time for 4.8 miles: 56: 32, Ave Pace: 11:51/mile, Ave HR:118,-&gt;1399 heartbeats/Mile</text:p>
              <text:p text:style-name="P198">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28842129" text:continue-numbering="true" text:style-name="L9">
        <text:list-item>
          <text:list>
            <text:list-header>
              <text:p text:style-name="P199">Today Oct 13:</text:p>
              <text:p text:style-name="P199">Time for 4.8 miles: 59: 34, Ave Pace: 12:24.5/mile, Ave HR:108.5,-&gt;1345 heartbeats/Mile</text:p>
              <text:p text:style-name="P199">On Thur <text:s/>Oct 8, 2020: </text:p>
              <text:p text:style-name="P199">Time for 4.8 miles: 59: 55, Ave Pace: 12:29/mile, Ave HR:112,-&gt;1398 heartbeats/Mile</text:p>
              <text:p text:style-name="P200">On Oct 8 when going up hill, I ran until my HR was up to 120 bpm and then walked until my HR was 110 bpm and then repeated.</text:p>
              <text:p text:style-name="P200">On Oct 13 when going up hill, I ran until my HR was up to 115 bpm and then walked until my HR was 105 bpm and then repeated.</text:p>
              <text:p text:style-name="P201">On Oct 13 my average rate was faster and heartbeats/mile was lower. Therefore this scheme is better. I should repeat these two workouts and also try the following:</text:p>
              <text:p text:style-name="P200">When going up hill, run until my HR is up to 110 bpm and then walk until my HR is 100 bpm and repeat.</text:p>
              <text:p text:style-name="P201"/>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73">For the uphill walk:</text:p>
      <text:p text:style-name="P73">Time: 12:00, <text:s/><text:span text:style-name="T23">Ave pace: 14:57/mile, Ave heart rate 110 bpm, 1644 heartbeats/Mile</text:span> </text:p>
      <text:p text:style-name="P73">On Oct 13, I ran and walked up the same hill with the following result:</text:p>
      <text:p text:style-name="P73"><text:s text:c="23"/><text:span text:style-name="T23">Ave pace: 14:46/mile, Ave heart rate 109 bpm, 1610 heartbeats/Mile</text:span></text:p>
      <text:p text:style-name="P75">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73"><text:soft-page-break/>Sat Oct 17, 2020 3<text:span text:style-name="T1">.7 miles walking</text:span> </text:p>
      <text:p text:style-name="P73">I walked 3.7 miles including 2 x down and up the hill from the top of Greendale Cemetery to Jefferson St. The elevation change on the 0.8 mile hill is 276 ft.</text:p>
      <text:p text:style-name="P73">For today's 1<text:span text:style-name="T5">st</text:span> downhill walk:</text:p>
      <text:p text:style-name="P73">Time: 10:49, <text:s/><text:span text:style-name="T23">Ave pace: 13:32/mile, Ave heart rate: <text:s/>83 bpm, 1124 heartbeats/Mile</text:span> </text:p>
      <text:p text:style-name="P73">For today's 2nd downhill walk:</text:p>
      <text:p text:style-name="P73">Time: 11:29, <text:s/><text:span text:style-name="T23">Ave pace: 14:23/mile, Ave heart rate: 71 bpm, 1021 heartbeats/Mile</text:span> </text:p>
      <text:p text:style-name="P56">The slower downhill walk had fewer heartbeats/mile. I should do a walk that is even slower. <text:s/>When I do the even slower walk I should repeat the other two downhill walks so all three are done on the same day.</text:p>
      <text:p text:style-name="P73"/>
      <text:p text:style-name="P73">For today's 1<text:span text:style-name="T5">st</text:span> uphill walk:</text:p>
      <text:p text:style-name="P73">Time: 11:22, <text:s/><text:span text:style-name="T23">Ave pace: 14:14/mile, Ave heart rate: 95 bpm, 1352 heartbeats/Mile</text:span> </text:p>
      <text:p text:style-name="P73">For yesterday's uphill walk:</text:p>
      <text:p text:style-name="P73">Time: 12:00, <text:s/><text:span text:style-name="T23">Ave pace: 14:57/mile, Ave heart rate: 110 bpm, 1644 heartbeats/Mile</text:span> </text:p>
      <text:p text:style-name="P73">For today's 2<text:span text:style-name="T5">nd</text:span> uphill walk:</text:p>
      <text:p text:style-name="P73">Time: 12:16, <text:s/><text:span text:style-name="T23">Ave pace: 15:19/mile, Ave heart rate: 76 bpm, 1164 heartbeats/Mile</text:span> </text:p>
      <text:p text:style-name="P37">I have to repeat these three walks and do them on the same day. The results here appear to be inconsistent.</text:p>
      <text:p text:style-name="P37"/>
      <text:p text:style-name="P73">Sun <text:s/>Oct 18, 2020 <text:span text:style-name="T1">5.3 miles walking</text:span> </text:p>
      <text:p text:style-name="P73">I walked 5.3 miles including 3 x down and up the hill from the top of Greendale Cemetery to Jefferson St. The elevation change on the 0.8 mile hill is 276 ft.</text:p>
      <text:p text:style-name="P73">For today's 1<text:span text:style-name="T5">st</text:span> downhill walk:</text:p>
      <text:p text:style-name="P73">Time: 11:16, <text:s/><text:span text:style-name="T23">Ave pace: 14:08/mile, Ave heart rate: <text:s/>105 bpm, <text:s/>1484 heartbeats/Mile</text:span> </text:p>
      <text:p text:style-name="P73">For today's 2<text:span text:style-name="T5">nd</text:span> downhill walk:</text:p>
      <text:p text:style-name="P73">Time: 11:49, <text:s/><text:span text:style-name="T23">Ave pace: 14:47/mile, Ave heart rate: 84 bpm, <text:s/>1242 heartbeats/Mile</text:span> </text:p>
      <text:p text:style-name="P73">For today's 3<text:span text:style-name="T5">rd </text:span>downhill walk:</text:p>
      <text:p text:style-name="P73">Time: 12:16, <text:s/><text:span text:style-name="T23">Ave pace: 15:19/mile, Ave heart rate: 91 bpm, <text:s/>1394 heartbeats/Mile</text:span></text:p>
      <text:p text:style-name="P56">Inconsistent results </text:p>
      <text:p text:style-name="P73">For today's 1<text:span text:style-name="T5">st</text:span> uphill walk:</text:p>
      <text:p text:style-name="P73">Time: 11:21, <text:s/><text:span text:style-name="T23">Ave pace: 14:08/mile, Ave heart rate: 120 bpm, <text:s/>1696 heartbeats/Mile</text:span> </text:p>
      <text:p text:style-name="P73">For today's 2<text:span text:style-name="T5">nd </text:span>uphill walk:</text:p>
      <text:p text:style-name="P73">Time: 12:04, <text:s/><text:span text:style-name="T23">Ave pace: 15:04/mile, Ave heart rate: 110 bpm, <text:s/>1657 heartbeats/Mile</text:span> </text:p>
      <text:p text:style-name="P73">For today's 3<text:span text:style-name="T5">rd</text:span> uphill walk:</text:p>
      <text:p text:style-name="P73">Time: 12:55, <text:s/><text:span text:style-name="T23">Ave pace: 16:05/mile, Ave heart rate: 94 bpm, <text:s/>1512 Heart Beats/Mile</text:span> </text:p>
      <text:p text:style-name="P73"/>
      <text:p text:style-name="P37">Sometime I should do 3 uphill runs with average paces of about 15,16,17 min/mile. <text:s text:c="2"/>As the pace gets slower there should be a pace where the beats per mile goes up.</text:p>
      <text:p text:style-name="P37"/>
      <text:p text:style-name="P37"/>
      <text:p text:style-name="P73">Mon <text:s/>Oct 19, 2020 <text:span text:style-name="T1">no running or walking</text:span></text:p>
      <text:p text:style-name="P73"><text:soft-page-break/>Tues <text:s/>Oct 20, 2020 3<text:span text:style-name="T1">.7 miles walking</text:span> </text:p>
      <text:p text:style-name="P73">I walked 3.7 miles including 2 x down and up the hill from the top of Greendale Cemetery to Jefferson St. The elevation change on the 0.8 mile hill is 276 ft.</text:p>
      <text:p text:style-name="P73">For today's 1<text:span text:style-name="T5">st</text:span> downhill walk:</text:p>
      <text:p text:style-name="P73"><text:span text:style-name="T23">Ave pace: 13:10/mile, Ave heart rate: <text:s/>120 bpm, 1580 heartbeats/Mile</text:span> (Too Fast)</text:p>
      <text:p text:style-name="P73">For today's 2nd downhill walk:</text:p>
      <text:p text:style-name="P73"><text:span text:style-name="T23">Ave pace: 14:03/mile, Ave heart rate: 113 bpm, 1588 heartbeats/Mile</text:span> </text:p>
      <text:p text:style-name="P56">These downhill walks had high heart rates compared to Oct 17.</text:p>
      <text:p text:style-name="P56">I think the first downhill walk was so fast it was over some kind of limit above which a faster heartbeat was triggered.</text:p>
      <text:p text:style-name="P73">For today's 1<text:span text:style-name="T5">st</text:span> uphill walk:</text:p>
      <text:p text:style-name="P73"><text:span text:style-name="T23">Ave pace: 14:20/mile, Ave heart rate: 130 bpm, 1863 heartbeats/Mile</text:span> (Too Fast)</text:p>
      <text:p text:style-name="P73">For today's 2<text:span text:style-name="T5">nd</text:span> uphill walk:</text:p>
      <text:p text:style-name="P73"><text:span text:style-name="T23">Ave pace: 15:44/mile, Ave heart rate: 113 bpm, 1778 heartbeats/Mile</text:span> </text:p>
      <text:p text:style-name="P37">From these results I think I walked the first downhil and uphill too fast because my high heart rate carried over into the second down and up.</text:p>
      <text:p text:style-name="P37">A heart rate of 105 bpm max is maybe about best for downhill. <text:s/>Check this.</text:p>
      <text:p text:style-name="P37">A heart rate of 115 bpm max is maybe about best for uphill. <text:s text:c="6"/>Check this.</text:p>
      <text:p text:style-name="P37"/>
      <text:p text:style-name="P37"/>
      <text:p text:style-name="P37"/>
      <text:p text:style-name="P52">Wed Oct 21, 2020 <text:span text:style-name="T1">No running or walking</text:span> </text:p>
      <text:p text:style-name="P52"/>
      <text:p text:style-name="P52">Thur Oct 22, 2020 <text:span text:style-name="T1">5.3 miles</text:span> of walking</text:p>
      <text:p text:style-name="P52">I walked 5.3 miles including 3 x down and up the hill from the top of Greendale Cemetery to Jefferson St. The elevation change on the 0.8 mile hill is 276 ft.</text:p>
      <text:p text:style-name="P56">On the hill: Distance: 4.7 miles, Ave Pace: 15:08, Ave Heart Rate: 99, </text:p>
      <text:p text:style-name="P56">1498 heartbeats/Mile</text:p>
      <text:p text:style-name="P56"/>
      <text:p text:style-name="P52">Fri Oct 23,2020 <text:span text:style-name="T1">5.6 miles</text:span> of walking</text:p>
      <text:p text:style-name="P52">Walk: 5.6 miles including 16 loops on the Greendale 0.317 mile loop. </text:p>
      <text:p text:style-name="P52">Total ascent on the 16 loops: 350 ft </text:p>
      <text:p text:style-name="P52">I tried to keep my heart rate under 120 bpm while walking up hill. </text:p>
      <text:p text:style-name="P56">On the loop: Distance: 5.07 miles, Ave Pace: 13:53, Ave Heart Rate: 101, </text:p>
      <text:p text:style-name="P56">1402 heartbeats/Mile</text:p>
      <text:p text:style-name="P56"/>
      <text:p text:style-name="P56"/>
      <text:p text:style-name="P55"/>
      <text:p text:style-name="P69">In the last week: No running; <text:s/>23.6 miles of walking</text:p>
      <text:p text:style-name="P69"/>
      <text:p text:style-name="P69"/>
      <text:p text:style-name="P52"><text:soft-page-break/>Sat Oct 24,2020 <text:span text:style-name="T1">5.2 miles</text:span> of walking</text:p>
      <text:p text:style-name="P52">Walk: 5.2 miles including 4 x down and up on a ½ mile of the Greendale hill.</text:p>
      <text:p text:style-name="P52">Total ascent: 500 ft for 4 miles </text:p>
      <text:p text:style-name="P52">I tried to keep my heart rate under 120 bpm. </text:p>
      <text:p text:style-name="P56">For the 4 miles: <text:s/>Ave Pace: 14:24, Ave Heart Rate: 112bpm,</text:p>
      <text:p text:style-name="P56">1612 heartbeats/Mile, <text:span text:style-name="T25">heartbeats/Mile is higher than yesterday and too high.</text:span></text:p>
      <text:p text:style-name="P52">I think I am tired.</text:p>
      <text:p text:style-name="P52"/>
      <text:p text:style-name="P52">Sun Oct 25, 2020 <text:span text:style-name="T1">4.4 miles</text:span> of walking</text:p>
      <text:p text:style-name="P52">Walk: 4.4 miles including 12 loops on the Greendale 0.317 mile loop. </text:p>
      <text:p text:style-name="P52">Total ascent on the 12 loops: 264 ft </text:p>
      <text:p text:style-name="P52">I tried to keep my heart rate under 120 bpm while walking up hill. </text:p>
      <text:p text:style-name="P56">On the loop: Distance: 3.80 miles, Ave Pace: 13:51, Ave Heart Rate: 106, </text:p>
      <text:p text:style-name="P56">1399 heartbeats/Mile Essentially the same as 2 days ago.</text:p>
      <text:p text:style-name="P56"/>
      <text:p text:style-name="P52">Mon Oct 26, 2020 <text:span text:style-name="T1">4.4 miles</text:span> of walking</text:p>
      <text:p text:style-name="P52">Walk: 4.4 miles including 12 loops on the Greendale 0.317 mile loop. </text:p>
      <text:p text:style-name="P52">Total ascent on the 12 loops: 264 ft </text:p>
      <text:p text:style-name="P52">I tried to keep my heart rate under 120 bpm while walking uphill. </text:p>
      <text:p text:style-name="P56">On the loop: Distance: 3.80 miles, Ave Pace: 13:30, Ave Heart Rate: 104, </text:p>
      <text:p text:style-name="P56">1404 heartbeats/Mile Essentially the same as yesterday and 3 days ago even though I ran a good deal faster. </text:p>
      <text:p text:style-name="P52"/>
      <text:p text:style-name="P52">Tues Oct 27, 2020 <text:span text:style-name="T1">no running</text:span></text:p>
      <text:p text:style-name="P52">I did 10 minutes on an eliptical machine</text:p>
      <text:p text:style-name="P52"/>
      <text:p text:style-name="P52">Wed Oct 28, 2020 <text:span text:style-name="T1">4.7 miles</text:span> of walking</text:p>
      <text:p text:style-name="P52">In the morning: 10 minutes on an eliptical machine, Pulse rose to 131.</text:p>
      <text:p text:style-name="P52">Walk: 4.7 miles including 16 loops on the Greendale 0.317 mile loop. </text:p>
      <text:p text:style-name="P52">Total ascent on the 12 loops: 350 ft </text:p>
      <text:p text:style-name="P52">I tried to keep my heart rate under 115 bpm while walking uphill. </text:p>
      <text:p text:style-name="P56">On the loop: Distance: 5.07 miles, Ave Pace: 14:13, Ave Heart Rate: 105, </text:p>
      <text:p text:style-name="P56">1493 heartbeats/Mile </text:p>
      <text:p text:style-name="P56"/>
      <text:p text:style-name="P37">5 days ago I did the same distance with the following result:</text:p>
      <text:p text:style-name="P117">On the loop: <text:span text:style-name="T27">Distance</text:span>: 5.07 miles, Ave Pace: 13:53, Ave Heart Rate: 101, </text:p>
      <text:p text:style-name="P37">1402 heartbeats/Mile</text:p>
      <text:p text:style-name="P37">When going faster my heart rate was lower on average. <text:s/>?</text:p>
      <text:p text:style-name="P73">Thur Oct 29, 2020 <text:span text:style-name="T1">4.27</text:span> miles walking</text:p>
      <text:p text:style-name="P73"><text:soft-page-break/>I walked down Limber and Jefferson, and into the Cemetery up to the loop.</text:p>
      <text:p text:style-name="P73">After walking 5 loops I walked back home.</text:p>
      <text:p text:style-name="P73">The sum of the ascents on the course is about 500 ft.</text:p>
      <text:p text:style-name="P118"><text:span text:style-name="T27">Distance</text:span>: 4.27 miles, Ave Pace: 14:19, Ave Heart Rate: 111, </text:p>
      <text:p text:style-name="P75">1589 heartbeats/Mile </text:p>
      <text:p text:style-name="P75">The large value of beats/mile maybe because of the large value of sum of ascents as compared to what I have been walking recently. <text:s text:c="2"/></text:p>
      <text:p text:style-name="P75"/>
      <text:p text:style-name="P73">Fri Oct 30, 2020 <text:span text:style-name="T1">4.7</text:span> miles walking</text:p>
      <text:p text:style-name="P73"><text:span text:style-name="T1">warm up:</text:span> <text:s/>0.4 mile walk</text:p>
      <text:p text:style-name="P73"><text:span text:style-name="T1">Walk:</text:span> I walked 4 miles: 3 x 1.25 miles down and up on the Greendale Cemetery hill plus 0.25 miles on the loop.</text:p>
      <text:p text:style-name="P73">The sum of the ascents on the course is about 515 ft.</text:p>
      <text:p text:style-name="P118"><text:span text:style-name="T27">Distance</text:span>: 4 miles, Ave Pace: 14:08, Ave Heart Rate: 105, </text:p>
      <text:p text:style-name="P75">1484 heartbeats/Mile </text:p>
      <text:p text:style-name="P75">heartbeats/mile is less than yesterday's.?</text:p>
      <text:p text:style-name="P69"><text:tab/>In the last week: no miles of running</text:p>
      <text:p text:style-name="P73">Sat Oct 31, 2020 <text:s/><text:span text:style-name="T1">5.2 miles</text:span> of walking</text:p>
      <text:p text:style-name="P69">warm up: <text:span text:style-name="T2">0.4 mile walk to the cemetery</text:span></text:p>
      <text:p text:style-name="P69">Walk: <text:span text:style-name="T2">4.8 miles, <text:s/>I walked down and up the cemetery hill 3 times. Sum of ascents: 650 ft</text:span></text:p>
      <text:p text:style-name="P73">Ave pace: 15:12, Ave heart rate: 105 Heart Beats/mile:1596 </text:p>
      <text:p text:style-name="P73">My heart rate went up a lot near the end of the walk.</text:p>
      <text:p text:style-name="P69">Warm down: <text:span text:style-name="T2">0.3 mile walk home</text:span></text:p>
      <text:p text:style-name="P73"/>
      <text:p text:style-name="P73">Sun Nov 1, 2020 <text:span text:style-name="T1">no running and walking</text:span></text:p>
      <text:p text:style-name="P73">Mon Nov 2, 2020 <text:span text:style-name="T1">no running and walking</text:span></text:p>
      <text:p text:style-name="P73"/>
      <text:p text:style-name="P73">Tues Nov 3, 2020 <text:span text:style-name="T1">4.9 miles</text:span> of walking</text:p>
      <text:p text:style-name="P73"><text:span text:style-name="T1">warm up:</text:span> <text:s/>0.35 mile walk to the cemetery loop</text:p>
      <text:p text:style-name="P69">Walk: <text:span text:style-name="T2">4.23 miles on the cemetery loop, Time: 59:23, <text:s/>sum of ascents: 300 ft</text:span></text:p>
      <text:p text:style-name="P73">Pace: 14:03/mile, heart rate: 104 bpm, 1460 heartbeats/mile</text:p>
      <text:p text:style-name="P69">Warm down:<text:span text:style-name="T2"> 0.3 mile walk home <text:s text:c="2"/></text:span></text:p>
      <text:p text:style-name="P77"/>
      <text:p text:style-name="P91"><text:span text:style-name="T2">Wed Nov 4, 2020 </text:span>no running or walking </text:p>
      <text:p text:style-name="P77">Thurs Nov 5, 2020 <text:span text:style-name="T1">4 miles</text:span> of running</text:p>
      <text:p text:style-name="P77">I ran and walked 4.5 miles including 12 x cemetery loop or 3.8 miles <text:span text:style-name="T1">12:37/mile</text:span></text:p>
      <text:p text:style-name="P77">I walked 1:05 on each loop while going uphill. <text:s/><text:span text:style-name="T1">Average heart rate: 118 bpm</text:span></text:p>
      <text:p text:style-name="P77"><text:span text:style-name="T1">1489 heartbeats/mile.</text:span> This is comparable to values I have been getting while only walking. <text:span text:style-name="T1">I tried to keep my heart rate under 125 bpm. </text:span></text:p>
      <text:p text:style-name="P77"/>
      <text:p text:style-name="P77">Fri Nov 6, 2020 <text:span text:style-name="T1">4.5 miles of running</text:span></text:p>
      <text:p text:style-name="P77">I ran 4.5 miles including 12 x cemetery loops or 3.8 miles <text:s/>averaging <text:span text:style-name="T1">12:34/mile</text:span></text:p>
      <text:p text:style-name="P77">No walking, <text:span text:style-name="T1">Average heart rate: 123 bpm</text:span></text:p>
      <text:p text:style-name="P77"><text:span text:style-name="T1">1546 heartbeats/mile.</text:span> <text:span text:style-name="T1">I tried to keep heart rate under 130 bpm.</text:span></text:p>
      <text:p text:style-name="P77"><text:soft-page-break/>Comparing this to yesterday, I think walking and running may be more efficient.</text:p>
      <text:p text:style-name="P91"><text:tab/>In the last week: 8.5 miles of running</text:p>
      <text:p text:style-name="P91"/>
      <text:p text:style-name="P77">Sat <text:s/>Nov 7, 2020 <text:span text:style-name="T1">4 miles of running</text:span></text:p>
      <text:p text:style-name="P77">I ran and walked 4 miles including 9 x cemetery loop or 2.85 miles averaging <text:span text:style-name="T1">12:40/mile <text:s/></text:span>I walked about 40 seconds up hill during each loop. </text:p>
      <text:p text:style-name="P77">No walking, <text:span text:style-name="T1">Average heart rate: 121 bpm</text:span></text:p>
      <text:p text:style-name="P77"><text:span text:style-name="T1">1532 heartbeats/mile, a little less than yesterday.</text:span> <text:span text:style-name="T1">I tried to keep heart rate under 125 bpm. <text:s/></text:span></text:p>
      <text:p text:style-name="P91"/>
      <text:p text:style-name="P91">I am starting to think my average heart rate for a 50 mile run should be under about 122 bpm. This rate should be for running or walking up hills. <text:s/></text:p>
      <text:p text:style-name="P91"/>
      <text:p text:style-name="P77">Sun Nov 8, 2020 <text:span text:style-name="T1">3.75 miles of running</text:span></text:p>
      <text:p text:style-name="P77">I ran on Tamarack Drive while watching runners in our running group run 8 miles. </text:p>
      <text:p text:style-name="P77"><text:span text:style-name="T1">warm up:</text:span> 0.25 mile jog </text:p>
      <text:p text:style-name="P77"><text:span text:style-name="T1">Run:</text:span> 2 miles averaging 11:28/mile, Ave Heart Rate: 119</text:p>
      <text:p text:style-name="P91">Run/Walk: <text:span text:style-name="T2">2 miles averaging 12:31/mile, Ave Heart Rate: 117/mile </text:span></text:p>
      <text:p text:style-name="P77">These results seem to show it is more efficient to only run on relatively level ground.</text:p>
      <text:p text:style-name="P77"/>
      <text:p text:style-name="P77">Mon Nov 9, 2020 <text:span text:style-name="T1">no running</text:span></text:p>
      <text:p text:style-name="P91"/>
      <text:p text:style-name="P77">Tues Nov 10, 2020<text:span text:style-name="T1"> no running</text:span></text:p>
      <text:p text:style-name="P77"/>
      <text:p text:style-name="P77">Wed Nov 11, 2020, <text:s/><text:span text:style-name="T1">4.9 miles running</text:span></text:p>
      <text:p text:style-name="P91">warm up: <text:span text:style-name="T2">0.25 mile jog to the Greendale Cemetery loop. Each loop is 0.317 miles</text:span></text:p>
      <text:p text:style-name="P77">Run: 4 x 0.317 miles with 1 loop jogs after each run</text:p>
      <text:p text:style-name="P77">Times for runs: 2:51, 2:55, 2:52, 2:46 <text:s/>Ave time for jogs 3:52 <text:s/>Rest a few minutes <text:s text:c="42"/></text:p>
      <text:p text:style-name="P91">Run/walk: <text:span text:style-name="T2">7 loops in 27:07, Distance: 2.22 miles, Ave Pace: 12:13/mile</text:span></text:p>
      <text:p text:style-name="P77">I walked for about 50s during uphill on each loop.</text:p>
      <text:p text:style-name="P91">Warm down: <text:span text:style-name="T2">0.25 miles home</text:span></text:p>
      <text:p text:style-name="P77"/>
      <text:p text:style-name="P77">Thur Nov 12, 2020 <text:span text:style-name="T1">4.9 miles running</text:span></text:p>
      <text:p text:style-name="P91">warm up: <text:span text:style-name="T2">0.25 mile jog to the Greendale Cemetery loop. </text:span></text:p>
      <text:p text:style-name="P77"><text:span text:style-name="T1">Run/Walk:</text:span> 4 miles on the loop in 39:11 with the last mile in 8:50. </text:p>
      <text:p text:style-name="P77">Ave Heart rate: 145 bpm, Ave Pace: 9:48/mile, HB/mile: 1421, Sum of ascents: 280 feet</text:p>
      <text:p text:style-name="P91">Warm down: <text:span text:style-name="T2">0.5 miles</text:span></text:p>
      <text:p text:style-name="P77"/>
      <text:p text:style-name="P77">Fri Nov 13, 2020 <text:span text:style-name="T1">5 miles</text:span></text:p>
      <text:p text:style-name="P91">warm up: <text:span text:style-name="T2">0.25 mile jog to the Greendale Cemetery <text:s/></text:span></text:p>
      <text:p text:style-name="P77"><text:span text:style-name="T1">Run/Walk:</text:span> 4.8 miles on the hill in the cemetery. Starting from the top all the way to Jefferson St is 0.8 miles. <text:s/>I ran down and up this hill 3 times.</text:p>
      <text:p text:style-name="P77">Ave Heartrate: 117 bpm, Ave Pace: 12:25/mile, HB/mile: 1453, Sum of ascents: 650 feet</text:p>
      <text:p text:style-name="P91">Warm down: <text:span text:style-name="T2">0.5 miles</text:span></text:p>
      <text:p text:style-name="P69">In the last week: 22.6 miles running</text:p>
      <text:p text:style-name="P73"/>
      <text:p text:style-name="P111"><text:soft-page-break/><text:span text:style-name="T2">Sat Nov 14, 2020</text:span> <text:s/>no running</text:p>
      <text:p text:style-name="P111"/>
      <text:p text:style-name="P111"><text:span text:style-name="T2">Sun Nov 15, 2020</text:span> <text:s/>no running</text:p>
      <text:p text:style-name="P111"/>
      <text:p text:style-name="P112">Mon Nov 16, 2020 <text:s/>4<text:span text:style-name="T1"> miles running <text:s/>0.6 miles walking</text:span></text:p>
      <text:p text:style-name="P111">warm up: <text:span text:style-name="T2">0.25 jog to Greendale cemetery </text:span></text:p>
      <text:p text:style-name="P112">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12"/>
      <text:p text:style-name="P112">Tues Nov 17, 2020 <text:s/><text:span text:style-name="T1">no running</text:span> </text:p>
      <text:p text:style-name="P112">I used our elliptical for 25 minutes. My average pulse was 103 bpm. At the end I went faster and my pulse went up to about 140 bpm.</text:p>
      <text:p text:style-name="P112"/>
      <text:p text:style-name="P112">Wed Nov 18, 2020 <text:s/><text:span text:style-name="T1">no running</text:span> </text:p>
      <text:p text:style-name="P112">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12"/>
      <text:p text:style-name="P112">Thurs Nov 19, 2020 <text:span text:style-name="T1">no running</text:span></text:p>
      <text:p text:style-name="P111">On October 1, 2020 I had cateract/glaucoma surgery on my right I. Today I had the same surgery on my left eye and will continue to do lighter training for about 4 more weeks.</text:p>
      <text:p text:style-name="P111"/>
      <text:p text:style-name="P112">Fri Nov 20, 2020 <text:span text:style-name="T1">no running</text:span> </text:p>
      <text:p text:style-name="P112"/>
      <text:p text:style-name="P111">In the last week: 4 miles of running.</text:p>
      <text:p text:style-name="P111"/>
      <text:p text:style-name="P111"><text:span text:style-name="T2">Sat Nov 21, 2020</text:span> no running</text:p>
      <text:p text:style-name="P111"/>
      <text:p text:style-name="P111"><text:span text:style-name="T2">Sun <text:s/>Nov 22, 2020</text:span> <text:span text:style-name="T2">3.5 miles of walking including 3 miles on hilly roads averaging 15min/mile and ave heart rate of 95 bpm. 1425 heart beats per mile</text:span></text:p>
      <text:p text:style-name="P112"/>
      <text:p text:style-name="P112">Mon Nov 23, 2020 10:47 on the elliptical, <text:s/>HR: 108, steps/min: 140, </text:p>
      <text:p text:style-name="P112">771 heartbeats/1000 steps</text:p>
      <text:p text:style-name="P112"/>
      <text:p text:style-name="P111"><text:span text:style-name="T2">Tues <text:s/>Nov 24, 2020</text:span> 3.7 miles of walking<text:span text:style-name="T2"> including 2 x down and up the cemetery hill.</text:span></text:p>
      <text:p text:style-name="P111"><text:span text:style-name="T2">1</text:span><text:span text:style-name="T6">st</text:span><text:span text:style-name="T2"> time: 1.6 miles, 14:34/mile, 89 bpm, 1296 heartbeats/mile, elevation change 216 feet</text:span></text:p>
      <text:p text:style-name="P111"><text:span text:style-name="T2">2</text:span><text:span text:style-name="T6">nd</text:span><text:span text:style-name="T2"> time: 1.6 miles, 14:59/mile, 104 bpm, 1588 heartbeats/mile, elevation change 216 feet</text:span></text:p>
      <text:p text:style-name="P112">I kept heart rate under <text:s/>125 bpm</text:p>
      <text:p text:style-name="P112"/>
      <text:p text:style-name="P111"><text:span text:style-name="T2">Wed <text:s/>Nov 25, 2020</text:span> 2 miles of walking<text:span text:style-name="T2"> including 1 x down and up the cemetery hill.</text:span></text:p>
      <text:p text:style-name="P112">1.6 miles, 14:37/mile, 102 bpm, 1491 heartbeats/mile, elevation change 216 feet</text:p>
      <text:p text:style-name="P112">I kept heart rate under <text:s/>125 bpm</text:p>
      <text:p text:style-name="P112"><text:soft-page-break/></text:p>
      <text:p text:style-name="P111"><text:span text:style-name="T2">Thur <text:s/>Nov 26, 2020</text:span> 4.5 miles of walking<text:span text:style-name="T2"> including 4 miles on the 500m cemetery loop.</text:span></text:p>
      <text:p text:style-name="P112">4 miles, 14:03/mile, 104 bpm, 1460 heartbeats/mile, elevation change 275 feet</text:p>
      <text:p text:style-name="P112">I kept heart rate under <text:s/>125 bpm</text:p>
      <text:p text:style-name="P112"/>
      <text:p text:style-name="P112">Fri Nov 27, 2020 <text:span text:style-name="T1">3.7 miles of walking </text:span>mostly on hilly roads.</text:p>
      <text:p text:style-name="P112">This included 2 of the fastest miles I have walked. <text:s/></text:p>
      <text:p text:style-name="P112">Walk: 6+ times around the cemetery, Distance: 2 miles, Pace: <text:s/>12:51/mile, HR:130, </text:p>
      <text:p text:style-name="P112">1670 heartbeats/mile, elevation change: 275 feet</text:p>
      <text:p text:style-name="P112"/>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In the past week: 14.7 miles running</text:p>
      <text:p text:style-name="P23"/>
      <text:p text:style-name="P112">Sat Dec 19, 2020 On the elliptical</text:p>
      <text:p text:style-name="P112"><text:span text:style-name="T12">warm up:</text:span><text:span text:style-name="T11">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1">no running</text:span></text:p>
      <text:p text:style-name="P112"/>
      <text:p text:style-name="P112">Mon <text:s/>Dec 21, 2020 <text:span text:style-name="T1">no running </text:span></text:p>
      <text:p text:style-name="P112"><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111">warm up: <text:span text:style-name="T2">1 mile</text:span></text:p>
      <text:p text:style-name="P112"><text:span text:style-name="T1">Run:</text:span> 1 mile on the cemetery loop in 8:53, Total ascent: 66 feet</text:p>
      <text:p text:style-name="P112"><text:span text:style-name="T1">Warm down:</text:span> 0.25 jog <text:s/></text:p>
      <text:p text:style-name="P112"/>
      <text:p text:style-name="P23">Thur Dec 24, 2020 <text:span text:style-name="T1">3 miles running</text:span></text:p>
      <text:p text:style-name="P111">warm up: <text:span text:style-name="T2">1 mile</text:span></text:p>
      <text:p text:style-name="P112"><text:span text:style-name="T1">Run:</text:span> 2 miles on the cemetery loop in 9:30 + 9:04 = 18:34, Total ascent: 132 feet</text:p>
      <text:p text:style-name="P112"><text:span text:style-name="T1">Warm down:</text:span> 0.25 jog</text:p>
      <text:p text:style-name="P112"/>
      <text:p text:style-name="P112">Fri Dec 25, 2020 <text:span text:style-name="T1">no running</text:span></text:p>
      <text:p text:style-name="P112"/>
      <text:p text:style-name="P112"/>
      <text:p text:style-name="P112"/>
      <text:p text:style-name="P112"><text:span text:style-name="T1">In the last week:</text:span> <text:s/>5.25 miles of running</text:p>
      <text:p text:style-name="P112"/>
      <text:p text:style-name="P112"/>
      <text:p text:style-name="P112">Sat Dec 26, 2020 On the elliptical: I repeated the workout I did last Saturday Dec 19</text:p>
      <text:p text:style-name="P112"><text:span text:style-name="T12">warm up:</text:span><text:span text:style-name="T11">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oft-page-break/><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112"><text:span text:style-name="T12">warm up:</text:span><text:span text:style-name="T11">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112"><text:span text:style-name="T12">warm up:</text:span><text:span text:style-name="T11">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77">Sat Jan 2, 2021 <text:s/>40 minutes on the elliptical at variuos pace.</text:p>
      <text:p text:style-name="P77"/>
      <text:p text:style-name="P77">Sun Jan 3, 2020 30 minutes on the elliptical</text:p>
      <text:p text:style-name="P77"><text:span text:style-name="T1">warm up: </text:span><text:s/>10 minutes at “speed” of about 16.5</text:p>
      <text:p text:style-name="P91">Intervals:<text:span text:style-name="T2"> <text:s/>4 x 2:00 at a “speed” of about 21.5 with a 3:00 slow pace after each. </text:span></text:p>
      <text:p text:style-name="P77"/>
      <text:p text:style-name="P77">Mon Jan 4, 2021 On the elliptical</text:p>
      <text:p text:style-name="P77"><text:span text:style-name="T1">warm up: </text:span><text:s/>10 minutes at “speed” of about 15.5</text:p>
      <text:p text:style-name="P91">Intervals:<text:span text:style-name="T2"> <text:s/>6 x 1:30 at a “speed” of about 22.5 with 2:30 at a “speed” of 15.5 after each.</text:span></text:p>
      <text:p text:style-name="P91"><text:soft-page-break/>Warm down: <text:span text:style-name="T2">3:30 more at a “speed” of 15.5 </text:span></text:p>
      <text:p text:style-name="P77"/>
      <text:p text:style-name="P77">Tues Jan 5, 2021 On elliptical</text:p>
      <text:p text:style-name="P77">20 minutes on the elliptical at various paces.</text:p>
      <text:p text:style-name="P77"/>
      <text:p text:style-name="P91"><text:span text:style-name="T2">Wed Jan 6, 2021 </text:span>1 mile<text:span text:style-name="T2"> of running on the cemetery loop</text:span></text:p>
      <text:p text:style-name="P77">On elliptical:</text:p>
      <text:p text:style-name="P91">warm up:<text:span text:style-name="T2"> 20 minutes at a “speed” of about 15.5 and rest 5 minutes</text:span></text:p>
      <text:p text:style-name="P77"><text:span text:style-name="T1">Intervals:</text:span> 24 minutes including 8 x 1:20 minute fast with a slow pace for 1:40 after each fast interval. During each fast interval my pulse rose to between 132 bpm and 158 bpm. </text:p>
      <text:p text:style-name="P77">“Speed” during fast intervals: about 21 “Speed” during slow intervals: about 15.</text:p>
      <text:p text:style-name="P91">Warm down: <text:span text:style-name="T2">rest 5 minutes and 6 minutes at a slow pace </text:span></text:p>
      <text:p text:style-name="P77"/>
      <text:p text:style-name="P77">Thur Jan 7, 2021 <text:span text:style-name="T1">no running</text:span> On elliptical</text:p>
      <text:p text:style-name="P77"><text:span text:style-name="T1">warm up:</text:span> 10 minutes at a slow pace</text:p>
      <text:p text:style-name="P77"><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77"><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text:soft-page-break/>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119"><text:span text:style-name="T28">Fri Jan 15, 2021 </text:span><text:span text:style-name="T29">4 miles</text:span><text:span text:style-name="T28"> on a very hilly course, more hills than yesterday</text:span></text:p>
      <text:p text:style-name="P120">Time: 48:03, Pace: 12:01, Ave Heart Rate: 131 bpm, Sum of Ascents: 480 feet</text:p>
      <text:p text:style-name="P119"><text:span text:style-name="T38">My heart rate was lower than yesterday's.</text:span> </text:p>
      <text:p text:style-name="P23"/>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3">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text:soft-page-break/></text:p>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Wed Feb 3, 2021 <text:span text:style-name="T1">4miles running</text:span></text:p>
      <text:p text:style-name="P52">I ran 4 miles on a very hilly course. <text:s/>The total ascent along the course was </text:p>
      <text:p text:style-name="P52">490 ft. <text:s/>Mile splits: Average pace: 11:26/mile.</text:p>
      <text:p text:style-name="P52">The course: Down Limber, left on Jefferson, down to Randolf, left into Greendale Cemetery. Up to 510 meter loop, around the loop 4 times and back home the same way I came. It was cold and I wore sweats.</text:p>
      <text:p text:style-name="P52"/>
      <text:p text:style-name="P52">Thur Feb 4, 2021 no running</text:p>
      <text:p text:style-name="P52"/>
      <text:p text:style-name="P52">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text:soft-page-break/>warm 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text:soft-page-break/></text:p>
      <text:p text:style-name="P102"><draw:frame draw:style-name="fr1" draw:name="graphics9" text:anchor-type="paragraph" svg:width="6.9547in" svg:height="2.8063in" draw:z-index="8"><draw:image xlink:href="Pictures/1000000000000460000001C4118D6C99.jpg" xlink:type="simple" xlink:show="embed" xlink:actuate="onLoad"/></draw:frame></text:p>
      <text:p text:style-name="P102">In the last week: 10 miles of running and good workouts on the elliptical</text:p>
      <text:p text:style-name="P104"/>
      <text:p text:style-name="P102"/>
      <text:p text:style-name="P104">Sat Feb 27, 2021 <text:span text:style-name="T1">3.85 miles running</text:span> on the cemetery loop</text:p>
      <text:p text:style-name="P102">Run: <text:span text:style-name="T2">3.85 miles, </text:span></text:p>
      <text:p text:style-name="P104">Time: 39:09, Ave pace: 10:10/mile, Last mile time: 9:31, Total ascent 264 feet</text:p>
      <text:p text:style-name="P104"/>
      <text:p text:style-name="P102"><text:span text:style-name="T2">Sun Feb 28, 2021 </text:span>no running</text:p>
      <text:p text:style-name="P104"/>
      <text:p text:style-name="P104">Mon March 1, 2021 <text:span text:style-name="T1">on elliptical</text:span></text:p>
      <text:p text:style-name="P104">20 minutes on the elliptical, Ave HR: 130, Max HR: 150</text:p>
      <text:p text:style-name="P104">Warm down: 5 minutes</text:p>
      <text:p text:style-name="P104"/>
      <text:p text:style-name="P104">Tues March 2, 2021 <text:span text:style-name="T1">4 miles of running</text:span></text:p>
      <text:p text:style-name="P102">Run: <text:span text:style-name="T2">4 miles on very hilly roads in 43:19 </text:span></text:p>
      <text:p text:style-name="P104">Ave Pace: 10:50, Ave HR:133 bpm, Max HR: 146 bpm Total Ascent: 490 ft</text:p>
      <text:p text:style-name="P104">Compare to the same workout on Feb 3, 2021. I felt stronger today.</text:p>
      <text:p text:style-name="P104"/>
      <text:p text:style-name="P104">Wed March 3, 2021 <text:span text:style-name="T1">4 miles of running</text:span> <text:s/></text:p>
      <text:p text:style-name="P102">Warm up:<text:span text:style-name="T2"> jog 1.5 miles </text:span><text:s/></text:p>
      <text:p text:style-name="P102">Run: <text:span text:style-name="T2">4 x 0.317 mile cemetery loop with 1 loop jog between the intervals.</text:span></text:p>
      <text:p text:style-name="P104">Times: 2:59, 2:54, 2:53, 2:44, Times for 1 loop jogs: about 4:00</text:p>
      <text:p text:style-name="P102">Warm down:<text:span text:style-name="T2"> <text:s/>¼ mile jog</text:span></text:p>
      <text:p text:style-name="P104"/>
      <text:p text:style-name="P102"><text:span text:style-name="T2">Thur March 4, 2021 </text:span>no running</text:p>
      <text:p text:style-name="P104"/>
      <text:p text:style-name="P104">Fri March 5, 2021 on the elliptical</text:p>
      <text:p text:style-name="P104">15 minutes at a “speed” of 20, Ave Pulse: 120, Max Pulse 129 and rested 3 minutes</text:p>
      <text:p text:style-name="P104"><text:span text:style-name="T1">Intervals</text:span>: 5 x 1:00 at “speed” of 25 with 1:00 between the intervals at a “speed” of 15.5 </text:p>
      <text:p text:style-name="P104">Ave Pulse: 111, Max Pulse: 149</text:p>
      <text:p text:style-name="P104"><text:soft-page-break/><text:span text:style-name="T1">Warm down:</text:span> 5:00 at a “speed” of 15</text:p>
      <text:p text:style-name="P102"/>
      <text:p text:style-name="P102">In the last week: 11.9 miles of running and good workouts on the elliptical.</text:p>
      <text:p text:style-name="P10"/>
      <text:p text:style-name="P104">Sat March 6, 2021 <text:span text:style-name="T1">no running</text:span></text:p>
      <text:p text:style-name="P102"/>
      <text:p text:style-name="P104">Sun March 7, 2021</text:p>
      <text:p text:style-name="P102">Warm up:<text:span text:style-name="T2"> </text:span><text:s/><text:span text:style-name="T2">1.5 miles mainly on the 0.317 meter cemetery loop</text:span></text:p>
      <text:p text:style-name="P102">Run: <text:span text:style-name="T2">12 x cemetery loop = 3.80 miles in 40:10 or 10:34/mile</text:span></text:p>
      <text:p text:style-name="P104">3 loop splits:10:12, 10:23, 10:12, 9:23 with the last loop at 9:18/mile pace.</text:p>
      <text:p text:style-name="P104">Total ascent: 264 feet, Ave HR: 135</text:p>
      <text:p text:style-name="P104"/>
      <text:p text:style-name="P104">Mon March 8, 2021 <text:span text:style-name="T1">no running</text:span></text:p>
      <text:p text:style-name="P104"/>
      <text:p text:style-name="P104">Tues March 9, 2021 <text:span text:style-name="T1">6.1 miles running</text:span></text:p>
      <text:p text:style-name="P102">Warm up:<text:span text:style-name="T2"> 3 miles at various paces</text:span></text:p>
      <text:p text:style-name="P102">Run: <text:span text:style-name="T2">5K with Jim Fitch on Tamarack Dr on a nice day, <text:s/>Our Time: 29:26 <text:s/></text:span></text:p>
      <text:p text:style-name="P104">Pace: 9:28/mile, <text:s/>Mile Splits: 9:31, 9:36, 9:26, and 53s for the last 0.11 miles <text:s text:c="2"/></text:p>
      <text:p text:style-name="P102">Warm down:<text:span text:style-name="T2"> 5 minute walk</text:span></text:p>
      <text:p text:style-name="P104"/>
      <text:p text:style-name="P102"><text:span text:style-name="T2">Thur March 11, 2021 </text:span>6.1 miles running</text:p>
      <text:p text:style-name="P102">Warm up:<text:span text:style-name="T2"> 0.75 mile jog</text:span> </text:p>
      <text:p text:style-name="P109">Run: <text:span text:style-name="T2">15 x 0.317 cemetery loop = 5.07 miles, Time: 59:45, Pace: 11:47/mile, Ave HR:122, Max HR:136</text:span></text:p>
      <text:p text:style-name="P109">Warm down:<text:span text:style-name="T2"> 0.25 mile jog </text:span></text:p>
      <text:p text:style-name="P108">Fri March 12, 2021 <text:span text:style-name="T1">no running</text:span></text:p>
      <text:p text:style-name="P109"/>
      <text:p text:style-name="P109">In the last week: 12.2 miles of running</text:p>
      <text:p text:style-name="P109"/>
      <text:p text:style-name="P108">Sat March 13, 2021 <text:span text:style-name="T1">3.7 miles</text:span></text:p>
      <text:p text:style-name="P109">Warm up: <text:span text:style-name="T2">0.25 miles</text:span></text:p>
      <text:p text:style-name="P109">Run: <text:span text:style-name="T2">10 x 0.317 cemetery loop = 3.17 miles, Time: 34:26, Pace: 10:51/mile, Ave HR:136</text:span></text:p>
      <text:p text:style-name="P109">Warm down:<text:span text:style-name="T2"> 0.25 mile jog </text:span></text:p>
      <text:p text:style-name="P108"/>
      <text:p text:style-name="P108">Sun March 14, 2021 <text:span text:style-name="T1">4.4 miles</text:span> <text:s/></text:p>
      <text:p text:style-name="P109">Warm up:<text:span text:style-name="T2"> 1 mile </text:span></text:p>
      <text:p text:style-name="P109">Run: <text:span text:style-name="T2">10 x 0.317 cemetery loop = 3.17 miles, Time: 32:47, Pace: 10:21/mile, Ave HR:134</text:span></text:p>
      <text:p text:style-name="P109">Warm down:<text:span text:style-name="T2"> 0.25 mile jog </text:span></text:p>
      <text:p text:style-name="P23"/>
      <text:p text:style-name="P108">Mon March 15, 2021 <text:span text:style-name="T1">3.7 miles</text:span> <text:s/></text:p>
      <text:p text:style-name="P109">Warm up:<text:span text:style-name="T2"> 0.25 miles </text:span></text:p>
      <text:p text:style-name="P109">Run: <text:span text:style-name="T2">10 x 0.317 cemetery loop = 3.17 miles, Time: 34:22, Pace: 10:50/mile, Ave HR:140</text:span></text:p>
      <text:p text:style-name="P109">Warm down:<text:span text:style-name="T2"> 0.25 mile jog</text:span></text:p>
      <text:p text:style-name="P108"/>
      <text:p text:style-name="P109"><text:span text:style-name="T2">Tues March 16, 2021 </text:span>no running</text:p>
      <text:p text:style-name="P108"/>
      <text:p text:style-name="P108">Wed <text:s/>March 17, 2021 <text:s/><text:span text:style-name="T1">6.75 miles</text:span> running 0.25 miles walking</text:p>
      <text:p text:style-name="P108">I ran and walked 7 miles on hilly roads and averaged about 12:30/miles. Ave HR: 115</text:p>
      <text:p text:style-name="P108"><text:soft-page-break/></text:p>
      <text:p text:style-name="P108">Thur March 18, 2020 <text:span text:style-name="T1">no running</text:span> </text:p>
      <text:p text:style-name="P108"/>
      <text:p text:style-name="P108">Fri <text:s/>March 19, 2021 <text:span text:style-name="T1">3.7 miles</text:span> <text:s/></text:p>
      <text:p text:style-name="P109">Warm up:<text:span text:style-name="T2"> 0.25 miles </text:span></text:p>
      <text:p text:style-name="P109">Run: <text:span text:style-name="T2">10 x 0.317 cemetery loop = 3.17 miles, Time: 31:28, Pace: 9:55/mile, Ave HR:132</text:span></text:p>
      <text:p text:style-name="P109">Warm down:<text:span text:style-name="T2"> 0.25 mile jog</text:span></text:p>
      <text:p text:style-name="P108">I felt a lot better than 3 days ago.</text:p>
      <text:p text:style-name="P108"/>
      <text:p text:style-name="P109">In the last week: 22.3 miles</text:p>
      <text:p text:style-name="P109"/>
      <text:p text:style-name="P108">Sat March 20, 2021 <text:span text:style-name="T1">5.3 miles</text:span></text:p>
      <text:p text:style-name="P102">Warm up:<text:span text:style-name="T2"> jog 1.25 miles </text:span><text:s/></text:p>
      <text:p text:style-name="P102">Run: <text:span text:style-name="T2">6 x 0.317 mile cemetery loop with 1 loop jog between the intervals.</text:span></text:p>
      <text:p text:style-name="P104">Times: 2:49, 2:53, 2:48, 2:43, 2:37, 2:31, Ave Time: 2:44 or 8:36/mile pace </text:p>
      <text:p text:style-name="P104">Times for 1 loop jogs: about 4:00</text:p>
      <text:p text:style-name="P102">Warm down:<text:span text:style-name="T2"> <text:s/>¼ mile jog</text:span></text:p>
      <text:p text:style-name="P104"/>
      <text:p text:style-name="P102"><text:span text:style-name="T2">Mon <text:s/>March 22, 2021 </text:span>4 miles running</text:p>
      <text:p text:style-name="P109">Warm up:<text:span text:style-name="T2"> 0.5 miles to the cemetery loop</text:span></text:p>
      <text:p text:style-name="P109">Run and walk:<text:span text:style-name="T2"> 13 cemetery loops running the first ¼ mile of each loop and walking the last 0.067</text:span></text:p>
      <text:p text:style-name="P108">So I ran 3.25 and walked 0.87 miles for a total of 4.12 miles in 51:48 or 12:34/mile</text:p>
      <text:p text:style-name="P109">Warm down:<text:span text:style-name="T2"> 0.25 miles</text:span></text:p>
      <text:p text:style-name="P108"/>
      <text:p text:style-name="P108">Wed March 24, 2021 <text:span text:style-name="T1">4.7 miles</text:span></text:p>
      <text:p text:style-name="P108">I ran on the Allegheny College track.</text:p>
      <text:p text:style-name="P109">Warm up:<text:span text:style-name="T2"> <text:s/>1.5 miles averaging 10:00/mile and rest a few minutes</text:span></text:p>
      <text:p text:style-name="P109">Run: <text:span text:style-name="T2"><text:s/>6 x 300m with 300m jog after each run, </text:span></text:p>
      <text:p text:style-name="P108">Times: 1:31, 1:33, 1:32, 1:28, 1:26, 1:25, Ave Time: 1:29 or about 7:55/mile pace, <text:s text:c="2"/></text:p>
      <text:p text:style-name="P108">Jog Times: about 2:40 </text:p>
      <text:p text:style-name="P109">Warm down:<text:span text:style-name="T2"> rest a few minutes and 1 mile in 9:55</text:span></text:p>
      <text:p text:style-name="P108"/>
      <text:p text:style-name="P108">Thur March 25, 2021 <text:span text:style-name="T1">8 miles</text:span></text:p>
      <text:p text:style-name="P109">Run: <text:span text:style-name="T2">7 miles on the Allegheny track, Mile splits: 11:38, 11:18, 10:45, 10:46, 10:45, 10:39, 10:12</text:span></text:p>
      <text:p text:style-name="P108">Average pace: 10:52, <text:s/>Ave HR: 129 bpm</text:p>
      <text:p text:style-name="P108">I was a little tired and stiff from yesterday's workout but felt better as I ran.</text:p>
      <text:p text:style-name="P109">Warm down: <text:span text:style-name="T2">1</text:span> <text:span text:style-name="T2">mile jog home </text:span></text:p>
      <text:p text:style-name="P108"/>
      <text:p text:style-name="P109"><text:span text:style-name="T2">Fri March 26, 2021</text:span> no running</text:p>
      <text:p text:style-name="P109"/>
      <text:p text:style-name="P109">In the last week: 22 miles</text:p>
      <text:p text:style-name="P109"/>
      <text:p text:style-name="P108">Sat March 27, 2021 <text:span text:style-name="T1">3.7 miles</text:span></text:p>
      <text:p text:style-name="P109">Warm up: <text:span text:style-name="T2">0.25 mile jog to the Greendale Cemetery 510 meter loop.</text:span></text:p>
      <text:p text:style-name="P109">Run: <text:span text:style-name="T2">10 cemetery loops in 29:48 or 9:24/mile. Time/loop: 2:59, Total vertical ascent: 220 feet</text:span></text:p>
      <text:p text:style-name="P108">Mile splits: 9:53, 9:19, 9:11</text:p>
      <text:p text:style-name="P108"/>
      <text:p text:style-name="P108">Sun March 28, 2021 <text:span text:style-name="T1">no running </text:span></text:p>
      <text:p text:style-name="P109"><text:soft-page-break/></text:p>
      <text:p text:style-name="P102"><text:span text:style-name="T2">Mon <text:s/>March 29, 2021 </text:span>4.5 miles running</text:p>
      <text:p text:style-name="P109">Warm up:<text:span text:style-name="T2"> 0.5 miles to the cemetery loop</text:span></text:p>
      <text:p text:style-name="P109">Run and walk:<text:span text:style-name="T2"> 15 cemetery loops running the first ¼ mile of each loop and walking the last 0.067</text:span></text:p>
      <text:p text:style-name="P108">So I ran 3.75 and walked 1 miles for a total of 4.75 miles in 57:14 or 12:02/mile <text:s/>Ave HR: 130</text:p>
      <text:p text:style-name="P108"><text:span text:style-name="T1">Warm down:</text:span> 0.25 miles</text:p>
      <text:p text:style-name="P109"/>
      <text:p text:style-name="P108">Tues<text:span text:style-name="T1"> <text:s/></text:span>March 30, 2021 <text:span text:style-name="T1">6 miles</text:span></text:p>
      <text:p text:style-name="P108"><text:span text:style-name="T1">Warm up:</text:span> 2.5 miles including 2 miles in 21:57 on the cemetery loop and then rest a few mnutes</text:p>
      <text:p text:style-name="P109">Run: <text:span text:style-name="T2">10 cemetery loops in 29:59 or 9:27/mile. Time/loop: 3:00, Total vertical ascent: 220 feet</text:span></text:p>
      <text:p text:style-name="P108"><text:span text:style-name="T1">Warm down:</text:span> 0.3 miles</text:p>
      <text:p text:style-name="P108"/>
      <text:p text:style-name="P108">Wed March 31, 2021 <text:span text:style-name="T1">3.7 miles</text:span> </text:p>
      <text:p text:style-name="P108"><text:s/><text:span text:style-name="T1">Warm up:</text:span> 0.25 miles <text:s text:c="2"/></text:p>
      <text:p text:style-name="P109">Run: <text:span text:style-name="T2">10 cemetery loops (3.17 miles) in 31:20 or 9:53/mile. </text:span></text:p>
      <text:p text:style-name="P108"><text:span text:style-name="T1">Warm down:</text:span> 0.25 miles</text:p>
      <text:p text:style-name="P108"/>
      <text:p text:style-name="P108">Thur April 1, 2021 <text:span text:style-name="T1">no running</text:span></text:p>
      <text:p text:style-name="P108"/>
      <text:p text:style-name="P108">Fri April 2, 2021 <text:span text:style-name="T1">3.7 miles</text:span> </text:p>
      <text:p text:style-name="P108"><text:span text:style-name="T1">Warm up:</text:span> 0.25 miles <text:s text:c="2"/></text:p>
      <text:p text:style-name="P109">Run: <text:span text:style-name="T2">10 cemetery loops (3.17 miles) in 31:03 or 9:48/mile. <text:s/>HR = 135</text:span></text:p>
      <text:p text:style-name="P108"><text:span text:style-name="T1">Warm down:</text:span> 0.25 miles</text:p>
      <text:p text:style-name="P108"/>
      <text:p text:style-name="P109">In the last week: 21.6 miles</text:p>
      <text:p text:style-name="P109"/>
      <text:p text:style-name="P108">Sat April 3, 2021 <text:span text:style-name="T1">3.7 miles</text:span> </text:p>
      <text:p text:style-name="P108"><text:span text:style-name="T1">Warm up:</text:span> 0.25 miles <text:s text:c="2"/></text:p>
      <text:p text:style-name="P109">Run: <text:span text:style-name="T2">10 cemetery loops (3.17 miles) in 30:18 or 9:34/mile. <text:s/>HR = 130</text:span></text:p>
      <text:p text:style-name="P108"><text:span text:style-name="T1">Warm down:</text:span> 0.25 miles</text:p>
      <text:p text:style-name="P108"/>
      <text:p text:style-name="P108">Sun April 4, 2021 <text:span text:style-name="T1">no running</text:span></text:p>
      <text:p text:style-name="P109"/>
      <text:p text:style-name="P108">Mon April 5, 2021 <text:span text:style-name="T1">no running </text:span></text:p>
      <text:p text:style-name="P109">I walked 3 miles with Mary Jane</text:p>
      <text:p text:style-name="P10"/>
      <text:p text:style-name="P23"><text:span text:style-name="T39">Tues April 6, 2021 </text:span><text:span text:style-name="T40">7.8 miles </text:span></text:p>
      <text:p text:style-name="P109">Warm up:<text:span text:style-name="T2"> 2.8</text:span> <text:span text:style-name="T2">miles at various paces on Tamarack Dr.</text:span></text:p>
      <text:p text:style-name="P109">Run:<text:span text:style-name="T2"> I ran 5 miles with Jim Fitch on Tamarack Dr</text:span></text:p>
      <text:p text:style-name="P109"><text:span text:style-name="T2">Splits:</text:span> <text:s/><text:span text:style-name="T2">9:06, 9:06, 9:07, 9:11, 9:04 <text:s/>Time:45:34 <text:s/>Ave HR: 155 bpm Elevation gain 104 feet</text:span></text:p>
      <text:p text:style-name="P108"/>
      <text:p text:style-name="P102"><text:span text:style-name="T2">Wed <text:s/>April 7, 2021 </text:span><text:s/>3 miles running</text:p>
      <text:p text:style-name="P109">Warm up:<text:span text:style-name="T2"> 0.25 miles to the cemetery loop</text:span></text:p>
      <text:p text:style-name="P109">Run and walk:<text:span text:style-name="T2"> 10 cemetery loops running the first ¼ mile of each loop and walking the last 0.067</text:span></text:p>
      <text:p text:style-name="P108">So I ran 2.5 miles and walked 0.67 miles for a total of 3.17 miles in 40:19 or 12:43/mile, Ave HR = 107</text:p>
      <text:p text:style-name="P109">Warm down<text:span text:style-name="T2">: 0.25 miles</text:span></text:p>
      <text:p text:style-name="P108"/>
      <text:p text:style-name="P108">Thur April 8, 2021 <text:span text:style-name="T1">5 miles</text:span></text:p>
      <text:p text:style-name="P109"><text:soft-page-break/>Warm up: <text:span text:style-name="T2">0.3 mile jog to the Greendale Cemetery 510 meter loop.</text:span></text:p>
      <text:p text:style-name="P109">Run: <text:span text:style-name="T2">13 cemetery loops, Distance: 4.1 miles, Time: 44:55 or 10:56/mile. Ave Pulse 123</text:span></text:p>
      <text:p text:style-name="P108"><text:span text:style-name="T1">Warm down:</text:span> 0.6 miles</text:p>
      <text:p text:style-name="P108"/>
      <text:p text:style-name="P108">Fri <text:s/>April 9, 2021 <text:s/><text:span text:style-name="T1">4.67 miles</text:span></text:p>
      <text:p text:style-name="P109">Warm up: <text:span text:style-name="T2">0.25 mile jog to the Greendale Cemetery 510 meter loop.</text:span></text:p>
      <text:p text:style-name="P109">Run: <text:span text:style-name="T2">13 cemetery loops plus 0.05 miles, Distance: 4.17 miles, Time: 41:21 or 9:51/mile.</text:span></text:p>
      <text:p text:style-name="P108">The last mile was in 9:00 <text:s/>Ave Pulse 128</text:p>
      <text:p text:style-name="P108"><text:span text:style-name="T1">Warm down:</text:span> 0.25 miles</text:p>
      <text:p text:style-name="P108">I was tired after the fast run on Tuesday but have felt better every day since then.</text:p>
      <text:p text:style-name="P108"/>
      <text:list xml:id="list5684508934640266146" text:style-name="L10">
        <text:list-item>
          <text:list>
            <text:list-header>
              <text:p text:style-name="P167">24.2 miles in the last week</text:p>
            </text:list-header>
          </text:list>
        </text:list-item>
      </text:list>
      <text:p text:style-name="P108"/>
      <text:p text:style-name="P108">Sat April 10, 2021 <text:s/><text:span text:style-name="T1">5.6 miles</text:span> <text:s text:c="8"/>I practiced running hills for an ultra marathon.</text:p>
      <text:p text:style-name="P108"><text:span text:style-name="T1">Warm up:</text:span> 0.3 miles to the top of the 0.8 mile hill in the Greendale Cemetery.<text:span text:style-name="T18"> </text:span></text:p>
      <text:p text:style-name="P108"><text:span text:style-name="T1">Run:</text:span> 4.8 miles on the hill in the cemetery. Starting from the top all the way to Jefferson St is 0.8 miles. <text:s/>I ran down and up this hill 3 times.</text:p>
      <text:p text:style-name="P108">Ave Heart Rate: 104 bpm, Ave Pace: 13:30/mile, Sum of ascents: 650 feet</text:p>
      <text:p text:style-name="P108"><text:s text:c="12"/>pace <text:s text:c="7"/>Ave Heart Rate</text:p>
      <text:p text:style-name="P108">down: 10:54<text:tab/> <text:s text:c="3"/>95 <text:s/></text:p>
      <text:p text:style-name="P108"><text:s text:c="5"/>up: 14:54<text:tab/> <text:s text:c="2"/>110</text:p>
      <text:p text:style-name="P108">down: 11:55<text:tab/> <text:s text:c="3"/>97</text:p>
      <text:p text:style-name="P108"><text:s text:c="5"/>up: 14:56<text:tab/> <text:s text:c="2"/>111</text:p>
      <text:p text:style-name="P108">down: 12:12<text:tab/> <text:s text:c="3"/>96</text:p>
      <text:p text:style-name="P108"><text:s text:c="5"/>up: 15:14<text:tab/> <text:s text:c="2"/>111</text:p>
      <text:p text:style-name="P109">Warm down: <text:span text:style-name="T2">0.5 miles</text:span></text:p>
      <text:p text:style-name="P108"/>
      <text:p text:style-name="P102"><text:span text:style-name="T2">Sun <text:s/>April 11, 2021 </text:span><text:s/>3.7 miles</text:p>
      <text:p text:style-name="P109">Warm up:<text:span text:style-name="T2"> 0.25 miles to the cemetery loop</text:span></text:p>
      <text:p text:style-name="P109">Run:<text:span text:style-name="T2"> 10 cemetery loops or 3.17 miles in 33:36 or 10:36/mile, <text:s/>Ave HR = 112</text:span></text:p>
      <text:p text:style-name="P108">Warm down: 0.25 miles</text:p>
      <text:p text:style-name="P108"/>
      <text:p text:style-name="P108">Mon April 12, 2021 <text:span text:style-name="T1">no running</text:span></text:p>
      <text:p text:style-name="P108"/>
      <text:p text:style-name="P108">Tues April 13, 2021 <text:span text:style-name="T1">5.6 miles</text:span></text:p>
      <text:p text:style-name="P109">Warm up:<text:span text:style-name="T2"> jog 1.25 miles </text:span><text:s/></text:p>
      <text:p text:style-name="P109">Run: 7<text:span text:style-name="T2"> x 0.317 mile cemetery loop with 1 loop jog after the intervals.</text:span></text:p>
      <text:p text:style-name="P108">Times: 2:48, 2:52, 2:51, 2:47, 2:42, 2:40, 2.24 Ave Time: 2:43 or 8:34/mile pace </text:p>
      <text:p text:style-name="P108">Times for 1 loop jogs: about 3:50</text:p>
      <text:p text:style-name="P109">Warm down:<text:span text:style-name="T2"> <text:s/>¼ mile jog</text:span></text:p>
      <text:p text:style-name="P108">Compare to Sat March 20, 2021 </text:p>
      <text:p text:style-name="P10"/>
      <text:p text:style-name="P108">Wed <text:s/>April 14, 2021 <text:s/><text:span text:style-name="T1">5.3 miles</text:span> <text:s text:c="8"/>I practiced running hills for an ultra marathon.</text:p>
      <text:p text:style-name="P108"><text:span text:style-name="T1">Warm up:</text:span> 0.25 miles to the top of the 0.8 mile hill in the Greendale Cemetery.<text:span text:style-name="T18"> </text:span></text:p>
      <text:p text:style-name="P108"><text:span text:style-name="T1">Run:</text:span> 4.8 miles on the hill in the cemetery. Starting from the top all the way to Jefferson St is 0.8 miles. <text:s/>I ran down and up this hill 3 times.</text:p>
      <text:p text:style-name="P108">Ave Heart Rate: 127 bpm, Ave Pace: 12:49/mile, Sum of ascents: 650 feet</text:p>
      <text:p text:style-name="P108"><text:s text:c="12"/>pace <text:s text:c="7"/>Ave Heart Rate</text:p>
      <text:p text:style-name="P108"><text:soft-page-break/>down: 10:35<text:tab/> <text:s text:c="3"/>131 <text:s/></text:p>
      <text:p text:style-name="P108"><text:s text:c="5"/>up: 14:07<text:tab/> <text:s text:c="2"/>133</text:p>
      <text:p text:style-name="P108">down: 11:48<text:tab/> <text:s text:c="2"/>113</text:p>
      <text:p text:style-name="P108"><text:s text:c="5"/>up: 13:46<text:tab/> <text:s text:c="2"/>127</text:p>
      <text:p text:style-name="P108">down: 11:26<text:tab/> <text:s text:c="2"/>110</text:p>
      <text:p text:style-name="P108"><text:s text:c="5"/>up: 13:49<text:tab/> <text:s text:c="2"/>127</text:p>
      <text:p text:style-name="P109"><text:span text:style-name="T18">Warm down: </text:span><text:span text:style-name="T17">0.25 miles</text:span></text:p>
      <text:p text:style-name="P77"/>
      <text:p text:style-name="P109"><text:span text:style-name="T17">Thur April 15, 2021 </text:span><text:span text:style-name="T18">3 miles</text:span></text:p>
      <text:p text:style-name="P10">Run: <text:span text:style-name="T2">3 miles on hilly roads slowly in a drizzle.</text:span></text:p>
      <text:p text:style-name="P23"/>
      <text:p text:style-name="P23">Fri April 16, 2021 <text:span text:style-name="T1">no running</text:span></text:p>
      <text:p text:style-name="P23"/>
      <text:p text:style-name="P10">In the last week: 23.2 miles</text:p>
      <text:p text:style-name="P10"/>
      <text:p text:style-name="P23">Sat April 17, 2021 <text:span text:style-name="T1">3.5 miles</text:span></text:p>
      <text:p text:style-name="P10">Warm up: <text:s/><text:span text:style-name="T2">0.25 miles to the 0.317 mile cemetery loop.</text:span></text:p>
      <text:p text:style-name="P10">Run:<text:span text:style-name="T2"> 2 miles on the loop in 20:16, Splits: 10:49, 9:27, Rest 7:00 including 0.35 mile jog</text:span></text:p>
      <text:p text:style-name="P10">Run: <text:span text:style-name="T2">1 mile in 8:31 with the last 0.366 miles in 3:00 or 8:13/mile, Sum of ascents: 66 ft for the mile and 22 ft for the last 0.366 miles. Good run!</text:span></text:p>
      <text:p text:style-name="P10">Warm down:<text:span text:style-name="T2"> 0.25 miles home</text:span></text:p>
      <text:p text:style-name="P23"/>
      <text:p text:style-name="P10"><text:span text:style-name="T2">Sun April 18, 2021 </text:span>no running</text:p>
      <text:p text:style-name="P23"/>
      <text:p text:style-name="P23">Mon <text:s/>April 19, 2021 <text:span text:style-name="T1">3.5 miles </text:span><text:s/>on the Allegheny College track</text:p>
      <text:p text:style-name="P10">Warm up: <text:s/><text:span text:style-name="T2">1.5 miles, the first mile in about 9:30 and last ½ mile slower</text:span></text:p>
      <text:p text:style-name="P10">Run:<text:span text:style-name="T2"> 3 miles in 26:00 or 8:40/mile, Splits: 8:56, 8:38, 8:26</text:span></text:p>
      <text:p text:style-name="P23">I ran wide on the turns so each lap was ¼ mile. <text:s/>The last lap was in 2:01 </text:p>
      <text:p text:style-name="P10">Warm down:<text:span text:style-name="T2"> 0.25 miles home</text:span></text:p>
      <text:p text:style-name="P23"/>
      <text:p text:style-name="P23">Tues April 20, 2021 <text:span text:style-name="T1">3.5 miles </text:span><text:s/></text:p>
      <text:p text:style-name="P10">Warm up: <text:span text:style-name="T2">0.25 miles</text:span></text:p>
      <text:p text:style-name="P10">Run:<text:span text:style-name="T2"> 2 miles: 1 mile all down hill from the top of Greendale Cemetery to Stewart St and </text:span></text:p>
      <text:p text:style-name="P23">1 mile back up averaging 12:40/mile round-trip, change in altitude on the hill: 253 ft.</text:p>
      <text:p text:style-name="P23">Ave HR: 125 bpm </text:p>
      <text:p text:style-name="P10">Run: <text:span text:style-name="T2">1 mile on the cemetery loop in 12:30</text:span></text:p>
      <text:p text:style-name="P10">Warm down:<text:span text:style-name="T2"> 0.25 miles home</text:span></text:p>
      <text:p text:style-name="P23"/>
      <text:p text:style-name="P10"><text:span text:style-name="T2">Wed April 21, 2021 </text:span>no running</text:p>
      <text:p text:style-name="P23">Thur April 22, 2021 <text:span text:style-name="T1">4.6 miles </text:span><text:s/></text:p>
      <text:p text:style-name="P10">Warm up: <text:span text:style-name="T2">0.35 miles to the top of Greendale Cemetery</text:span></text:p>
      <text:p text:style-name="P10">Run:<text:span text:style-name="T2"> 4 miles: 1 mile all down hill from the top of Greendale Cemetery to Stewart St and </text:span></text:p>
      <text:p text:style-name="P23">1 mile back up averaging 11:41/mile round-trip, change in altitude on the hill: 253 ft.</text:p>
      <text:p text:style-name="P23"><text:soft-page-break/>1 mile all down hill from the top of Greendale Cemetery to Stewart St and </text:p>
      <text:p text:style-name="P23">1 mile back up averaging 11:55/mile round-trip, change in altitude on the hill: 253 ft.</text:p>
      <text:p text:style-name="P10">Warm down:<text:span text:style-name="T2"> 0.25 miles home</text:span></text:p>
      <text:p text:style-name="P23"/>
      <text:p text:style-name="P77">Fri April 23, 2021 <text:span text:style-name="T1">5.6 miles</text:span></text:p>
      <text:p text:style-name="P91">Warm up:<text:span text:style-name="T2"> jog 0.25 miles to the cemetery loop, sum of ascents on the loop: 22 feet</text:span></text:p>
      <text:p text:style-name="P91">Run: <text:span text:style-name="T2">1 mile (3 loops plus) on the loop in 9:53 and 2:45 rest</text:span></text:p>
      <text:p text:style-name="P91">Run: 7<text:span text:style-name="T2"> x 0.317 mile cemetery loop with 1 loop jog after the intervals.</text:span></text:p>
      <text:p text:style-name="P77">Times: 2:43, 2:48, 2:42, 2:42, 2:39, 2:33, 2:20 Ave Time: 2:38 or 8:18/mile pace </text:p>
      <text:p text:style-name="P77">Times for 1 loop jogs: about 3:50</text:p>
      <text:p text:style-name="P91">Warm down:<text:span text:style-name="T2"> <text:s/>¼ mile jog</text:span></text:p>
      <text:p text:style-name="P77">Compare to Tue April 13, 2021 </text:p>
      <text:p text:style-name="P77"/>
      <text:p text:style-name="P91">In the last week: 20.2 miles</text:p>
      <text:p text:style-name="P77"/>
      <text:p text:style-name="P77">Sat April 24, 2021 5<text:span text:style-name="T1">.5 miles </text:span><text:s/></text:p>
      <text:p text:style-name="P91">Warm up: <text:span text:style-name="T2">0.25 miles</text:span></text:p>
      <text:p text:style-name="P91">Run:<text:span text:style-name="T2"> 5 miles: </text:span></text:p>
      <text:p text:style-name="P77">1 mile all down hill from the top of Greendale Cemetery to Stewart St and </text:p>
      <text:p text:style-name="P77">1 mile back up averaging 12:26/mile round-trip, change in altitude on the hill: 253 ft.</text:p>
      <text:p text:style-name="P77">1 mile all down hill from the top of Greendale Cemetery to Stewart St and </text:p>
      <text:p text:style-name="P77">1 mile back up averaging 12:20/mile round-trip, change in altitude on the hill: 253 ft.</text:p>
      <text:p text:style-name="P77">1 mile on the cemetery loop in 12:30, sum of ascents: 60 ft</text:p>
      <text:p text:style-name="P77">Ave HR: 126 bpm </text:p>
      <text:p text:style-name="P91">Warm down:<text:span text:style-name="T2"> 0.25 miles home</text:span></text:p>
      <text:p text:style-name="P77"/>
      <text:p text:style-name="P91"><text:span text:style-name="T2">Sun April 25, 2021 </text:span>no running</text:p>
      <text:p text:style-name="P23"/>
      <text:p text:style-name="P77">Mon April 26, 2021 <text:span text:style-name="T1">5 miles</text:span></text:p>
      <text:p text:style-name="P77"><text:span text:style-name="T1">Warm up:</text:span> 2.3 miles at various paces including 1 cemetery loop in about 3:10</text:p>
      <text:p text:style-name="P91">Run: <text:span text:style-name="T2">With Bill and David 4 x 1 cemetery with a cemetery loop jog after each fast loop.</text:span></text:p>
      <text:p text:style-name="P77">Distance around loop : 0.317 miles, sum of ascents along loop: 22 feet</text:p>
      <text:p text:style-name="P77">Times: 2:31, 2:32, 2:29, 2:19, Average time: 2:28, Time for jogs: about 3:55</text:p>
      <text:p text:style-name="P77"><text:span text:style-name="T1">Warm down:</text:span> 0.25 mile jog home</text:p>
      <text:p text:style-name="P77"/>
      <text:p text:style-name="P77">Tues April 27, 2021 <text:span text:style-name="T1">4.6 miles</text:span></text:p>
      <text:p text:style-name="P77">In the morning I cut grass with a push mower for over an hour. In the afternoon I worked in the garden for over an hour. <text:s/>I rested a few minutes and felt tired when I started my run. After 2 miles I felt better.</text:p>
      <text:p text:style-name="P91">Warm up: <text:span text:style-name="T2">0.35 miles to the cemetery loop</text:span></text:p>
      <text:p text:style-name="P91">Run: <text:span text:style-name="T2">4 miles on the cemetery loop averaging 11:25/mile, sum of ascents: 280 feet.</text:span></text:p>
      <text:p text:style-name="P91">Warm down: <text:span text:style-name="T2"><text:s text:c="2"/>0.25 mile jog home</text:span></text:p>
      <text:p text:style-name="P77"/>
      <text:p text:style-name="P91"><text:span text:style-name="T2">Wed April 28, 2021 </text:span>2.5 miles</text:p>
      <text:p text:style-name="P91">Warm up: <text:span text:style-name="T2">0.25 miles </text:span></text:p>
      <text:p text:style-name="P91"><text:soft-page-break/>Run: <text:span text:style-name="T2">2 miles on the cemetery loop in 18:39, Splits: 9:49, 8:50 sum of ascents: 130 feet.</text:span></text:p>
      <text:p text:style-name="P91">Warm down: <text:span text:style-name="T2">0.25 miles</text:span></text:p>
      <text:p text:style-name="P77"/>
      <text:p text:style-name="P77">Thur April 29, 2021 <text:span text:style-name="T1">no running</text:span></text:p>
      <text:p text:style-name="P23"/>
      <text:p text:style-name="P23">Fri April 30, 2023 <text:span text:style-name="T1">3.5 miles</text:span></text:p>
      <text:p text:style-name="P77">I felt tired from the hard workouts I have had since last Friday.</text:p>
      <text:p text:style-name="P77"><text:span text:style-name="T1">Warm up:</text:span> <text:s/>1.25 mile jog mainly on the cemetery loop and rest about 2 minutes</text:p>
      <text:p text:style-name="P10">Run: <text:span text:style-name="T2">On the loop 2 miles, Splits: 11:14, 10:44</text:span></text:p>
      <text:p text:style-name="P10">Warm down:<text:span text:style-name="T2"> <text:s/>0.25 miles</text:span></text:p>
      <text:p text:style-name="P23"/>
      <text:p text:style-name="P10">In the last week: 21.1 miles</text:p>
      <text:p text:style-name="P23"/>
      <text:p text:style-name="P10"><text:span text:style-name="T2">Sat May 1, 2021 </text:span>5 miles</text:p>
      <text:p text:style-name="P77"><text:span text:style-name="T1">Warm up:</text:span> <text:s/>0.25 miles to the cemetery loop </text:p>
      <text:p text:style-name="P10">Run:<text:span text:style-name="T2"> 3x1mile on the loop with 0.5 mile jog after each mile</text:span></text:p>
      <text:p text:style-name="P23">Mile times: 9:27, 9:22, 8:48 <text:s/>Times for jogs about 6 minutes</text:p>
      <text:p text:style-name="P23">Warm down: <text:s/>0.25 miles</text:p>
      <text:p text:style-name="P23"/>
      <text:p text:style-name="P23">Sun May 2, 2021 <text:span text:style-name="T1">3 miles</text:span> <text:s/></text:p>
      <text:p text:style-name="P23">I ran 3 miles out and back on Limber Rd averaging 11:20/mile</text:p>
      <text:p text:style-name="P23"/>
      <text:p text:style-name="P23">Mon May 3, 2021 <text:span text:style-name="T1">4 miles</text:span></text:p>
      <text:p text:style-name="P23">1 mile to the Allegheny College track</text:p>
      <text:p text:style-name="P23">2 miles on the track at 11:00/mile</text:p>
      <text:p text:style-name="P10"><text:span text:style-name="T2">1 mile home</text:span> </text:p>
      <text:p text:style-name="P10"/>
      <text:p text:style-name="P10"><text:span text:style-name="T2">Tues May 4, 2021 </text:span>4.6 miles </text:p>
      <text:p text:style-name="P91">Warm up: <text:span text:style-name="T2">0.25 miles </text:span></text:p>
      <text:p text:style-name="P91">Run: <text:span text:style-name="T2">4.1 miles on the cemetery loop averaging 11:07, sum of ascents: 286 feet.</text:span></text:p>
      <text:p text:style-name="P91">Warm down: <text:span text:style-name="T2">0.25 miles</text:span></text:p>
      <text:p text:style-name="P10"/>
      <text:p text:style-name="P10"><text:span text:style-name="T2">Wed May 5, 2021 </text:span>4.6 miles </text:p>
      <text:p text:style-name="P91">Warm up: <text:span text:style-name="T2">0.25 miles </text:span></text:p>
      <text:p text:style-name="P91">Run: <text:span text:style-name="T2">4.1 miles on the cemetery loop averaging 11:15, sum of ascents: 286 feet.</text:span></text:p>
      <text:p text:style-name="P91">Warm down: <text:span text:style-name="T2">0.25 miles</text:span></text:p>
      <text:p text:style-name="P23"/>
      <text:p text:style-name="P10"><text:span text:style-name="T17">Thur May 6, 2021 </text:span><text:span text:style-name="T18">4.6 miles</text:span> </text:p>
      <text:p text:style-name="P91">Warm up: <text:span text:style-name="T2">0.25 miles </text:span></text:p>
      <text:p text:style-name="P91">Run: <text:span text:style-name="T2">4.1 miles on the cemetery loop averaging 11:07, sum of ascents: 286 feet.</text:span></text:p>
      <text:p text:style-name="P91">Warm down: <text:span text:style-name="T2">0.25 miles</text:span></text:p>
      <text:p text:style-name="P91"><text:span text:style-name="T2">Fri May 7, 2021 </text:span>1 mile of jogging </text:p>
      <text:p text:style-name="P10">In the last week: 26.8 miles</text:p>
      <text:p text:style-name="P62"><text:soft-page-break/><text:span text:style-name="T2">Sat May 8, 2021 </text:span>5 miles Same workout as last Saturday May 1</text:p>
      <text:p text:style-name="P60"><text:span text:style-name="T1">Warm up:</text:span> <text:s/>0.25 miles to the cemetery loop </text:p>
      <text:p text:style-name="P62">Run:<text:span text:style-name="T2"> 3x1mile on the loop with 0.5 mile jog after each mile</text:span></text:p>
      <text:p text:style-name="P60">Mile times: 9:51, 9:25, 8:47 <text:s/>Times for jogs about 6 minutes</text:p>
      <text:p text:style-name="P60">Warm down: <text:s/>0.25 miles</text:p>
      <text:p text:style-name="P60"/>
      <text:p text:style-name="P62"><text:span text:style-name="T2">Sun May 9, 2021 </text:span>4.6 miles </text:p>
      <text:p text:style-name="P62">Warm up: <text:span text:style-name="T2">0.25 miles </text:span></text:p>
      <text:p text:style-name="P62">Run: <text:span text:style-name="T2">4.1 miles on the cemetery loop averaging 11:09, sum of ascents: 286 feet.</text:span></text:p>
      <text:p text:style-name="P62">Warm down: <text:span text:style-name="T2">0.25 miles</text:span></text:p>
      <text:p text:style-name="P60"/>
      <text:p text:style-name="P62"><text:span text:style-name="T2">Mon May 10, 2021 </text:span>4.5 miles</text:p>
      <text:p text:style-name="P62">Warm up<text:span text:style-name="T2">: 0.25 miles to the cemetery loop </text:span></text:p>
      <text:p text:style-name="P62">Run:<text:span text:style-name="T2"> 2 miles on the loop in 21:04 or 10:32/mile and rest a few minutes.</text:span></text:p>
      <text:p text:style-name="P60">Then with David and Bill 3 x 1 cemetery with a cemetery loop jog before each fast loop.</text:p>
      <text:p text:style-name="P60">Distance around loop : 0.317 miles, sum of ascents along loop: 22 feet</text:p>
      <text:p text:style-name="P60">Times: 2:30, 2:31, 2:34, Average time: 2:32, Time for jogs: about 3:55</text:p>
      <text:p text:style-name="P60"><text:span text:style-name="T1">Warm down:</text:span> 0.3 mile on the loop</text:p>
      <text:p text:style-name="P60"/>
      <text:p text:style-name="P60">Tues May 11, 2021 <text:span text:style-name="T1">no running</text:span></text:p>
      <text:p text:style-name="P62"/>
      <text:p text:style-name="P60">Wed May 12, 2021 <text:span text:style-name="T1">5 miles</text:span></text:p>
      <text:p text:style-name="P60"><text:span text:style-name="T1">Warm up:</text:span> 0.25 miles to the cemetery loop</text:p>
      <text:p text:style-name="P62">Run: <text:span text:style-name="T2">4.44 miles on the cemetery loop averaging 11:01, sum of ascents: 308 feet.</text:span></text:p>
      <text:p text:style-name="P62">Warm down: <text:span text:style-name="T2">0.3 mile jog</text:span></text:p>
      <text:p text:style-name="P60"/>
      <text:p text:style-name="P62"><text:span text:style-name="T2">Thur May 13, 2021 </text:span>3 miles<text:span text:style-name="T2"> </text:span></text:p>
      <text:p text:style-name="P60"><text:span text:style-name="T1">Warm up:</text:span> 0.25 miles to the cemetery loop</text:p>
      <text:p text:style-name="P62">Run: O<text:span text:style-name="T2">n the loop: 1 mile in 10:16, jog ½ mile in about 6:00, 1 mile in 9:42, rest a little </text:span></text:p>
      <text:p text:style-name="P62">Warm down: <text:span text:style-name="T2">0.25 mile jog home</text:span></text:p>
      <text:p text:style-name="P60"/>
      <text:p text:style-name="P62"><text:span text:style-name="T2">Fri May 14, 2021 </text:span>no running</text:p>
      <text:p text:style-name="P62"/>
      <text:p text:style-name="P62">In the last week: 22.1 miles</text:p>
      <text:p text:style-name="P62"/>
      <text:p text:style-name="P62"/>
      <text:p text:style-name="P62"/>
      <text:p text:style-name="P62"/>
      <text:p text:style-name="P55"><text:soft-page-break/><text:span text:style-name="T2">Sat May 15, 2021 </text:span>6.6 miles <text:s/></text:p>
      <text:p text:style-name="P55">Warm up: <text:span text:style-name="T2">1.5 miles</text:span></text:p>
      <text:p text:style-name="P52"><text:span text:style-name="T1">Run:</text:span> I ran a staggered start 5 miles with 5 other runners on Tamarack Drive.</text:p>
      <text:p text:style-name="P52">Time: 43:15, Ave Pace: 8:39/mile, Splits: 8:59, 8:37, 8:36, 8:38, 8:23</text:p>
      <text:p text:style-name="P52">I ran 45:34 on the same course on April 6, 2021</text:p>
      <text:p text:style-name="P52"/>
      <text:p text:style-name="P52">Sun May 16, 2021 <text:span text:style-name="T1">no running</text:span></text:p>
      <text:p text:style-name="P55"/>
      <text:p text:style-name="P52">Mon May 17, <text:s/>2021 <text:span text:style-name="T1">5 miles</text:span> </text:p>
      <text:p text:style-name="P52">I ran with 7 other runners on the high school track. <text:s/>We have not done interval training since 2019.</text:p>
      <text:p text:style-name="P55">Warm up: <text:span text:style-name="T2">2 mile jog</text:span></text:p>
      <text:p text:style-name="P55">Run:<text:span text:style-name="T2"> 6 x 400m with a 400m jog after each. Times: 2:05, 2:04, 2:03, 1:58, 1:55, 1:50 Times between runs: about 3:30</text:span></text:p>
      <text:p text:style-name="P52"/>
      <text:p text:style-name="P55"><text:span text:style-name="T2">Tues May 18, 2021 </text:span>no running</text:p>
      <text:p text:style-name="P55"/>
      <text:p text:style-name="P52">Wed May 19, 2021 <text:span text:style-name="T1">4.9 miles</text:span><text:span text:style-name="T1"> </text:span></text:p>
      <text:p text:style-name="P55">Warm up: <text:span text:style-name="T2">0.25 miles </text:span></text:p>
      <text:p text:style-name="P55">Run: <text:span text:style-name="T2">4.1 miles on the cemetery loop averaging 11:08, sum of ascents: 286 feet.</text:span></text:p>
      <text:p text:style-name="P55">Warm down: <text:span text:style-name="T2">0.5 miles</text:span></text:p>
      <text:p text:style-name="P52"/>
      <text:p text:style-name="P55"><text:span text:style-name="T2">Thur May 20, 2021 </text:span>5.25 miles</text:p>
      <text:p text:style-name="P55">Run: <text:span text:style-name="T2">5 miles on the Allegheny College track. <text:s/>I ran wide on the turns so each lap was ¼ mile. <text:s/>Time: 54:02, Ave Pace: 10:48/mile</text:span></text:p>
      <text:p text:style-name="P52">Warm down: 0.25 mile jog</text:p>
      <text:p text:style-name="P52"/>
      <text:p text:style-name="P52">Fri May 21, 3.5 miles on the Allegheny track</text:p>
      <text:p text:style-name="P52">I run wide on the curves so each lap is ¼ mile</text:p>
      <text:p text:style-name="P52"><text:span text:style-name="T1">Run:</text:span> 1.5 miles averaging 10:40/mile and rest a few minutes</text:p>
      <text:list xml:id="list8406051242751237666" text:style-name="L11">
        <text:list-item>
          <text:list>
            <text:list-header>
              <text:p text:style-name="P160"><text:s text:c="10"/>1.5 miles averaging <text:s text:c="2"/>9:39/mile, Splits: (9:58, 4:30)</text:p>
              <text:p text:style-name="P160"><text:span text:style-name="T1">Warm down: <text:s/></text:span>½ mile jog </text:p>
            </text:list-header>
          </text:list>
        </text:list-item>
      </text:list>
      <text:p text:style-name="P55"><text:span text:style-name="T2">Soon after</text:span> <text:span text:style-name="T2">running I cut grass for an hour with a push mower. </text:span></text:p>
      <text:p text:style-name="P52"/>
      <text:p text:style-name="P55"/>
      <text:p text:style-name="P55">In the last week: 25.25 </text:p>
      <text:p text:style-name="P55"/>
      <text:p text:style-name="P55"/>
      <text:p text:style-name="P55"/>
      <text:p text:style-name="P55"><text:soft-page-break/></text:p>
      <text:p text:style-name="P52">Sat May 22, 2021 <text:span text:style-name="T1">no running</text:span> <text:s/></text:p>
      <text:p text:style-name="P52"/>
      <text:p text:style-name="P52">Sun May 23, 2021 <text:span text:style-name="T1">no running</text:span> </text:p>
      <text:p text:style-name="P52"/>
      <text:p text:style-name="P52">Mon May 24, 2021 <text:span text:style-name="T1">5 miles</text:span></text:p>
      <text:p text:style-name="P52">I ran with 10 other runners on the high school track.</text:p>
      <text:p text:style-name="P52"><text:span text:style-name="T1">Warm up:</text:span> 2 miles</text:p>
      <text:p text:style-name="P52"><text:span text:style-name="T1">Run:</text:span> <text:s/>200m, 400m, 600m, 600m, 400m, 200m with jogs after each one that were the same distance as the distance we had just run.</text:p>
      <text:p text:style-name="P55">Times: <text:span text:style-name="T2">1:00, 2:03, 3:01, 2:54, 1:54, 0:55</text:span></text:p>
      <text:p text:style-name="P52"/>
      <text:p text:style-name="P55"><text:span text:style-name="T2">Tues May 25, 2021 </text:span>8 miles<text:span text:style-name="T2"> </text:span>running,<text:span text:style-name="T2"> 2.2 miles walking</text:span></text:p>
      <text:p text:style-name="P52">I ran and walked 10.2 miles with Jim Fitch mostly on the Ernst Trail and Ernst Trail extension.</text:p>
      <text:p text:style-name="P52"/>
      <text:p text:style-name="P52">Wed May 26, 2021 <text:span text:style-name="T1">6 miles</text:span></text:p>
      <text:p text:style-name="P52">I ran on the high school track with 10 other runners.</text:p>
      <text:p text:style-name="P55">Run: <text:span text:style-name="T2">3miles including 4 x 400m with a 400m jog between the runs.</text:span></text:p>
      <text:p text:style-name="P52">Times on the runs: 2:14, 2:15, 2:14, 2:10 and rest a few minutes</text:p>
      <text:p text:style-name="P52">More faster intervals: 6 x 400meters with a 400 meter jog after each run</text:p>
      <text:p text:style-name="P52">Times on the runs: 1:59, 2:00, 1:58, 2:00, 1:54, 1:48</text:p>
      <text:p text:style-name="P52"/>
      <text:p text:style-name="P52">Thur May 27, 2021 <text:span text:style-name="T1">2 miles</text:span> </text:p>
      <text:p text:style-name="P52">I jogged 2 miles on the Ernst Trail </text:p>
      <text:p text:style-name="P52"/>
      <text:p text:style-name="P52">Fri May 28, 2021 <text:span text:style-name="T1">2.2 miles</text:span></text:p>
      <text:p text:style-name="P52">I ran 2.2 miles on the cemetery averaging 11:40/mile </text:p>
      <text:p text:style-name="P52"/>
      <text:p text:style-name="P55">In the last week: 23.2 miles</text:p>
      <text:p text:style-name="P52"/>
      <text:p text:style-name="P52">Sat May 29, 2021 <text:span text:style-name="T1">2.2 miles</text:span></text:p>
      <text:p text:style-name="P52">I ran 2.2 miles on the cemetery averaging 10:42/mile</text:p>
      <text:p text:style-name="P52"/>
      <text:p text:style-name="P52">Sun May 30, 2021 <text:span text:style-name="T1">3.45 miles</text:span></text:p>
      <text:p text:style-name="P55">Warm up: <text:span text:style-name="T2">0.25 miles to the cemetery loop</text:span></text:p>
      <text:p text:style-name="P52"><text:span text:style-name="T1">Run: </text:span>10 loops (3.17 miles) in 32:56 <text:s/>Ave Pace: 10:23/mile </text:p>
      <text:p text:style-name="P52">Mile Splits: 10:25, 10:29, 10:20</text:p>
      <text:p text:style-name="P55">Warm down: <text:span text:style-name="T2">1 mile walk with Mary Jane</text:span></text:p>
      <text:p text:style-name="P52"><text:soft-page-break/>Tues June 1, 2021 <text:span text:style-name="T1">5.25 miles</text:span></text:p>
      <text:p text:style-name="P23">I ran with 10 other runners on the high school track.</text:p>
      <text:p text:style-name="P23"><text:span text:style-name="T1">Warm up:</text:span> 2 miles at various paces</text:p>
      <text:p text:style-name="P52"><text:span text:style-name="T1">Run:</text:span> <text:s/>200m, 400m, 600m, 600m, 400m, 200m with jogs after each one that were the same distance as the distance we had just run.</text:p>
      <text:p text:style-name="P55"><text:span text:style-name="T2">Times:</text:span> <text:span text:style-name="T2">1:04, 2:05, 3:11, 3:09, 2:00, 0:57</text:span></text:p>
      <text:p text:style-name="P55">Warm down: <text:span text:style-name="T2">0.25 miles</text:span></text:p>
      <text:p text:style-name="P52"/>
      <text:p text:style-name="P52">Wed June 2, 2021 <text:span text:style-name="T1">2.4 miles</text:span></text:p>
      <text:p text:style-name="P52"><text:span text:style-name="T1">Warm up: </text:span>0.25 miles</text:p>
      <text:p text:style-name="P52">I ran 1.9 miles on the cemetery loop averaging 10:58/mile</text:p>
      <text:p text:style-name="P52"><text:span text:style-name="T1">Warm down:</text:span> 0.25 miles</text:p>
      <text:p text:style-name="P52"/>
      <text:p text:style-name="P52">Thurs June 3, 2021 <text:span text:style-name="T1">1 mile</text:span></text:p>
      <text:p text:style-name="P23">I ran a mile with Jamie.</text:p>
      <text:p text:style-name="P23"/>
      <text:p text:style-name="P23">Fri June 4, 2021 <text:span text:style-name="T1">no running</text:span></text:p>
      <text:p text:style-name="P10"/>
      <text:p text:style-name="P10">In the last week: 14.3 miles</text:p>
      <text:p text:style-name="P10"/>
      <text:p text:style-name="P23">Sat June 5, 2021 <text:span text:style-name="T1">6.75 miles</text:span></text:p>
      <text:p text:style-name="P23">I ran with 7 other runners on Tamarack Drive.</text:p>
      <text:p text:style-name="P10">Warm up:<text:span text:style-name="T2"> <text:s/>1.75 miles at various paces.</text:span></text:p>
      <text:p text:style-name="P10">Run:<text:span text:style-name="T2"> <text:s text:c="3"/>5 miles in 43:27, Ave Pace: 8:41/mile, <text:s/>Splits: 8:56, 8:43, 8:40, 8:44, 8:23</text:span></text:p>
      <text:p text:style-name="P23">On May 15, 2021 43:15, Ave Pace: 8:39/mile, <text:s/>Splits: 8:59, 8:37, 8:36, 8:38, 8:23 <text:s text:c="7"/></text:p>
      <text:p text:style-name="P23">Ave HR: 156 bpm, VO2Max: 45</text:p>
      <text:p text:style-name="P23"/>
      <text:p text:style-name="P23">Sun June 6, 2021 <text:span text:style-name="T1">3 miles</text:span> </text:p>
      <text:p text:style-name="P23"><text:span text:style-name="T1">Warm up:</text:span> 0.25 miles </text:p>
      <text:p text:style-name="P23"><text:span text:style-name="T1">Run/walk:</text:span> 10 cemetery laps (3.17 miles). During each lap I ran about 0.25 miles and walked about 0.07 miles and averaging 12:38/mile.</text:p>
      <text:p text:style-name="P10">Warm down: <text:span text:style-name="T2">0.25 miles</text:span></text:p>
      <text:p text:style-name="P23"/>
      <text:p text:style-name="P23">Mon June 7, 2021 <text:span text:style-name="T1">7.25 miles</text:span></text:p>
      <text:p text:style-name="P10">In the morning:</text:p>
      <text:p text:style-name="P23">3 miles including 2.5 miles on the Greendale Cemetery loop averaging about 11:10/mile</text:p>
      <text:p text:style-name="P23">Ave HR: 120 bpm, VO2Max: 46</text:p>
      <text:p text:style-name="P23"><text:span text:style-name="T1">In the afternoon</text:span> on the high school track I ran with 9 other runners:</text:p>
      <text:p text:style-name="P23">2 mile warm up, 3 x 800m with 400m jog after each. </text:p>
      <text:p text:style-name="P23">Times for the 800's: 4:24, 4:25, 4:17</text:p>
      <text:p text:style-name="P23"/>
      <text:p text:style-name="P23"><text:soft-page-break/>Tues June 8, 2021 <text:span text:style-name="T1">4.6 miles</text:span></text:p>
      <text:p text:style-name="P23"><text:span text:style-name="T1">Warm up:</text:span> 0.25 miles </text:p>
      <text:p text:style-name="P23"><text:span text:style-name="T1">Run/walk:</text:span> 13 cemetery laps (4.13 miles) in 45:45 or 11:04/mile </text:p>
      <text:p text:style-name="P23">Ave HR: 124 bpm, VO2Max: 46</text:p>
      <text:p text:style-name="P10">Warm down: <text:span text:style-name="T2">0.25 miles</text:span></text:p>
      <text:p text:style-name="P23"/>
      <text:p text:style-name="P10"><text:span text:style-name="T2">Wed June 9, 2021 </text:span>5 miles</text:p>
      <text:p text:style-name="P23">I ran with 9 other runners on the high school track.</text:p>
      <text:p text:style-name="P10">Warm up:<text:span text:style-name="T2"> <text:s/>1 mile at various paces.</text:span></text:p>
      <text:p text:style-name="P10">Run:<text:span text:style-name="T2"> <text:s/>8 x 400 meters with 400 meter jog after each.</text:span></text:p>
      <text:p text:style-name="P23">Times: 2:06, 2:04, 2:04, 2:10, 2:10, 1:52, 1:58, 1:57, The jogs took about 4:00</text:p>
      <text:p text:style-name="P23"/>
      <text:p text:style-name="P23">Thur June 10, 2021 <text:span text:style-name="T1">4.6 miles</text:span> <text:s/></text:p>
      <text:p text:style-name="P23"><text:span text:style-name="T1">Warm up:</text:span> 0.25 miles </text:p>
      <text:p text:style-name="P23"><text:span text:style-name="T1">Run/walk:</text:span> 13 cemetery laps (4.13 miles) in 44:43 or 10:50/mile </text:p>
      <text:p text:style-name="P23">Ave HR: 143 bpm, VO2Max: 44</text:p>
      <text:p text:style-name="P23">Warm down: 0.25 miles</text:p>
      <text:p text:style-name="P23"/>
      <text:p text:style-name="P23">Fri June 11, 2021 <text:span text:style-name="T1">no running</text:span></text:p>
      <text:p text:style-name="P23"/>
      <text:p text:style-name="P10">In the last week: 31.2 miles</text:p>
      <text:p text:style-name="P10"/>
      <text:p text:style-name="P10"><text:span text:style-name="T2">Sat June 12, 2021</text:span> 7.3 miles</text:p>
      <text:p text:style-name="P10">Warm up: 0.3 miles</text:p>
      <text:p text:style-name="P10">Run: <text:span text:style-name="T2">7 miles on Limber, Fisher, Dickson, Ryan, Limber, Leslie, Beechwood, Limber.</text:span></text:p>
      <text:p text:style-name="P23">It was a hilly, beautiful run with very few cars on a Saturday morning.</text:p>
      <text:p text:style-name="P23">Time: 1:21:48, Pace: 11:41/mile , Ave HR: 116, VO2MAX: 45</text:p>
      <text:p text:style-name="P23"/>
      <text:p text:style-name="P23">Sun June 13, 2021 <text:span text:style-name="T1">4.6 miles</text:span> <text:s/></text:p>
      <text:p text:style-name="P23"><text:span text:style-name="T1">Warm up:</text:span> 0.25 miles </text:p>
      <text:p text:style-name="P23"><text:span text:style-name="T1">Run/walk:</text:span> 13 cemetery laps (4.13 miles) in 44:50 or 10:51/mile </text:p>
      <text:p text:style-name="P23">Ave HR: 117 bpm, VO2Max: 46</text:p>
      <text:p text:style-name="P23"><text:span text:style-name="T1">Warm down: </text:span>0.25 miles</text:p>
      <text:p text:style-name="P23">On Thurs June 10 I did the same workout with almost the same time. <text:s/>My Ave pulse was a lot lower today but my VO2Max was measured only slightly higher today on my Garmin. <text:s/>Also compare this workout to June 8,</text:p>
      <text:p text:style-name="P23"/>
      <text:p text:style-name="P52">Mon June 14, 2021 <text:span text:style-name="T1">5 miles</text:span></text:p>
      <text:p text:style-name="P23">I ran with 7 other runners on the high school track.</text:p>
      <text:p text:style-name="P23"><text:span text:style-name="T1">Warm up:</text:span> 2 miles at about 10:40/mile</text:p>
      <text:p text:style-name="P52"><text:span text:style-name="T1">Run:</text:span> <text:s/>200m, 400m, 600m, 600m, 400m, 200m with jogs after each one that were <text:soft-page-break/>the same distance as the distance we had just run.</text:p>
      <text:p text:style-name="P55"><text:span text:style-name="T2">Times <text:s text:c="7"/>today:</text:span> <text:span text:style-name="T2">1:03, 2:03, 2:58, 2:54, 1:46, 0:53</text:span></text:p>
      <text:p text:style-name="P52">Times on June 1: 1:04, 2:05, 3:11, 3:09, 2:00, 0:57</text:p>
      <text:p text:style-name="P52">I felt good running today.</text:p>
      <text:p text:style-name="P52"/>
      <text:p text:style-name="P23">Tues June 15, 2021 <text:span text:style-name="T1">4.6 miles</text:span> <text:s/></text:p>
      <text:p text:style-name="P23"><text:span text:style-name="T1">Warm up:</text:span> 0.25 miles </text:p>
      <text:p text:style-name="P23"><text:span text:style-name="T1">Run:</text:span> 13 cemetery laps (4.13 miles) in 43:41 or 10:35/mile </text:p>
      <text:p text:style-name="P23">Ave HR: 118 bpm, Heart beats per mile: 1249, VO2Max: 47</text:p>
      <text:p text:style-name="P23"><text:span text:style-name="T1">Warm down: </text:span>0.25 miles</text:p>
      <text:p text:style-name="P23">My average heart rate was about the same as 2 days ago and I ran 70 seconds faster today. I feel like I ran better yesterday and today than I have been.</text:p>
      <text:p text:style-name="P23"/>
      <text:p text:style-name="P23">Wed June 16, 2021 <text:span text:style-name="T1">6 miles</text:span></text:p>
      <text:p text:style-name="P23">I ran with 10 other runners on the high school track.</text:p>
      <text:p text:style-name="P10">Warm up: <text:span text:style-name="T2">3 miles at various paces.</text:span></text:p>
      <text:p text:style-name="P10">Run:<text:span text:style-name="T2"> 4 x 800m with a 400m jog after each 800.</text:span></text:p>
      <text:p text:style-name="P10">Times:<text:span text:style-name="T2"> 4:19, 4:06, 4:00, 3:45. Times between runs about 4:00</text:span></text:p>
      <text:p text:style-name="P23"/>
      <text:p text:style-name="P10"><text:span text:style-name="T2">Thur June 17, 2021 </text:span>4.1 miles<text:span text:style-name="T2"> <text:s/></text:span></text:p>
      <text:p text:style-name="P23">In the morning I ran a 5K on the Allegheny athletic fields and trail.</text:p>
      <text:p text:style-name="P23">In the afternoon I ran a mile with Jamie.</text:p>
      <text:p text:style-name="P23"/>
      <text:p text:style-name="P23">Fri June 18, 2021 <text:span text:style-name="T1">3.5 miles</text:span></text:p>
      <text:p text:style-name="P23">I ran 3.5 miles on the Allegheny College fields and trail.</text:p>
      <text:p text:style-name="P23">This run included a 5K course that I measured.</text:p>
      <text:p text:style-name="P23">Distance 3.11 miles in 33:17 or 10:42/mile</text:p>
      <text:p text:style-name="P23"/>
      <text:p text:style-name="P10">In the last week: 35.1 miles</text:p>
      <text:p text:style-name="P10"/>
      <text:p text:style-name="P23">Sat June 19, 2021 <text:span text:style-name="T1">7 miles</text:span> </text:p>
      <text:p text:style-name="P23">I ran 7 miles on the Allegheny College hilly athletic fields and trail through the woods.</text:p>
      <text:p text:style-name="P23">This run included 2 x 5K with a few minutes rest between. <text:s/></text:p>
      <text:p text:style-name="P23">Average pace for the 2 runs: 11:00/mile for the 1<text:span text:style-name="T5">st</text:span> 5K and 10:02/mile for the 2<text:span text:style-name="T5">nd</text:span> 5K.</text:p>
      <text:p text:style-name="P23">Average heart rate: <text:s/>131bpm &amp; 143bpm </text:p>
      <text:p text:style-name="P23">Heart beats per mile: 1441 &amp;1435 This is pace times heart rate. I wonder if this is inversely related to VO2Max. <text:s/>I think VO2MAX would also be related to sum of elevating gains. <text:s/></text:p>
      <text:p text:style-name="P23">Maybe VO2MAX=Constant *(sum of elevation gains/mile)/ (heartbeats/mile).</text:p>
      <text:p text:style-name="P73"/>
      <text:p text:style-name="P69"/>
      <text:p text:style-name="P73"><text:soft-page-break/>Sun June 20, 2021 <text:span text:style-name="T1">3.7 miles</text:span> </text:p>
      <text:p text:style-name="P73"><text:span text:style-name="T1">Warm up:</text:span> 0.25 miles </text:p>
      <text:p text:style-name="P73"><text:span text:style-name="T1">Run:</text:span> 10 cemetery laps (3.17 miles) in 38:02 or 12:00/mile </text:p>
      <text:p text:style-name="P73">Ave HR: 125 bpm, Heart beats per mile: 1500,VO2Max: 44</text:p>
      <text:p text:style-name="P73"><text:span text:style-name="T1">Warm down: </text:span>0.25 miles </text:p>
      <text:p text:style-name="P73">I was tired from yesterday's workout.</text:p>
      <text:p text:style-name="P69"/>
      <text:p text:style-name="P73">Mon June 21, 2021 <text:span text:style-name="T1">7.75</text:span> <text:span text:style-name="T1">miles</text:span> </text:p>
      <text:p text:style-name="P73"><text:span text:style-name="T1">In the morning: </text:span>3.7 miles total</text:p>
      <text:p text:style-name="P73"><text:span text:style-name="T1">Warm up:</text:span> 0.25 miles </text:p>
      <text:p text:style-name="P73"><text:span text:style-name="T1">Run:</text:span> 10 cemetery laps (3.17 miles) in 36:12 or 11:32/mile </text:p>
      <text:p text:style-name="P73">Ave HR: 118 bpm, Heart beats per mile: 1360,VO2Max: 44</text:p>
      <text:p text:style-name="P73"><text:span text:style-name="T1">Warm down: </text:span>0.25 miles </text:p>
      <text:p text:style-name="P73">I was less tired than yesterday</text:p>
      <text:p text:style-name="P69">I the afternoon I ran with 6 other runners at the Allegheny College athletic fields.</text:p>
      <text:p text:style-name="P69">Run: <text:span text:style-name="T2">4.55 miles at various paces including ½ of the 5K course we will run on Saturday at 10:14/mile. </text:span></text:p>
      <text:p text:style-name="P73">I felt tired from the running on Saturday and today.</text:p>
      <text:p text:style-name="P73"/>
      <text:p text:style-name="P73">Tues June 22, 2021 <text:span text:style-name="T1">no running</text:span></text:p>
      <text:p text:style-name="P69"/>
      <text:p text:style-name="P73">Wed June 23, 2021 <text:span text:style-name="T1">2 miles </text:span></text:p>
      <text:p text:style-name="P73">I ran at an easy pace on grass and and trails. </text:p>
      <text:p text:style-name="P73"/>
      <text:p text:style-name="P73">Thur June 24, 2021 <text:span text:style-name="T1">2 miles</text:span></text:p>
      <text:p text:style-name="P73">I ran at an easy pace mainly on the cemetery loop.</text:p>
      <text:p text:style-name="P73"/>
      <text:p text:style-name="P73">Fri June 25, 2021 miles <text:span text:style-name="T1">no running</text:span></text:p>
      <text:p text:style-name="P73">I walked 1.5 miles marking a 5K cross country course at the Allegheny athletic field.</text:p>
      <text:p text:style-name="P73"><text:s/></text:p>
      <text:p text:style-name="P69">In the last week: <text:s/>22.5 miles</text:p>
      <text:p text:style-name="P69"/>
      <text:p text:style-name="P73">Sat June 26, <text:span text:style-name="T1">4.5 miles</text:span></text:p>
      <text:p text:style-name="P73">I ran a 5K cross country run with 8 other runners on the Allegheny Athletic fields. .It was a hilly course</text:p>
      <text:p text:style-name="P73"><text:span text:style-name="T1">Warm up:</text:span> 1.4 miles</text:p>
      <text:p text:style-name="P69">Run: <text:span text:style-name="T2">5K in 27:50 or 8:54/mile</text:span></text:p>
      <text:p text:style-name="P73"/>
      <text:p text:style-name="P69"><text:span text:style-name="T2">Sun June 27, 2021 </text:span>5 miles <text:s/>Thank you CM</text:p>
      <text:p text:style-name="P73"><text:span text:style-name="T1">Warm up:</text:span> 0.25 miles </text:p>
      <text:p text:style-name="P73"><text:span text:style-name="T1">Run:</text:span> 14 cemetery laps (4.44 miles) in 51:04 or 11:30/mile </text:p>
      <text:p text:style-name="P73">Ave HR: 113 bpm, Heart beats per mile: 1300, VO2Max: 45</text:p>
      <text:p text:style-name="P73"><text:span text:style-name="T1">Warm down: </text:span>0.25 miles</text:p>
      <text:p text:style-name="P69"><text:soft-page-break/><text:span text:style-name="T2">Mon June 28, 2021 </text:span>5.3 miles <text:s/></text:p>
      <text:p text:style-name="P73"><text:span text:style-name="T1">Warm up:</text:span> 0.25 miles </text:p>
      <text:p text:style-name="P73"><text:span text:style-name="T1">Run:</text:span> 15 cemetery laps (4.76 miles) in 55:05 or 11:04/mile </text:p>
      <text:p text:style-name="P73">Ave HR: 117 bpm, Heart beats per mile: 1295, VO2Max: 45, ElevChange(Garmin) 227 feet</text:p>
      <text:p text:style-name="P73"><text:span text:style-name="T1">Warm down: </text:span>0.25 miles</text:p>
      <text:p text:style-name="P73"/>
      <text:p text:style-name="P73">Tues June 29 – Thur July 1, 2021 <text:span text:style-name="T1">no running</text:span></text:p>
      <text:p text:style-name="P73"/>
      <text:p text:style-name="P69"><text:tab/><text:tab/>Running in Amsterdam</text:p>
      <text:p text:style-name="P73"/>
      <text:p text:style-name="P73">Fri July 2, 2021 <text:span text:style-name="T1">5 miles</text:span></text:p>
      <text:p text:style-name="P73">I ran 5 miles mainly on bike paths in Amsterdam</text:p>
      <text:p text:style-name="P73">Ave pace: 11:32/mile, Ave HR: 128, Heartbeats/mile: <text:s/>1476</text:p>
      <text:p text:style-name="P73"/>
      <text:p text:style-name="P73">Sat <text:s/>July 3, 2012 <text:span text:style-name="T1">5 miles</text:span> in 51:25</text:p>
      <text:p text:style-name="P73">I ran 5 miles mainly on bike paths in Amsterdam</text:p>
      <text:p text:style-name="P73">Ave pace: 10:16/mile, Ave HR: 125, Heartbeats/mile: <text:s/>1283</text:p>
      <text:p text:style-name="P73"/>
      <text:p text:style-name="P73">Sun July 4, 2012 <text:span text:style-name="T1">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3"/>
      <text:p text:style-name="P69">Thur <text:s/>Nov. 11, 2021</text:p>
      <text:p text:style-name="P73">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3"/>
      <text:p text:style-name="P73">Fri Nov. 26, 2021 </text:p>
      <text:p text:style-name="P73">In the past 2 weeks I have had 10 workouts on stationary recumbent bike, elliptical and indoor track. Total miles of running: <text:span text:style-name="T1">18 miles</text:span></text:p>
      <text:p text:style-name="P73">Today I did 20 minutes on the elliptical machine.</text:p>
      <text:p text:style-name="P69"/>
      <text:p text:style-name="P69">In the last two weeks: 18 miles</text:p>
      <text:p text:style-name="P73"/>
      <text:p text:style-name="P73"><text:s/></text:p>
      <text:p text:style-name="P23">Sat Nov 27, 2021 <text:s/>30 minutes on elliptical machine</text:p>
      <text:p text:style-name="P23"><text:soft-page-break/>Sun Nov 28, 2021 25 minutes on elliptical machine</text:p>
      <text:p text:style-name="P23">Mon Nov 29, 2021 <text:span text:style-name="T1">2 miles of running</text:span> on the indoor track.</text:p>
      <text:p text:style-name="P23">Tues Nov 30, 2021 <text:span text:style-name="T1">2 miles of running</text:span> on the indoor track.</text:p>
      <text:p text:style-name="P23">Wed Dec 1, 2021 <text:span text:style-name="T1">2 miles of running</text:span> on the indoor track.</text:p>
      <text:p text:style-name="P23">Sat Dec 4, 2021 Mixing 4.25 miles of walking and running on the indoor track.</text:p>
      <text:list xml:id="list960572767060754167" text:style-name="L12">
        <text:list-item>
          <text:list>
            <text:list-header>
              <text:p text:style-name="P169"><text:s text:c="6"/><text:span text:style-name="T1">3.75 miles of running</text:span> and 0.5 miles of walking</text:p>
              <text:p text:style-name="P169">Mon Dec 6, 2021 30 minutes on elliptical at speeds settings between 15 and 21.</text:p>
              <text:p text:style-name="P169">Thurs Dec 9, 2021 Mixing 2.75 miles of walking and running on the indoor track</text:p>
              <text:p text:style-name="P169"><text:s text:c="7"/><text:span text:style-name="T1">2.25 miles of running</text:span> and 0.5 miles of walking </text:p>
              <text:p text:style-name="P169">Fri Dec10,2021 35 minutes on a stationary recumbent bike at level 12 at various speeds</text:p>
              <text:p text:style-name="P169"><text:s text:c="7"/>Pulse rose to 161</text:p>
              <text:p text:style-name="P169">Sat Dec 11, <text:span text:style-name="T1">3x1 mile</text:span> with ¼ mile walks before, between and after each run.</text:p>
              <text:p text:style-name="P169"><text:s text:c="7"/>Times: 11:45, 11:42, 10:54 </text:p>
              <text:p text:style-name="P169">Mon Dec 13, 2021 35 minutes on stationary recumbent bike. <text:s/>I brought my pulse to 163</text:p>
              <text:p text:style-name="P169">Tues Dec 14, On the indoor track: <text:span text:style-name="T1">3 miles of mainly running</text:span> and a little walking.</text:p>
              <text:list>
                <text:list-item>
                  <text:list>
                    <text:list-header>
                      <text:p text:style-name="P169"><text:s text:c="8"/>Splits: 11:50, 11:48, 11:39</text:p>
                      <text:p text:style-name="P169">Wed Dec 15, 2021 35 minutes on stationary recumbent bike. <text:s/>I brought my pulse to 161</text:p>
                      <text:p text:style-name="P169">Thur Dec 16, 2021 ½ mile walk to Wise Center, 4 mile run/walk averaging 13:02/mile</text:p>
                      <text:p text:style-name="P169"><text:s text:c="8"/>¼ mile walk. <text:s/>About <text:span text:style-name="T1">3.5 miles running</text:span></text:p>
                      <text:p text:style-name="P169">Fri Dec 16 -Sun Dec 19, 2021 <text:span text:style-name="T1">6 miles of running</text:span> and 2 miles of walking</text:p>
                      <text:p text:style-name="P169">Mon <text:s/>Dec 20, 2021 3 cycles with the weight machines</text:p>
                      <text:p text:style-name="P169">Wed Dec 22, 2021 Warm up on indoor track and rest a little. 1.5 mile Splits: 9:57 + 4:47</text:p>
                      <text:list>
                        <text:list-header>
                          <text:p text:style-name="P169"><text:s text:c="8"/>Total miles: <text:span text:style-name="T1">2.3 miles </text:span></text:p>
                          <text:p text:style-name="P169">Thurs<text:span text:style-name="T1"> </text:span>Dec, 23, 2021 2 cycles with weight machines and 11 minutes on recumbent bike <text:s text:c="26"/><text:tab/>with a fast finish. </text:p>
                        </text:list-header>
                      </text:list>
                    </text:list-header>
                  </text:list>
                </text:list-item>
              </text:list>
            </text:list-header>
          </text:list>
        </text:list-item>
      </text:list>
      <text:p text:style-name="P23">Fri Dec, 24, 2021 <text:span text:style-name="T1">3.6</text:span> miles on hilly roads at a slow pace</text:p>
      <text:list xml:id="list28835570" text:continue-numbering="true" text:style-name="L12">
        <text:list-item>
          <text:list>
            <text:list-header>
              <text:p text:style-name="P205">Sun Dec 26, 2021 31 minutes on the elliptical at about a speed of 15.5 </text:p>
              <text:p text:style-name="P169">Tues Dec 28, 2021 <text:span text:style-name="T1">2</text:span> miles of walking on the cemetery loop averaging 16:00/mile</text:p>
              <text:p text:style-name="P169">Wed Dec 29, 2021 <text:span text:style-name="T1">2</text:span> miles on the cemetery loop.</text:p>
              <text:p text:style-name="P169">Thur Dec 30, 2021 <text:span text:style-name="T1">2</text:span> miles on the cemetery loop.</text:p>
              <text:p text:style-name="P169">Fri Dec 31, 2021 <text:span text:style-name="T1">2.5</text:span> miles on the cemetery loop.</text:p>
              <text:p text:style-name="P169"/>
              <text:p text:style-name="P169">Happy New Year!</text:p>
              <text:p text:style-name="P169"/>
              <text:p text:style-name="P169">Tues Jan 4, 2022 <text:span text:style-name="T1">2.5</text:span> miles on the indoor track.</text:p>
              <text:p text:style-name="P169">Wed Jan 5, 2022 <text:span text:style-name="T1">2.5</text:span> miles on the indoor track.</text:p>
              <text:p text:style-name="P169">Fri Jan 7, 2022 <text:span text:style-name="T1">2.5</text:span> miles on the indoor track.</text:p>
            </text:list-header>
          </text:list>
        </text:list-item>
      </text:list>
      <text:p text:style-name="P23">Fri Jan 28, 2022 In the last 3 weeks I ran <text:span text:style-name="T1">21</text:span> miles</text:p>
      <text:p text:style-name="P23"/>
      <text:p text:style-name="P23">Sat Jan 29, 2022 2 miles on the indoor track</text:p>
      <text:p text:style-name="P23"/>
      <text:p text:style-name="P23">Sun Jan 30, 2022 no running</text:p>
      <text:p text:style-name="P23"><text:soft-page-break/></text:p>
      <text:p text:style-name="P23">Mon Jan 31, 2022 1.5 mile run/walk averaging 14:00/mile, running distance: 1.25 miles</text:p>
      <text:p text:style-name="P23">On recumbent bike, level 12, 10 minutes, Ave speed: 18.0 mile/hr, final pulse: 142bpm</text:p>
      <text:p text:style-name="P23"/>
      <text:p text:style-name="P23">Tue Feb 1, 2022 1.75 mile run/walk averaging 14:00/mile, running distance: 1.45 miles</text:p>
      <text:p text:style-name="P23">On recumbent bike, level 12, 10 minutes, Ave speed: 18.2 mile/hr, final pulse: 142bpm</text:p>
      <text:p text:style-name="P23"/>
      <text:p text:style-name="P23">Wed Feb 2 2022 2 mile run/walk averaging 13:00/mile, running distance: 1.5 miles</text:p>
      <text:p text:style-name="P23">On recumbent bike, level 12, 10 minutes, Ave speed: 18.8 mile/hr, final pulse: 142bpm</text:p>
      <text:p text:style-name="P23">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3"/>
      <text:p text:style-name="P23">Thur Feb 3, 2022 2.5 mile run/walk averaging 12:30/mile, running distance: 1.88 miles</text:p>
      <text:p text:style-name="P23">Running pace: 11:25/mile, walking pace 16:00/mile, Distance walking: 0.62 miles, <text:s text:c="7"/>Total time 31:17. I am getting better.</text:p>
      <text:p text:style-name="P23">On recumbent bike, level 12, 10 minutes, Ave speed: 18.5 mile/hr, final pulse: 142bpm</text:p>
      <text:p text:style-name="P23"/>
      <text:p text:style-name="P23">Fri Feb 4, 2022 2.5 miles total</text:p>
      <text:p text:style-name="P23">2 mile run/walk averaging 12:13/mile, running distance: 1.5 miles</text:p>
      <text:p text:style-name="P23">Distance walking: 0.5 miles </text:p>
      <text:p text:style-name="P23">Then ½ mile run in 4:47 </text:p>
      <text:p text:style-name="P23">On recumbent bike, level 12, 10 minutes, Ave speed: 18.7 mile/hr, final pulse: 142bpm</text:p>
      <text:p text:style-name="P23"/>
      <text:list xml:id="list2382825182516998025" text:style-name="L13">
        <text:list-item>
          <text:list>
            <text:list-header>
              <text:p text:style-name="P190">12.25 miles in the last week</text:p>
              <text:p text:style-name="P170"/>
              <text:p text:style-name="P170">Sat Feb 5, 2022 3 miles </text:p>
              <text:p text:style-name="P170">I ran on a treadmill 3 miles averaging 12:00/mile.</text:p>
            </text:list-header>
          </text:list>
        </text:list-item>
      </text:list>
      <text:p text:style-name="P23">The run included 4 x 0.15 miles at 10:00/mile pace.</text:p>
      <text:p text:style-name="P23"/>
      <text:p text:style-name="P23">Sun Feb 6, 2022 3 miles</text:p>
      <text:p text:style-name="P23">I ran 3 miles on a treadmill. Splits: 11:30, 10:00 and 9:36. The last mile I ran faster as I ran and was running at about 8:41/mile for the last 0.1 miles. I felt better as I ran.</text:p>
      <text:p text:style-name="P23"/>
      <text:p text:style-name="P23"/>
      <text:p text:style-name="P23">Monday Feb 7, 2022 3 miles </text:p>
      <text:p text:style-name="P23">I ran 3 miles on a treadmill. Splits: 10:23, 10:07 and 9:24. The last mile I ran faster as I ran and was running at about 8:41/mile for the last 0.15 miles. I felt better as I ran.</text:p>
      <text:p text:style-name="P23"><text:soft-page-break/></text:p>
      <text:p text:style-name="P23">Tues Feb 8, 2022 2.25 miles running 1.75 miles walking. </text:p>
      <text:p text:style-name="P23">I ran and walked 4 miles and averaged 12:15/mile.</text:p>
      <text:p text:style-name="P23"/>
      <text:p text:style-name="P23">Wed Feb 9, 2022 4 miles</text:p>
      <text:p text:style-name="P23">I ran 4 miles on a treadmill. The first 3.5 miles I averaged 9:46/mile.</text:p>
      <text:p text:style-name="P23">Splits: <text:s/>10:18, 10:00, 9:22, 4:30, 5:42</text:p>
      <text:p text:style-name="P23"/>
      <text:p text:style-name="P23">Thur Feb 10, 2022 2 miles on the indoor track. Splits:10:24, 9:34</text:p>
      <text:p text:style-name="P23">A full circuit with weight machines. </text:p>
      <text:p text:style-name="P23"/>
      <text:p text:style-name="P23">Fri Feb 11, 2022 2 miles on the indoor track. Splits:11:32, 10:51</text:p>
      <text:p text:style-name="P23"/>
      <text:p text:style-name="P10">In the last week: 19.25 miles </text:p>
      <text:p text:style-name="P10"/>
      <text:p text:style-name="P23">Sat Feb 12, 2022 3.5 miles</text:p>
      <text:p text:style-name="P23">I ran 3.5 miles on the indoor track. Splits: 11:16, 10:40, 5:01, 4:45, 4:33</text:p>
      <text:p text:style-name="P23">I walked ¼ mile.</text:p>
      <text:p text:style-name="P23"/>
      <text:p text:style-name="P23">Sun Feb 13, 2022 2 miles</text:p>
      <text:p text:style-name="P23">I ran 2 miles on the indoor track. Splits: 11:09, 10:59</text:p>
      <text:p text:style-name="P23">I walked 1/8 mile</text:p>
      <text:p text:style-name="P23"/>
      <text:p text:style-name="P23">Mon Feb 14, 2022 2.5 miles</text:p>
      <text:p text:style-name="P23">I ran on the indoor track. <text:s/></text:p>
      <text:p text:style-name="P23">½ mile warm up</text:p>
      <text:p text:style-name="P23">4 x 0.25 miles with a 0.25 jog after each. Times: 2:19, 2:21, 2:18, 2:09 </text:p>
      <text:p text:style-name="P23">jogs in about 3:20</text:p>
      <text:p text:style-name="P23"/>
      <text:p text:style-name="P23">Tues Feb 15, 2022 2.5 miles</text:p>
      <text:p text:style-name="P23">I ran on the indoor track. <text:s/></text:p>
      <text:p text:style-name="P23">½ mile warm up</text:p>
      <text:p text:style-name="P23">4 x 0.25 miles with a 0.25 jog after each. Times: 2:09, 2:12, 2:07, 2:02 </text:p>
      <text:p text:style-name="P23">jogs in about 3:25</text:p>
      <text:p text:style-name="P23"/>
      <text:p text:style-name="P23">Wed Feb 16, 2022 2 miles</text:p>
      <text:p text:style-name="P23">I ran 2 miles on the 0.317 mile cemetery loop. The loop has 22 feet of ascent.</text:p>
      <text:p text:style-name="P23">Splits 10:50 and 9:38</text:p>
      <text:p text:style-name="P10"/>
      <text:p text:style-name="P23"/>
      <text:p text:style-name="P23"/>
      <text:p text:style-name="P23"/>
      <text:p text:style-name="P23"><text:soft-page-break/>Thur Feb 17, 2022 4 miles</text:p>
      <text:p text:style-name="P23">I ran on the indoor track.</text:p>
      <text:p text:style-name="P23">1 mile in 12:06 and a 0.25 mile jog</text:p>
      <text:p text:style-name="P23">1 mile in 9:13, rest a minute and a 0.25 mile jog</text:p>
      <text:p text:style-name="P23">½ mile in 4:13 and a minute <text:s/>rest</text:p>
      <text:p text:style-name="P23">1 mile in 11:47</text:p>
      <text:p text:style-name="P23"/>
      <text:p text:style-name="P23">Fri Feb 18, 2022 2 miles</text:p>
      <text:p text:style-name="P23">I ran 2 miles on a treadmill in 23:02</text:p>
      <text:p text:style-name="P23"/>
      <text:p text:style-name="P10">In the last week: 18.5 miles </text:p>
      <text:p text:style-name="P10"/>
      <text:p text:style-name="P23">Sat Feb 19, 2022 2 miles</text:p>
      <text:p text:style-name="P23">I ran 2 miles on a treadmill in 22:03</text:p>
      <text:p text:style-name="P23"/>
      <text:p text:style-name="P23">Sun Feb 20,2022 2 miles</text:p>
      <text:p text:style-name="P23">2 miles of running and walking on the Woodcock dam with Jim and Sharon.</text:p>
      <text:p text:style-name="P23">1 mile of running on Benson Ave.</text:p>
      <text:p text:style-name="P23"/>
      <text:p text:style-name="P23">Mon Feb 21, 2022 3.25 miles</text:p>
      <text:p text:style-name="P23">I ran on the indoor track.</text:p>
      <text:p text:style-name="P23">3 miles, Splits: 9:59, 9:39, 9:14</text:p>
      <text:p text:style-name="P23">Warm down: 0.25 mile jog </text:p>
      <text:p text:style-name="P23"/>
      <text:p text:style-name="P23">Tues Feb 22. 2022 2 miles</text:p>
      <text:p text:style-name="P23">I ran on a treadmill.</text:p>
      <text:p text:style-name="P23">Splits: 10:47, 10:13</text:p>
      <text:p text:style-name="P23"/>
      <text:p text:style-name="P23">Wed Feb 23. 2022 2 miles</text:p>
      <text:p text:style-name="P23">I ran on a treadmill 2 miles in 20:37.</text:p>
      <text:p text:style-name="P23">Splits: 10:45, 9:52 <text:s/>The last 0.25 miles in 2:15</text:p>
      <text:p text:style-name="P23">Walked 0.25 miles in 4:00.</text:p>
      <text:p text:style-name="P23"/>
      <text:p text:style-name="P23">Thur Feb 24, 2022 3.5 miles</text:p>
      <text:p text:style-name="P23">I ran on a treadmill</text:p>
      <text:p text:style-name="P23"><text:span text:style-name="T1">Warmup:</text:span> 1 mile in 10:00 and rest 5 minutes</text:p>
      <text:p text:style-name="P23"><text:span text:style-name="T1">Run:</text:span> 4 x 0.2 miles with 0.3 mile jog before each run.</text:p>
      <text:p text:style-name="P23">Times: 2:00, 2:00, 2:08, 2:08 <text:s/>Jogs were at 12:00/mile pace.</text:p>
      <text:p text:style-name="P23"><text:span text:style-name="T1">Warm down:</text:span> 0.5 miles in 6:00 and 0.25 mile walk</text:p>
      <text:p text:style-name="P23"/>
      <text:p text:style-name="P23">Fri Feb 25, 2022 2 miles</text:p>
      <text:p text:style-name="P23">I ran 2 miles on a treadmill in 21:02</text:p>
      <text:p text:style-name="P10"><text:soft-page-break/>Running distance in the last 2 week: 16.8 miles</text:p>
      <text:p text:style-name="P23"/>
      <text:p text:style-name="P23"/>
      <text:p text:style-name="P23">Sat Feb 26, 2022 <text:s/>2.25 miles</text:p>
      <text:p text:style-name="P23">I ran 2 miles on the indoor track. Splits 9:35+9:04=18:39</text:p>
      <text:p text:style-name="P23">jogged 0,25 miles</text:p>
      <text:p text:style-name="P23"/>
      <text:p text:style-name="P23">Sun Feb 27, 2022 <text:s/>2.25 miles</text:p>
      <text:p text:style-name="P23">I ran 2 miles on the indoor track. Splits 10:34+10:14=20:48</text:p>
      <text:p text:style-name="P23">jogged 0.25 miles</text:p>
      <text:p text:style-name="P23"/>
      <text:p text:style-name="P23">Mon Feb 28, 2022 2.25 miles</text:p>
      <text:p text:style-name="P23">1 mile on a treadmill in 10:00 and rested 10 minutes</text:p>
      <text:list xml:id="list7918556784420684038" text:style-name="L14">
        <text:list-item>
          <text:list>
            <text:list-header>
              <text:p text:style-name="P171">1.25 miles on the indoor track including 2x330 yards at 9:45/mile pace</text:p>
            </text:list-header>
          </text:list>
        </text:list-item>
      </text:list>
      <text:p text:style-name="P23"/>
      <text:p text:style-name="P23">Tues Mar 1, 2022 2.25 miles</text:p>
      <text:p text:style-name="P23">I ran 7 laps (2.25 miles) on the cemetery loop.</text:p>
      <text:p text:style-name="P23">Splits: 10:13, 9:46 and 2:08 for the last 0.25 miles.</text:p>
      <text:p text:style-name="P23">Total ascent on the course 154 feet.</text:p>
      <text:p text:style-name="P23"/>
      <text:p text:style-name="P23">Wed Mar 2, 2022 2 miles</text:p>
      <text:p text:style-name="P23">I ran 2 miles on the cemetery loop and averaged 10:40/mile</text:p>
      <text:p text:style-name="P23"/>
      <text:p text:style-name="P23">Thur Mar 3, 2022 3 miles </text:p>
      <text:p text:style-name="P23">I walked and ran 4 miles on the indoor track, During each 0.25 miles I ran 0.19 miles and walked 0.06 miles for a total of 3miles running and 1 mile walking. I averaged 12:17/mile.</text:p>
      <text:p text:style-name="P23"/>
      <text:p text:style-name="P23">Fri Mar 4, 2022 3.25 miles</text:p>
      <text:p text:style-name="P23">I walked and ran 4 miles on a treadmill.</text:p>
      <text:p text:style-name="P23">I ran 1x1mile, 1x0.75miles and 1x1.5miles with a 1/4mile walk after each.</text:p>
      <text:p text:style-name="P23">The runs were at 10:00/mile pace and the walks were at 16:00/mile pace.</text:p>
      <text:p text:style-name="P23">The average pace was 11:04/mile. Ave heart rate 120 bpm, Max Heart rate 135.</text:p>
      <text:p text:style-name="P23"/>
      <text:p text:style-name="P10">Running distance in the last week 17.25 miles</text:p>
      <text:p text:style-name="P10"/>
      <text:p text:style-name="P23">Sat Mar 5, 2022 2 miles</text:p>
      <text:p text:style-name="P23">2 miles on the cemetery loop in 22:42</text:p>
      <text:p text:style-name="P23"/>
      <text:p text:style-name="P23">Sun Mar 6, 2022 4.6 miles</text:p>
      <text:p text:style-name="P23"><text:span text:style-name="T1">Warm up:</text:span> 1.5 miles</text:p>
      <text:p text:style-name="P10">Run:<text:span text:style-name="T2"> With 5 other runners in running group, we had a staggered start 5K.</text:span></text:p>
      <text:p text:style-name="P10"><text:soft-page-break/>Splits:<text:span text:style-name="T2"> 10:02, 10:15, 9:17, 52s Time: 30:26</text:span></text:p>
      <text:p text:style-name="P23">Mon Mar 7, 2022 2 miles</text:p>
      <text:p text:style-name="P23">2 miles on a treadmill, Splits: 10:20, 10:02</text:p>
      <text:p text:style-name="P23">I used weight machines for upper and lower body.</text:p>
      <text:p text:style-name="P23"/>
      <text:p text:style-name="P23">Tues Mar 8, 2022 2.25 miles</text:p>
      <text:p text:style-name="P23">I ran 3 x ½ miles on the indoor track with ¼ mile jog after each.</text:p>
      <text:p text:style-name="P23">Times for runs: 4:59, 4:30, 4:22, Jogs: all about 3:25 </text:p>
      <text:p text:style-name="P23"/>
      <text:p text:style-name="P23">Wed Mar 9, 2022 3.5 miles</text:p>
      <text:p text:style-name="P23"><text:span text:style-name="T1">Warm up:</text:span> 0.5 miles to the Wise Center</text:p>
      <text:p text:style-name="P10">Run: <text:span text:style-name="T2">4 x ¼ miles on the indoor track with a ¼ mile jog before each</text:span></text:p>
      <text:p text:style-name="P23">Times: 2:13, 2:06, 2:03, 1:58, Jogs: all about 3:25</text:p>
      <text:p text:style-name="P23"><text:span text:style-name="T1">Warm down:</text:span> 1 mile jog</text:p>
      <text:p text:style-name="P23"/>
      <text:p text:style-name="P23">Thur Mar 10, 2022 2.7 miles running</text:p>
      <text:p text:style-name="P23">2 x down and up cemetery 0.8 mile hill, I ran 2.5 miles and walked 0.7 miles</text:p>
      <text:p text:style-name="P23">Time: 44:55, Ave Pace: 14:00/mile, Splits 8:47,13:31, 9:47, 12:50</text:p>
      <text:p text:style-name="P23">Jog 0.2 miles home</text:p>
      <text:p text:style-name="P23"/>
      <text:p text:style-name="P23">Fri Mar 11, 2022 4.25 miles on indoor track</text:p>
      <text:p text:style-name="P23"><text:span text:style-name="T1">Warm up: </text:span>1 mile in 9:28, ½ mile jog in 6:38</text:p>
      <text:p text:style-name="P23"><text:span text:style-name="T1">Run:</text:span> 4 x ¼ mile with ¼ mile jog between runs</text:p>
      <text:p text:style-name="P23">Times: 2:01, 2:01, 1:57, 1:56.4 Jogs about 3:10</text:p>
      <text:p text:style-name="P10">Warm down:<text:span text:style-name="T2"> 1 mile in 11:50</text:span></text:p>
      <text:p text:style-name="P23"/>
      <text:p text:style-name="P10">In the past week: 21.3 miles <text:s/>(40 days in a row)</text:p>
      <text:p text:style-name="P10"/>
      <text:p text:style-name="P23">Sat March 12, 2022 2.25 miles running</text:p>
      <text:p text:style-name="P23">I ran and walked 3 miles averaging 12:52/mile. I walked 100 meters at the end of each <text:s/>¼ mile.</text:p>
      <text:p text:style-name="P23"/>
      <text:p text:style-name="P23">Sun March 13, 2022 3.75 miles on the indoor track.</text:p>
      <text:p text:style-name="P10">Warm up:<text:span text:style-name="T2"> <text:s/>1 mile in 10:27 </text:span></text:p>
      <text:p text:style-name="P10">Run: <text:span text:style-name="T2">3 x ½ mile with ¼ mile jog before each, </text:span></text:p>
      <text:p text:style-name="P23">Times:4:33. 4:27, 4:17.5, Jogs: all about 3:25</text:p>
      <text:p text:style-name="P10">Warm down:<text:span text:style-name="T2"> <text:s/>½ mile in 6:22</text:span></text:p>
      <text:p text:style-name="P23"/>
      <text:p text:style-name="P23">Mon March 14, 2022 2.5 miles running</text:p>
      <text:p text:style-name="P23">I ran and walked 3.25 miles averaging 12;00/mile. </text:p>
      <text:p text:style-name="P23">I walked 80 meters at the end of each ¼ mile.</text:p>
      <text:p text:style-name="P23">Walking pace:16:00/mile, Running pace 11:00/mile</text:p>
      <text:p text:style-name="P23"><text:soft-page-break/></text:p>
      <text:p text:style-name="P23">Tues March 15, 2022 2 miles on the 510 meter cemetery loop.</text:p>
      <text:p text:style-name="P23">I ran 2 miles on the cemetery loop in 18:29. Splits 9;29, 9;00</text:p>
      <text:p text:style-name="P23">Wed March 16, 2022 4.75 miles</text:p>
      <text:p text:style-name="P23">I ran on the high school track with 7 other runner.</text:p>
      <text:p text:style-name="P10">Warm up: <text:span text:style-name="T2">1.5 miles at about 11:15/mile</text:span></text:p>
      <text:p text:style-name="P10">Run: <text:span text:style-name="T2">200m, 200m jog, 6 x 400m each followed by 400m jog </text:span></text:p>
      <text:p text:style-name="P23">times: 1:00, 2:09, 2:02, 2:03, 2:03, 1:55, jogs: about 3:30</text:p>
      <text:p text:style-name="P23"/>
      <text:p text:style-name="P23">Thur March 17, 2022 <text:s/><text:span text:style-name="T1">5.3 miles</text:span> <text:s/>I practiced running hills for an ultra marathon.</text:p>
      <text:p text:style-name="P23"><text:span text:style-name="T1">Warm up:</text:span> 0.25 miles to the top of the 0.8 mile hill in the Greendale Cemetery. </text:p>
      <text:p text:style-name="P23"><text:span text:style-name="T1">Run:</text:span> 4.8 miles on the hill in this hill 3 times.</text:p>
      <text:p text:style-name="P23">Ave Heart Rate: 121 bpm, Time: 57:32 Ave Pace: 12:00/mile, Sum of ascents: 650 feet</text:p>
      <text:p text:style-name="P23"><text:s text:c="12"/>time <text:s text:c="7"/>the cemetery. Starting from the top all the way to Jefferson St is 0.8 miles. <text:s/>I ran down and up</text:p>
      <text:p text:style-name="P23">down: 7:52<text:tab/> <text:s text:c="4"/></text:p>
      <text:p text:style-name="P23"><text:s text:c="5"/>up: 11:32<text:tab/> <text:s text:c="2"/></text:p>
      <text:p text:style-name="P23">down: 7:59<text:tab/> <text:s text:c="2"/></text:p>
      <text:p text:style-name="P23"><text:s text:c="5"/>up: 11:18<text:tab/> <text:s text:c="2"/></text:p>
      <text:p text:style-name="P23">down: 7:48<text:tab/> <text:s text:c="2"/></text:p>
      <text:p text:style-name="P23"><text:s text:c="5"/>up: 11:02<text:tab/> <text:s/></text:p>
      <text:p text:style-name="P10">Warm down: <text:span text:style-name="T2">0.25 miles</text:span></text:p>
      <text:p text:style-name="P23"/>
      <text:p text:style-name="P10"><text:span text:style-name="T2">Fri March 18, I ran on the same course as yesterday. </text:span>3.3 miles running<text:span text:style-name="T2"> and 0.1 mile walking</text:span></text:p>
      <text:p text:style-name="P23">Time: 46:59 Ave Heart Rate: 120 bpm, Ave Pace: 13:49/mile, Sum of ascents: 430 feet</text:p>
      <text:p text:style-name="P23"><text:span text:style-name="T1">Warm down:</text:span> ¼ jog mile home</text:p>
      <text:p text:style-name="P23"/>
      <text:p text:style-name="P10">In the past week: 26.4 miles <text:s/>(47 days in a row)</text:p>
      <text:p text:style-name="P10"/>
      <text:p text:style-name="P23">Sat March 19, 2022 <text:span text:style-name="T1">4.2 miles</text:span></text:p>
      <text:p text:style-name="P23"><text:span text:style-name="T1">Warm up: </text:span>1 mile mainly on the cemetery loop. </text:p>
      <text:p text:style-name="P23"><text:span text:style-name="T1">Run:</text:span> 10 cemetery loops (3.24 miles) in 30:01, </text:p>
      <text:p text:style-name="P23">Ave Pace: 9:16/mile, Ave Heart Rate: 141 pm</text:p>
      <text:p text:style-name="P23"><text:span text:style-name="T1">Warm down:</text:span> A few minute rest and 3 minutes on our elliptical machine.</text:p>
      <text:p text:style-name="P23">Sum of vertical ascents: 132 feet</text:p>
      <text:p text:style-name="P23"/>
      <text:p text:style-name="P23">Sun March 20, 2022 <text:span text:style-name="T1">2 miles</text:span></text:p>
      <text:p text:style-name="P23">I ran 2 x down and up a half mile section of the Greendale Cemetery hill.<text:span text:style-name="T1"> </text:span></text:p>
      <text:p text:style-name="P10"/>
      <text:p text:style-name="P23">Mon March 21, 2022 <text:span text:style-name="T1">5.5 miles</text:span> <text:s/>I ran with 5 other runners on the high school track.</text:p>
      <text:p text:style-name="P23"><text:span text:style-name="T1">Warm up:</text:span> 2.5 miles slowly , I should have included some faster running because it was <text:soft-page-break/>hard to catch my breath after the first few runs during the workout.</text:p>
      <text:p text:style-name="P10">Run: </text:p>
      <text:p text:style-name="P149">200m run, 200m jog, 400m run, 400m jog, 600m run, 600m jog</text:p>
      <text:p text:style-name="P149">600m run, 600m j<text:span text:style-name="T41">og</text:span>, 400m run, 400m jog, 200m run, 200m jog</text:p>
      <text:p text:style-name="P149"><text:s/>Times for runs: 59s, 2:04, 3:06, 3:03, 1:47.7, 53.9 </text:p>
      <text:p text:style-name="P149"/>
      <text:p text:style-name="P149">Tues March 22, 2022 <text:span text:style-name="T1">3.1 miles</text:span></text:p>
      <text:p text:style-name="P149"><text:span text:style-name="T1">Warm up:</text:span> 0.7 miles on the cemetery loop <text:s text:c="7"/></text:p>
      <text:p text:style-name="P151"><text:span text:style-name="T1">Run: </text:span><text:span text:style-name="T41">down, up and down the cemetery hill (3x0.8 miles)</text:span></text:p>
      <text:p text:style-name="P23">Wed March 23, 2022 <text:span text:style-name="T1">2 miles <text:s/></text:span>on the cemetery loop</text:p>
      <text:p text:style-name="P23"/>
      <text:p text:style-name="P23">Thur March 24, 2022 <text:span text:style-name="T1">5 miles </text:span>I ran with 4 other runners on the high school track.</text:p>
      <text:p text:style-name="P23"><text:span text:style-name="T1">Warm up: </text:span><text:s/>2 miles at various paces including 2 miles of short fast runs.</text:p>
      <text:p text:style-name="P23"><text:span text:style-name="T1">Run:</text:span> 4 x 800 meters with a 400m jog after each.</text:p>
      <text:p text:style-name="P10">Times: <text:span text:style-name="T2">4:09, 3:55, 4:17, 4:01</text:span></text:p>
      <text:p text:style-name="P23"/>
      <text:p text:style-name="P10"><text:span text:style-name="T2">Fri March 25, 2022 </text:span>2 miles<text:span text:style-name="T2"> </text:span></text:p>
      <text:p text:style-name="P10">Run:<text:span text:style-name="T2"> 2 miles on a treadmill, Splits: 10:00, 9:10 During the second mile I increased the speed after every 0.1 miles <text:s/>starting at 9:50/mile and ending at 8:27/mile</text:span></text:p>
      <text:p text:style-name="P10">Warm down:<text:span text:style-name="T2"> 0.5 mile walk in 7:55 </text:span></text:p>
      <text:p text:style-name="P108"/>
      <text:p text:style-name="P10">In the past week: 23.9 miles <text:s/>(54 days in a row)</text:p>
      <text:p text:style-name="P108"/>
      <text:p text:style-name="P10"><text:span text:style-name="T2">Sat March 26, 2022 </text:span>2.25 miles<text:span text:style-name="T2"> </text:span></text:p>
      <text:p text:style-name="P23">I ran 2.25 miles on the cemetery loop averaging about 12:00/mile.</text:p>
      <text:p text:style-name="P23"/>
      <text:p text:style-name="P23">Sun March 27, 2022 <text:span text:style-name="T1">2 miles</text:span></text:p>
      <text:p text:style-name="P23">I ran 1.5 miles on a Treadmill at 9:50/mile and jog ½ mile on the indoor track.</text:p>
      <text:p text:style-name="P23"/>
      <text:p text:style-name="P23">Mon March 28, 2022 <text:span text:style-name="T1">4.6 miles</text:span> </text:p>
      <text:p text:style-name="P23">I ran 4.6 miles on a Treadmill in 38:13, Splits 10:23, 9:38, 9:16, 8:55</text:p>
      <text:p text:style-name="P23"/>
      <text:p text:style-name="P23">Tues March 29, 2022 <text:span text:style-name="T1">4 miles</text:span> of running and 1 mile of walking</text:p>
      <text:p text:style-name="P23">I ran and walked on the indoor track and averaged 12:42 for 40 laps or 5 miles.</text:p>
      <text:p text:style-name="P23">I ran 2 laps (¼ mile) in about 3 minutes and walked ½ lap (1/16 mile) in about 1:00 and repeated until I reached 40 laps or 5 miles in 63:33. </text:p>
      <text:p text:style-name="P23"/>
      <text:p text:style-name="P23">Wed March 30, 2022 <text:span text:style-name="T1">4 miles</text:span></text:p>
      <text:p text:style-name="P10">Warm up:<text:span text:style-name="T2"> 0.3 miles</text:span></text:p>
      <text:p text:style-name="P23"><text:span text:style-name="T1">Run:</text:span> <text:s/>down and up cemetery hill twice 3.2 miles</text:p>
      <text:p text:style-name="P23">Warm down: 0.5 miles</text:p>
      <text:p text:style-name="P23"/>
      <text:p text:style-name="P23"><text:soft-page-break/>Thur March 31, 2022 <text:span text:style-name="T1">4.5 miles </text:span>I ran with 5 other runners on the high school track.</text:p>
      <text:p text:style-name="P23"><text:span text:style-name="T1">Warm up: </text:span><text:s/>1.5 miles at various paces including about 6 x 100m pick ups.</text:p>
      <text:p text:style-name="P23"><text:span text:style-name="T1">Run:</text:span> 6 x 400 meters with a 400m jog after each.</text:p>
      <text:p text:style-name="P10">Times: <text:span text:style-name="T2">2:05, 2:00, 2:01, 1:59, 1:59, 1:51 <text:s/>Jogs all about 3:40</text:span></text:p>
      <text:p text:style-name="P23">Compare to March 15. I ran better today.</text:p>
      <text:p text:style-name="P23"/>
      <text:p text:style-name="P10"><text:span text:style-name="T2">Fri April 1, 2022 </text:span>2.4 miles<text:span text:style-name="T2"> running and 0.6 miles walking</text:span></text:p>
      <text:p text:style-name="P23">I ran and walked 3 miles on the indoor track in 38:37 or 12:56/mile</text:p>
      <text:p text:style-name="P23">I walked about 0.1 miles 6 times.</text:p>
      <text:p text:style-name="P10"/>
      <text:p text:style-name="P10">In the past week: 23.75 miles <text:s/>(61 days in a row)</text:p>
      <text:p text:style-name="P10"/>
      <text:p text:style-name="P10"><text:span text:style-name="T2">Sat April 2, 2022</text:span> <text:s/>4.5 miles of running <text:span text:style-name="T2">and 1.5 miles of walking.</text:span></text:p>
      <text:p text:style-name="P23">I ran and walked 6 miles on the indoor track. </text:p>
      <text:p text:style-name="P23">Running pace: 12:00/mile, Walking pace: 16:00/mile, Ave pace 13:00/mile</text:p>
      <text:p text:style-name="P23">I ran 3 laps, walked 1 lap and kept repeating</text:p>
      <text:p text:style-name="P23"/>
      <text:p text:style-name="P23">Sun April 3, 2022 <text:span text:style-name="T1">3.5 miles of running</text:span> 0.75 miles of walking on the indoor track </text:p>
      <text:p text:style-name="P23">Run: 2 miles, Splits 9:50, 9:16 and rested a few minutes</text:p>
      <text:p text:style-name="P23">Run and walk: 2 miles of running and walking</text:p>
      <text:p text:style-name="P23"><text:s text:c="3"/>Running pace: about 12:00/mile, Walking pace: about 16:00/mile, Ave pace 12:55/mile</text:p>
      <text:p text:style-name="P23"><text:s text:c="3"/>I ran 3 laps, walked 1 lap and kept repeating</text:p>
      <text:p text:style-name="P23">Walk: I walked ¼ mile</text:p>
      <text:p text:style-name="P23"/>
      <text:p text:style-name="P23">Mon April 3,2022 <text:s/><text:span text:style-name="T1">4.6 miles</text:span></text:p>
      <text:p text:style-name="P10">Warm up: <text:span text:style-name="T2">1 mile including 8 x 50 yard fast.</text:span></text:p>
      <text:p text:style-name="P10">Run:<text:span text:style-name="T2"> 1/8 mile run, 1/8 mile jog, ¼ mile run, 1/8 mile jog, 1/2 mile run, 1/2 mile jog, <text:s text:c="2"/></text:span></text:p>
      <text:p text:style-name="P23"><text:s text:c="10"/>1/2 mile run, 1/2 mile jog, ¼ mile run, ¼ mile jog, 1/8 mile run, 1/8 mile jog:</text:p>
      <text:p text:style-name="P23">Times: 1:02, 2:14, 4:24, 4:14, 1:57, 0:57 <text:s/></text:p>
      <text:p text:style-name="P10">Warm down: <text:s/><text:span text:style-name="T2">a few minutes rest and</text:span> <text:span text:style-name="T2">¼ mile jog</text:span></text:p>
      <text:p text:style-name="P23"/>
      <text:p text:style-name="P23">Tues April 4, 2022 <text:span text:style-name="T1">3 miles</text:span> running and 0.7 miles walking</text:p>
      <text:p text:style-name="P10">Warm up: <text:span text:style-name="T2">¼ mile </text:span></text:p>
      <text:p text:style-name="P10">Run and walk:<text:span text:style-name="T2"> On the cemetery loop </text:span></text:p>
      <text:p text:style-name="P23">10 loops, each loop I ran 0.25 miles and walked 0.07 miles</text:p>
      <text:p text:style-name="P23">Ave pace 12:57/mile for 3.2 miles <text:s/>Run/Walk distance ratio 3.6</text:p>
      <text:p text:style-name="P10">Warm down: <text:s/><text:span text:style-name="T2">¼ mile</text:span></text:p>
      <text:p text:style-name="P23"/>
      <text:p text:style-name="P23">Wed April 5, 2022 <text:span text:style-name="T1">4.6 miles</text:span> running and 1 mile walking</text:p>
      <text:p text:style-name="P10">Warm up: <text:span text:style-name="T2">¼ mile </text:span></text:p>
      <text:p text:style-name="P10">Run and walk:<text:span text:style-name="T2"> On the cemetery loop </text:span></text:p>
      <text:p text:style-name="P23">16 loops, each loop I ran 0.26 miles and walked about 0.06 miles</text:p>
      <text:p text:style-name="P23"><text:soft-page-break/>Ave pace 12:51/mile for 5.1 miles <text:s/>Run/Walk distance ratio about 4.1</text:p>
      <text:p text:style-name="P10">Warm down: <text:s/><text:span text:style-name="T2">¼ mile</text:span></text:p>
      <text:p text:style-name="P23"/>
      <text:p text:style-name="P10"><text:span text:style-name="T2">Thur April 7,2022 </text:span>3.5 miles<text:span text:style-name="T2"> on the high school track with 5 other runners</text:span></text:p>
      <text:p text:style-name="P10">Warm up<text:span text:style-name="T2"> 1.5 miles including 4 x 80 meters fast.</text:span></text:p>
      <text:p text:style-name="P10">Run: <text:span text:style-name="T2">200m and 200m jog, 3 x 800m with 400m jog after each</text:span></text:p>
      <text:p text:style-name="P10">Times: <text:span text:style-name="T2">4:27, 4:27, 4:30</text:span></text:p>
      <text:p text:style-name="P23"/>
      <text:p text:style-name="P10"><text:span text:style-name="T2">Fri April 8, 2022 </text:span>4.25 miles<text:span text:style-name="T2"> running and 0.75 miles walking on the indoor track</text:span></text:p>
      <text:p text:style-name="P10">Run/walk: <text:span text:style-name="T2">4 miles averaging 11:58/mile, I walked about 0.75 miles total during 7 walks. </text:span></text:p>
      <text:p text:style-name="P10">Run: <text:span text:style-name="T2">Without any break I went right into a 1 mile run in 9:10. The last 0.13 miles were at 8:00/mile pace. <text:s/>I felt good.</text:span></text:p>
      <text:p text:style-name="P23"/>
      <text:p text:style-name="P10">In the past week: 28 miles <text:s/>(68 days in a row)</text:p>
      <text:p text:style-name="P23"/>
      <text:p text:style-name="P10"><text:span text:style-name="T2">Sat April 9, 2022 </text:span>4.3 miles<text:span text:style-name="T2"> running and 0.8 miles walking on the indoor track</text:span></text:p>
      <text:p text:style-name="P10">Warm up: <text:span text:style-name="T2">0.5 miles to the Wise Center </text:span></text:p>
      <text:p text:style-name="P10">Run/walk: <text:span text:style-name="T2">4.1 miles averaging about 12:00/mile, I walked about 0.8 miles total during 7 walks. </text:span></text:p>
      <text:p text:style-name="P10">Run: <text:span text:style-name="T2">After a few minute break I ran a ½ mile on a treadmill in 4:00 and walked ¼ mile.</text:span></text:p>
      <text:p text:style-name="P23"/>
      <text:p text:style-name="P23">Sun April 10, 2022 <text:span text:style-name="T1">5.5 miles </text:span></text:p>
      <text:p text:style-name="P23"><text:span text:style-name="T1">Warm up:</text:span> 0.5 miles on the indoor track including 8 x 45meters fast and rest a few minutes.</text:p>
      <text:p text:style-name="P10">Run: <text:span text:style-name="T2">I ran 5 miles on a treadmill. </text:span></text:p>
      <text:p text:style-name="P10"><text:span text:style-name="T2">Splits and pulses: 10:01(129bpm), 9:45,</text:span> <text:span text:style-name="T2">9:30(139bpm), 9:13, 8:42(151bpm)</text:span></text:p>
      <text:p text:style-name="P23">last ½ mile in 4:13, last ¼ mile in 2:01</text:p>
      <text:p text:style-name="P10">Warm down: <text:span text:style-name="T2">half mile walk</text:span></text:p>
      <text:p text:style-name="P23"/>
      <text:p text:style-name="P10"><text:span text:style-name="T2">Mon April 11, 2022 </text:span>1.8 miles </text:p>
      <text:p text:style-name="P23">I ran on a treadmill and the indoor track</text:p>
      <text:p text:style-name="P23"/>
      <text:p text:style-name="P23">Tues April 12, 2022 <text:span text:style-name="T1">5 miles</text:span></text:p>
      <text:p text:style-name="P23">I ran 5 miles mostly with Mark Ams on a hilly course.</text:p>
      <text:p text:style-name="P23">Splits: 12:39, 10:41, 11:08, 10:13, 10:13 Ave. Pace:10:58</text:p>
      <text:p text:style-name="P23"/>
      <text:p text:style-name="P23">Wed April 13, 2022 <text:span text:style-name="T1">2.4 miles </text:span>running and 0.6 miles walking on the indoor track.</text:p>
      <text:p text:style-name="P10">Run/Walk: <text:span text:style-name="T2">I walked about 0.1 miles and ran about 0.4 miles and repeated until I covered 3 miles. <text:s/>Ave Pace: 11:56/mile</text:span></text:p>
      <text:p text:style-name="P23"/>
      <text:p text:style-name="P23"/>
      <text:p text:style-name="P23"/>
      <text:p text:style-name="P10"><text:soft-page-break/><text:span text:style-name="T2">Thur April 14, 2022 </text:span>5 miles<text:span text:style-name="T2"> with 5 other runners on the high school track</text:span></text:p>
      <text:p text:style-name="P10">Warm up:<text:span text:style-name="T2"> 1.75 miles including 6 x 80 meters fast</text:span></text:p>
      <text:p text:style-name="P10">Run:<text:span text:style-name="T2"> <text:s/>1x 200m run, 200m jog, 6x400m run with a 400m jog after each.</text:span></text:p>
      <text:p text:style-name="P23">Times for runs: 1:00, 2:04, 1:56, 2:00, 1:59, 2:00, 1:59, Times for 400m jogs: about 3:40</text:p>
      <text:p text:style-name="P23"/>
      <text:p text:style-name="P10"><text:span text:style-name="T2">Fri April 15, 2022 </text:span>3.5 miles<text:span text:style-name="T2"> running and 0.2 miles walking. </text:span></text:p>
      <text:p text:style-name="P10">Warm up: 0.25<text:span text:style-name="T2"> to the cemetery loop</text:span></text:p>
      <text:p text:style-name="P10">Run/walk:<text:span text:style-name="T2"> 10 loops on the 0.32 mile cemetery loop. <text:s/>On each loop I ran 3 miles and walked 0.02 miles and averaged 11:26/mile. </text:span></text:p>
      <text:p text:style-name="P23">Running pace 11:00/mile, Walking pace 18:00/mile</text:p>
      <text:p text:style-name="P10">Warm down:<text:span text:style-name="T2"> 0.25 miles home </text:span></text:p>
      <text:p text:style-name="P23"/>
      <text:p text:style-name="P10">In the past week: 31 miles <text:s/>(75 days in a row)</text:p>
      <text:p text:style-name="P23"/>
      <text:p text:style-name="P23">Sat April 16, 2022 <text:span text:style-name="T1">4.25 miles</text:span></text:p>
      <text:p text:style-name="P23">On the indoor track, 1 mile in 5:00+4:48=9:48 and a few minute rest</text:p>
      <text:p text:style-name="P23">On a treadmill (all jogs at about 12:00/mile)</text:p>
      <text:p text:style-name="P23">jog 0.1 mile</text:p>
      <text:p text:style-name="P23">run ¼ mile in 2:00, jog 0.15 mile</text:p>
      <text:p text:style-name="P23">run ½ mile in 4:14, jog ¼ mile</text:p>
      <text:p text:style-name="P23">run <text:s/>2 miles in 8:57 + 8:20 = 17:17</text:p>
      <text:p text:style-name="P23">walk ½ mile in 7:30</text:p>
      <text:p text:style-name="P23"/>
      <text:p text:style-name="P23">Sun April 17, 2022 <text:s/><text:span text:style-name="T1">4.55 miles </text:span>running and 0.7 miles walking</text:p>
      <text:p text:style-name="P23"><text:span text:style-name="T1">Warm up:</text:span> ½ mile to the Wise Center</text:p>
      <text:p text:style-name="P10">Run/Walk: <text:span text:style-name="T2">4.5 miles. I walked 0.05 miles at the beginning of each ½ mile. Running pace about 12:00/mile, overall pace about 12:40/mile</text:span></text:p>
      <text:p text:style-name="P23"><text:span text:style-name="T1">Warm down:</text:span> ¼ mile walk</text:p>
      <text:p text:style-name="P23"/>
      <text:p text:style-name="P23">Mon April 18, 2022 <text:span text:style-name="T1">2.7 miles</text:span> running and 0.3 miles walking</text:p>
      <text:p text:style-name="P10">Run/Walk: <text:span text:style-name="T2">3 miles. I walked 0.05 miles at the beginning of each ½ mile. Running pace about 12:20/mile, overall pace about 13:00/mile</text:span></text:p>
      <text:p text:style-name="P23"/>
      <text:p text:style-name="P10"><text:span text:style-name="T2">Tues April 19, 2022 </text:span>2 miles <text:span text:style-name="T2">on the indoor track</text:span></text:p>
      <text:p text:style-name="P23">1 mile in 5:00+4:30 = 9:30 and rest a few minutes</text:p>
      <text:p text:style-name="P23">2 x ¼ mile with a ¼ mile jog after each. Times 2:06 and 2:06</text:p>
      <text:p text:style-name="P23"/>
      <text:p text:style-name="P23">Wed April 20, 2022 <text:span text:style-name="T1">3.5 miles</text:span> </text:p>
      <text:p text:style-name="P23">I ran with 6 other runners on the high school track</text:p>
      <text:p text:style-name="P23"><text:span text:style-name="T1">Warm up: </text:span>1.5 miles including a 5 x 80 meters fast</text:p>
      <text:p text:style-name="P10">Run: <text:span text:style-name="T2">1 mile in 8:35, 2:10 rest, ¼ mile in 2:10, rest 2:10, ½ mile in 4:25, jog ¼ mile</text:span></text:p>
      <text:p text:style-name="P23"/>
      <text:p text:style-name="P23"><text:soft-page-break/>Thurs April 21, 2022 <text:span text:style-name="T1">4.25 miles</text:span></text:p>
      <text:p text:style-name="P23">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3"><text:span text:style-name="T1">Warm up:</text:span> On the indoor track, one mile in 9:33 going faster as I ran. Time: 9:33 and rested 4:00</text:p>
      <text:p text:style-name="P23"><text:span text:style-name="T1">Run:</text:span> On a treadmill, <text:span text:style-name="T1">2 miles.</text:span> Splits: 8:59+4:15+4:07=17:21 <text:s/></text:p>
      <text:p text:style-name="P23">I think I have shown again that I need to start fast runs at a pace that is slower than my overall target pace.</text:p>
      <text:p text:style-name="P10">Warm down: <text:span text:style-name="T2">rest</text:span> <text:span text:style-name="T2">6:00 and 1 mile on the indoor track in 9:06 and jog ¼ mile. </text:span></text:p>
      <text:p text:style-name="P23"/>
      <text:p text:style-name="P10"><text:span text:style-name="T2">Fri April 22, 2022 </text:span>2.1 miles</text:p>
      <text:p text:style-name="P10">Warm up: <text:span text:style-name="T2">0.25 miles to the cemetery loop </text:span></text:p>
      <text:p text:style-name="P10">Run<text:span text:style-name="T2">: 5 cemetery loops, 1.6 miles averaging 9:55/mile</text:span></text:p>
      <text:p text:style-name="P10">Warm down: <text:span text:style-name="T2">0.25 miles home</text:span></text:p>
      <text:p text:style-name="P10"/>
      <text:p text:style-name="P10">In the past week: 25.4 miles <text:s/>(82 days in a row)</text:p>
      <text:p text:style-name="P10"/>
      <text:p text:style-name="P10">We flew to The Netherlands and will stay 5 weeks</text:p>
      <text:p text:style-name="P23"/>
      <text:p text:style-name="P10"><text:span text:style-name="T2">Sat April 23, 2022</text:span> 2 miles with Joe O'Brien</text:p>
      <text:p text:style-name="P10">Run: <text:span text:style-name="T2">2miles</text:span> <text:span text:style-name="T2">on a loop including Odin (the market) in 11:09+10:00, or 10:35/mile</text:span></text:p>
      <text:p text:style-name="P23"><text:s/></text:p>
      <text:p text:style-name="P10"><text:span text:style-name="T2">Sun April 24, 2022 <text:s/></text:span>4.16 miles</text:p>
      <text:p text:style-name="P10">Run: <text:span text:style-name="T2">3.66 miles averaging 10:18/mile on roads and bike path.</text:span></text:p>
      <text:p text:style-name="P10">Warm down:<text:span text:style-name="T2"> 0.5 miles</text:span></text:p>
      <text:p text:style-name="P23"/>
      <text:p text:style-name="P10"><text:span text:style-name="T2">Mon <text:s/>April 25, 2022</text:span> 2 miles with Joe O'Brien, the same as 2 days ago</text:p>
      <text:p text:style-name="P10">Run:<text:span text:style-name="T2"> 2miles on a loop including Odin (the market) in 9:37/mile</text:span></text:p>
      <text:p text:style-name="P23"/>
      <text:p text:style-name="P10"><text:span text:style-name="T2">Tues April 26, 2022</text:span> 2 miles </text:p>
      <text:p text:style-name="P10">Run: <text:span text:style-name="T2">2miles</text:span> <text:span text:style-name="T2">on road and bike path in 9:54/mile</text:span></text:p>
      <text:p text:style-name="P23"/>
      <text:p text:style-name="P10"><text:span text:style-name="T2">Wed April 27, 2022</text:span> 2 miles </text:p>
      <text:p text:style-name="P23">Run: 2miles on road and bike path in 11:16/mile</text:p>
      <text:p text:style-name="P23"/>
      <text:p text:style-name="P10"><text:span text:style-name="T2">Thur April 28, 2022</text:span> 3 miles with Joe O'Brien for the first 2 miles. Also Oona O'Brien road her bike along with us for the first 2 miles.</text:p>
      <text:p text:style-name="P23">Run: 2miles on road and bike path in 9:32/mile, Last mile in 8:49</text:p>
      <text:p text:style-name="P23"/>
      <text:p text:style-name="P23"><text:s/></text:p>
      <text:p text:style-name="P23"><text:soft-page-break/>Fri April 29, 2022 <text:span text:style-name="T1">2miles </text:span>including 1.75 miles at 12:35/mile</text:p>
      <text:p text:style-name="P23"/>
      <text:p text:style-name="P10">In the past week: 17.2 miles <text:s/>(89 days in a row)</text:p>
      <text:p text:style-name="P10"/>
      <text:p text:style-name="P23">Sat April 30, 2022 <text:span text:style-name="T1">2.25 miles</text:span> 9:34 mile/mile with Joe O'Brien</text:p>
      <text:p text:style-name="P10"/>
      <text:p text:style-name="P23">Sun May 1, 2022 <text:span text:style-name="T1">2.4 miles </text:span>of running</text:p>
      <text:p text:style-name="P23"><text:span text:style-name="T1">Run/walk:</text:span> I ran 0.4 miles and walked 0.1 miles and repeated 6 times until I reached 3 miles. <text:s text:c="2"/></text:p>
      <text:p text:style-name="P23"/>
      <text:p text:style-name="P23">Mon May 2, 2022<text:span text:style-name="T1"> 3.7 miles</text:span></text:p>
      <text:p text:style-name="P10">Warm up: <text:span text:style-name="T2">0.1 miles</text:span></text:p>
      <text:p text:style-name="P10">Run: <text:span text:style-name="T2">3.11 miles </text:span></text:p>
      <text:p text:style-name="P23">Splits: 10:26, 9:23, 9:04 and the last 0.11 miles at 8:09/mile, Ave Pace: 9:34/mile</text:p>
      <text:p text:style-name="P23"><text:span text:style-name="T1">Warm down: </text:span>0.25 miles</text:p>
      <text:p text:style-name="P23"/>
      <text:p text:style-name="P23">Tues May 3, 2022 <text:span text:style-name="T1">3</text:span> <text:span text:style-name="T1">miles</text:span> of running and jogging averaging 11:35/mile.</text:p>
      <text:p text:style-name="P23"/>
      <text:p text:style-name="P23">Wed May 4, 2022 <text:span text:style-name="T1">2.25 miles</text:span></text:p>
      <text:p text:style-name="P23">1 mile in 10:00 and rest a few minutes</text:p>
      <text:p text:style-name="P23">1 mile in 8:24 and jog ¼ mile</text:p>
      <text:p text:style-name="P23"/>
      <text:p text:style-name="P23">Thur May 5, 2022 <text:span text:style-name="T1">2 miles </text:span>in 11:30/mile <text:s/><text:span text:style-name="T1">(96 days in a row)</text:span></text:p>
      <text:p text:style-name="P23"/>
      <text:p text:style-name="P23">Fri May 6, 2022 No running <text:s/>We flew to Minneapolis</text:p>
      <text:p text:style-name="P23"/>
      <text:p text:style-name="P10">In the past week: 15.6 miles <text:s/></text:p>
      <text:p text:style-name="P23"/>
      <text:p text:style-name="P23">Sat May 7, 2022 <text:span text:style-name="T1">3 miles</text:span> </text:p>
      <text:list xml:id="list5686781320547241777" text:style-name="L15">
        <text:list-item>
          <text:list>
            <text:list-header>
              <text:p text:style-name="P172">1.5 miles averaging about 9:40/mile and rest 1 min</text:p>
            </text:list-header>
          </text:list>
        </text:list-item>
      </text:list>
      <text:p text:style-name="P23">1 mile in 8:26 and rest 2 min</text:p>
      <text:list xml:id="list2251863359570227360" text:style-name="L16">
        <text:list-item>
          <text:list>
            <text:list-header>
              <text:p text:style-name="P173">0.5 miles in 5:00</text:p>
            </text:list-header>
          </text:list>
        </text:list-item>
      </text:list>
      <text:p text:style-name="P23"/>
      <text:p text:style-name="P23">Sun May 8, 2022 no running </text:p>
      <text:p text:style-name="P23"/>
      <text:p text:style-name="P23">Mon May 9, 2022 <text:span text:style-name="T1">3 miles</text:span> in hotel</text:p>
      <text:p text:style-name="P23">on treadmill, Splits: 9:54, 8:22, 8:17 and 0.5 mile jog</text:p>
      <text:p text:style-name="P23"/>
      <text:p text:style-name="P23">Tues May 10, 2022 <text:span text:style-name="T1">2 miles</text:span> in hotel</text:p>
      <text:p text:style-name="P23">on treadmill, Splits 9:59 and 8:49</text:p>
      <text:p text:style-name="P23"/>
      <text:p text:style-name="P23">Wed and Thurs May 11 and 12 no running flew back to the Netherlands</text:p>
      <text:p text:style-name="P23"><text:soft-page-break/>Fri May 13, 2022 <text:span text:style-name="T1">3.4 miles</text:span> on roads </text:p>
      <text:p text:style-name="P23">1 mile in 10:50 and rest 2 minutes</text:p>
      <text:p text:style-name="P23">½ mile in 4:47, jog 0.32 miles at 13:11/mile, ½ mile in 4:31</text:p>
      <text:p text:style-name="P23">1.08 miles at 11:32/mile pace </text:p>
      <text:p text:style-name="P23"/>
      <text:p text:style-name="P10">In the past week: 11.4 miles <text:s/></text:p>
      <text:p text:style-name="P10"/>
      <text:p text:style-name="P10"><text:span text:style-name="T2">Sat May 14, 2022 </text:span>5.5 miles</text:p>
      <text:list xml:id="list4896770938492076349" text:style-name="L17">
        <text:list-item>
          <text:list>
            <text:list-header>
              <text:p text:style-name="P174">5.25 miles on roads and bike paths in Oosterwold</text:p>
              <text:p text:style-name="P191">Average pace: 11:08/mile</text:p>
              <text:p text:style-name="P191">Warm down: 0.25 miles</text:p>
            </text:list-header>
          </text:list>
        </text:list-item>
      </text:list>
      <text:p text:style-name="P10"/>
      <text:p text:style-name="P10"><text:span text:style-name="T2">Sun May 15</text:span> no running</text:p>
      <text:p text:style-name="P10"/>
      <text:p text:style-name="P10"><text:span text:style-name="T2">Mon May 16, 2022 </text:span>5.5 miles</text:p>
      <text:list xml:id="list28831329" text:continue-numbering="true" text:style-name="L17">
        <text:list-item>
          <text:list>
            <text:list-header>
              <text:p text:style-name="P174">5.25 miles on roads and bike paths in Oosterwold</text:p>
              <text:p text:style-name="P191">Average pace: 9:52/mile</text:p>
              <text:p text:style-name="P191">Warm down: 0.25 miles</text:p>
            </text:list-header>
          </text:list>
        </text:list-item>
      </text:list>
      <text:p text:style-name="P10"/>
      <text:p text:style-name="P23">Tues May 17, 2022 no running</text:p>
      <text:list xml:id="list7174823789615301212" text:style-name="L18">
        <text:list-item>
          <text:list>
            <text:list-header>
              <text:p text:style-name="P175"/>
            </text:list-header>
          </text:list>
        </text:list-item>
      </text:list>
      <text:p text:style-name="P23"><text:span text:style-name="T1">Wed May 18 </text:span><text:span text:style-name="T1">5.4 miles</text:span></text:p>
      <text:p text:style-name="P23">2 miles at 10:21/miles Ave HR= 121 bpm Vo2Max=48 and rest a few minutes</text:p>
      <text:p text:style-name="P23">(Pace*HR)=1250 <text:s text:c="5"/>(Pace*HR^2)=15200 <text:s text:c="3"/>(Pace^2*HR)=13000-&gt;1/48</text:p>
      <text:list xml:id="list2245225949003010030" text:style-name="L19">
        <text:list-item>
          <text:list>
            <text:list-header>
              <text:p text:style-name="P176">1.11 miles at 8:37/mile Ave HR=148 bpm and rest a few minutes</text:p>
              <text:p text:style-name="P176">(Pace*HR)=1275</text:p>
              <text:p text:style-name="P176">2.25 miles at 10:49/mile Ave HR=135 bpm </text:p>
              <text:p text:style-name="P176">(Pace*HR)=1460</text:p>
            </text:list-header>
          </text:list>
        </text:list-item>
      </text:list>
      <text:list xml:id="list129298711045043428" text:style-name="L20">
        <text:list-item>
          <text:list>
            <text:list-header>
              <text:p text:style-name="P158"/>
            </text:list-header>
          </text:list>
        </text:list-item>
      </text:list>
      <text:p text:style-name="P23">Thur May 19, 2022 <text:span text:style-name="T1">4 miles</text:span></text:p>
      <text:p text:style-name="P23">2 miles at 10:45/miles Ave HR= 115 bpm and rest a few minutes</text:p>
      <text:list xml:id="list28839588" text:continue-list="list2245225949003010030" text:style-name="L19">
        <text:list-item>
          <text:list>
            <text:list-header>
              <text:p text:style-name="P176">(Pace*HR)=1240</text:p>
            </text:list-header>
          </text:list>
        </text:list-item>
      </text:list>
      <text:list xml:id="list28845959" text:continue-list="list7174823789615301212" text:style-name="L18">
        <text:list-item>
          <text:list>
            <text:list-header>
              <text:p text:style-name="P175">2 miles at 10:46/mile Ave HR= 121 bpm and rest a few minutes</text:p>
            </text:list-header>
          </text:list>
        </text:list-item>
      </text:list>
      <text:list xml:id="list28827918" text:continue-list="list28839588" text:style-name="L19">
        <text:list-item>
          <text:list>
            <text:list-header>
              <text:p text:style-name="P176">(Pace*HR)=1300</text:p>
              <text:p text:style-name="P176"/>
            </text:list-header>
          </text:list>
        </text:list-item>
      </text:list>
      <text:p text:style-name="P23">Fri May 20, 2022 <text:span text:style-name="T1">6.25 miles</text:span></text:p>
      <text:p text:style-name="P23">1 mile in 11:02/miles Ave HR= 134 bpm and rest a few minutes</text:p>
      <text:list xml:id="list28841048" text:continue-numbering="true" text:style-name="L19">
        <text:list-item>
          <text:list>
            <text:list-header>
              <text:p text:style-name="P176">(Pace*HR)=1480</text:p>
            </text:list-header>
          </text:list>
        </text:list-item>
      </text:list>
      <text:p text:style-name="P23">5 miles at 9:37/mile Ave HR=138 bpm Vo2Max=49 and rest a few minutes</text:p>
      <text:p text:style-name="P23">(Pace*HR)=1330 <text:s text:c="2"/>(Pace*HR^2)=183000 <text:s text:c="3"/>(Pace^2*HR)=12800-&gt;1/49</text:p>
      <text:p text:style-name="P23">Splits 9:55, 9:59, 10:03, 9:31, 8:38</text:p>
      <text:list xml:id="list7674414180049761844" text:style-name="L21">
        <text:list-item>
          <text:list>
            <text:list-header>
              <text:p text:style-name="P177">0.25 miles jog</text:p>
            </text:list-header>
          </text:list>
        </text:list-item>
      </text:list>
      <text:p text:style-name="P23"><text:soft-page-break/></text:p>
      <text:p text:style-name="P10">In the past week: 26.7 miles </text:p>
      <text:p text:style-name="P10"/>
      <text:p text:style-name="P23">Sat May 21, 2022 <text:span text:style-name="T1">4.5 miles</text:span></text:p>
      <text:p text:style-name="P23">1.25 miles at 10:52/mile Ave HR= 132 bpm and rest a few minutes</text:p>
      <text:p text:style-name="P23">2.25 miles at 9:03/mile Ave HR=145 bpm Vo2Max=49 and rest a few minutes</text:p>
      <text:p text:style-name="P23">(Pace^2*HR)=11900-&gt;1/49</text:p>
      <text:p text:style-name="P23">Splits 8:52, 9:14</text:p>
      <text:list xml:id="list2072905419804682714" text:style-name="L22">
        <text:list-item>
          <text:list>
            <text:list-header>
              <text:p text:style-name="P178">1 mile in 10:25</text:p>
            </text:list-header>
          </text:list>
        </text:list-item>
      </text:list>
      <text:p text:style-name="P23"/>
      <text:p text:style-name="P23">Sun May 22, 2022 <text:span text:style-name="T1">no running</text:span> </text:p>
      <text:p text:style-name="P10"/>
      <text:p text:style-name="P23">Mon May 23, 2022 <text:span text:style-name="T1">7 miles</text:span> </text:p>
      <text:p text:style-name="P10">Warm up: <text:s/><text:span text:style-name="T2">0.5 miles</text:span></text:p>
      <text:p text:style-name="P10">Run: <text:span text:style-name="T2">6.23 miles Ave pace 9:40/mile, Ave HR= 138 bpm <text:s/>VO2Max=50</text:span></text:p>
      <text:p text:style-name="P23">(Pace^2*HR)=12900-&gt;1/50</text:p>
      <text:p text:style-name="P23">Splits: 10:05, 9:59, 9:48, 9:51, 9:27, 9:06, 1:57(8:38/mile)</text:p>
      <text:p text:style-name="P23"/>
      <text:p text:style-name="P23">Tues May 24, 2022 1 mile jogging</text:p>
      <text:p text:style-name="P23"/>
      <text:p text:style-name="P23">Wed May 25, 2022 <text:span text:style-name="T1">6 miles</text:span></text:p>
      <text:p text:style-name="P23"><text:span text:style-name="T1">Warm up: </text:span>1.5 miles and rest a few minutes</text:p>
      <text:p text:style-name="P23"><text:span text:style-name="T1">Run:</text:span> 2 miles at 9:56/mile, Ave HR = 132 bpm and rest a few minutes</text:p>
      <text:p text:style-name="P23">(Pace^2*HR)=13000-&gt;1/50 <text:s text:c="7"/></text:p>
      <text:p text:style-name="P10">Run: <text:span text:style-name="T2">2.5 miles at 10:47/mile, Ave HR = 127 bpm</text:span></text:p>
      <text:p text:style-name="P23">(Pace^2*HR)=14800</text:p>
      <text:p text:style-name="P23"/>
      <text:p text:style-name="P23">Thur May 26, 2022 <text:span text:style-name="T1">5</text:span>.<text:span text:style-name="T1">6 miles</text:span></text:p>
      <text:p text:style-name="P23"><text:span text:style-name="T1">Warm up: 2</text:span> miles and rest a few minutes</text:p>
      <text:p text:style-name="P23"><text:span text:style-name="T1">Run:</text:span> 2 miles at 9:04/mile, Ave HR = 143 bpm and rest a few minutes</text:p>
      <text:p text:style-name="P23">(Pace^2*HR)=11800-&gt;1/50 <text:s text:c="7"/></text:p>
      <text:p text:style-name="P10">Run: <text:span text:style-name="T2">2.5 miles at 12:36/mile, Ave HR = 115 bpm</text:span></text:p>
      <text:p text:style-name="P23">(Pace^2*HR)=18300</text:p>
      <text:p text:style-name="P23"/>
      <text:p text:style-name="P23">Fri <text:s/>May 27, 2022 no running</text:p>
      <text:p text:style-name="P23"/>
      <text:p text:style-name="P10">In the past week: 24.1 miles</text:p>
      <text:p text:style-name="P23"/>
      <text:p text:style-name="P23"/>
      <text:p text:style-name="P23"/>
      <text:p text:style-name="P23"/>
      <text:p text:style-name="P23"/>
      <text:p text:style-name="P23"><text:soft-page-break/></text:p>
      <text:p text:style-name="P23">Sat <text:s/>May 28, 2022 <text:s/><text:span text:style-name="T1">6 miles</text:span></text:p>
      <text:p text:style-name="P23"><text:span text:style-name="T1">Run: </text:span>1.5 miles at 10:45/mile and rest a few minutes</text:p>
      <text:p text:style-name="P23"><text:span text:style-name="T1">Run:</text:span> 2 miles at 8:49/mile, Ave HR = 145 bpm and rest a few minutes</text:p>
      <text:p text:style-name="P23">(Pace^2*HR)=11300-&gt;1/50 <text:s text:c="7"/></text:p>
      <text:p text:style-name="P10">Run: <text:span text:style-name="T2">1.5 miles at 10:25/mile, Ave HR = 133 bpm</text:span></text:p>
      <text:p text:style-name="P23">(Pace^2*HR)=14400</text:p>
      <text:p text:style-name="P23"/>
      <text:p text:style-name="P23"/>
      <text:p text:style-name="P23">Sun May 29, 2022 no running</text:p>
      <text:p text:style-name="P23"/>
      <text:p text:style-name="P23">Mon May 30, 2022 <text:span text:style-name="T1">5.65 miles <text:s/>(Garmin V02Max=51)</text:span></text:p>
      <text:p text:style-name="P23"><text:span text:style-name="T1">Run: </text:span>2 miles at 10:05mile HR=130 and rest a few minutes</text:p>
      <text:p text:style-name="P23">(Pace^2*HR)= 11500</text:p>
      <text:p text:style-name="P23"><text:span text:style-name="T1">Run:</text:span> 2 miles at 10:07/mile, Ave HR = 134 bpm and rest a few minutes</text:p>
      <text:p text:style-name="P23">(Pace^2*HR)= <text:s/>13700</text:p>
      <text:p text:style-name="P23">This run was 4 x 0.25 with 0.25 mile jog before each run.</text:p>
      <text:p text:style-name="P23">Times for runs:2:06, 2:05, 2:02, 1:53.6 Jogs averaged 3:02 <text:s text:c="7"/></text:p>
      <text:p text:style-name="P10">Run: <text:span text:style-name="T2">1.65 miles at 11:24/mile, Ave HR = 121 bpm</text:span></text:p>
      <text:p text:style-name="P23">(Pace^2*HR)=15700</text:p>
      <text:p text:style-name="P23"/>
      <text:p text:style-name="P23">Tues May 31, 2022 no running</text:p>
      <text:p text:style-name="P23"/>
      <text:p text:style-name="P23"/>
      <text:p text:style-name="P27">Wed June 1, 2022 <text:span text:style-name="T1">5.75 miles (Garmin V02Max=50)</text:span></text:p>
      <text:p text:style-name="P23"><text:span text:style-name="T1">Run: </text:span>2 miles at 9:57mile HR=113 and rest a few minutes</text:p>
      <text:p text:style-name="P23">(Pace^2*HR)= 11200</text:p>
      <text:p text:style-name="P23"><text:span text:style-name="T1">Run:</text:span> 1.5 miles at 10:22/mile, Ave HR = 132 bpm and rest a few minutes</text:p>
      <text:p text:style-name="P23">(Pace^2*HR)= 14200 </text:p>
      <text:p text:style-name="P23">This run was 3 x 0.25 with 0.25 mile jog before each run.</text:p>
      <text:p text:style-name="P23">Times for runs:2:00, 2:03, 1:56.6 Jogs averaged 3:11 <text:s text:c="7"/></text:p>
      <text:p text:style-name="P10">Run: <text:span text:style-name="T2">2 miles at 9:22/mile, Ave HR = 147 bpm</text:span></text:p>
      <text:p text:style-name="P23">(Pace^2*HR)= 12900</text:p>
      <text:p text:style-name="P23"/>
      <text:p text:style-name="P27">Fri June 3, 2022 <text:span text:style-name="T1">4 miles (Garmin V02Max=50)</text:span></text:p>
      <text:p text:style-name="P23"><text:span text:style-name="T1">Run: </text:span>3.11 miles at 9:09/mile HR=142 bpm and rest a few minutes</text:p>
      <text:p text:style-name="P23">(Pace^2*HR)= 11900</text:p>
      <text:p text:style-name="P23"><text:span text:style-name="T1">Run:</text:span> 0.9 miles at 10:25/mile, Ave HR = 123 bpm and rest a few minutes</text:p>
      <text:p text:style-name="P23">(Pace^2*HR)= 13300</text:p>
      <text:p text:style-name="P23"/>
      <text:p text:style-name="P10">21.4 miles in the past week</text:p>
      <text:p text:style-name="P23"/>
      <text:p text:style-name="P27"><text:soft-page-break/>Sun June 5, 2022 <text:span text:style-name="T1">4 miles (Garmin V02Max=51)</text:span></text:p>
      <text:p text:style-name="P23"><text:span text:style-name="T1">Run: </text:span>2 miles at 9:06/mile HR=138 bpm and rest a few minutes</text:p>
      <text:p text:style-name="P23">(Pace^2*HR)= 11400</text:p>
      <text:p text:style-name="P23"><text:span text:style-name="T1">Run:</text:span> 2 miles at 10:27/mile, Ave HR = 127 bpm and rest a few minutes</text:p>
      <text:p text:style-name="P23">(Pace^2*HR)=</text:p>
      <text:p text:style-name="P23"/>
      <text:p text:style-name="P10">Mon June 6, 2022 no running</text:p>
      <text:p text:style-name="P10"/>
      <text:p text:style-name="P23">Tues June 7, 2024<text:span text:style-name="T1"> 4 miles (Garmin V02Max=51)</text:span></text:p>
      <text:p text:style-name="P23"><text:span text:style-name="T1">Run: </text:span>1 mile at 9:55/mile HR=130 bpm and rest a few minutes</text:p>
      <text:p text:style-name="P23">(Pace^2*HR)= 12800</text:p>
      <text:p text:style-name="P23"><text:span text:style-name="T1">Run:</text:span> 2 miles at 9:17/mile, Ave HR = 144 bpm and rest a few minutes</text:p>
      <text:p text:style-name="P23">(Pace^2*HR)= 12400</text:p>
      <text:p text:style-name="P23"><text:span text:style-name="T1">Run: </text:span>1 mile at 10:01/mile HR=138 bpm and rest a few minutes</text:p>
      <text:p text:style-name="P23">(Pace^2*HR)= 13800</text:p>
      <text:p text:style-name="P23"/>
      <text:p text:style-name="P23">Wed June 8, 2022 <text:span text:style-name="T1">no running </text:span></text:p>
      <text:p text:style-name="P10"/>
      <text:p text:style-name="P23">Thur June 9, 2022 <text:span text:style-name="T1">7.7 miles</text:span></text:p>
      <text:p text:style-name="P23"><text:span text:style-name="T1">Warm up: </text:span>1.5 miles at various paces</text:p>
      <text:p text:style-name="P23"><text:span text:style-name="T1">Run: </text:span>10k race starting at the VU sports center in Amsterdam</text:p>
      <text:p text:style-name="P10">5k splits: <text:span text:style-name="T2">9:50/mile and 9:00/mile</text:span></text:p>
      <text:p text:style-name="P23"><text:a xlink:type="simple" xlink:href="https://uitslagen.nl/uitslag?id=2022060901110" office:target-frame-name="_blank" xlink:show="new" text:style-name="Internet_20_link" text:visited-style-name="Visited_20_Internet_20_Link"><text:span text:style-name="T42">https://uitslagen.nl/uitslag?id=2022060901110</text:span></text:a> </text:p>
      <text:p text:style-name="P10"><text:span text:style-name="T2">Fri June 10, 2022 </text:span>no running</text:p>
      <text:p text:style-name="P10"/>
      <text:list xml:id="list3021874573618081304" text:style-name="L23">
        <text:list-item>
          <text:list>
            <text:list-header>
              <text:p text:style-name="P192">15.7 miles in the past week</text:p>
            </text:list-header>
          </text:list>
        </text:list-item>
      </text:list>
      <text:p text:style-name="P10"/>
      <text:p text:style-name="P23">Sat June 11, 2022 <text:span text:style-name="T1">4.5 miles running</text:span> </text:p>
      <text:p text:style-name="P23">I walked 0.05 miles and ran 0.45 miles and repeated until I covered 5 miles</text:p>
      <text:p text:style-name="P23">in 59:55</text:p>
      <text:p text:style-name="P23"/>
      <text:p text:style-name="P23">Mon June 13, 2022 <text:span text:style-name="T1">4.65 miles</text:span> at various paces</text:p>
      <text:p text:style-name="P23"/>
      <text:p text:style-name="P23">Tues June 14, 2022 we flew hone</text:p>
      <text:p text:style-name="P23"/>
      <text:p text:style-name="P23">Wed June 15, 2022 <text:span text:style-name="T1">3 miles</text:span> </text:p>
      <text:p text:style-name="P23">Including 4 x 800 meters 4:39, 4:41, 4:39, 4:26</text:p>
      <text:p text:style-name="P23"/>
      <text:p text:style-name="P23">Thur June 16, 2022 <text:span text:style-name="T1">4 miles</text:span> with Rod Breast on the high school track</text:p>
      <text:p text:style-name="P23"><text:span text:style-name="T1">Warm up:</text:span> 1.5 miles,<text:span text:style-name="T1"> Run:</text:span> <text:s/>3 x 800 meters with 400 meter jogs between </text:p>
      <text:p text:style-name="P23">Times: 4:14, 4:15, 4:10</text:p>
      <text:p text:style-name="P23"/>
      <text:p text:style-name="P23"><text:soft-page-break/>Fri June 17, 2022 <text:s/>no running</text:p>
      <text:p text:style-name="P23"/>
      <text:p text:style-name="P23">Miles in past week: <text:span text:style-name="T1">16.15 miles</text:span></text:p>
      <text:p text:style-name="P23"/>
      <text:p text:style-name="P23">Sat June 18, 2022 <text:s/><text:span text:style-name="T1">5.7 miles</text:span> with 4 other runners</text:p>
      <text:p text:style-name="P23">We ran out and back on Tamarack Drive. The 2.84 <text:s/>miles out in 30:15 was a warm up.</text:p>
      <text:p text:style-name="P10">Run: <text:span text:style-name="T2">The 2.84 miles back in 25:36 was a good run averaging 9:04/mile. </text:span></text:p>
      <text:p text:style-name="P23"/>
      <text:p text:style-name="P23">Sun June 19, 2022 <text:span text:style-name="T1">5 miles</text:span></text:p>
      <text:p text:style-name="P23">I ran a 5 mile hill course consisting of Limber to Jefferson, Jefferson to the entrance to Greendale Cemetery, to the top of Greendale, back down and past Jefferson until I reached 2.5 miles. Then I turned around and back tracked to my house.</text:p>
      <text:p text:style-name="P23">Time: 1:02:50, pace: 12:34/mile, Ave Heart Rate: 115 bpm, <text:s/>Sum of ascents: 670 feet</text:p>
      <text:p text:style-name="P23"/>
      <text:p text:style-name="P23">Mon June 20, 2022 <text:span text:style-name="T1">4.5 miles</text:span></text:p>
      <text:p text:style-name="P23"><text:span text:style-name="T1">Warm up:</text:span> 1 mile </text:p>
      <text:p text:style-name="P10">Run: <text:span text:style-name="T2">10 cemetery loops, 3.2 miles, in 32:01 or 10:06/mile, Elevation gain: 220 feet.</text:span></text:p>
      <text:p text:style-name="P23">Ave Heart Rate: 126</text:p>
      <text:p text:style-name="P10">Warm down: <text:s/><text:span text:style-name="T2">0.3 miles</text:span></text:p>
      <text:p text:style-name="P23"/>
      <text:p text:style-name="P10"><text:span text:style-name="T2">Tues June 21, 2022 </text:span>5 miles<text:span text:style-name="T2"> </text:span></text:p>
      <text:p text:style-name="P23">The same run as two days ago.</text:p>
      <text:p text:style-name="P23">Time: 1:02:48, pace: 12:33/mile, Ave Heart Rate: 121 bpm, <text:s/>Sum of ascents: 670 feet</text:p>
      <text:p text:style-name="P23">It was a lot hotter today than it was on Monday. This is why my heart rate was higher.</text:p>
      <text:p text:style-name="P23"/>
      <text:p text:style-name="P23">Wed <text:s/>June 22, 2022 <text:span text:style-name="T1">4.5 miles</text:span></text:p>
      <text:p text:style-name="P10">The same run as two days ago.</text:p>
      <text:p text:style-name="P23"><text:span text:style-name="T1">Warm up:</text:span> 1 mile </text:p>
      <text:p text:style-name="P10">Run: <text:span text:style-name="T2">10 cemetery loops, 3.2 miles, in 32:29 or 10:15/mile, Elevation gain: 220 feet.Ave Heart Rate: 149 <text:s/>It was very hot compared to 2 days ago. That's why high Heart Rate.</text:span></text:p>
      <text:p text:style-name="P10">Warm down: <text:s/><text:span text:style-name="T2">0.3 miles</text:span></text:p>
      <text:p text:style-name="P23"/>
      <text:p text:style-name="P10"><text:span text:style-name="T2">Thur June 23, 2022 </text:span>5 miles<text:span text:style-name="T2"> </text:span></text:p>
      <text:p text:style-name="P23">The same run as two and four days ago.</text:p>
      <text:p text:style-name="P23">Time: 1:01:48, pace: 12:21/mile, Ave Heart Rate: 124 bpm, Sum of ascents: 670 feet</text:p>
      <text:p text:style-name="P23">The temperature was somewhat cooler.</text:p>
      <text:p text:style-name="P23"/>
      <text:p text:style-name="P23">Fri June 24, 2022 <text:span text:style-name="T1">4.5 miles</text:span></text:p>
      <text:p text:style-name="P23">I ran 4 miles on the Allegheny outdoor track. Time: 40:58</text:p>
      <text:p text:style-name="P23">Splits: 9:50, 10:00, 10:20, 10:49 </text:p>
      <text:p text:style-name="P23">rested a few minutes and jogged 1/ mile </text:p>
      <text:p text:style-name="P23">Miles in past week: <text:span text:style-name="T1">34.2</text:span> <text:span text:style-name="T1">miles</text:span></text:p>
      <text:p text:style-name="P23"><text:soft-page-break/>Sat June 25, 2022 No running</text:p>
      <text:p text:style-name="P23"/>
      <text:p text:style-name="P23">Sun June 26, 2022 <text:span text:style-name="T1">6.5 miles</text:span></text:p>
      <text:p text:style-name="P23">I ran on the high school track.</text:p>
      <text:p text:style-name="P23"><text:span text:style-name="T1">Warm up:</text:span> 0.5 miles in 5:05</text:p>
      <text:p text:style-name="P23"><text:span text:style-name="T1">Run: </text:span><text:s/>6 miles in 1:00:01. Splits: 10:00, 9:58, 9:57, 9:59, 10:01, 10:06</text:p>
      <text:p text:style-name="P23">I ran better than 2 days ago. Two days ago I was dehydrated. Today I drank about 20 ounces of Gatorade before and during the run. Maybe I should have had more or have eaten a gel. I only had a banana for breakfast.</text:p>
      <text:p text:style-name="P23"/>
      <text:p text:style-name="P23">Mon June 27, 2022 <text:span text:style-name="T1">6 miles</text:span></text:p>
      <text:p text:style-name="P23"><text:span text:style-name="T1">Warm up:</text:span> <text:s/>2 miles</text:p>
      <text:p text:style-name="P23"><text:span text:style-name="T1">Run:</text:span> <text:s/>2 miles on the 510 meter cemetery loop (6<text:span text:style-name="T5">+ </text:span>loops), sum of ascents/loop: 22ft</text:p>
      <text:p text:style-name="P23">Time: 17:52, mile splits: 9:07, 8:45</text:p>
      <text:p text:style-name="P23"><text:span text:style-name="T1">Warm down:</text:span> <text:s/>2 miles</text:p>
      <text:p text:style-name="P23"/>
      <text:p text:style-name="P23">Tues June 28, 2022 <text:s/>7<text:span text:style-name="T1"> miles</text:span> <text:s/></text:p>
      <text:p text:style-name="P23"><text:span text:style-name="T1">Warm up:</text:span> 0.3 miles to the top of the 0.8 mile hill in the Greendale Cemetery. </text:p>
      <text:p text:style-name="P23"><text:span text:style-name="T1">Run:</text:span> 6.4 miles on the hill. I ran the following 4 times. Starting from the top all the way to Jefferson St is 0.8 miles and back up is another 0.8 miles. So 1.6 x 4 = 6.4 miles</text:p>
      <text:p text:style-name="P23">Total time for the run: 1:17:49. Ave pace for the first half: 12:26. </text:p>
      <text:p text:style-name="P10">The following 2 workouts are from 2020</text:p>
      <text:p text:style-name="P38">From November 2020</text:p>
      <text:p text:style-name="P38"><text:span text:style-name="T18">Thur Nov 12, 2020 </text:span><text:span text:style-name="T16">4.9 miles running</text:span></text:p>
      <text:p text:style-name="P99">warm up: <text:span text:style-name="T2">0.25 mile jog to the Greendale Cemetery loop. </text:span></text:p>
      <text:p text:style-name="P100"><text:span text:style-name="T1">Run/Walk:</text:span> 4 miles on the loop in 39:11 with the last mile in 8:50. </text:p>
      <text:p text:style-name="P100">Ave Heart rate: 145 bpm, Ave Pace: 9:48/mile, HB/mile: 1421, Sum of ascents: 280 feet</text:p>
      <text:p text:style-name="P99">Warm down: <text:span text:style-name="T2">0.5 miles</text:span></text:p>
      <text:p text:style-name="P100"/>
      <text:p text:style-name="P100">Fri Nov 13, 2020 <text:span text:style-name="T1">5 miles</text:span></text:p>
      <text:p text:style-name="P99">warm up: <text:span text:style-name="T2">0.25 mile jog to the Greendale Cemetery <text:s/></text:span></text:p>
      <text:p text:style-name="P100"><text:span text:style-name="T1">Run/Walk:</text:span> 4.8 miles on the hill in the cemetery. Starting from the top all the way to Jefferson St is 0.8 miles. <text:s/>I ran down and up this hill 3 times.</text:p>
      <text:p text:style-name="P100">Ave Heartrate: 117 bpm, Ave Pace: 12:25/mile, HB/mile: 1453, Sum of ascents: 650 feet</text:p>
      <text:p text:style-name="P99">Warm down: <text:span text:style-name="T2">0.5 miles</text:span></text:p>
      <text:p text:style-name="P100"/>
      <text:p text:style-name="P77">Wed June 29, 2022 no running</text:p>
      <text:p text:style-name="P77"/>
      <text:p text:style-name="P77">Thurs June 30, 2022 4.5 miles</text:p>
      <text:p text:style-name="P94">Warm up:<text:span text:style-name="T2"> 1 mile</text:span></text:p>
      <text:p text:style-name="P10">Run: <text:span text:style-name="T2">2 x the 1.6 mile cemetery hill in 36:39, Ave pace: 11:27, Ave Heart Rate: 125</text:span></text:p>
      <text:p text:style-name="P23"><text:span text:style-name="T1">Warm down:</text:span> 0.3 miles home</text:p>
      <text:p text:style-name="P23">Fri July 1, 2022 <text:s/>no running</text:p>
      <text:p text:style-name="P23"><text:soft-page-break/></text:p>
      <text:p text:style-name="P23">Miles in past week: <text:span text:style-name="T1">24</text:span> <text:span text:style-name="T1">miles</text:span></text:p>
      <text:p text:style-name="P10"/>
      <text:p text:style-name="P23">Sat July 2, 2022 <text:span text:style-name="T1">7.5 miles <text:s text:c="2"/></text:span>including 10k race around Canandohta Lake</text:p>
      <text:p text:style-name="P23"><text:span text:style-name="T1">Warm up:</text:span> 1.3 miles at various paces</text:p>
      <text:p text:style-name="P23"><text:span text:style-name="T1">Run:</text:span> <text:s/>I ran on a hot hilly 10k course averaging 9:34/ mile</text:p>
      <text:p text:style-name="P23"><text:a xlink:type="simple" xlink:href="https://runsignup.com/Race/PA/UnionCity/CanadohtaLakeFirecracker5k10k" text:style-name="Internet_20_link" text:visited-style-name="Visited_20_Internet_20_Link"><text:span text:style-name="T42">https://runsignup.com/Race/PA/UnionCity/CanadohtaLakeFirecracker5k10k</text:span></text:a></text:p>
      <text:p text:style-name="P23"><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3"/>
      <text:p text:style-name="P23">Sun July 3, 2022 <text:span text:style-name="T1">4 miles</text:span> at various paces.</text:p>
      <text:p text:style-name="P23"/>
      <text:p text:style-name="P23">Mon July 4,2022 <text:span text:style-name="T1">11 miles</text:span> on the Ernst Trail</text:p>
      <text:p text:style-name="P23">I had Gatorade at the beginning and two times during the run,. also a gel at the beginning and with 3 miles left.</text:p>
      <text:p text:style-name="P23">The first 4 miles averaged 11:45, the next 5 miles 11:21 and the last 2 miles 10:20.</text:p>
      <text:p text:style-name="P23">Time: 2:04:24 or 11:18/mile </text:p>
      <text:p text:style-name="P23"/>
      <text:p text:style-name="P23">Tues July 5, 2022 <text:s text:c="2"/>no running</text:p>
      <text:p text:style-name="P23"/>
      <text:p text:style-name="P23">Wed July 6, 2022 <text:span text:style-name="T1">1.5 miles </text:span></text:p>
      <text:p text:style-name="P23">This run included 1 mile on the cemetery loop in 9:35</text:p>
      <text:p text:style-name="P23"/>
      <text:p text:style-name="P23">Thur July 7, 2022 <text:s/>no running</text:p>
      <text:p text:style-name="P23"/>
      <text:p text:style-name="P23">Fri July 8, 2022 <text:span text:style-name="T1">1.5 miles</text:span></text:p>
      <text:p text:style-name="P23">This run included 3xcemetery loop (3x0.32 miles) with a 1 minute rest between.</text:p>
      <text:p text:style-name="P23">Times: 3:14 (10:06/mile) , 3:01 (9:25/mile) , 2:49 (8:48/mile)</text:p>
      <text:p text:style-name="P23"/>
      <text:p text:style-name="P23">Miles in past week: <text:span text:style-name="T1">25.5</text:span> <text:span text:style-name="T1">miles</text:span></text:p>
      <text:p text:style-name="P23"/>
      <text:p text:style-name="P23">Sat July 9, 2022 no running</text:p>
      <text:p text:style-name="P23"/>
      <text:p text:style-name="P23">Sun July 10, 2000 <text:span text:style-name="T1">10.6 miles </text:span></text:p>
      <text:p text:style-name="P23">I ran the Trailblazer 15k race on the Ernst Trail.</text:p>
      <text:p text:style-name="P23"><text:span text:style-name="T1">Warm up:</text:span> <text:s/>1.3 miles at various paces</text:p>
      <text:p text:style-name="P10">Run: <text:s/><text:span text:style-name="T2">15k (9.3 miles), Time 1:27:13, Pace: <text:s/>9:19/mile</text:span></text:p>
      <text:p text:style-name="P23">Splits: 9:29, 9:29, 9:23, 9:30, 9:20, 9:27, 9:27, 9:06, 9:00, 8:58 pace for the last 0.3 miles</text:p>
      <text:p text:style-name="P23"/>
      <text:p text:style-name="P23">Mon July 11, 2022 <text:span text:style-name="T1">2.5 miles</text:span> running and 2.0 miles walking </text:p>
      <text:p text:style-name="P23">I alternated running and walking 4.5 miles on the high school track.</text:p>
      <text:p text:style-name="P23">Average pace: 13:30</text:p>
      <text:p text:style-name="P23">Tues July 12, 2022 <text:span text:style-name="T1">2.1 miles</text:span> running and 1.6 miles walking</text:p>
      <text:p text:style-name="P23"><text:soft-page-break/><text:span text:style-name="T1">Warm up:</text:span> 0.25 miles to the cemetery loop </text:p>
      <text:p text:style-name="P23"><text:span text:style-name="T1">Run/Walk </text:span>I alternated running and walking ¼ miles on the cemetery loop and covered 3.2 miles, Average pace: 13:42</text:p>
      <text:p text:style-name="P23"><text:span text:style-name="T1">Warm up:</text:span> 0.25 miles home</text:p>
      <text:p text:style-name="P23"/>
      <text:p text:style-name="P23">Wed <text:s/>July 13, 2022 <text:span text:style-name="T1">2.5 miles running </text:span>and 2.5 miles walking</text:p>
      <text:p text:style-name="P23"><text:span text:style-name="T1">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3">Time: 1:12:30, pace: 14:30/mile, Ave Heart Rate: 104 bpm, <text:s/>Sum of ascents: 670 feet</text:p>
      <text:p text:style-name="P23"/>
      <text:p text:style-name="P23">Thur July 14, 2022 <text:span text:style-name="T1">2.1 miles</text:span> running and 1.6 miles walking</text:p>
      <text:p text:style-name="P23"><text:span text:style-name="T1">Warm up:</text:span> 0.25 miles to the cemetery loop </text:p>
      <text:p text:style-name="P23"><text:span text:style-name="T1">Run/Walk </text:span>I alternated running and walking ¼ miles on the cemetery loop and covered 3.2 miles, Average pace: 13:42 (The same as 2 days ago.)</text:p>
      <text:p text:style-name="P23"><text:span text:style-name="T1">Warm up:</text:span> 0.25 miles home</text:p>
      <text:p text:style-name="P23"/>
      <text:p text:style-name="P23">Fri July 15, 2022 <text:span text:style-name="T1">2.4 miles</text:span> running and 1.3 miles walking</text:p>
      <text:p text:style-name="P23"><text:span text:style-name="T1">Warm up:</text:span> 0.25 miles to the cemetery loop </text:p>
      <text:p text:style-name="P23"><text:span text:style-name="T1">Run/Walk </text:span>I alternated running 0.3 miles and walking 0.2 miles on the cemetery loop and covered 3.2 miles, Average pace: 13:33 I ran more today than yesterday which resulted in a slightly faster ave pace.</text:p>
      <text:p text:style-name="P23"><text:span text:style-name="T1">Warm up:</text:span> 0.25 miles home</text:p>
      <text:p text:style-name="P23">The next time I do this workout I will alternate running and walking for the same amount of <text:span text:style-name="T1">time (3:25).</text:span></text:p>
      <text:p text:style-name="P23">This is all for the determination of a good routine for a 50 miler.</text:p>
      <text:p text:style-name="P23"/>
      <text:p text:style-name="P23">Miles in past week: <text:span text:style-name="T1">22.1</text:span> <text:span text:style-name="T1">miles </text:span>and 5 miles walking</text:p>
      <text:p text:style-name="P10"/>
      <text:p text:style-name="P23">Sat July 16, 2022 no running</text:p>
      <text:p text:style-name="P23"/>
      <text:p text:style-name="P23">Sun July 17, 2022 <text:span text:style-name="T1">14.1 miles</text:span></text:p>
      <text:p text:style-name="P23"><text:span text:style-name="T1">Warm up: </text:span>1 mile</text:p>
      <text:p text:style-name="P10">Run: <text:span text:style-name="T2">The Presque Isle ½ marathon in 2:09:20 or 9:49/mile</text:span></text:p>
      <text:p text:style-name="P23">My GPS said distance was 13.2 miles</text:p>
      <text:p text:style-name="P23">GPS Splits: 9:58, 9:59, 9:56, 10:00, 9:57, 9:51, 9:48, 9:35, 9:39, 9:49, 9:42, 9:34, 9:56</text:p>
      <text:p text:style-name="P23">The last 0.2 in 1:54 or 9:36/mile</text:p>
      <text:p text:style-name="P23">I don't think I was totally recovered from the 15k race one week ago.</text:p>
      <text:p text:style-name="P23">There were only 2 runners in the race older than 74. I passed about 80 runners after the first 10k and no one passed me.</text:p>
      <text:p text:style-name="P23"/>
      <text:p text:style-name="P10"><text:soft-page-break/><text:span text:style-name="T2">Mon July 18, 2022 </text:span>2.0 miles running <text:span text:style-name="T2">and 1.5 miles walking</text:span></text:p>
      <text:p text:style-name="P23">I alternated running and walking and covered 3.5 miles on the high school track.</text:p>
      <text:p text:style-name="P23">I ran about the same amount of time as I walked and the average pace was about 13:25/mile. </text:p>
      <text:p text:style-name="P23">Tues July 19, 2022 <text:span text:style-name="T1">2.3 miles</text:span> running and 1.2 miles walking</text:p>
      <text:p text:style-name="P23"><text:span text:style-name="T1">Warm up:</text:span> 0.25 miles to the cemetery loop </text:p>
      <text:p text:style-name="P23"><text:span text:style-name="T1">Run/Walk </text:span>I alternated running and walking on the cemetery loop and covered 3.2 miles, Average pace: 14:00, I ran and walked the same amount of time.</text:p>
      <text:p text:style-name="P23"><text:span text:style-name="T1">Warm down:</text:span> 0.25 miles home</text:p>
      <text:p text:style-name="P23">I think walking the same amount of time as running will produce a 14:00/mile pace on a somewhat hilly ultra marathon course. 14*50= 700 minutes for 50 miles at that pace. Someone would cover 51 miles at 14:00/mile at just under 12 hours.</text:p>
      <text:p text:style-name="P23"/>
      <text:p text:style-name="P23">Wed <text:s/>July 20, 2022 <text:span text:style-name="T1">2.87 miles</text:span> running and 1.79 miles walking</text:p>
      <text:p text:style-name="P23"><text:span text:style-name="T1">Warm up:</text:span> 0.25 miles to the cemetery loop </text:p>
      <text:p text:style-name="P23"><text:span text:style-name="T1">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37">Warm down: 0.25 miles home</text:p>
      <text:p text:style-name="P37">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37"/>
      <text:p text:style-name="P23">Thur July 21, 2022 <text:span text:style-name="T1">4.1 miles</text:span> running and 1.9 miles walking</text:p>
      <text:p text:style-name="P10">Warm up: <text:span text:style-name="T2">0.25 miles</text:span></text:p>
      <text:p text:style-name="P23">Run and walk: 5.5 miles alternating running and walking on hills</text:p>
      <text:p text:style-name="P23">Total walking: 3.6 miles, Total walking 1.9 miles, time: 1:17:34, Ave Pace: 14:06/mile</text:p>
      <text:p text:style-name="P23"><text:span text:style-name="T1">Warm down:</text:span> <text:s/>0.25 miles</text:p>
      <text:p text:style-name="P23"/>
      <text:p text:style-name="P23">Fri July 22, 2022 <text:span text:style-name="T1"><text:s/>6.9 miles</text:span> running </text:p>
      <text:p text:style-name="P10">Warm up: <text:span text:style-name="T2">0.25 miles</text:span></text:p>
      <text:p text:style-name="P23">Run: 6.4 miles i.e. 20 cemetery loops, Ave pace: 10:47, <text:s/>Elevation gain: 440 ft</text:p>
      <text:p text:style-name="P23"><text:span text:style-name="T1">Warm down:</text:span> <text:s/>0.25 miles</text:p>
      <text:p text:style-name="P23"/>
      <text:p text:style-name="P23">Miles running in past week: <text:span text:style-name="T1">32.3</text:span> <text:span text:style-name="T1">miles</text:span></text:p>
      <text:p text:style-name="P10"/>
      <text:p text:style-name="P23">Sat: July 23, 2022<text:span text:style-name="T1"> 2.85 miles </text:span>running and 2.15 miles walking<text:span text:style-name="T1"> </text:span></text:p>
      <text:p text:style-name="P23"><text:span text:style-name="T1">Run/walk:</text:span> I alternated running and walking by walking for 2 minutes and running for 4 minutes and repeating until I covered 5 miles on hilly roads. Ave pace: 13:57/mile</text:p>
      <text:p text:style-name="P19"><text:span text:style-name="T2">Sun July 24, 2022 </text:span>5 miles<text:tab/></text:p>
      <text:p text:style-name="P19"><text:soft-page-break/>Warm up: <text:span text:style-name="T2">1.5 miles and rest a few minutes</text:span></text:p>
      <text:p text:style-name="P19">Run:<text:span text:style-name="T2"> 10 loops on the Greendale Cemetery 0.32 mile loop</text:span></text:p>
      <text:p text:style-name="P28">Mile splits: 9:19, 9:12.8, 8:55.1 and 1:47 for the last 0.2 miles</text:p>
      <text:p text:style-name="P28">Time: 29:14, Ave pace: 9:08/mile, <text:s/>Elevation gain: 220 feet</text:p>
      <text:p text:style-name="P19">Warm down:<text:span text:style-name="T2"> 0.25 miles</text:span></text:p>
      <text:p text:style-name="P28"/>
      <text:p text:style-name="P19"><text:span text:style-name="T2">Mon July 25, 2022 </text:span>4.75 miles<text:span text:style-name="T2"> running and 0.75 miles walking on the high school track</text:span></text:p>
      <text:p text:style-name="P19">Run/walk <text:span text:style-name="T2">I walked 2 min, ran 4 min and repeated until I reached <text:s/>2.5 miles. </text:span></text:p>
      <text:p text:style-name="P28">Ave pace: 13:41</text:p>
      <text:p text:style-name="P19">Run:<text:span text:style-name="T2"> I ran 5 x ½ mile with Gretchen with 2:30/200m between each ½ mile</text:span></text:p>
      <text:p text:style-name="P28">Times:4:50, 4:40, 4:35, 4:27, 4:17</text:p>
      <text:p text:style-name="P28"/>
      <text:p text:style-name="P19"><text:span text:style-name="T2">Tues July 26, 2022 <text:s text:c="2"/></text:span>4.8 miles<text:span text:style-name="T2"> running and 0.75 miles walking</text:span></text:p>
      <text:p text:style-name="P19">Warm up: <text:span text:style-name="T2">0.3 miles</text:span></text:p>
      <text:p text:style-name="P19">4.5 miles<text:span text:style-name="T2"> running and 2 miles walking with Jim Fitch</text:span></text:p>
      <text:p text:style-name="P28">We walked 2:00, ran 4:00 and repeated until we reached 6.5 miles on very hilly roads.</text:p>
      <text:p text:style-name="P28">Average pace: 13:50/mile, Ave HR: 109 bpm, Max HR: 125 bpm,</text:p>
      <text:p text:style-name="P28"/>
      <text:p text:style-name="P28">Wed July 27, 2022 <text:s/><text:span text:style-name="T1">8.3 miles</text:span> running and 0.7 miles walking on the Allegheny College <text:tab/>Track, I ran wide so each lap was 0.25 miles.</text:p>
      <text:p text:style-name="P28">3 x 3 miles with a few minutes rest between</text:p>
      <text:p text:style-name="P28">1<text:span text:style-name="T5">st</text:span> 3 miles, I ran 3 miles and averaged 12:00/mile.</text:p>
      <text:p text:style-name="P28">2<text:span text:style-name="T5">nd</text:span> 3 miles, I alternated running and walking and averaged 12:20/mile.</text:p>
      <text:p text:style-name="P28"><text:s text:c="6"/>I ran about 2.8 miles and walked about 0.2 miles.</text:p>
      <text:p text:style-name="P28">3<text:span text:style-name="T5">rd</text:span> 3 miles, I alternated running and walking and averaged 13:30/mile.</text:p>
      <text:p text:style-name="P28"><text:s text:c="6"/>I ran about 2.5 miles <text:span text:style-name="T1">and</text:span> walked about 0.5 miles.</text:p>
      <text:p text:style-name="P28">During the 9<text:span text:style-name="T5">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8"/>
      <text:p text:style-name="P28">Thur July 28, 2022 <text:s/><text:span text:style-name="T1">2.25 miles</text:span> running and 1 mile walking</text:p>
      <text:p text:style-name="P28">On the high school track.</text:p>
      <text:p text:style-name="P19">Walk/Run: <text:span text:style-name="T2">I walked 1/8 mile and ran 3/8 mile and repeated until I covered until I covered 2 miles in 13:00/mile. Then I rested a few minutes.</text:span></text:p>
      <text:p text:style-name="P19">Run:<text:span text:style-name="T2"> <text:s/>3x0.25 miles with a 0.25 mile jog between. Times: 2:05, 2:13, 2:05</text:span></text:p>
      <text:p text:style-name="P28"><text:s/></text:p>
      <text:p text:style-name="P28"/>
      <text:p text:style-name="P28"/>
      <text:p text:style-name="P28">Fri July 29, 2022 No running</text:p>
      <text:p text:style-name="P23"><text:soft-page-break/></text:p>
      <text:p text:style-name="P23">Miles running in past week: <text:span text:style-name="T1">28</text:span> <text:span text:style-name="T1">miles </text:span>and 5.5 miles walking</text:p>
      <text:p text:style-name="P10"/>
      <text:p text:style-name="P23">Sat July 30, 2022 <text:span text:style-name="T1">12 miles running</text:span> 3 miles walking</text:p>
      <text:p text:style-name="P23">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3"/>
      <text:p text:style-name="P23">Sun July 31, 2022 <text:span text:style-name="T1">no running</text:span></text:p>
      <text:p text:style-name="P10"/>
      <text:p text:style-name="P23">Mon Aug 1, 2022 <text:span text:style-name="T1">1.8 miles running</text:span> and 2.7 miles walking on the high school track</text:p>
      <text:p text:style-name="P23"><text:span text:style-name="T1">Walk/Run:</text:span> <text:s/>I alternated walking and running until I reached 3 miles and averaged about 15:00/mile. <text:s/>The run distance 0.55 miles and walk distance 2.45 miles. </text:p>
      <text:p text:style-name="P23">After about 5 minute rest I ran with 3 other runners:</text:p>
      <text:p text:style-name="P23">Run: 1/8 mile run, 1/8 mile jog, ¼ mile run, ¼ mile run, ½ mile run, ¼ mile walk</text:p>
      <text:p text:style-name="P23">Times for runs: 1:00, 2:06, 4:13</text:p>
      <text:p text:style-name="P23"/>
      <text:p text:style-name="P23">Tues Aug 2, 2022 <text:s/><text:span text:style-name="T1">1 mile running</text:span> and <text:s/>4 miles walking with Jim Fitch on a very hilly course.</text:p>
      <text:p text:style-name="P10">Walk/Run: <text:span text:style-name="T2">5 miles averaging 15:35/mile. Total ascent: 663 feet, Ave HR: 94 bpm</text:span></text:p>
      <text:p text:style-name="P23"/>
      <text:p text:style-name="P106">Wed Aug 3, 2022 <text:span text:style-name="T1">4.45 miles</text:span> <text:s/></text:p>
      <text:p text:style-name="P106"><text:span text:style-name="T1">Warm up:</text:span> <text:s/>1 mile at various paces</text:p>
      <text:p text:style-name="P106"><text:span text:style-name="T1">Run:</text:span> 3.2 miles (10 x 0.32 miles) on the cemetery loop in 28:42 or 8:58/mile</text:p>
      <text:p text:style-name="P106">Mile splits: 9:05, 9:04, 9:00, 1:33 for the last 0.2 miles, Sum of vertical ascents: 220 feet.</text:p>
      <text:p text:style-name="P106">Ave HR: 152 bpm</text:p>
      <text:p text:style-name="P106"><text:span text:style-name="T1">Warm down:</text:span> <text:s/>0.25 miles</text:p>
      <text:p text:style-name="P106"/>
      <text:p text:style-name="P106">Thur Aug 4, 2022 <text:span text:style-name="T1">8 miles running</text:span> and 2.5 miles walking</text:p>
      <text:p text:style-name="P107">In the morning.</text:p>
      <text:p text:style-name="P107">Warm up: 0.25 miles</text:p>
      <text:p text:style-name="P107">Walk/Run:<text:span text:style-name="T2"> <text:s/>Alternated walking and running on the cemetery loop until I reached 6 miles. I walked about 2.5 miles and ran about 3.5 miles. <text:s/>Ave Pace: 14:00/mile, Ave HR: 98 bpm. </text:span></text:p>
      <text:p text:style-name="P106">Total Ascent: 440 feet</text:p>
      <text:p text:style-name="P107">Warm down:<text:span text:style-name="T2"> <text:s/></text:span>0.25 miles<text:span text:style-name="T2"> </text:span></text:p>
      <text:p text:style-name="P107">In the afternoon I ran with Brian and David on the high school track.</text:p>
      <text:p text:style-name="P106"><text:span text:style-name="T1">Warm up:</text:span> 0.25 mile jog</text:p>
      <text:p text:style-name="P106"><text:span text:style-name="T1">Run:</text:span> <text:s/>5 x ½ mile with ¼ mile jog before each run and a ¼ mile jog at the end</text:p>
      <text:p text:style-name="P106">Times for run: 4:35, 4:33, 4:32, 4:28, 4:17, Jogs and short rests about 4:30.</text:p>
      <text:p text:style-name="P106"/>
      <text:p text:style-name="P97">Fri Aug 5, 2022 <text:span text:style-name="T1">no running</text:span></text:p>
      <text:p text:style-name="P23">In the past week: <text:span text:style-name="T1">27.25 miles running</text:span> and 12.2 miles walking</text:p>
      <text:p text:style-name="P104">Sat Aug 6, 2022 <text:span text:style-name="T1">8.2 miles running</text:span> and 6.15 miles walking with Jim and Brian </text:p>
      <text:p text:style-name="P104"><text:soft-page-break/>Ave Pace: about 14:00/mile</text:p>
      <text:p text:style-name="P104"/>
      <text:p text:style-name="P104">Sun Aug 7, 2022 <text:span text:style-name="T1">no running</text:span></text:p>
      <text:p text:style-name="P104"/>
      <text:p text:style-name="P104">Mon Aug 8, 2022 <text:span text:style-name="T1">4.5 miles running</text:span> and 2 miles walking </text:p>
      <text:p text:style-name="P104"><text:span text:style-name="T1">Warm up:</text:span> 0.25 miles to the cemetery loop</text:p>
      <text:p text:style-name="P102">Walk and run: On the loop <text:span text:style-name="T2">5 x 0.95 miles (3 loops) Ave pace about 15:00/mile</text:span></text:p>
      <text:p text:style-name="P102">Run: <text:span text:style-name="T2">11:01for 1 miles. </text:span></text:p>
      <text:p text:style-name="P102">Warm down:<text:span text:style-name="T2"> <text:s/>0.25 miles home</text:span></text:p>
      <text:p text:style-name="P104"/>
      <text:p text:style-name="P102"><text:span text:style-name="T2">Tues Aug 9, 2022 </text:span>4.75 miles running <text:span text:style-name="T2">and</text:span> <text:span text:style-name="T2">2.5 miles walking</text:span></text:p>
      <text:p text:style-name="P104"><text:span text:style-name="T1">Warm up:</text:span> 0.25 miles to cemetery loop</text:p>
      <text:p text:style-name="P104"><text:span text:style-name="T1">Walk/Run:</text:span> <text:s/>I walked and ran 18 loops. I walked the same amount of time as I ran. I ran most of the uphill on each loop. Ave pace about 14:15, <text:s/>Ave HR: 97 bpm</text:p>
      <text:p text:style-name="P104"><text:span text:style-name="T1">Run:</text:span> After a few minutes rest I ran a mile in 9:40, Ave HR 133</text:p>
      <text:p text:style-name="P104"><text:span text:style-name="T1">Warm down:</text:span> 0.25 miles home</text:p>
      <text:p text:style-name="P104"/>
      <text:p text:style-name="P102"><text:span text:style-name="T2">Wed Aug 10, 2022 </text:span>3.1 miles running <text:span text:style-name="T2">and</text:span> <text:span text:style-name="T2">2.2 miles walking</text:span></text:p>
      <text:p text:style-name="P104"><text:span text:style-name="T1">Warm up:</text:span> 0.3 miles to top of cemetery hill</text:p>
      <text:p text:style-name="P104"><text:span text:style-name="T1">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5">nd</text:span> and 3<text:span text:style-name="T5">rd</text:span> times where the hill wasn't too steep. I also kept my pulse under 110 bpm. The ave pace for the uphill was about 16:00/mile. </text:p>
      <text:p text:style-name="P104">The average pace for the workout was 13:50/mile. But the pace for the 2<text:span text:style-name="T5">nd</text:span> and3<text:span text:style-name="T5">rd</text:span> trips was about 20 seconds faster than the 1<text:span text:style-name="T5">st</text:span> trip because I ran a little on the uphill for the 2<text:span text:style-name="T5">nd</text:span> and 3<text:span text:style-name="T5">rd</text:span> trips. <text:s/>As long as I kept my HR below 110 bpm running uphill didn't seem to effect my HR very much. </text:p>
      <text:p text:style-name="P104">Possible conclusion: On a hilly ultra marathon course a possible routine could be to run the downhill and flat sections and run a little on the uphills when it isn't too steep and keep the heart rate under about 110 bpm. </text:p>
      <text:p text:style-name="P104"><text:span text:style-name="T1">Warm down:</text:span> 0.3 miles home</text:p>
      <text:p text:style-name="P104"/>
      <text:p text:style-name="P104">Thur Aug 11, 2022 <text:span text:style-name="T1">3.75 miles running</text:span> with Gretchen and Brian on the high school track</text:p>
      <text:p text:style-name="P104"><text:span text:style-name="T1">Warm up: </text:span>1 mile </text:p>
      <text:p text:style-name="P104">200m jog, 200m run, 400m run, 400m jog, 600m run, 400m jog, </text:p>
      <text:p text:style-name="P104">600m run, 400m jog, 400m run, 400m jog, 200m run, 200m jog </text:p>
      <text:p text:style-name="P104">Times for runs: 1:02, 2:09, 3:18, 3:05, 1:55, 57s</text:p>
      <text:p text:style-name="P104"/>
      <text:p text:style-name="P102"><text:span text:style-name="T2">Fri Aug 12, 2022 </text:span>3 miles running </text:p>
      <text:p text:style-name="P102">Warm up: <text:span text:style-name="T2">0.25 miles to Greendale Cemetery</text:span></text:p>
      <text:p text:style-name="P102">Run: <text:span text:style-name="T2">2 x 1 mile on the cemetery loop with a 0.25 mile jog after each, Times 9:50 and 9:19</text:span></text:p>
      <text:p text:style-name="P104"><text:span text:style-name="T1">Warm down:</text:span> 0.25 mile jog home</text:p>
      <text:p text:style-name="P104"/>
      <text:p text:style-name="P23">In the past week: <text:span text:style-name="T1">27.3 miles running</text:span> and 12.9 miles walking</text:p>
      <text:p text:style-name="P104"/>
      <text:p text:style-name="P104"/>
      <text:p text:style-name="P104"><text:soft-page-break/>Sat Aug 13, 2022 <text:span text:style-name="T1">7 miles of running</text:span> and 9.5 miles walking on the Ernst Trail with Jim and Brian</text:p>
      <text:p text:style-name="P104">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04">Results: <text:s text:c="7"/>P = ave pace <text:s text:c="5"/>H = ave heart rate <text:s text:c="12"/>P x H <text:s/></text:p>
      <text:p text:style-name="P104"/>
      <text:p text:style-name="P104">1.<text:tab/>12:55 <text:s text:c="16"/>108 bpm <text:s text:c="19"/>1400 beats/mile</text:p>
      <text:p text:style-name="P104">2.<text:tab/>13:46 <text:s text:c="16"/>100 bpm <text:s text:c="19"/>1380 b/mile <text:s text:c="7"/></text:p>
      <text:list xml:id="list6569610810609821196" text:style-name="L24">
        <text:list-item>
          <text:p text:style-name="P203">14:55 <text:s text:c="17"/>98 bpm <text:s text:c="20"/>1460 b/mile</text:p>
        </text:list-item>
      </text:list>
      <text:p text:style-name="P104"/>
      <text:p text:style-name="P121"><text:span text:style-name="T33">Sun Aug 14, 2022 </text:span><text:span text:style-name="T34">no running</text:span></text:p>
      <text:p text:style-name="P10"/>
      <text:p text:style-name="P23">Mon Aug 15, 2022 <text:span text:style-name="T1">5.5 miles running</text:span> and 1 mile walking</text:p>
      <text:p text:style-name="P23">In the morning</text:p>
      <text:p text:style-name="P122"><text:span text:style-name="T30">Warm up:</text:span><text:span text:style-name="T31"> 0.25 mile jog to the cemetery</text:span></text:p>
      <text:p text:style-name="P121"><text:span text:style-name="T30">Walk: </text:span><text:span text:style-name="T32">1 mile on the loop in 14:26. Ave HR: 106 bpm, P x H = 1530 beats/mile. </text:span></text:p>
      <text:p text:style-name="P121"><text:span text:style-name="T30">Note:</text:span><text:span text:style-name="T32">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3">In the afternoon I ran with 7 other runners on the high school track. </text:p>
      <text:p text:style-name="P121"><text:span text:style-name="T30">Warm up:</text:span><text:span text:style-name="T32"> 1.25 miles including 8 x 100m “pick ups”</text:span></text:p>
      <text:p text:style-name="P123"><text:span text:style-name="T31">Run: </text:span><text:span text:style-name="T32">3 x 200m with a 200m jog after each and 6 x 400m with a 400m jog after each.</text:span></text:p>
      <text:p text:style-name="P23">Times for runs:57s, 57s, 60s, 2:01, 2:03, 2:03, 2:02, 1:58, 1:55</text:p>
      <text:p text:style-name="P23"/>
      <text:p text:style-name="P123"><text:span text:style-name="T32">Tues Aug 16, 2022 </text:span><text:span text:style-name="T31">no running</text:span></text:p>
      <text:p text:style-name="P23"/>
      <text:p text:style-name="P23">Wed Aug 17, 2022 <text:span text:style-name="T1">3.5 miles running</text:span> and 3.5 miles walking</text:p>
      <text:p text:style-name="P23">I ran or walked ½ miles on the Allegheny outdoor track with about a 1 minute rest after each. Times (T), Ave Paces (P), Ave HR's (H) and Heart beats/mile (P x H) follow.</text:p>
      <text:p text:style-name="P10">Note: My heart rate responds very quickly to the change of pace.</text:p>
      <text:p text:style-name="P74"><text:tab/> <text:s text:c="3"/>T <text:tab/> <text:s text:c="2"/>P<text:tab/> <text:s text:c="2"/>H<text:tab/> <text:s/>P x H<text:tab/><text:tab/></text:p>
      <text:p text:style-name="P79">Run<text:tab/>4:45</text:p>
      <text:p text:style-name="P80">Walk<text:tab/>6:44<text:tab/>13:28<text:tab/> <text:s/>108<text:tab/> <text:s/>1450<text:tab/><text:tab/><text:tab/><text:tab/> <text:tab/> <text:s/></text:p>
      <text:p text:style-name="P77">Run <text:s text:c="7"/>6:50 <text:s text:c="10"/>13:40 <text:s text:c="15"/>108 <text:s text:c="15"/>1480<text:tab/></text:p>
      <text:p text:style-name="P81">Walk<text:tab/>6:16 <text:s text:c="5"/><text:tab/>12:32<text:tab/> <text:s/>124 <text:s text:c="16"/>1550</text:p>
      <text:p text:style-name="P82">Run<text:tab/>6:32<text:tab/>13:04<text:tab/>118 <text:s text:c="16"/>1540</text:p>
      <text:p text:style-name="P83">Run<text:tab/>5:26<text:tab/>10:52<text:tab/>129 <text:s text:c="16"/>1400</text:p>
      <text:p text:style-name="P84">Run<text:tab/>4:30<text:tab/> <text:s/>9:00<text:tab/>144 <text:s text:c="16"/>1300</text:p>
      <text:p text:style-name="P85">Walk<text:tab/>6:22<text:tab/>12:44 <text:s text:c="15"/>126 <text:s text:c="16"/>1604<text:tab/></text:p>
      <text:p text:style-name="P86">Run<text:tab/>6:23<text:tab/>12:46 <text:s text:c="16"/>121 <text:s text:c="15"/>1540<text:tab/><text:tab/><text:tab/><text:tab/></text:p>
      <text:p text:style-name="P87">Walk<text:tab/>6:48<text:tab/>13:36 <text:s text:c="16"/>111 <text:s text:c="15"/>1510</text:p>
      <text:p text:style-name="P88"><text:soft-page-break/>Walk<text:tab/>7:26<text:tab/>14:52 <text:s text:c="17"/>98 <text:s text:c="16"/>1470</text:p>
      <text:p text:style-name="P89">Walk<text:tab/>8:02<text:tab/>16:04 <text:s text:c="17"/>90 <text:s text:c="16"/>1440</text:p>
      <text:p text:style-name="P88">Walk<text:tab/>8:32<text:tab/>17:04 <text:s text:c="17"/>85 <text:s text:c="16"/>1450</text:p>
      <text:p text:style-name="P90">Run<text:tab/>4:25</text:p>
      <text:p text:style-name="P77"/>
      <text:p text:style-name="P77">Thur Aug 18, 2022 <text:span text:style-name="T1">7.25 miles running</text:span></text:p>
      <text:p text:style-name="P78"><text:span text:style-name="T1">Warm up:</text:span> 0.5 miles to the Wise Center</text:p>
      <text:p text:style-name="P91">Run: <text:span text:style-name="T2">6 miles on a treadmill in 59:15 or 9:53/mile</text:span></text:p>
      <text:p text:style-name="P77">Splits and heart rates at the end of each mile.</text:p>
      <text:p text:style-name="P77">10:30(117bpm), 10:15(124), 10:00(131), 9:45(134), 9:31(141), 9:14(147)</text:p>
      <text:p text:style-name="P91">Warm down:<text:span text:style-name="T2"> 0.75 miles home</text:span></text:p>
      <text:p text:style-name="P77"/>
      <text:p text:style-name="P77">Fri <text:s/>Aug 19, 2022 no running</text:p>
      <text:p text:style-name="P91">During the past week: 23.3 miles running and 14 miles walking</text:p>
      <text:p text:style-name="P91"/>
      <text:p text:style-name="P77">Sat Aug 20, 2022 <text:span text:style-name="T1">11.2 miles running</text:span> and 10 miles walking. </text:p>
      <text:p text:style-name="P77">I ran and walked with Jim Fitch on hills. <text:s/>Time for me: 4 hours and 52 minutes. </text:p>
      <text:p text:style-name="P77">Ave Pace: 13:42/mile. In the beginning my heart rate was always about 105+/-5 bpm.</text:p>
      <text:p text:style-name="P77">By the end it was about 135+/-5 bpm because I should have had about 100 ounces of Gatorade and I had only 45 ounces. I was a little dizzy from dehydration. It was hot.</text:p>
      <text:p text:style-name="P77"/>
      <text:p text:style-name="P77">Sun Aug 21, 2022 <text:span text:style-name="T1">no running</text:span></text:p>
      <text:p text:style-name="P91"/>
      <text:p text:style-name="P77">Mon Aug 22, 2022 <text:span text:style-name="T1">2.9 miles running</text:span> and 2 miles walking on a hilly course averaging 14:30/mile.</text:p>
      <text:p text:style-name="P77"/>
      <text:p text:style-name="P77">Tues Aug 23, 2022 <text:span text:style-name="T1">4 miles running</text:span></text:p>
      <text:p text:style-name="P77"><text:span text:style-name="T1">Warm up: </text:span>0.3 miles to the cemetery loop</text:p>
      <text:p text:style-name="P77"><text:span text:style-name="T1">Run:</text:span> 10 cemetery loops (3.2 miles) in 31:59 or 10:00/mile. Sum of ascents 220 feet</text:p>
      <text:p text:style-name="P77"><text:span text:style-name="T1">Warm down:</text:span> 0.5 miles home</text:p>
      <text:p text:style-name="P77"/>
      <text:p text:style-name="P77">Wed Aug 24, 2022 <text:span text:style-name="T1">no running</text:span></text:p>
      <text:p text:style-name="P91"/>
      <text:p text:style-name="P91"><text:span text:style-name="T2">Thur Aug 25, 2022</text:span> 2.75 miles running <text:span text:style-name="T2">and 1.2 miles walking </text:span></text:p>
      <text:p text:style-name="P91">Warm up: <text:span text:style-name="T2">0.5 miles to the cemetery hill</text:span></text:p>
      <text:p text:style-name="P91">Run/walk: <text:span text:style-name="T2">2 x down and up the 0.8 mile hill (3.2 miles). Down hill I mainly ran and up hill I mainly walked averaging about 14:00/mile. Sum of ascents: 440 feet.</text:span></text:p>
      <text:p text:style-name="P91">Warm down: <text:span text:style-name="T2">0.25 miles</text:span></text:p>
      <text:p text:style-name="P77"/>
      <text:p text:style-name="P91"><text:span text:style-name="T2">Fri Aug 26, 2022 </text:span>4 miles running</text:p>
      <text:p text:style-name="P91">Warm up:<text:span text:style-name="T2"> <text:s/>0.5 miles to the cemetery loop</text:span></text:p>
      <text:p text:style-name="P77"><text:span text:style-name="T1">Run:</text:span> 10 cemetery loops (3.2 miles) in 31:49 or 10:56/mile. Sum of ascents 220 feet</text:p>
      <text:p text:style-name="P77"><text:span text:style-name="T1">Warm down:</text:span> 0.3 miles home</text:p>
      <text:p text:style-name="P23"><text:s/></text:p>
      <text:p text:style-name="P10">In the past week: 24.9 miles walking and 13.2 miles walking</text:p>
      <text:p text:style-name="P113"><text:soft-page-break/>Sat Aug 27, 2022 <text:span text:style-name="T1">12 miles of running</text:span> and 10 miles of walking</text:p>
      <text:p text:style-name="P113">I ran and walked with Gretchen Meyers and Jim Fitch on the Ernst Trail. I covered 22 miles with 12 miles of running and 10 miles of walking. <text:s/>During the workout I stopped 3 times for drinks . </text:p>
      <text:p text:style-name="P113">Ave moving pace: 13:47/mile, Ave heart rate while moving: 109 bpm</text:p>
      <text:p text:style-name="P113">Heartbeats per mile while moving: 1500 beats/mile</text:p>
      <text:p text:style-name="P113">I drank a lot more than I did last Saturday. This time my pulse stayed low throughout.</text:p>
      <text:p text:style-name="P113"/>
      <text:p text:style-name="P113">Sun Aug 28, 2022 <text:span text:style-name="T1">2.75 miles running </text:span>and 1.8 miles walking</text:p>
      <text:p text:style-name="P113"><text:span text:style-name="T1">Warm up:</text:span> 0.25 miles to the cemetery loop</text:p>
      <text:p text:style-name="P114">Walk/Run: <text:s/><text:span text:style-name="T2">12 cemetery loops: Distance: 3.82 miles, Time: 49:27, Ave Pace: 12:57/mile</text:span></text:p>
      <text:p text:style-name="P113">Ave HR: 105 bpm, heart beats per mile: 1360</text:p>
      <text:p text:style-name="P114">Warm down:<text:span text:style-name="T2"> 0.5 mile</text:span></text:p>
      <text:p text:style-name="P114"/>
      <text:p text:style-name="P113">Mon <text:s/>Aug 29, 2022 <text:span text:style-name="T1">3.5 miles running </text:span>and 1.8 miles walking</text:p>
      <text:p text:style-name="P113"><text:span text:style-name="T1">Warm up:</text:span> 0.25 miles to the cemetery loop</text:p>
      <text:p text:style-name="P114">Walk/Run: <text:s/><text:span text:style-name="T2">12 cemetery loops: Distance: 3.82 miles, Time: 48:45, Ave Pace: 12:46/mile</text:span></text:p>
      <text:p text:style-name="P113">Ave HR: 110 bpm, heart beats per mile: 1370</text:p>
      <text:p text:style-name="P114">Rest a few minutes</text:p>
      <text:p text:style-name="P114">Run: <text:span text:style-name="T2">1mile on the cemetery loop in 9:52, Ave HR: 131bpm, heart beats/mile: 1290</text:span></text:p>
      <text:p text:style-name="P114">Warm down:<text:span text:style-name="T2"> 0.25 mile</text:span></text:p>
      <text:p text:style-name="P113"/>
      <text:p text:style-name="P114"><text:span text:style-name="T2">Tues Aug 30, 2022 </text:span>5.05 miles running</text:p>
      <text:p text:style-name="P114">Warm up:<text:span text:style-name="T2"> <text:s/>0.8 miles mainly down hill to the intersection of Jefferson and Randolf.</text:span></text:p>
      <text:p text:style-name="P114">Run: <text:span text:style-name="T2">2 x (up and down) the cemetery hill. 3.2 miles in 41:52, sum of ascents 420 ft</text:span></text:p>
      <text:p text:style-name="P113">Ave pace: 13:00/mile, Ave HR: 115bpm, heart beats/min: 1500</text:p>
      <text:p text:style-name="P114">After a minute rest: <text:span text:style-name="T2">1 x up the cemetery hill in 9:38, sum of ascents 210 ft.</text:span></text:p>
      <text:p text:style-name="P113">Ave pace: 12:00/mile, Ave HR: 131 bpm, heart beats/mile:1572 </text:p>
      <text:p text:style-name="P113"><text:span text:style-name="T1">Warm down:</text:span> 0.25 miles</text:p>
      <text:p text:style-name="P113"/>
      <text:p text:style-name="P113">Wed Aug 31, 2022 <text:span text:style-name="T1">10 miles running</text:span></text:p>
      <text:p text:style-name="P113"><text:span text:style-name="T1">Run: </text:span>On the Allegheny outdoor track</text:p>
      <text:p text:style-name="P113">10 miles in 1:43:55, Ave Pace: 10:24/mile</text:p>
      <text:p text:style-name="P113">2 miles splits: 20:56, 20:48, 20:36, 21:00(stopped for water), 20:35(stopped for water)</text:p>
      <text:p text:style-name="P113">I felt better as I ran.</text:p>
      <text:p text:style-name="P113"/>
      <text:p text:style-name="P113">Thur Sept 1, 2022 <text:span text:style-name="T1">4.5 miles running</text:span> on the college track, running wide 1 lap =0.25miles</text:p>
      <text:p text:style-name="P113"><text:span text:style-name="T1">Run:</text:span> 2 miles in 10:38 + 9:49 = 20:27 and rest 5:00</text:p>
      <text:p text:style-name="P114">Run/Jog: <text:span text:style-name="T2">6 x 330yd with 330yd jog after each, ave run time:1:39, ave jog time 2:29</text:span></text:p>
      <text:p text:style-name="P113"><text:span text:style-name="T1">Warm down:</text:span> 0.25 mile</text:p>
      <text:p text:style-name="P113"><text:s/></text:p>
      <text:p text:style-name="P113">Fri Sept 2, 2022 <text:span text:style-name="T1">5.05 miles running</text:span> and 1.6 miles walking</text:p>
      <text:p text:style-name="P113"><text:span text:style-name="T1">Run/Walk:</text:span> 3 loops running and 1 loop walking on the cemetery loop and repeated 4 more times until I covered 20 loops or 6.4 miles in 1:21:42 or 12:46/mile.</text:p>
      <text:p text:style-name="P10"/>
      <text:p text:style-name="P10">In the past week: 42.85 miles running and 15.2 miles walking</text:p>
      <text:p text:style-name="P91"><text:soft-page-break/><text:span text:style-name="T2">Sat</text:span> <text:span text:style-name="T2"><text:s/>Sept 3, 2022 </text:span>15 miles running <text:span text:style-name="T2">and 9 miles walking with Jim, Rod and Tim on the Ernst Trail. We stopped 4 times to get our drinks etc.</text:span></text:p>
      <text:p text:style-name="P91">Run/Walk:<text:span text:style-name="T2"> Distance: 24 miles, Ave Pace while moving: 12:56 </text:span></text:p>
      <text:p text:style-name="P99">I am thinking now for the 12 hour run on Oct 15, I should average about 13:20 for the first 25miles <text:s/>and about 15:10 after that.</text:p>
      <text:p text:style-name="P99"/>
      <text:p text:style-name="P77">Sun Sept 4, 2022<text:span text:style-name="T1"> 4.3 miles running </text:span>and 3.9 miles walking</text:p>
      <text:p text:style-name="P77"><text:span text:style-name="T1">Warm up:</text:span> 0.3 miles to the cemetery loop</text:p>
      <text:p text:style-name="P91">Walk/Run: <text:s/><text:span text:style-name="T2">24 cemetery loops: Distance: 7.64 miles, Time: 1:40:38, Ave Pace: 13:06/mile</text:span></text:p>
      <text:p text:style-name="P77">Ave HR: 98 bpm, heart beats per mile: 1280 (compare to last Sunday and Monday)</text:p>
      <text:p text:style-name="P91">Warm down: 0.25 mile walking</text:p>
      <text:p text:style-name="P91"/>
      <text:p text:style-name="P91">Mon Sept 5, 2022 5.6 miles running</text:p>
      <text:p text:style-name="P91">Warm<text:span text:style-name="T2"> </text:span>up:<text:span text:style-name="T2"> 0.25 miles to the cemetery loop</text:span></text:p>
      <text:p text:style-name="P91">Run: <text:s/><text:span text:style-name="T2">16 x loops or 5.12 miles in 1:00:39, Ave Pace: 11:51/mile, Ave HR: 117</text:span></text:p>
      <text:p text:style-name="P77">heartbeats/mile: 1390 which is higher than yesterday's value.</text:p>
      <text:p text:style-name="P77">While running the uphill I kept HR under 120 bpm for the first 4 miles and under 125 for the last mile. Running downhill HR was usually at about 115 bpm or under.</text:p>
      <text:p text:style-name="P91">Warm down:<text:span text:style-name="T2"> 0.2 mile jog home</text:span></text:p>
      <text:p text:style-name="P77"/>
      <text:p text:style-name="P91">Tues Sept 6, 2022 6.5 miles running<text:span text:style-name="T2"> and 1 mile walking </text:span></text:p>
      <text:p text:style-name="P10">Warm up: <text:span text:style-name="T2">½ mile down to the Wise Center in about 5:00</text:span></text:p>
      <text:p text:style-name="P10">Run on treadmill: <text:span text:style-name="T2">4 miles in 35:57 or 8:59/mile, heartbeats/mile: 1300 </text:span></text:p>
      <text:p text:style-name="P23">Splits: 9:41, 8:59, 8:49, 8:28 <text:s/>Ave HR: 145 bpm <text:s/></text:p>
      <text:p text:style-name="P23">The last 5k was in 27:14 or 8:46/mile</text:p>
      <text:p text:style-name="P10">Warm down: <text:span text:style-name="T2">1 mile on the treadmill in 11:00, 1 mile jogging and 1 mile walking outside.</text:span></text:p>
      <text:p text:style-name="P23"/>
      <text:p text:style-name="P10"><text:span text:style-name="T2">Wed Sept 7, 2022 <text:s/></text:span>2 miles running</text:p>
      <text:p text:style-name="P23">½ mile to the Wise Center, 2 cycles with all the weight machines, 1 mile on the indoor track in 10:51, ½ mile home</text:p>
      <text:p text:style-name="P23"/>
      <text:p text:style-name="P23">Thur Sept 8, 2022 <text:span text:style-name="T1">2 miles running</text:span></text:p>
      <text:p text:style-name="P23"><text:span text:style-name="T1">Warm up:</text:span> 0.25 miles to the cemetery loop :</text:p>
      <text:p text:style-name="P23"><text:span text:style-name="T1">Run:</text:span> 2 miles on the 0.32 mile loop in 20:27, Splits: 10:32, 9:55 </text:p>
      <text:p text:style-name="P23"><text:span text:style-name="T1">Warm down:</text:span> <text:s/>0.25 miles home</text:p>
      <text:p text:style-name="P23"/>
      <text:p text:style-name="P23">Fri Sept 9, 2022 <text:span text:style-name="T1">4 miles running</text:span></text:p>
      <text:p text:style-name="P23"><text:span text:style-name="T1">Warm up:</text:span> 0.25 miles to the cemetery loop :</text:p>
      <text:p text:style-name="P23"><text:span text:style-name="T1">Run:</text:span> 1 miles on the 0.32 mile loop in 18:34 <text:s/>and rest a few minutes</text:p>
      <text:p text:style-name="P23">2 miles in 18:34, Splits: 9:32, 9:02 <text:s/></text:p>
      <text:p text:style-name="P23"><text:span text:style-name="T1">Warm down:</text:span> <text:s/>0.25 miles home</text:p>
      <text:p text:style-name="P10">In the past week: 39.4 miles running and 13.9 miles walking</text:p>
      <text:p text:style-name="P23"><text:soft-page-break/>Sat Sept 10, 2022 <text:s/><text:span text:style-name="T1">15 miles running</text:span> and 11.5 miles walking</text:p>
      <text:p text:style-name="P23">I ran and walked with 5 other runners on the Ernst Trail.</text:p>
      <text:p text:style-name="P23"><text:span text:style-name="T1">Walk/Run: </text:span>5 loops separated by a few minutes to get nourishment</text:p>
      <text:p text:style-name="P29"><text:tab/>Distance<text:tab/>Run <text:s text:c="4"/>Walk<text:tab/>Ave Pace<text:tab/>Ave HR<text:tab/>Heartbeats/mile <text:s text:c="6"/><text:tab/></text:p>
      <text:p text:style-name="P23">1. <text:s text:c="7"/>3<text:tab/> <text:s text:c="2"/>3 <text:s text:c="10"/>0 <text:s text:c="10"/>11:45 <text:s text:c="12"/>139 <text:s text:c="16"/>1633<text:tab/><text:tab/> </text:p>
      <text:p text:style-name="P23">2. <text:s text:c="6"/>4.5 <text:s text:c="9"/>2.25 <text:s text:c="4"/>2.25 <text:s text:c="6"/>13:01 <text:s text:c="12"/>107 <text:s text:c="16"/>1391</text:p>
      <text:list xml:id="list5179312711568631988" text:style-name="L25">
        <text:list-item>
          <text:p text:style-name="P179">4.5 <text:s text:c="9"/>2.25 <text:s text:c="4"/>2.25 <text:s text:c="6"/>13:35 <text:s text:c="12"/>106 <text:s text:c="16"/>1434</text:p>
        </text:list-item>
        <text:list-item>
          <text:p text:style-name="P179">7 <text:s text:c="12"/>3 <text:s text:c="9"/>4 <text:s text:c="11"/>14:00 <text:s text:c="12"/>102 <text:s text:c="16"/>1428</text:p>
        </text:list-item>
        <text:list-item>
          <text:p text:style-name="P179">7.5 <text:s text:c="9"/>4.5 <text:s text:c="6"/>3 <text:s text:c="11"/>13:15 <text:s text:c="12"/>113 <text:s text:c="16"/>1497</text:p>
        </text:list-item>
      </text:list>
      <text:p text:style-name="P23">Totals 26.5 <text:s text:c="6"/>15 <text:s text:c="7"/>11.5 <text:s text:c="7"/>13:17</text:p>
      <text:p text:style-name="P10"/>
      <text:p text:style-name="P23">Sun Sept 11, 2022 <text:span text:style-name="T1">4.38 miles running </text:span>on the Allegheny indoor track</text:p>
      <text:p text:style-name="P23">Splits: 11:27, 10:43, 10:18, 10:08 and 10:40/mile for the last 0.38 miles</text:p>
      <text:p text:style-name="P23">I felt surprisingly good after yesterdays long walk/run.</text:p>
      <text:p text:style-name="P10"/>
      <text:p text:style-name="P23">Mon Sept 12, 2022 <text:span text:style-name="T1">6 miles of running</text:span> <text:s/>and ½ mile of walking. </text:p>
      <text:p text:style-name="P23">I ran on Limber, Jefferson, up the Cemetery hill to the top, 8+ cemetery loops and back the same way home. <text:s/>Distance: 6 miles, Time: 1:08:52, Pace: 11:29/mile, </text:p>
      <text:p text:style-name="P23">sum of ascents: 600 feet, This was the best run on this course in a while.</text:p>
      <text:p text:style-name="P23">In the recent past I typically ran variations of this course at about 12:00/miles. Today I was faster and ran a little farther.</text:p>
      <text:p text:style-name="P23">Later in the day I walked a ½ mile on the high school track averaging 14:28/mile.</text:p>
      <text:p text:style-name="P23"/>
      <text:p text:style-name="P23">Tues Sept 13, 2022 <text:span text:style-name="T1">no running</text:span>, I got a Covid booster.</text:p>
      <text:p text:style-name="P23"/>
      <text:p text:style-name="P10"><text:span text:style-name="T2">Wed Sept 14, 2022 </text:span>2 miles running</text:p>
      <text:p text:style-name="P23">I jogged and ¼ mile to the cemetery loop, ran 5 loops in (1.6 miles) in 18:00 or 11:15/mile. <text:s/>Then a ¼ mile jog home. I was really tired from having a shot yesterday. I was tired the rest of the day.</text:p>
      <text:p text:style-name="P23"/>
      <text:p text:style-name="P23">Thur Sept 15, 2022 <text:span text:style-name="T1">no running</text:span></text:p>
      <text:p text:style-name="P23"/>
      <text:p text:style-name="P23">Fri Sept 16, 2022 <text:span text:style-name="T1">3.7 miles running</text:span></text:p>
      <text:p text:style-name="P23"><text:span text:style-name="T1">Warm up:</text:span> 0.25 miles to the cemetery loop</text:p>
      <text:p text:style-name="P23"><text:span text:style-name="T1">Run:</text:span> 10 loops (3.2 miles) in 34:47, Ave Pace: 10:52/mile, Ave HR: 125 </text:p>
      <text:p text:style-name="P23">heartbeats/mile: 1360</text:p>
      <text:p text:style-name="P23"><text:span text:style-name="T1">Warm down:</text:span> 0.25 miles home</text:p>
      <text:p text:style-name="P10"/>
      <text:p text:style-name="P10"/>
      <text:p text:style-name="P10">In the past week: 31.1 miles running, <text:span text:style-name="T2">12 miles walking</text:span></text:p>
      <text:p text:style-name="P10"/>
      <text:p text:style-name="P10"/>
      <text:p text:style-name="P10"><text:soft-page-break/><text:span text:style-name="T2">Sat Sept</text:span> <text:span text:style-name="T2">17, 2022</text:span> <text:span text:style-name="T2">1 mile walking in 16:16</text:span> </text:p>
      <text:p text:style-name="P10"/>
      <text:p text:style-name="P23">Sun Sept 18, 2022 <text:span text:style-name="T1">2.5 miles of running</text:span> and 1.2 miles of walking.</text:p>
      <text:p text:style-name="P23"><text:span text:style-name="T1">Warm up:</text:span> 0.25 miles to the cemetery loop</text:p>
      <text:p text:style-name="P23"><text:span text:style-name="T1">Walk/Run:</text:span> 10 loops (3.2 miles) in 38:51, Ave Pace: 12:08/mile, Ave HR: 108 bpm </text:p>
      <text:p text:style-name="P23">heartbeats/mile: 1520, <text:s/>I ran about 0.2 miles and walked about 0.12 miles per loop.</text:p>
      <text:p text:style-name="P23"><text:span text:style-name="T1">Warm down:</text:span> 0.25 miles home</text:p>
      <text:p text:style-name="P23"/>
      <text:p text:style-name="P23">Mon Sept 19, 2022 <text:span text:style-name="T1">5 miles of running</text:span> and ½ mile walking</text:p>
      <text:p text:style-name="P23"><text:span text:style-name="T1">Run:</text:span> On a treadmill at the Wise Center: 5 miles in 49:45</text:p>
      <text:p text:style-name="P23">Splits: 10:15, 10:00, 9:45, 9:45, 10:00</text:p>
      <text:p text:style-name="P23"><text:span text:style-name="T1">Warm down:</text:span> ½ mile walk in 8:15</text:p>
      <text:p text:style-name="P10"/>
      <text:p text:style-name="P23">Tues Sept 20, 2022 <text:span text:style-name="T1">3.7 miles running</text:span></text:p>
      <text:p text:style-name="P23"><text:span text:style-name="T1">Warm up:</text:span> 0.25 miles to the cemetery loop</text:p>
      <text:p text:style-name="P23"><text:span text:style-name="T1">Run:</text:span> 10 loops (3.2 miles) in 32:42, Ave Pace: 10:13/mile</text:p>
      <text:p text:style-name="P23">Splits: 10:30, 10:44, 9:59 and the last 0.2 miles at 8:00/mile</text:p>
      <text:p text:style-name="P23"><text:span text:style-name="T1">Warm down:</text:span> 0.25 miles home</text:p>
      <text:p text:style-name="P23"/>
      <text:p text:style-name="P23">Wed Sept 21, 2022 <text:span text:style-name="T1"><text:s text:c="2"/>4.35 miles running </text:span>and 0.4 miles walking</text:p>
      <text:p text:style-name="P23"><text:span text:style-name="T1">Warm up:</text:span> 0.25 miles to the cemetery loop</text:p>
      <text:p text:style-name="P23"><text:span text:style-name="T1">Run:</text:span> 4 x (3 loops = 0.95 miles) with a 0.1 mile walk after each,</text:p>
      <text:p text:style-name="P23">Times for runs: 9:33, 9:44, 9:51, 9:26 Paces for walks: about <text:s/>14:45/mile </text:p>
      <text:p text:style-name="P23">Ave Pace: 10:30/mile</text:p>
      <text:p text:style-name="P23"><text:span text:style-name="T1">Warm down:</text:span> 0.25 miles home</text:p>
      <text:p text:style-name="P23"/>
      <text:p text:style-name="P23">Thur Sept 22, 2022 <text:span text:style-name="T1">3.1 miles running </text:span>and 2 miles walking</text:p>
      <text:p text:style-name="P23"><text:span text:style-name="T1">Warm up:</text:span> 0.3 miles to the cemetery loop</text:p>
      <text:p text:style-name="P23"><text:span text:style-name="T1">Run/walk:</text:span> I alternated walking and running 14 cemetery loop. I ran a little more than I walked. Distance: 4.48 miles, Time: 58:36 Ave Pace: <text:s/>13:05/mile</text:p>
      <text:p text:style-name="P23"><text:span text:style-name="T1">Warm down:</text:span> 0.3 miles home</text:p>
      <text:p text:style-name="P23"/>
      <text:p text:style-name="P23">Fri Sept 23, 2022 <text:span text:style-name="T1">2.9 miles running </text:span>and 2.2 miles walking</text:p>
      <text:p text:style-name="P23"><text:span text:style-name="T1">Warm up:</text:span> 0.3 miles to the cemetery loop</text:p>
      <text:p text:style-name="P23"><text:span text:style-name="T1">Run/walk:</text:span> I walked 1 loop, ran 1 loop and repeated until I covered 14 loops. I ran and walked faster than yesterday. Distance: 4.48 miles, Time: 57:38 Ave Pace: <text:s/>12:51/mile</text:p>
      <text:p text:style-name="P23"><text:span text:style-name="T1">Warm down:</text:span> 0.3 miles home</text:p>
      <text:p text:style-name="P23"><text:s/></text:p>
      <text:p text:style-name="P10">In the past week 21.6 miles running <text:span text:style-name="T2">and 7.3 miles walking</text:span></text:p>
      <text:p text:style-name="P23"/>
      <text:p text:style-name="P10"/>
      <text:p text:style-name="P10"/>
      <text:p text:style-name="P23"><text:soft-page-break/>Sat Sept 24, 2022 <text:span text:style-name="T1">13 miles running </text:span>and 18 miles walking</text:p>
      <text:p text:style-name="P23">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3">Ave HR=118 bpm, Ave heartbeats/mile = ave pace x HR = 1577 heartbeats/mile.</text:p>
      <text:p text:style-name="P23"/>
      <text:p text:style-name="P23">Sun Sept 25- Tues Sept 27 no running</text:p>
      <text:p text:style-name="P23"/>
      <text:p text:style-name="P23">Wed Sept 28, 2022 3.65 miles walking, ave pace: 15:07/mile</text:p>
      <text:p text:style-name="P23"/>
      <text:p text:style-name="P23">Thur Sept 29,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Each time I walked a little less than a loop and ran a little more. </text:p>
      <text:p text:style-name="P23">Time:42:35, Ave pace: 13:20/mile, Ave HR: 100.</text:p>
      <text:p text:style-name="P23"/>
      <text:p text:style-name="P23">Fri <text:s/>Sept 30, 2022 <text:span text:style-name="T1">3.7 miles running</text:span> </text:p>
      <text:p text:style-name="P23"><text:span text:style-name="T1">Warm up:</text:span> 0.25 mile to the cemetery loop</text:p>
      <text:p text:style-name="P23"><text:span text:style-name="T1">Walk/Run:</text:span> I ran 3.2 miles on the loop. </text:p>
      <text:p text:style-name="P23">Time: 36:08, Ave pace: 11:18/mile, Ave HR: 120.</text:p>
      <text:p text:style-name="P23"/>
      <text:p text:style-name="P10">In the past week: 18.9 miles running <text:span text:style-name="T2">and 23.2 miles walking </text:span></text:p>
      <text:p text:style-name="P23"/>
      <text:p text:style-name="P10">Sat Oct 1, 2022 3.3 miles <text:span text:style-name="T2">and 3 miles walking</text:span></text:p>
      <text:p text:style-name="P10">Walk/Run: <text:s/><text:span text:style-name="T2">I walked and ran with Tim, Rod and Brian on the Ernst Trail </text:span></text:p>
      <text:p text:style-name="P23">We walked for 3:25, ran for 3:25 and repeated until the end. So we ran a little more than we walked. Ave pace: 13:00, Ave HR: 115</text:p>
      <text:p text:style-name="P23">I was going to go more but the front of my left leg hurt near my foot. I think my shoe was too tight. <text:s/>I went home, changed shoes and tried running but the discomfort was still there so I stopped. </text:p>
      <text:p text:style-name="P23"/>
      <text:p text:style-name="P23">Sun Oct 2, 2022 <text:span text:style-name="T1">2.1 miles running</text:span> and 2.4 miles walking</text:p>
      <text:p text:style-name="P23"><text:span text:style-name="T1">Walk:</text:span> 1 mile on somewhat hilly road, Time: 15:51</text:p>
      <text:p text:style-name="P10">Walk/Run: The run/walk ratio was about 1.3/1 on the cemetery loop.</text:p>
      <text:p text:style-name="P23">Distance: 3.2 miles, Time: 42:11, <text:s/>Ave Pace: 13:05, Ave HR about 114 bpm </text:p>
      <text:p text:style-name="P10">Warm down: <text:span text:style-name="T2">0.25 jog home</text:span></text:p>
      <text:p text:style-name="P23"/>
      <text:p text:style-name="P23"/>
      <text:p text:style-name="P23"/>
      <text:p text:style-name="P23"/>
      <text:p text:style-name="P23"><text:soft-page-break/>Tues Oct 4,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4:10, Ave pace: 13:24/mile, Ave HR: about 108.</text:p>
      <text:p text:style-name="P10">Warm down: <text:span text:style-name="T2">0.25 jog home</text:span></text:p>
      <text:p text:style-name="P10"/>
      <text:p text:style-name="P23">Wed Oct 5,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6, Ave pace: 13:00/mile, Ave HR: about 111.</text:p>
      <text:p text:style-name="P10">Warm down: <text:span text:style-name="T2">0.25 jog home</text:span></text:p>
      <text:p text:style-name="P10"/>
      <text:p text:style-name="P11"/>
      <text:p text:style-name="P23">Thur Oct 6,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9, Ave pace: 13:03/mile, Ave HR: about 110.</text:p>
      <text:p text:style-name="P10">Warm down: <text:span text:style-name="T2">0.25 jog home</text:span></text:p>
      <text:p text:style-name="P11"/>
      <text:p text:style-name="P23">Fri Oct 7,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00, Ave pace: 12:49/mile</text:p>
      <text:p text:style-name="P10">Warm down: <text:span text:style-name="T2">0.25 jog home</text:span></text:p>
      <text:p text:style-name="P23"/>
      <text:p text:style-name="P10">In the past week: 14.6 miles running <text:span text:style-name="T2">and 11 miles walking</text:span></text:p>
      <text:p text:style-name="P23"/>
      <text:p text:style-name="P10"><text:span text:style-name="T2">Sat Oct 8, 2022 <text:s/></text:span>3.8 miles running<text:span text:style-name="T2"> and 2.7 miles walking</text:span></text:p>
      <text:p text:style-name="P10">Warm up:<text:span text:style-name="T2"> 0.5 miles walking and 0.5 miles running</text:span></text:p>
      <text:p text:style-name="P10">Walk/Run: <text:span text:style-name="T2">3 x up and down the cemetery hill from Jefferson St. to the top of the</text:span> <text:span text:style-name="T2">cemetery, Distance: 4.8 miles, Ave pace 13:15/mile</text:span></text:p>
      <text:p text:style-name="P10">Walk/Run: <text:span text:style-name="T2">0.7 miles</text:span> <text:span text:style-name="T2">on Jefferson and Limber, Ave Pace: about 14:00/mile</text:span></text:p>
      <text:p text:style-name="P23"/>
      <text:p text:style-name="P10"><text:span text:style-name="T2">Sun Oct 9, 2022 </text:span>3.7 miles running</text:p>
      <text:p text:style-name="P11">Warm up: <text:span text:style-name="T2">0.25 miles to the cemetery loop</text:span></text:p>
      <text:p text:style-name="P11">Run: <text:span text:style-name="T2">3.2 miles (10 x cemetery loop) in 30:33 or 9:33/mile, total ascent: 220 ft</text:span></text:p>
      <text:p text:style-name="P30">Splits: 10:04, 9:36, 9:06 and 1:47 for the last 0.2 miles, Ave HR: 148 bpm</text:p>
      <text:p text:style-name="P23"><text:span text:style-name="T1">Warm down: </text:span>0.25 miles home</text:p>
      <text:p text:style-name="P23"><text:soft-page-break/>Mon Oct 10, 2022 <text:span text:style-name="T1">no running</text:span></text:p>
      <text:p text:style-name="P23">I cut grass with a push mower for about 45 minutes.</text:p>
      <text:p text:style-name="P23"/>
      <text:p text:style-name="P23">Thur Oct 13,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text:s/>For each loop I ran a half loop downhill and walked a half loop up hill.</text:p>
      <text:p text:style-name="P23">Time:42:35, Ave pace: 13:20/mile. This is the same time as on Sept 29 when I ran more than I walked. </text:p>
      <text:p text:style-name="P23"/>
      <text:p text:style-name="P23">During the past week: <text:span text:style-name="T1">9.7 miles running</text:span> and 4.2 miles walking </text:p>
      <text:p text:style-name="P23"/>
      <text:p text:style-name="P146">Sat Oct 15, 2022 <text:span text:style-name="T1">13 miles running</text:span> and 12 miles walking..</text:p>
      <text:p text:style-name="P146">I ran and walked 25 miles in the Erie Endurance Run</text:p>
      <text:p text:style-name="P146"/>
      <text:p text:style-name="P146">Sun Oct 16, 2022 no running</text:p>
      <text:p text:style-name="P146"/>
      <text:p text:style-name="P147">Mon Oct 17. 2022 1 mile walking an <text:span text:style-name="T1">1 mile running</text:span></text:p>
      <text:p text:style-name="P146"/>
      <text:p text:style-name="P146">Tues Oct 18 <text:span text:style-name="T1">1 mile running</text:span></text:p>
      <text:p text:style-name="P146"/>
      <text:p text:style-name="P148">We flew to The Netherlands</text:p>
      <text:p text:style-name="P146"/>
      <text:p text:style-name="P146">Wed Oct 19 no running</text:p>
      <text:p text:style-name="P137"/>
      <text:p text:style-name="P151">Thur Oct 20, 2022 <text:span text:style-name="T1">2.06 miles</text:span> with Joe.</text:p>
      <text:p text:style-name="P151">Ave pace 9:50/mile</text:p>
      <text:p text:style-name="P151"/>
      <text:p text:style-name="P151">Fri Oct 21, no running</text:p>
      <text:p text:style-name="P151"/>
      <text:p text:style-name="P151">In the last week: <text:span text:style-name="T1">18.1 miles running</text:span> and 13 miles walking</text:p>
      <text:p text:style-name="P155"/>
      <text:p text:style-name="P151">Sat Oct 22, <text:span text:style-name="T1">2 miles</text:span></text:p>
      <text:p text:style-name="P151">Run: 2 miles averaging about 10:15/mile</text:p>
      <text:p text:style-name="P151"/>
      <text:p text:style-name="P151">Sun Oct 23, 2022 <text:span text:style-name="T1">2.3 miles</text:span></text:p>
      <text:p text:style-name="P151">Run: With Joe  2miles, Splits: 10:07 and 9:37</text:p>
      <text:p text:style-name="P151">Warm down: 0.33 miles at about 10:30/mile</text:p>
      <text:p text:style-name="P151"/>
      <text:p text:style-name="P151">Mon Oct 24, 2022 <text:span text:style-name="T1">3.5 miles</text:span></text:p>
      <text:p text:style-name="P151">Warm up: 0.25 miles</text:p>
      <text:p text:style-name="P151"><text:soft-page-break/>Run: 6x0.25 miles with a 0.25 jog after each. Three runs were with the wind and 3 against.  Ave time 2:20. Ave jog time: 3:17</text:p>
      <text:p text:style-name="P151">Warm down: 0.25 miles </text:p>
      <text:p text:style-name="P151"/>
      <text:p text:style-name="P151">Tues Oct 25, 2022 <text:span text:style-name="T1">3.75 miles</text:span></text:p>
      <text:p text:style-name="P146">Warm up: 0.5 miles</text:p>
      <text:p text:style-name="P146">Run: 6x0.25 miles with a 0.25 jog after. Ave time 2:17, Ave jog time: 3:17</text:p>
      <text:p text:style-name="P146">Warm down: 0.25 miles </text:p>
      <text:p text:style-name="P146"/>
      <text:p text:style-name="P146">Wed Oct 26, 2022 <text:span text:style-name="T1">5.5 miles</text:span></text:p>
      <text:p text:style-name="P146">Warm up: 1.75 miles</text:p>
      <text:p text:style-name="P146">Run: 6x0.25 miles with a 0.25 jog after. Ave time 2:13, Ave jog time: 3:08</text:p>
      <text:p text:style-name="P146">Warm down: 0.75 miles </text:p>
      <text:p text:style-name="P146"/>
      <text:p text:style-name="P151">Thur Oct 27, 2022 <text:span text:style-name="T1">3miles running</text:span> and 1 mile walking.</text:p>
      <text:p text:style-name="P151">Run/Walk: I ran 3/4 mile, walked 1/4 mile and repeated until I reached 4 miles. </text:p>
      <text:p text:style-name="P151">Ave pace: 12:35/mile</text:p>
      <text:p text:style-name="P151">Ave running pace: about 11:30/mile</text:p>
      <text:p text:style-name="P151">Ave walking pace: about 16:00/mile</text:p>
      <text:p text:style-name="P146"/>
      <text:p text:style-name="P157"><text:span text:style-name="T35">Fri Oct 28, 2022 </text:span><text:span text:style-name="T36">4.25 miles running</text:span><text:span text:style-name="T35"> and 1.25 mile walking.</text:span></text:p>
      <text:p text:style-name="P151">Warm up: 0.25 mile jog</text:p>
      <text:p text:style-name="P138">Run/Walk: I ran 3/4 mile, walked 1/4 mile and repeated until I reached 5 miles. </text:p>
      <text:p text:style-name="P138">Ave pace: 11:54/mile</text:p>
      <text:p text:style-name="P138">Ave running pace: about 10:50/mile</text:p>
      <text:p text:style-name="P138">Ave walking pace: about 15:30/mile</text:p>
      <text:p text:style-name="P138">Warm down: 0.25 mile jog</text:p>
      <text:p text:style-name="P138"/>
      <text:p text:style-name="P151">In the last week: <text:span text:style-name="T1">24.1 miles running</text:span> and 2 miles walking</text:p>
      <text:p text:style-name="P138"/>
      <text:p text:style-name="P138">Mon Oct 31, 2022 <text:span text:style-name="T1">5.3 miles</text:span></text:p>
      <text:p text:style-name="P151">Warm up: 0.3miles</text:p>
      <text:p text:style-name="P151">Run: 2 x 2 miles with 0.5 mile jog between </text:p>
      <text:p text:style-name="P151">1. Splits 10:00, 10:06</text:p>
      <text:p text:style-name="P151">2. Splits 9:36, 9:22</text:p>
      <text:p text:style-name="P151">Warm down: 0.5 miles</text:p>
      <text:p text:style-name="P151"/>
      <text:p text:style-name="P151">Wed Nov 2, 2023 no running</text:p>
      <text:p text:style-name="P151"/>
      <text:p text:style-name="P155"><text:span text:style-name="T24">Thur Nov 3, 2023 </text:span><text:span text:style-name="T26">2.5 miles running</text:span><text:span text:style-name="T24"> <text:s/>0.25 miles walking</text:span></text:p>
      <text:p text:style-name="P151"/>
      <text:p text:style-name="P155"><text:span text:style-name="T24">Fri Nov 4, 2023 </text:span><text:span text:style-name="T26">3.15 miles running</text:span><text:span text:style-name="T24"> 0.4 miles walking</text:span></text:p>
      <text:p text:style-name="P153"><text:soft-page-break/>During the past week: 11 miles</text:p>
      <text:p text:style-name="P153"/>
      <text:p text:style-name="P152">Sat <text:s/>Nov 5, 2022 <text:span text:style-name="T1">4 miles</text:span> of running and jogging averaging 12:34/mile </text:p>
      <text:p text:style-name="P152"/>
      <text:p text:style-name="P155"><text:span text:style-name="T24">Sun Nov 6, 2022 </text:span><text:span text:style-name="T26">4.25 miles</text:span><text:span text:style-name="T24"> at 11:11/mile </text:span></text:p>
      <text:p text:style-name="P151"/>
      <text:p text:style-name="P155"><text:span text:style-name="T24">Mon Nov 7, 2022 </text:span><text:span text:style-name="T26">4.75 miles running</text:span><text:span text:style-name="T24"> at 10:25/mile. </text:span></text:p>
      <text:p text:style-name="P151"><text:s text:c="7"/>My ankle is better than yesterday. </text:p>
      <text:p text:style-name="P151"/>
      <text:p text:style-name="P151">Fri Nov 11, 2022 <text:span text:style-name="T1">3 miles</text:span></text:p>
      <text:p text:style-name="P156"><text:span text:style-name="T37">1 mile on the indoor track in 11:26 and rest a few minutes</text:span> </text:p>
      <text:p text:style-name="P23">2 miles on a treadmill, Splits: 11:02 and 10:25</text:p>
      <text:p text:style-name="P23"/>
      <text:p text:style-name="P154">During the past week: 16 miles</text:p>
      <text:p text:style-name="P150"/>
      <text:p text:style-name="P150">Sat Nov 12, 2022 <text:span text:style-name="T1">3.5 miles</text:span></text:p>
      <text:p text:style-name="P156"><text:span text:style-name="T37">1 miles on the indoor track in 9:47 and rest a few minutes</text:span> <text:span text:style-name="T37">and 0.1 mile lead in to 2 miles</text:span></text:p>
      <text:p text:style-name="P23">2 miles on a treadmill, Splits: 10:16 and 10:03</text:p>
      <text:p text:style-name="P23">warm down: 0.4 miles</text:p>
      <text:p text:style-name="P10"/>
      <text:p text:style-name="P23">Sun Nov 13, 2022 <text:span text:style-name="T1">4.35 miles </text:span>on a treadmill in 40:39</text:p>
      <text:list xml:id="list7801996074535962234" text:style-name="L26">
        <text:list-item>
          <text:list>
            <text:list-header>
              <text:p text:style-name="P180">0.1 mile lead in to a 4 mile run</text:p>
              <text:p text:style-name="P180">Mile Splits: 10:31, 10:16, 10:00, 9:52</text:p>
            </text:list-header>
          </text:list>
        </text:list-item>
      </text:list>
      <text:p text:style-name="P23">Warm down: 0.25 miles in 3 min.</text:p>
      <text:p text:style-name="P10"/>
      <text:p text:style-name="P23">Mon <text:s/>Nov 14, 2022 <text:span text:style-name="T1">4.35 miles </text:span></text:p>
      <text:list xml:id="list28824995" text:continue-numbering="true" text:style-name="L26">
        <text:list-item>
          <text:list>
            <text:list-header>
              <text:p text:style-name="P180">0.1 mile lead in to a 4 mile run</text:p>
              <text:p text:style-name="P193">Run: <text:span text:style-name="T2">4 miles in 39:59</text:span></text:p>
              <text:p text:style-name="P180">Mile Splits: 10:25, 9:59, 9:50, 9:45</text:p>
            </text:list-header>
          </text:list>
        </text:list-item>
      </text:list>
      <text:p text:style-name="P23">Warm down: 0.25 miles in 3 min</text:p>
      <text:p text:style-name="P23"/>
      <text:p text:style-name="P23">Tues Nov 15, 2022 <text:span text:style-name="T1">1 mile</text:span> on a treadmill</text:p>
      <text:p text:style-name="P23">A complete cycle with weight machines</text:p>
      <text:p text:style-name="P23"/>
      <text:p text:style-name="P23">Wed <text:s/>Nov 16, 2022 <text:span text:style-name="T1">4.35 miles </text:span></text:p>
      <text:list xml:id="list28823745" text:continue-numbering="true" text:style-name="L26">
        <text:list-item>
          <text:list>
            <text:list-header>
              <text:p text:style-name="P180">0.1 mile lead in to a 4 mile run</text:p>
              <text:p text:style-name="P180">Mile Splits: 9:55, 9:44, 9:36, 9:24, Time: 38:40 or 9:40/mile</text:p>
            </text:list-header>
          </text:list>
        </text:list-item>
      </text:list>
      <text:p text:style-name="P23">Warm down: 0.25 miles in 3 min</text:p>
      <text:p text:style-name="P23"/>
      <text:p text:style-name="P23">Thur Nov 17, 2022 <text:span text:style-name="T1">1 mile</text:span> on a treadmill</text:p>
      <text:p text:style-name="P23">A complete cycle with weight machines</text:p>
      <text:p text:style-name="P23">Fri Nov 18 <text:s/>No running I am sick with a cold</text:p>
      <text:p text:style-name="P10"><text:soft-page-break/>During the past week: 17.7 miles</text:p>
      <text:p text:style-name="P23">Sat <text:s/>Nov 19 &amp;Sun Nov 20 No running I am sick with a cold</text:p>
      <text:p text:style-name="P23"/>
      <text:p text:style-name="P23">Mon Nov 21 2022 no running but a good workout on elliptical </text:p>
      <text:p text:style-name="P23">On elliptical:</text:p>
      <text:p text:style-name="P23">10 minutes including 2x1 minute fast and rest a few minutes </text:p>
      <text:p text:style-name="P23">20 minutes including 3x1 minute fast and 2x1/2 minute fast and a few minute rest</text:p>
      <text:p text:style-name="P23">10 minutes at a easy pace </text:p>
      <text:p text:style-name="P23"/>
      <text:p text:style-name="P23">Tue Nov 22 2022 no running but a good workout on elliptical </text:p>
      <text:p text:style-name="P23">On elliptical:</text:p>
      <text:p text:style-name="P10">30 minutes at a good pace</text:p>
      <text:p text:style-name="P10"/>
      <text:p text:style-name="P23">Wed Nov 23 2022 <text:span text:style-name="T1">no running</text:span> but a good workout on elliptical </text:p>
      <text:p text:style-name="P23">On elliptical:</text:p>
      <text:p text:style-name="P10">25 minutes at a good pace</text:p>
      <text:p text:style-name="P10"/>
      <text:p text:style-name="P23">Thur Nov 24, 2022 <text:span text:style-name="T1">2.85 miles </text:span>It was 43 degrees and I wore sweat clothes. <text:span text:style-name="T1">Good <text:s/>run!</text:span></text:p>
      <text:p text:style-name="P23"><text:span text:style-name="T1">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2"> I mile on the cemetery loop in 9:23 and rest a few minutes</text:span></text:p>
      <text:p text:style-name="P10">Warm down: <text:span text:style-name="T2">0.25 mile jog home</text:span></text:p>
      <text:p text:style-name="P23"/>
      <text:p text:style-name="P10"><text:span text:style-name="T2">Fri Nov 25, 2022 </text:span>no running<text:span text:style-name="T2"> but a good workout on elliptical </text:span></text:p>
      <text:p text:style-name="P23">5 minutes at a speed of about 17.</text:p>
      <text:p text:style-name="P23">8x40s at speed of 20-21 with 80s jogs after each</text:p>
      <text:p text:style-name="P23">4 minutes at a speed of about 15.</text:p>
      <text:p text:style-name="P10"/>
      <text:p text:style-name="P10">In the past week: 2.85 miles</text:p>
      <text:p text:style-name="P10"/>
      <text:p text:style-name="P10"><text:span text:style-name="T2">Sat Nov 26, 2022 </text:span>4.45 miles running</text:p>
      <text:p text:style-name="P11">Warm up: <text:span text:style-name="T2">1 mile to the cemetery loop</text:span></text:p>
      <text:p text:style-name="P11">Run: <text:span text:style-name="T2">3.2 miles (10 x cemetery loop) in 30:40 or 9:35/mile, total ascent: 220 ft</text:span></text:p>
      <text:p text:style-name="P30">Splits: 9:46, 9:46, 9:27 and 1:40 for the last 0.2 miles</text:p>
      <text:p text:style-name="P23"><text:span text:style-name="T1">Warm down: </text:span>0.25 miles home</text:p>
      <text:p text:style-name="P23"/>
      <text:p text:style-name="P23">Sun Nov 27,2022 <text:span text:style-name="T1">no running </text:span></text:p>
      <text:p text:style-name="P10"/>
      <text:p text:style-name="P23">Mon Nov 28, 2022 <text:span text:style-name="T1">6.25 miles</text:span></text:p>
      <text:p text:style-name="P10">Run: <text:span text:style-name="T2">On a Wise Center treadmill, 6.25 miles in 60 minutes.</text:span></text:p>
      <text:p text:style-name="P23">Spits: 10:06, 9:56, 9:44, 9:36, 9:20, 9:05 and the last 0.25 mile in 2:14 or 8:57/mile <text:s/></text:p>
      <text:p text:style-name="P23"><text:soft-page-break/>Ave Pace: 9:36/mile, Ave HR ~146 , <text:s/>Final HR ~ 163</text:p>
      <text:p text:style-name="P23"/>
      <text:p text:style-name="P23">Tues Nov 29, 2022 <text:span text:style-name="T1">3 miles running</text:span></text:p>
      <text:p text:style-name="P23">Two cycles on 4 weight machines for my legs</text:p>
      <text:p text:style-name="P23"><text:span text:style-name="T1">Run/walk:</text:span> <text:s/>I ran and walked 25 laps on the indoor track. I went around wide on the track so each lap was 1/8 of a mile. I walked a total of about 1/8 of a mile and ran 3 miles. Total time: 37:16</text:p>
      <text:p text:style-name="P23"/>
      <text:p text:style-name="P23">Wed Nov 30, 2022 <text:span text:style-name="T1">4.5 miles</text:span></text:p>
      <text:p text:style-name="P23"><text:span text:style-name="T1">Warm up:</text:span> 0.5 miles and rest a few minutes</text:p>
      <text:p text:style-name="P23"><text:span text:style-name="T1">Run:</text:span> <text:s/>4 miles on a treadmill, Splits: 9:30, 9:21, 9:12, 9:00, </text:p>
      <text:p text:style-name="P23">Time: 37:03, Ave Pace: 9:16, Max HR: 159 bpm</text:p>
      <text:p text:style-name="P23"/>
      <text:p text:style-name="P23">Thur Dec 1, 2022 <text:s/><text:span text:style-name="T1">4.13 miles</text:span></text:p>
      <text:p text:style-name="P23">I ran 33 laps on the indoor track running wide so each lap was 1/8 mile.</text:p>
      <text:p text:style-name="P23">In the beginning I jogged a fraction of a lap after I ran 3 laps and repeated. By the end I was jogging a lap after I ran every 3 laps. </text:p>
      <text:p text:style-name="P23">Time: 50:22, Ave pace: 12:12/mile, Ave HR 113 bpm, Max HR: 124 bpm </text:p>
      <text:p text:style-name="P23"/>
      <text:p text:style-name="P23">Fri Dec 2, 2022 <text:span text:style-name="T1">4.5 miles</text:span></text:p>
      <text:p text:style-name="P23">I ran 36 laps on the indoor track running wide so each lap was 1/8 mile.</text:p>
      <text:p text:style-name="P23">I jogged a lap after I ran 3 laps and repeated until I covered 4.5 miles. </text:p>
      <text:p text:style-name="P23">Time: 55:36, Ave pace: 12:21/mile, <text:s/>While running at about 11:40/mile my pulse rose to about 118 bpm. While jogging at about 14:20/mile my pulse fell to about 107 bpm. <text:s/></text:p>
      <text:p text:style-name="P23"/>
      <text:p text:style-name="P23">During the last week I ran <text:span text:style-name="T1">26.85 miles</text:span></text:p>
      <text:p text:style-name="P23"/>
      <text:p text:style-name="P23">Sat Dec 3, <text:span text:style-name="T1">5.75 miles</text:span></text:p>
      <text:p text:style-name="P23"><text:span text:style-name="T1">Warm up:</text:span> 1.5 miles going faster as I ran and rest a few minutes</text:p>
      <text:p text:style-name="P23"><text:span text:style-name="T1">Run:</text:span> <text:s/>0.05 mile lead in to 4 miles on a treadmill, Splits: 9:05, 8:57, 8:53, 8:30</text:p>
      <text:p text:style-name="P23">The last half mile was in 4:07 and the last ¼ mile was in 2:01</text:p>
      <text:p text:style-name="P23">Time: 35:26, Ave Pace: 8:52/mile, Max HR: 153 bpm</text:p>
      <text:p text:style-name="P10">Compare to Wed Nov 30, 2022 just 3 days ago.</text:p>
      <text:p text:style-name="P10">Warm down: <text:span text:style-name="T2">0.2 miles</text:span></text:p>
      <text:p text:style-name="P10"/>
      <text:p text:style-name="P23">Sun Dec 4, 2022 <text:span text:style-name="T1">4.5 miles</text:span></text:p>
      <text:p text:style-name="P10">Two cycles on 5 weight machines for my legs</text:p>
      <text:p text:style-name="P23">I ran 32 laps on the indoor track running wide so each lap was 1/8 mile.</text:p>
      <text:p text:style-name="P23">I jogged a lap after I ran 3 laps and repeated until I covered 4 miles. </text:p>
      <text:p text:style-name="P23">Time: 47:48, Ave pace: 11:57/mile, <text:s/>While running at about 11:20/mile my pulse rose to about 126 bpm. While jogging at about 13:50/mile my pulse fell to about 112 bpm. <text:s/></text:p>
      <text:p text:style-name="P10">I ran and jogged better today than I have been lately.</text:p>
      <text:p text:style-name="P23"><text:soft-page-break/>Mon Dec 5, 2022<text:span text:style-name="T1"> 5.4 miles</text:span></text:p>
      <text:p text:style-name="P23"><text:span text:style-name="T1">Warm up:</text:span> 1 mile going faster as I ran and rest a few minutes</text:p>
      <text:p text:style-name="P23"><text:span text:style-name="T1">Run:</text:span> <text:s/>0.05 mile lead in to 4.11 miles on a treadmill, Splits: 8:58, 8:43, 8:20, 7:48, 0:50</text:p>
      <text:p text:style-name="P23">The last 1/4 mile was at 7:30/mile pace.</text:p>
      <text:p text:style-name="P23">Time: 34:39, Ave Pace: 8:26/mile, Max HR: 159 bpm</text:p>
      <text:p text:style-name="P23">The last 5K was in 25:41 or 8:15/mile. <text:s/>I haven't run a 5K this fast since I ran Mark Courtney's virtual Ice Cream Race back on August 19, 2020. </text:p>
      <text:p text:style-name="P23"><text:span text:style-name="T1">Warm down:</text:span> 0.25 miles</text:p>
      <text:p text:style-name="P23"/>
      <text:p text:style-name="P23"/>
      <text:p text:style-name="P23">Tues Dec 6, 2022 <text:span text:style-name="T1">2.1 miles</text:span></text:p>
      <text:p text:style-name="P10">One cycle on 5 weight machines for my legs</text:p>
      <text:p text:style-name="P23"><text:span text:style-name="T1">Warm up:</text:span> 1 mile at various paces on a treadmill and rest a few minutes.</text:p>
      <text:p text:style-name="P10">Run: <text:span text:style-name="T2">0.1 mile lead into a one mile run on the treadmill</text:span></text:p>
      <text:p text:style-name="P23">Time for 1 mile: 7:22, Max pulse: 155 bpm</text:p>
      <text:p text:style-name="P23"/>
      <text:p text:style-name="P23">Wed Dec. 7, 2022 <text:span text:style-name="T1">5.75 miles</text:span></text:p>
      <text:p text:style-name="P23"><text:span text:style-name="T1">Warm up:</text:span> 1 mile at various paces on a treadmill and rest a few minutes.</text:p>
      <text:p text:style-name="P10">Run on treadmill: <text:s/><text:span text:style-name="T2">8 x ¼ run with ¼ mile jog before each. <text:s/>Time for jogs: about 3:00</text:span></text:p>
      <text:p text:style-name="P23">Time for runs: 2:00, 2:00, 1:58, 1:51, 1:57, 1:55, 1:53.9, 1:50</text:p>
      <text:p text:style-name="P10">Warm down:<text:span text:style-name="T2"> ½ mile in 5:00</text:span></text:p>
      <text:p text:style-name="P23"/>
      <text:p text:style-name="P10"><text:span text:style-name="T2">Thur Dec 8, 2022 </text:span>4.6 miles</text:p>
      <text:p text:style-name="P10">Warm up: <text:span text:style-name="T2"><text:s/>0.5 miles to the Wise Center</text:span></text:p>
      <text:p text:style-name="P10">Run on a treadmill:<text:span text:style-name="T2"> <text:s/>5K averaging 9:00/mile</text:span></text:p>
      <text:p text:style-name="P10">Warm down: <text:span text:style-name="T2">1 mile jog and ½ mile walk</text:span></text:p>
      <text:p text:style-name="P23"/>
      <text:p text:style-name="P10"><text:span text:style-name="T2">Fri Dec 9, 2022 </text:span>no running</text:p>
      <text:p text:style-name="P23"/>
      <text:p text:style-name="P10"><text:span text:style-name="T2">During the past week: </text:span>28.1 miles</text:p>
      <text:p text:style-name="P23"/>
      <text:p text:style-name="P23">Sat Dec 10, 2022 <text:span text:style-name="T1">4 miles</text:span> </text:p>
      <text:p text:style-name="P10">Warm up: <text:span text:style-name="T2">1 mile at various paces on a treadmill in 9:48 and rest a few minutes</text:span></text:p>
      <text:p text:style-name="P10">Run/Jog: <text:s/><text:span text:style-name="T2">3 miles on the indoor track averaging 11:23/mile. I ran about 2.5 miles and jogged 6 times for a total distance of about ½ mile.</text:span></text:p>
      <text:p text:style-name="P10"><text:span text:style-name="T2">Next time I will run 3 laps, jog 1 lap and repeat.</text:span> </text:p>
      <text:p text:style-name="P10"/>
      <text:p text:style-name="P23">Sun Dec 11, 2022 <text:span text:style-name="T1">4.5 miles</text:span></text:p>
      <text:p text:style-name="P10">Run/Jog: <text:span text:style-name="T2">I ran and jogged 4.5 miles on the indoor track averaging about 13:15/mile.</text:span></text:p>
      <text:p text:style-name="P23"/>
      <text:p text:style-name="P10"><text:span text:style-name="T2">Mon Dec 12, 2022 </text:span>5.5 miles<text:span text:style-name="T2"> on a college treadmill</text:span></text:p>
      <text:p text:style-name="P23">I ran 5 miles in 50 minutes and jogged ½ mile in 6 minutes </text:p>
      <text:p text:style-name="P23"><text:soft-page-break/>Tues Dec 13, 2022 <text:span text:style-name="T1">4.7 miles</text:span></text:p>
      <text:p text:style-name="P23"><text:span text:style-name="T1">Warm up:</text:span> 0.35 miles to the top of the cemetery hill</text:p>
      <text:p text:style-name="P23"><text:span text:style-name="T1">Run:</text:span> The course was 0.8 miles down the cemetery hill <text:s/>and then 0.2 miles down </text:p>
      <text:p text:style-name="P23">Randolph St, turn around and go 1 mile up to the top of the cemetery again and repeat for a total of 4 miles. The sum of the ascents along the 4 miles course was 500 feet.</text:p>
      <text:p text:style-name="P23"><text:span text:style-name="T1">Time:</text:span> 47:48 or 11:56/mile, <text:span text:style-name="T1">Mile Splits:</text:span> 11:01, 13:49. 10:11, 12:43</text:p>
      <text:p text:style-name="P23">This was a good run especially the second time down and up the hill.</text:p>
      <text:p text:style-name="P23"><text:span text:style-name="T1">Warm down:</text:span> 0.35 miles home </text:p>
      <text:p text:style-name="P23"/>
      <text:p text:style-name="P23">Wed Dec 14, 2022 </text:p>
      <text:p text:style-name="P23"><text:span text:style-name="T1">Warm up:</text:span> <text:s/>0.25 miles to the cemetery loop</text:p>
      <text:p text:style-name="P23"><text:span text:style-name="T1">Run:</text:span> 16 loops or 5.12 miles in 54:42, <text:s/>Ave Pace: 10:42. Sum of ascents: 350 feet</text:p>
      <text:p text:style-name="P23"><text:span text:style-name="T1">Warm down:</text:span> 0.25 miles home</text:p>
      <text:p text:style-name="P23">This was a good run.</text:p>
      <text:p text:style-name="P23"/>
      <text:p text:style-name="P31">Thur Dec 15, 2022 <text:span text:style-name="T1">5.05 miles </text:span>on a Wise Center treadmill</text:p>
      <text:p text:style-name="P10">Warm up: <text:span text:style-name="T2">0.75 miles at various paces and rest a few minutes</text:span></text:p>
      <text:p text:style-name="P10">Run: <text:span text:style-name="T2">A 0.05 mile lead in and a 4 mile run. 4 mile time: 37:52 <text:s/>Ave pace 9:28/mile</text:span></text:p>
      <text:p text:style-name="P10">Mile Splits: <text:span text:style-name="T2">9:40, 9:34, 9:26, 9:12 Max Pulse: 152 bpm</text:span></text:p>
      <text:p text:style-name="P23"/>
      <text:p text:style-name="P10"><text:span text:style-name="T2">Fri Dec 16, 2022 </text:span>1.88 miles</text:p>
      <text:p text:style-name="P23">I did 2 cycles on five weight machines for legs. <text:s/>Then I ran and jogged 7 laps on the Wise Center indoor track averaging 11:50/mile.</text:p>
      <text:p text:style-name="P23"/>
      <text:p text:style-name="P10"><text:span text:style-name="T2">During the past week: </text:span>31.3 miles running</text:p>
      <text:p text:style-name="P23"/>
      <text:p text:style-name="P10"><text:span text:style-name="T2">Sat Dec 17, 2022 </text:span>5 miles <text:span text:style-name="T2">on the indoor track</text:span></text:p>
      <text:p text:style-name="P10">Warm up:<text:span text:style-name="T2"> ½ mile at various paces</text:span></text:p>
      <text:p text:style-name="P10">Run: <text:span text:style-name="T2">8 x 0.25 miles with 0.25 mile jog after each, the jogs took about 3:30</text:span></text:p>
      <text:p text:style-name="P23">Times: 2:12, 2:13, 2:13, 2:07, 2:17, 2:13, 2:17, 2:07, Max HR: 151 bpm</text:p>
      <text:p text:style-name="P10">Warm down:<text:span text:style-name="T2"> <text:s/>½ mile jog</text:span></text:p>
      <text:p text:style-name="P23"/>
      <text:p text:style-name="P10"><text:span text:style-name="T2">Sun Dec 18, 2022 </text:span>4 miles <text:span text:style-name="T2">on the indoor track ***</text:span></text:p>
      <text:p text:style-name="P23"><text:span text:style-name="T1">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3"/>
      <text:p text:style-name="P23">Mon Dec 19, 2022 <text:span text:style-name="T1">4 miles </text:span>on the indoor track</text:p>
      <text:p text:style-name="P23"><text:span text:style-name="T1">Run/Jog:</text:span> I ran and jogged 4 miles and averaged 12:43/mile. <text:s/>I alternated jogging and running 1/8 mile. AvePulse:110, peak pulse: 121. My pulse was <text:s/>higher than yesterday even though my average pace was lower today. A 1/1 run/jog ratio may be too low.</text:p>
      <text:p text:style-name="P23"><text:soft-page-break/>Tues Dec 20, 2022 <text:span text:style-name="T1">5.25 miles</text:span> on a treadmill</text:p>
      <text:p text:style-name="P23"><text:span text:style-name="T1">Warm up: </text:span>0.6 miles at various paces </text:p>
      <text:p text:style-name="P23"><text:span text:style-name="T1">Run:</text:span> 0.05 mile lead into a 4.11 mile run. Time: 38:04, Ave pace: 9:16/mile</text:p>
      <text:p text:style-name="P23">Splits: 9:39, 9:24, 9:13, 8:52, 55 (for the last 0.11 or 8:20/mile). </text:p>
      <text:p text:style-name="P23">Time for the last 5K: 28:25 or 9:08/mile</text:p>
      <text:p text:style-name="P23"/>
      <text:p text:style-name="P23">Wed Dec 21, 2022 <text:span text:style-name="T1">5 miles </text:span>on very hilly roads</text:p>
      <text:p text:style-name="P23">I ran 5 miles on a very hilly road course along Limber, Jefferson, the cemetery hill and a short distance on Randolph to make the total distance be 5 miles. </text:p>
      <text:p text:style-name="P23">Ave pace:13:03/mile, Sum of ascents: 675 feet, Ave Pulse: 112 bpm, Max Pulse:130 bpm </text:p>
      <text:p text:style-name="P23"/>
      <text:p text:style-name="P23">Thurs Dec 22, 2022 <text:span text:style-name="T1">6 miles</text:span> on a college treadmill</text:p>
      <text:p text:style-name="P10">Warm up: <text:span text:style-name="T2">0.5 miles and rest a few minutes</text:span></text:p>
      <text:p text:style-name="P10">Run on treadmill: <text:s/><text:span text:style-name="T2">10 x ¼ run with ¼ mile jog before each. <text:s/>Time for jogs: about 3:00</text:span></text:p>
      <text:p text:style-name="P23">Time for runs: 2:14, 2:14, <text:s/>2:14, 2:14, 2:14, 2:14, 2:12, 2:10, 2:08.5, 2:00</text:p>
      <text:p text:style-name="P10">Warm down:<text:span text:style-name="T2"> ½ mile in 5:00</text:span></text:p>
      <text:p text:style-name="P23"/>
      <text:p text:style-name="P23">Fri Dec 23, 2022 <text:span text:style-name="T1">no running</text:span></text:p>
      <text:p text:style-name="P23">The Bomb, Cyclone, Blizzard hit and the Wise Center closed until Jan 2.</text:p>
      <text:p text:style-name="P23"/>
      <text:p text:style-name="P10"><text:span text:style-name="T2">During the past week: </text:span>29.25 miles running</text:p>
      <text:p text:style-name="P23"/>
      <text:p text:style-name="P23">Sun Dec 25, 2022 <text:span text:style-name="T1">no running</text:span> 12 minutes at level 17 on the elliptical</text:p>
      <text:p text:style-name="P23"/>
      <text:p text:style-name="P23">Mon Dec 26, 2022 <text:span text:style-name="T1">no running</text:span> 28 minutes at level 15 on the elliptical</text:p>
      <text:p text:style-name="P23"/>
      <text:p text:style-name="P23">Tues Dec 27,2022 <text:span text:style-name="T1">no running</text:span> 20 minutes at level 15 on the elliptical</text:p>
      <text:p text:style-name="P23"/>
      <text:p text:style-name="P23">Wed Dec 28, 2022 <text:span text:style-name="T1">no running</text:span> 20 minutes at level 15 on the elliptical</text:p>
      <text:p text:style-name="P23"/>
      <text:p text:style-name="P23">Thur Dec 29, 2022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text:p>
      <text:p text:style-name="P23">Ave pace:11:57/mile, Sum of ascents: 675 feet, Ave Pulse: 125 bpm, Max Pulse:157 bpm</text:p>
      <text:p text:style-name="P23">Eight days ago on the same course:</text:p>
      <text:p text:style-name="P23">Ave pace:13:03/mile, Sum of ascents: 675 feet, Ave Pulse: 112 bpm, Max Pulse:130 bpm</text:p>
      <text:p text:style-name="P23"/>
      <text:p text:style-name="P23">Fri Dec 30, 2022 <text:span text:style-name="T1">5 miles</text:span> on the high school track</text:p>
      <text:p text:style-name="P23"><text:span text:style-name="T1">Run:</text:span> 2 miles in 21:52 splits 10:16, 11:35 and rest a few minutes</text:p>
      <text:p text:style-name="P10">Run: <text:span text:style-name="T2">3 miles, I alternated jogging 220 yards and running 220 yards</text:span></text:p>
      <text:p text:style-name="P23">jogging pace: about 14:40, running pace: about 11:20, Ave pace: 12:53/mile</text:p>
      <text:p text:style-name="P10"><text:soft-page-break/><text:span text:style-name="T2">During the past week: </text:span>10 miles running</text:p>
      <text:p text:style-name="P23"/>
      <text:p text:style-name="P23">Sat Dec 31, 2022 no running</text:p>
      <text:p text:style-name="P23"/>
      <text:p text:style-name="P23">Sun Jan 1, 2023 <text:span text:style-name="T1">3 miles </text:span>on hilly roads averaging 12:30/ mile</text:p>
      <text:p text:style-name="P23"/>
      <text:p text:style-name="P23">Mon Jan 2, 2023 <text:span text:style-name="T1">3.7 miles</text:span> </text:p>
      <text:list xml:id="list4810730761860234670" text:style-name="L27">
        <text:list-item>
          <text:list>
            <text:list-header>
              <text:p text:style-name="P181">3.7 miles including 10 cemetery (3.2 miles) averaging 11:10/mile</text:p>
              <text:p text:style-name="P181">Sum of ascents: 220 feet</text:p>
            </text:list-header>
          </text:list>
        </text:list-item>
      </text:list>
      <text:p text:style-name="P23"/>
      <text:p text:style-name="P23">Tues Jan 3, 2023 <text:s/><text:span text:style-name="T1">5 miles </text:span>on a college treadmill</text:p>
      <text:p text:style-name="P10">Warm up: <text:span text:style-name="T2"><text:s/>2 miles in 21:00, splits 10:45 and 10:15 and rest a few minutes</text:span></text:p>
      <text:p text:style-name="P10">Run: <text:span text:style-name="T2">3 x ¼ mile in 2:09 with a 3:00 ¼ mile before each run</text:span></text:p>
      <text:p text:style-name="P23">I was planning on running more 1/4's but I was really tired and my pulse was high.</text:p>
      <text:p text:style-name="P10">Warm down:<text:span text:style-name="T2"> 1.5 miles at 11:00/mile</text:span></text:p>
      <text:p text:style-name="P23"/>
      <text:p text:style-name="P23">Wed Jan 4, 2023 no running 2 miles walking</text:p>
      <text:p text:style-name="P23">I walked 2 miles in 23:11 on hilly rods</text:p>
      <text:p text:style-name="P23"/>
      <text:p text:style-name="P10"><text:span text:style-name="T2">Thur Jan 5, 2023 </text:span>5 miles</text:p>
      <text:p text:style-name="P10">On treadmill: <text:span text:style-name="T2">2</text:span> <text:span text:style-name="T2">miles in 21 minutes going faster as I ran</text:span></text:p>
      <text:p text:style-name="P10">On indoor track:<text:span text:style-name="T2"> I jogged and ran 3 miles averaging 13:17/mile</text:span></text:p>
      <text:p text:style-name="P23"/>
      <text:p text:style-name="P10"><text:span text:style-name="T2">Fri Jan 6, 2023 </text:span>5.75 miles </text:p>
      <text:p text:style-name="P10">Warm up: <text:span text:style-name="T2">0.5 miles at various paces and rest a few minutes</text:span></text:p>
      <text:p text:style-name="P10">Run: <text:span text:style-name="T2">5 miles on a treadmill starting at 10:10/mile and ending at 9:22/mile</text:span></text:p>
      <text:p text:style-name="P23">Time: 49:12 or 9:50/mile</text:p>
      <text:p text:style-name="P23"><text:span text:style-name="T1">Warm down:</text:span> <text:s/>¼ mile in 3:00</text:p>
      <text:p text:style-name="P23"/>
      <text:p text:style-name="P10"><text:span text:style-name="T2">During the past week: </text:span>22.45 miles running</text:p>
      <text:p text:style-name="P23"/>
      <text:p text:style-name="P23">Sat Jan 7, 2023 <text:span text:style-name="T1">no running</text:span> 32 minutes at level 15 on the elliptical</text:p>
      <text:p text:style-name="P23"/>
      <text:p text:style-name="P23">Sun Jan 8, 2023 <text:span text:style-name="T1">no running</text:span> 38 minutes on the elliptical</text:p>
      <text:p text:style-name="P23">I started at level 15 and worked up to level 17.</text:p>
      <text:p text:style-name="P10"/>
      <text:p text:style-name="P23">Mon Jan 9, 2023 <text:span text:style-name="T1">no running </text:span></text:p>
      <text:p text:style-name="P23"/>
      <text:p text:style-name="P23">Tues Jan 10, 2023 <text:span text:style-name="T1">5.5 miles </text:span>on a treadmill</text:p>
      <text:p text:style-name="P23"><text:span text:style-name="T1">Warm up:</text:span> 1 mile at various paces in 10:00 and rest a few minutes </text:p>
      <text:p text:style-name="P10">Run: <text:span text:style-name="T2">8 x 0.25 miles with 0.25 mile jog before each run. Run times: 2:14, Jog times: 3:02</text:span></text:p>
      <text:p text:style-name="P23"><text:span text:style-name="T1">Warm down:</text:span> ½ mile in 5:20</text:p>
      <text:p text:style-name="P23"><text:soft-page-break/>Wed Jan 11, 2023 <text:span text:style-name="T1">no running</text:span></text:p>
      <text:p text:style-name="P10"/>
      <text:p text:style-name="P23">Thur Jan 12, 2023 <text:span text:style-name="T1"><text:s/>5.5 miles </text:span>on a treadmill</text:p>
      <text:p text:style-name="P23"><text:span text:style-name="T1">Warm up:</text:span> 1 mile at various paces in 10:00 and rest a few minutes </text:p>
      <text:p text:style-name="P10">Run: <text:span text:style-name="T2">8 x 0.25 miles with 0.25 mile jog before each run. Run times: 2:14, Jog times: 3:01</text:span></text:p>
      <text:p text:style-name="P23"><text:span text:style-name="T1">Warm down:</text:span> ½ mile in 5:15</text:p>
      <text:p text:style-name="P23">I felt somewhat better than 2 days ago.</text:p>
      <text:p text:style-name="P23"/>
      <text:p text:style-name="P23">Fri Jan 13, 2023 <text:s/><text:span text:style-name="T1">5 miles</text:span> on the indoor track</text:p>
      <text:p text:style-name="P10">Run:<text:span text:style-name="T2">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2">Splits:</text:span> <text:span text:style-name="T2">11:27, 11:29, 11:40, 11:51, 11:56</text:span></text:p>
      <text:p text:style-name="P23"/>
      <text:p text:style-name="P10"><text:span text:style-name="T2">During the past week: </text:span>16 miles</text:p>
      <text:p text:style-name="P23"/>
      <text:p text:style-name="P23">Sat Jan 14, 2023 <text:span text:style-name="T1">6.31 miles</text:span> </text:p>
      <text:p text:style-name="P10">Run:<text:span text:style-name="T2"> I ran for 1 hour on a treadmill and covered 6.31 miles. Ave pace: 9:30.5/mile</text:span></text:p>
      <text:p text:style-name="P32">Mile splits: 9:50, 9:41, 9:40, 9:30, 9:21, 9:11 and the last 0.31 miles at 8:57/mile</text:p>
      <text:p text:style-name="P32">Ave HR: ~140 bpm, Max HR near the end: 160 bpm</text:p>
      <text:p text:style-name="P10"/>
      <text:p text:style-name="P23">Sun Jan 15, 2023 <text:span text:style-name="T1">5 miles</text:span></text:p>
      <text:p text:style-name="P23">I ran 5 miles on the indoor track. I ran a ¼ mile, jogged a ¼ mile and repeated until I had covered 5 miles averaging about 13:00/mile. This is a good routine for running an ultra. l</text:p>
      <text:p text:style-name="P23"/>
      <text:p text:style-name="P23">Mon Jan 16, 2023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 Time 56:51</text:p>
      <text:p text:style-name="P23">Ave pace:11:22/mile, Sum of ascents: 675 feet, Ave Pulse: ? bpm, Max Pulse:?</text:p>
      <text:p text:style-name="P23"/>
      <text:p text:style-name="P23">Tues Jan 17, <text:span text:style-name="T1">5.62 miles</text:span></text:p>
      <text:p text:style-name="P23"><text:span text:style-name="T1">Warm up:</text:span> 0.25 miles to the cemetery loop</text:p>
      <text:p text:style-name="P23"><text:span text:style-name="T1">Run:</text:span> 16 cemetery loops or 5.12 miles in 1:05:32 (12:48/mile)</text:p>
      <text:p text:style-name="P23">I ran a loop, jogged a loop and repeated until I completed 16 loops. </text:p>
      <text:p text:style-name="P23">Ave. running pace: 12:06/mile, Ave jogging pace 13:30/mile</text:p>
      <text:p text:style-name="P23">Total ascent along the run: 352 feet.</text:p>
      <text:p text:style-name="P23"/>
      <text:p text:style-name="P23">Wed Jan 18, 18 <text:span text:style-name="T1">4.5 miles</text:span></text:p>
      <text:p text:style-name="P23"><text:span text:style-name="T1">Run: </text:span>10 cemetery loops plus one mile in 46:04 (10:59/mile). Distance:4.2 miles</text:p>
      <text:p text:style-name="P23">The last mile was in 10:11. Total ascent along the run: 286 feet. </text:p>
      <text:p text:style-name="P23"><text:span text:style-name="T1">Warm down:</text:span> 0.3 miles.</text:p>
      <text:p text:style-name="P23"><text:soft-page-break/>Thur Jan 19, 2023 <text:span text:style-name="T1">4.75 miles</text:span> on a treadmill</text:p>
      <text:p text:style-name="P10">Warm up:<text:span text:style-name="T2"> 0.75 miles at various pace averaging 10:00/mile</text:span></text:p>
      <text:p text:style-name="P10">Run:<text:span text:style-name="T2"> ½ mile, ½ mile, ¼ mile, ¼ mile, ¼ mile, ¼ mile with a ¼ mile jog before each.</text:span></text:p>
      <text:p text:style-name="P23">Times: 4:29, 4:29, 2:12, 2:10, 2:05, 2:02 <text:s/>jogs all in about 3:00.</text:p>
      <text:p text:style-name="P10">Warm down:<text:span text:style-name="T2"> ½ mile in 5:15</text:span></text:p>
      <text:p text:style-name="P23"/>
      <text:p text:style-name="P10"><text:span text:style-name="T2">Fri Jan 20, 2023 </text:span>4.3 miles<text:span text:style-name="T2"> on a treadmill</text:span></text:p>
      <text:p text:style-name="P10">Warm up:<text:span text:style-name="T2"> 0.7 miles at various paces in about 7 minutes</text:span></text:p>
      <text:p text:style-name="P10">Run:<text:span text:style-name="T2"> 5K in 29:25, Splits: 9:47, 9:29, 9:10, 0:59 Ave Pace: 9:28/mile</text:span></text:p>
      <text:p text:style-name="P10">Warm down:<text:span text:style-name="T2"> 0.5 miles in 5:10</text:span></text:p>
      <text:p text:style-name="P23"/>
      <text:p text:style-name="P10"><text:span text:style-name="T2">During the past week: </text:span>35.5miles</text:p>
      <text:p text:style-name="P10"/>
      <text:p text:style-name="P23">Sat Jan 21, 2023 <text:span text:style-name="T1">6.65 miles</text:span> on a treadmill</text:p>
      <text:p text:style-name="P23"><text:span text:style-name="T1">Run:</text:span> 6.15 miles in 60:00, Ave Pace: 9:45/mile, last mile in 9:22, last 0.15 at 9:00/mile.</text:p>
      <text:p text:style-name="P23">Max Pulse: 156 bpm</text:p>
      <text:p text:style-name="P23"><text:span text:style-name="T1">Warm down:</text:span> 0.5 miles in 5:00.</text:p>
      <text:p text:style-name="P23"/>
      <text:p text:style-name="P23">Sun Jan 22, 2023 <text:span text:style-name="T1">5.5 miles</text:span></text:p>
      <text:p text:style-name="P23">I ran 5.5 miles on the indoor track in 1:00:10 averaging 10:56/mile</text:p>
      <text:p text:style-name="P23"/>
      <text:p text:style-name="P23">Mon Jan 23, 2023 <text:span text:style-name="T1">6 miles</text:span></text:p>
      <text:p text:style-name="P23">I ran 5.78 miles on a treadmill in 1:00:00 averaging 10:23/mile</text:p>
      <text:list xml:id="list514658075699013508" text:style-name="L28">
        <text:list-item>
          <text:list>
            <text:list-header>
              <text:p text:style-name="P182">Splits: 2.5 miles at 5.7 mi/hour, 1.5 miles at 5.8 mi/hour,</text:p>
              <text:p text:style-name="P182"><text:s text:c="11"/>1.5 miles at 5.9 mi/hour, 0.28 miles at 6.0 mi/hr</text:p>
            </text:list-header>
          </text:list>
        </text:list-item>
      </text:list>
      <text:p text:style-name="P23">Heart rate near the end: 137 bpm. At half-way it was in the mid 120's.</text:p>
      <text:p text:style-name="P10">Warm down: <text:span text:style-name="T2">0.25 miles in 2:55</text:span></text:p>
      <text:p text:style-name="P23"/>
      <text:p text:style-name="P10">My body is tired. I need to back off for a while.</text:p>
      <text:p text:style-name="P23"/>
      <text:p text:style-name="P10"><text:span text:style-name="T2">Tues Jan 24, 2023 </text:span>3.25 miles </text:p>
      <text:p text:style-name="P10">Warm up:<text:span text:style-name="T2"> 0.25 miles of drills on the indoor track</text:span></text:p>
      <text:p text:style-name="P23"><text:span text:style-name="T1">Run:</text:span> I ran 3 miles on a treadmill. Approximate Splits 12:00, 11:00, 11:00</text:p>
      <text:p text:style-name="P23"><text:span text:style-name="T1">Ave HR:</text:span> 114 bpm <text:s/><text:span text:style-name="T1">Final HR:</text:span> ~122 bpm</text:p>
      <text:p text:style-name="P10"><text:s/></text:p>
      <text:p text:style-name="P10"><text:span text:style-name="T2">Wed Jan 25, 2023 </text:span>3.5 miles </text:p>
      <text:p text:style-name="P10">Warm up:<text:span text:style-name="T2"> 0.25 miles of drills on the indoor track</text:span></text:p>
      <text:p text:style-name="P23"><text:span text:style-name="T1">Run:</text:span> I ran 3 miles on a treadmill. Approximate Splits 11:00, 11:00, 11:00</text:p>
      <text:p text:style-name="P23"><text:span text:style-name="T1">Ave HR:</text:span> 125 bpm <text:s/><text:span text:style-name="T1">Final HR:</text:span> ~128 bpm</text:p>
      <text:p text:style-name="P23"><text:span text:style-name="T1">Warm down:</text:span> <text:s/>0.25 miles in about 3 minutes</text:p>
      <text:p text:style-name="P10"/>
      <text:p text:style-name="P10"/>
      <text:p text:style-name="P10"><text:soft-page-break/><text:span text:style-name="T2">Thur Jan 26, 2023 </text:span>4 miles </text:p>
      <text:p text:style-name="P10">Warm up:<text:span text:style-name="T2"> 0.25 miles of drills on the indoor track</text:span></text:p>
      <text:p text:style-name="P23"><text:span text:style-name="T1">Run:</text:span> 3.5 miles on a treadmill. Approximate Splits 11:00, 11:00, 11:00, 5:30</text:p>
      <text:p text:style-name="P23"><text:span text:style-name="T1">Ave HR:</text:span> 119 bpm <text:s/><text:span text:style-name="T1">HR after 3 miles:</text:span> 124 bpm <text:span text:style-name="T1">Final HR:</text:span> 123 bpm</text:p>
      <text:p text:style-name="P23"><text:span text:style-name="T1">Warm down:</text:span> <text:s/>0.25 miles in about 3 minutes</text:p>
      <text:p text:style-name="P23">My heart rate was generally lower today than yesterday.</text:p>
      <text:p text:style-name="P10"/>
      <text:p text:style-name="P10"><text:span text:style-name="T2">Fri Jan 27, 2023 </text:span>4.5 miles </text:p>
      <text:p text:style-name="P10">Warm up:<text:span text:style-name="T2"> 0.25 miles of drills on the indoor track</text:span></text:p>
      <text:p text:style-name="P23"><text:span text:style-name="T1">Run:</text:span> 4 miles on a treadmill. </text:p>
      <text:p text:style-name="P23">Splits and HR at the end of the mile:</text:p>
      <text:p text:style-name="P23"><text:s text:c="6"/>10:35 (125 bpm), 10:22 (125 bpm), 10:31 (127 bpm), 10:32 (128 bpm) </text:p>
      <text:p text:style-name="P23"><text:span text:style-name="T1">Warm down:</text:span> <text:s/>0.25 miles in about 3 minutes</text:p>
      <text:p text:style-name="P10"/>
      <text:p text:style-name="P10"><text:span text:style-name="T2">During the past week: </text:span>33.4miles</text:p>
      <text:p text:style-name="P23"/>
      <text:p text:style-name="P10"><text:span text:style-name="T2">Sat Jan 28, 2023 </text:span>no running</text:p>
      <text:p text:style-name="P23"/>
      <text:p text:style-name="P10"><text:span text:style-name="T2">Sun Jan 29, 2023 </text:span>no running</text:p>
      <text:p text:style-name="P23"/>
      <text:p text:style-name="P10"><text:span text:style-name="T2">Mon Jan 30, 2023 </text:span>6.64 miles<text:span text:style-name="T2"> </text:span></text:p>
      <text:p text:style-name="P10">Run:<text:span text:style-name="T2"> I ran for 1 hour on a treadmill and covered 6.39 miles. Ave pace: 9:23.4/mile</text:span></text:p>
      <text:p text:style-name="P32">Mile splits: 10:00, 9:45, 9:30, 9:14, 9:05, 9:00, the last 0.39 miles averaging 8:48/mile</text:p>
      <text:p text:style-name="P23">Ave HR: ~143 bpm, Max HR near the end: 161 bpm</text:p>
      <text:p text:style-name="P23">The 5k starting at the 3 mile mark and ending near 6.11miles averaged 9:06/mile.</text:p>
      <text:p text:style-name="P10"/>
      <text:p text:style-name="P10"><text:span text:style-name="T2">Tues Jan 31, 2023</text:span> 3.5 miles <text:span text:style-name="T2">on the indoor track</text:span></text:p>
      <text:p text:style-name="P23"><text:span text:style-name="T1">Warm up:</text:span> ¼ mile of drills</text:p>
      <text:p text:style-name="P23"><text:span text:style-name="T1">Run:</text:span> 3.25 miles, Splits: 11:49, 11:38, 10:23, 2:32</text:p>
      <text:p text:style-name="P23"/>
      <text:p text:style-name="P23">Wed Feb 1, 2023 <text:span text:style-name="T1">2.38 miles</text:span> on the indoor track</text:p>
      <text:p text:style-name="P23">I ran 2.13 miles going faster as I ran and averaging 10:22/mile. The last ¾ mile was at an average pace of 9:49/mile</text:p>
      <text:p text:style-name="P23"/>
      <text:p text:style-name="P23">Thurs Feb 2, 2023 <text:span text:style-name="T1">3.25 miles </text:span>on the indoor track</text:p>
      <text:p text:style-name="P23">I ran 3/16 of a miles and jogged 1/16 of a mile mile and repeated until I reached 3.25 miles. Average pace 11:00/mile. <text:s/>Running pace about 10:45/mile and jogging pace about 12:00/mile.</text:p>
      <text:p text:style-name="P23"/>
      <text:p text:style-name="P23"/>
      <text:p text:style-name="P23"/>
      <text:p text:style-name="P23"/>
      <text:p text:style-name="P23"><text:soft-page-break/>Fri Feb 3, 2023 <text:span text:style-name="T1">4 miles </text:span></text:p>
      <text:p text:style-name="P10">On the indoor track:</text:p>
      <text:p text:style-name="P23">During each ¼ mile I ran about 370 yards and jogged about 70 yards. I did this for 3 miles and averaged about 10:54/mile. Then I rested about 5 minutes.</text:p>
      <text:p text:style-name="P10">On a treadmill:</text:p>
      <text:p text:style-name="P23">I ran a mile. First I ran a 0.1 mile lead-in to a 1K run, then I ran 1K at a pace of 8:00/mile and then I slowed down and ran 0.28 miles. Time for the mile about 9:20. </text:p>
      <text:p text:style-name="P23">Check below for a summary of distances I have run at 8:00.mile. <text:s text:c="2"/></text:p>
      <text:p text:style-name="P10"/>
      <text:p text:style-name="P10"><text:span text:style-name="T2">During the past week: </text:span>19.8<text:span text:style-name="T2"> </text:span>miles</text:p>
      <text:p text:style-name="P10"/>
      <text:p text:style-name="P23">Sat Feb 4, 2023 <text:span text:style-name="T1">4.25 miles </text:span>on the indoor track</text:p>
      <text:p text:style-name="P23">I ran 4.25 miles on the indoor track with Colton McCurdy at the end of his long run. </text:p>
      <text:p text:style-name="P23">Time: 43:47, Ave Pace: 10:18/mile, Max HR: 149 bpm </text:p>
      <text:p text:style-name="P23"/>
      <text:p text:style-name="P23">Sun Feb 5, 2023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 Time 55:04</text:p>
      <text:p text:style-name="P23">Ave pace:11:01/mile, Sum of ascents: 675 feet, Ave Pulse: 127 bpm, Max Pulse: 155</text:p>
      <text:p text:style-name="P10">See below for summary of my runs on this course.</text:p>
      <text:p text:style-name="P10"/>
      <text:p text:style-name="P23">Mon Feb 6, 2023 <text:span text:style-name="T1">3.75 miles</text:span> with Jim Fitch on the indoor track</text:p>
      <text:p text:style-name="P23"><text:span text:style-name="T1">Warm up:</text:span> <text:s/>¾ mile jog and ¼ mile of <text:s/>drills</text:p>
      <text:p text:style-name="P23"><text:span text:style-name="T1">Run:</text:span> 4 x ¼ mile with 1/8 mile before each run, times: 2:28, 2:17, 2:30, 2:18</text:p>
      <text:p text:style-name="P23">¼ mile jog and a ½ mile in 4:44</text:p>
      <text:p text:style-name="P23"><text:span text:style-name="T1">Warm down:</text:span> We ran and jogged a half mile: </text:p>
      <text:p text:style-name="P23">3/16 mile run+1/16 mile jog +3/16 mile run+1/16 mile jog, Time: 5:53 Ave Pace11:46 </text:p>
      <text:p text:style-name="P10"><text:span text:style-name="T2">Running pace: 11:00/mile <text:s/>Jogging pace: 14:15/mile</text:span> </text:p>
      <text:p text:style-name="P23"/>
      <text:p text:style-name="P23">Tues Feb 7, 2023 <text:span text:style-name="T1">3.25 miles</text:span> on the indoor track</text:p>
      <text:p text:style-name="P10">Warm up: <text:span text:style-name="T2">¼ mile of drills</text:span></text:p>
      <text:p text:style-name="P10">Run: <text:span text:style-name="T2">3 miles of running and jogging at average pace of about 11:45/mile</text:span> </text:p>
      <text:p text:style-name="P10"/>
      <text:p text:style-name="P23">Wed Feb 8, 2023 <text:span text:style-name="T1">3.25 miles</text:span> on the indoor track</text:p>
      <text:p text:style-name="P10">Warm up: <text:span text:style-name="T2">¼ mile of drills</text:span></text:p>
      <text:p text:style-name="P10">Run: <text:span text:style-name="T2">3 miles of running and jogging at average pace of about 12:00/mile</text:span></text:p>
      <text:p text:style-name="P10"/>
      <text:p text:style-name="P10"><text:span text:style-name="T2">Thur Feb 9, 2023 </text:span>4.1 miles</text:p>
      <text:p text:style-name="P10">Warm up: <text:span text:style-name="T2">½ mile on the indoor track in 4:50 and rest a few minutes</text:span></text:p>
      <text:p text:style-name="P23"><text:span text:style-name="T1">Run</text:span> on a treadmill:</text:p>
      <text:list xml:id="list1876765290312002663" text:style-name="L29">
        <text:list-item>
          <text:list>
            <text:list-header>
              <text:p text:style-name="P183">0.5 mile lead into a 5K(Peak pulse 151 bpm) and ½ mile after the 5K at various spaces</text:p>
            </text:list-header>
          </text:list>
        </text:list-item>
      </text:list>
      <text:p text:style-name="P23"><text:soft-page-break/>5K in 27:53, Ave Pace: 8:58/mile, Splits: 9:05, 8:57, 8:54 , last 0.11miles at 8:40/mile</text:p>
      <text:p text:style-name="P23">Fri Feb 10, 2023 <text:span text:style-name="T1">no running</text:span></text:p>
      <text:p text:style-name="P23"/>
      <text:p text:style-name="P10"><text:span text:style-name="T2">During the past week: </text:span>23.6<text:span text:style-name="T2"> </text:span>miles</text:p>
      <text:p text:style-name="P10"/>
      <text:p text:style-name="P23">Sat Feb 11, 2023 <text:span text:style-name="T1">3.7 miles</text:span></text:p>
      <text:p text:style-name="P10">Warm up: <text:span text:style-name="T2">¼ mile to the cemetery loop</text:span></text:p>
      <text:p text:style-name="P23"><text:span text:style-name="T1">Run:</text:span> 10 loops (3.2 miles) in 35:01, Ave Pace: 10:56/mile</text:p>
      <text:p text:style-name="P23"><text:span text:style-name="T1">Warm down:</text:span> ¼ mile home</text:p>
      <text:p text:style-name="P23"/>
      <text:p text:style-name="P23">Sun Feb 12, 2023 <text:span text:style-name="T1">2.75 miles</text:span></text:p>
      <text:p text:style-name="P10">Warm up: <text:span text:style-name="T2">1.5</text:span> <text:span text:style-name="T2">miles at various paces end at the cemetery loop <text:s/></text:span></text:p>
      <text:p text:style-name="P23"><text:span text:style-name="T1">Run:</text:span> 1 mile on the loop in 10:51</text:p>
      <text:p text:style-name="P23"><text:span text:style-name="T1">Warm down:</text:span> ¼ mile home</text:p>
      <text:p text:style-name="P23"/>
      <text:p text:style-name="P23">Mon Feb 13, 2023 <text:span text:style-name="T1">2 miles</text:span></text:p>
      <text:p text:style-name="P10">Warm up: <text:span text:style-name="T2">0.25</text:span> <text:span text:style-name="T2">miles to the cemetery loop <text:s/></text:span></text:p>
      <text:p text:style-name="P23"><text:span text:style-name="T1">Run:</text:span> 1.5 mile on the loop at about 12:00/mile</text:p>
      <text:p text:style-name="P23"><text:span text:style-name="T1">Warm down:</text:span> 0.25 miles home</text:p>
      <text:p text:style-name="P23"/>
      <text:p text:style-name="P23">Tues Feb 14, 2023 <text:span text:style-name="T1">3.7 miles</text:span></text:p>
      <text:p text:style-name="P10">Warm up: <text:span text:style-name="T2">0.25</text:span> <text:span text:style-name="T2">miles to the cemetery loop <text:s/></text:span></text:p>
      <text:p text:style-name="P23"><text:span text:style-name="T1">Run:</text:span> 10 loops (3.2 miles) in 35:03, Ave Pace: 10:57/mile</text:p>
      <text:p text:style-name="P23"><text:span text:style-name="T1">Warm down:</text:span> 0.25 miles home</text:p>
      <text:p text:style-name="P23"/>
      <text:p text:style-name="P23">Wed Feb 15, 2023 <text:span text:style-name="T1">3.7 miles</text:span></text:p>
      <text:p text:style-name="P10">Warm up: <text:span text:style-name="T2">0.25</text:span> <text:span text:style-name="T2">miles to the cemetery loop <text:s/></text:span></text:p>
      <text:p text:style-name="P23"><text:span text:style-name="T1">Run:</text:span> 10 loops (3.2 miles) in 33:31, Ave Pace: 10:28/mile </text:p>
      <text:p text:style-name="P23">Ave HR: 125 bpm, Max HR: 142 bpm</text:p>
      <text:p text:style-name="P23"><text:span text:style-name="T1">Warm down:</text:span> 0.25 miles home</text:p>
      <text:p text:style-name="P23">It was a nice today. I didn't wear sweats.</text:p>
      <text:p text:style-name="P23"/>
      <text:p text:style-name="P23">Thur Feb 16, 2023 <text:span text:style-name="T1">3.7 miles</text:span></text:p>
      <text:p text:style-name="P10">Warm up: <text:span text:style-name="T2">0.25</text:span> <text:span text:style-name="T2">miles to the cemetery loop <text:s/></text:span></text:p>
      <text:p text:style-name="P23"><text:span text:style-name="T1">Run:</text:span> 10 loops (3.2 miles) in 35:23, Ave Pace: 11:03/mile </text:p>
      <text:p text:style-name="P23">Ave HR: 116 bpm, Max HR: 141 bpm</text:p>
      <text:p text:style-name="P23"><text:span text:style-name="T1">Warm down:</text:span> 0.25 miles home</text:p>
      <text:p text:style-name="P23">I wore sweats.</text:p>
      <text:p text:style-name="P23"/>
      <text:p text:style-name="P23">Fri Feb 17, 2023 <text:span text:style-name="T1">no running</text:span></text:p>
      <text:p text:style-name="P23"/>
      <text:p text:style-name="P10"><text:span text:style-name="T2">During the past week: </text:span>19.7<text:span text:style-name="T2"> </text:span><text:span text:style-name="T1">miles</text:span></text:p>
      <text:p text:style-name="P10"><text:soft-page-break/></text:p>
      <text:p text:style-name="P23">Sat Feb 18, 2023 <text:span text:style-name="T1">5 miles</text:span></text:p>
      <text:p text:style-name="P23">I ran 5 miles on the Allegheny College indoor track in 54:40, Ave Pace: 10:56/mile.</text:p>
      <text:p text:style-name="P23">Max HR: 134 bpm</text:p>
      <text:p text:style-name="P23"/>
      <text:p text:style-name="P23">Sun Feb 19, 2023 <text:span text:style-name="T1">no running</text:span></text:p>
      <text:p text:style-name="P23">I did 2 cycles with about 15 weight machines for a full body workout in the Wise Center.</text:p>
      <text:p text:style-name="P23"/>
      <text:p text:style-name="P23">Mon Feb 20, 2023 <text:span text:style-name="T1">3.7 miles</text:span></text:p>
      <text:p text:style-name="P10">Warm up: <text:span text:style-name="T2">0.25</text:span> <text:span text:style-name="T2">miles to the cemetery loop <text:s/></text:span></text:p>
      <text:p text:style-name="P23"><text:span text:style-name="T1">Run and Jog:</text:span> 10 loops (3.2 miles) in 38:42, Ave Pace: 12:06/mile </text:p>
      <text:p text:style-name="P23">Ave HR: 110 bpm, Max HR: 133 bpm</text:p>
      <text:p text:style-name="P23"><text:span text:style-name="T1">Warm down:</text:span> 0.25 miles home</text:p>
      <text:p text:style-name="P23">I wore sweats.</text:p>
      <text:p text:style-name="P23"/>
      <text:p text:style-name="P23">Tues Feb 21 2023 <text:span text:style-name="T1">no running</text:span></text:p>
      <text:p text:style-name="P23"/>
      <text:p text:style-name="P23">Wed Feb 22, 2023 <text:span text:style-name="T1">2.5 miles</text:span> on a treadmill</text:p>
      <text:p text:style-name="P23"><text:span text:style-name="T1">Run:</text:span> 2 miles in 20 min followed by ½ mile in about 5:30</text:p>
      <text:p text:style-name="P23"/>
      <text:p text:style-name="P23">Thur Feb 23, 2023 <text:span text:style-name="T1">3.7 miles</text:span></text:p>
      <text:p text:style-name="P10">Warm up: <text:span text:style-name="T2">0.25</text:span> <text:span text:style-name="T2">miles to the cemetery loop <text:s/></text:span></text:p>
      <text:p text:style-name="P23"><text:span text:style-name="T1">Run:</text:span> 10 loops (3.2 miles) in 32:11, Ave Pace: 10:10/mile, Last mile in 9:56</text:p>
      <text:p text:style-name="P23">Max HR: 151 bpm</text:p>
      <text:p text:style-name="P23"><text:span text:style-name="T1">Warm down:</text:span> 0.25 miles home</text:p>
      <text:p text:style-name="P23">It was a nice today. I didn't wear sweats.</text:p>
      <text:p text:style-name="P23"/>
      <text:p text:style-name="P23">Fri Feb 24, 2028 <text:span text:style-name="T1">2.5 miles</text:span></text:p>
      <text:p text:style-name="P23">I ran 2.5 miles on the indoor track averaging 10:56/mile</text:p>
      <text:p text:style-name="P23"/>
      <text:p text:style-name="P10"><text:span text:style-name="T2">During the past week: <text:s/></text:span>17.4 miles</text:p>
      <text:p text:style-name="P23"/>
      <text:p text:style-name="P23"/>
      <text:p text:style-name="P23"/>
      <text:p text:style-name="P23">Sat Feb 25, 2023 <text:span text:style-name="T1">6 miles</text:span></text:p>
      <text:p text:style-name="P23">I ran 6 miles on the Allegheny College indoor track in 1:05:10 or 10:52/mile</text:p>
      <text:p text:style-name="P23">Ave Pace for the first 4 miles: 10:56/mile.</text:p>
      <text:p text:style-name="P23">Times for the 5<text:span text:style-name="T5">th</text:span> and 6<text:span text:style-name="T5">th</text:span> miles: 10:51 and 10:37</text:p>
      <text:p text:style-name="P23">Max HR: 134 bpm</text:p>
      <text:p text:style-name="P23"/>
      <text:p text:style-name="P23">Sun Feb 26, 2023 <text:span text:style-name="T1">no running </text:span></text:p>
      <text:p text:style-name="P23"/>
      <text:p text:style-name="P23"><text:soft-page-break/></text:p>
      <text:p text:style-name="P23"/>
      <text:p text:style-name="P23"/>
      <text:p text:style-name="P23">Mon Feb 27, 2023 <text:span text:style-name="T1">4 miles</text:span></text:p>
      <text:p text:style-name="P23">I ran 4 miles on the Allegheny College indoor track in 43:21 or 10:50/mile </text:p>
      <text:p text:style-name="P23">Ave Pace for the first 2 miles: 10:56/mile.</text:p>
      <text:p text:style-name="P23">Times for the 3<text:span text:style-name="T5">rd</text:span> and 4<text:span text:style-name="T5">th</text:span> miles: 10:50 and 10:38</text:p>
      <text:p text:style-name="P23">Max HR: 135 bpm</text:p>
      <text:p text:style-name="P23"/>
      <text:p text:style-name="P23">Tues Feb 28, 2023 <text:span text:style-name="T1">4 miles</text:span></text:p>
      <text:p text:style-name="P23">I ran 4 miles on the Allegheny College indoor track in 43:16 or 10:49/mile</text:p>
      <text:p text:style-name="P23">Ave Pace for the first 2 miles: 10:56/mile. HR after 2 miles 122 bpm</text:p>
      <text:p text:style-name="P23">Times for the 3<text:span text:style-name="T5">rd</text:span> and 4<text:span text:style-name="T5">th</text:span> miles: 10:41 and 10:43. </text:p>
      <text:p text:style-name="P23">Max HR: 133 bpm near the end of the run.</text:p>
      <text:p text:style-name="P23"/>
      <text:p text:style-name="P23">Wed March 1, 2023 <text:span text:style-name="T1">4 miles</text:span></text:p>
      <text:p text:style-name="P23">I ran 4 miles on the Allegheny College indoor track in 43:12 or 10:48/mile</text:p>
      <text:p text:style-name="P23">Ave Pace for the first 2 miles: 10:55/mile. HR after 2 miles 120 bpm</text:p>
      <text:p text:style-name="P23">Times for the 3<text:span text:style-name="T5">rd</text:span> and 4<text:span text:style-name="T5">th</text:span> miles: 10:51 and 10:32. </text:p>
      <text:p text:style-name="P23">Max HR: 136 bpm at the 3.75 mile mark. I slowed during the last ¼ mile and the </text:p>
      <text:p text:style-name="P23">Final HR was about 130 bpm.</text:p>
      <text:p text:style-name="P10"/>
      <text:p text:style-name="P23">Thur March 2, 2023 <text:span text:style-name="T1">4 miles</text:span></text:p>
      <text:p text:style-name="P23">I ran 4 miles on the Allegheny College indoor track in 43:19 or 10:50/mile </text:p>
      <text:p text:style-name="P23">Ave Pace for the first 2 miles: 10:55/mile. HR after 2 miles 120 bpm</text:p>
      <text:p text:style-name="P23">Times for the 3<text:span text:style-name="T5">rd</text:span> and 4<text:span text:style-name="T5">th</text:span> miles: 10:44 and 10:44. </text:p>
      <text:p text:style-name="P23">I kept my HR near 131 bpm for the last 1.5 miles</text:p>
      <text:p text:style-name="P23">Final HR was 132 bpm.</text:p>
      <text:p text:style-name="P10"/>
      <text:p text:style-name="P10"><text:span text:style-name="T2">Fri March 3, 2023</text:span> no running</text:p>
      <text:p text:style-name="P10"/>
      <text:p text:style-name="P10"><text:span text:style-name="T2">During the past week: <text:s/></text:span>22 miles</text:p>
      <text:p text:style-name="P10"/>
      <text:p text:style-name="P23">Sat March 4, 2023 <text:span text:style-name="T1">7 miles</text:span></text:p>
      <text:p text:style-name="P23">I ran 7 miles on the Allegheny College indoor track in 1:16:03 or 10:52/mile</text:p>
      <text:p text:style-name="P23">Ave Pace for the first 2 miles: 10:56/mile. HR after 2 miles: 126 bpm</text:p>
      <text:p text:style-name="P23">Ave Pace for the 2<text:span text:style-name="T5">nd</text:span> <text:s text:c="2"/>2 miles: 11:00/mile. HR after 4 miles: 136 bpm</text:p>
      <text:p text:style-name="P23">Ave Pace for the 3<text:span text:style-name="T5">rd</text:span> <text:s text:c="2"/>2 miles: <text:s/>10:50/mile. HR after 6 miles: 136 bpm</text:p>
      <text:p text:style-name="P23">Time for the 7<text:span text:style-name="T5">th</text:span> mile: 10:23. <text:s/>HR after 7 miles: 149 bpm </text:p>
      <text:p text:style-name="P23">HR higher at the end because of faster pace. </text:p>
      <text:p text:style-name="P10"/>
      <text:p text:style-name="P23">Sun Mar 5, 2023 <text:span text:style-name="T1">no running</text:span></text:p>
      <text:p text:style-name="P10"><text:soft-page-break/></text:p>
      <text:p text:style-name="P23">Mon Mar 6, 2023 <text:span text:style-name="T1">3 miles </text:span>on the indoor track</text:p>
      <text:p text:style-name="P23"><text:span text:style-name="T1">Time:</text:span> 31:11 or 10:24/mile</text:p>
      <text:p text:style-name="P23"><text:span text:style-name="T1">Mile splits:</text:span> 10:40, 10:27, 10:04</text:p>
      <text:p text:style-name="P23">HR after 2 miles: 135, after 3 miles 144</text:p>
      <text:p text:style-name="P23"/>
      <text:p text:style-name="P23">Tues Mar 7, 2023 <text:span text:style-name="T1">4.4 miles</text:span></text:p>
      <text:p text:style-name="P23"><text:span text:style-name="T1">Warm up:</text:span> 0.4 miles</text:p>
      <text:p text:style-name="P23"><text:span text:style-name="T1">Run:</text:span> 4 miles on the Allegheny College indoor track in 41:47 or 10:27/mile </text:p>
      <text:p text:style-name="P23">Ave Pace for the first 3 miles: 10:40/mile. </text:p>
      <text:p text:style-name="P23">HR after 1 mile and after 2 miles 126 bpm, HR after 3<text:span text:style-name="T5">rd</text:span> mile: 128 bpm</text:p>
      <text:p text:style-name="P23">Time for the 4<text:span text:style-name="T5">th</text:span> miles: 9:48. </text:p>
      <text:p text:style-name="P23">HR half way through the 4<text:span text:style-name="T5">th</text:span> mile HR: 138 bpm, Final HR: 147 bpm</text:p>
      <text:p text:style-name="P23"/>
      <text:p text:style-name="P23">Wed Mar 8, 2023 <text:span text:style-name="T1">3.7 miles</text:span></text:p>
      <text:p text:style-name="P10">Warm up: <text:span text:style-name="T2">0.25</text:span> <text:span text:style-name="T2">miles to the cemetery loop <text:s/></text:span></text:p>
      <text:p text:style-name="P23"><text:span text:style-name="T1">Run:</text:span> 10 loops (3.2 miles) in 34:45, Ave Pace: 10:52/mile</text:p>
      <text:p text:style-name="P23"><text:span text:style-name="T1">Warm down:</text:span> 0.25 miles home</text:p>
      <text:p text:style-name="P23">It was cold and I wore sweat pants and jacket.</text:p>
      <text:p text:style-name="P23"/>
      <text:p text:style-name="P23">Thur Mar 9, 2023 <text:span text:style-name="T1">4 miles</text:span></text:p>
      <text:p text:style-name="P23"><text:span text:style-name="T1">Run:</text:span> 4 miles on the Allegheny College indoor track in 41:23 or 10:21/mile </text:p>
      <text:p text:style-name="P23">Ave Pace for the first 3 miles: 10:39/mile. <text:s/>HR after 3 miles:133</text:p>
      <text:p text:style-name="P23">Time for the 4<text:span text:style-name="T5">th</text:span> mile: 9:25. Max HR: 155 bpm</text:p>
      <text:p text:style-name="P23"/>
      <text:p text:style-name="P23">Fri Mar 10, 2023 <text:span text:style-name="T1">no running</text:span></text:p>
      <text:p text:style-name="P23"/>
      <text:p text:style-name="P10"><text:span text:style-name="T2">During the past week: <text:s/></text:span>22.1 miles</text:p>
      <text:p text:style-name="P10"/>
      <text:p text:style-name="P23">Sat Mar 11, 2023 <text:span text:style-name="T1">4 miles </text:span>on the indoor track</text:p>
      <text:p text:style-name="P23">2 miles. Splits: 10:38 (130 bpm), 10:41 (127 bpm )</text:p>
      <text:p text:style-name="P23">4 x 0.25 miles with 0.25 mile jog after each run, the jogs took about 3:10</text:p>
      <text:p text:style-name="P23">Times: 2:09, 2:11, 2:06, 1:58 (final HR 157 bpm)</text:p>
      <text:p text:style-name="P23">Ave pace for intervals and jogs: 10:32/mile (faster than today's 2 mile run).</text:p>
      <text:p text:style-name="P23">Final HR: 156 bpm, HR went down to about 120 bpm between each run.</text:p>
      <text:p text:style-name="P23"/>
      <text:p text:style-name="P23">Sun Mar <text:s/>12, 2023 <text:span text:style-name="T1">4.25 miles</text:span> on the indoor track</text:p>
      <text:p text:style-name="P23"><text:span text:style-name="T1">Warm up:</text:span> ¼ mile of drills</text:p>
      <text:p text:style-name="P23"><text:span text:style-name="T1">Run</text:span>: 4 miles averaging about 10:40/mile the whole way. </text:p>
      <text:p text:style-name="P23">Pulse after each mile about 128, 130, 132, 135 bpm</text:p>
      <text:p text:style-name="P23"/>
      <text:p text:style-name="P23"/>
      <text:p text:style-name="P10"><text:soft-page-break/></text:p>
      <text:p text:style-name="P23">Mon Mar 13, 2023 <text:span text:style-name="T1">4.25 miles</text:span> on the indoor track</text:p>
      <text:p text:style-name="P23"><text:span text:style-name="T1">Warm up:</text:span> 1/8 mile of drills</text:p>
      <text:p text:style-name="P23"><text:span text:style-name="T1">Run</text:span>: 4 miles in 41:31 or 10:23/mile</text:p>
      <text:p text:style-name="P23">Splits and Pulses 10:28 (131 bpm), 10:28 (133 bpm), 10:34 (132 bpm), 10:01 (149 bpm),</text:p>
      <text:p text:style-name="P10">Warm down: <text:span text:style-name="T2">1/8 mile jog</text:span></text:p>
      <text:p text:style-name="P23"/>
      <text:p text:style-name="P23">Tues Mar 14, 2023 <text:span text:style-name="T1">no running</text:span></text:p>
      <text:p text:style-name="P23">I shoveled snow for about ½ hour and used the elliptical for 15 minutes on level 15-16.</text:p>
      <text:p text:style-name="P23"/>
      <text:p text:style-name="P23">Wed Mar 15, 2023 <text:span text:style-name="T1">4 miles </text:span>on the indoor track</text:p>
      <text:p text:style-name="P23">2 miles. Splits: 10:25 (131 bpm), 9:21 (150 bpm ) and rest 9 minutes</text:p>
      <text:p text:style-name="P23">4 x 0.25 miles with 0.25 mile jog after each run, the jogs took about 3:15</text:p>
      <text:p text:style-name="P23">Times: 1:56.8, 2:06, 2:13, 2:05 (Max HR 155 bpm)</text:p>
      <text:p text:style-name="P23">HR went down to about 120 bpm between each run.</text:p>
      <text:p text:style-name="P23"/>
      <text:p text:style-name="P23">Thur Mar 16, 2023 <text:span text:style-name="T1">4.25 miles </text:span>on the indoor track</text:p>
      <text:p text:style-name="P23"><text:span text:style-name="T1">Run:</text:span> 4 miles with all near 10:55/mile, HR near the end was about 120 bpm.</text:p>
      <text:p text:style-name="P23"><text:span text:style-name="T1">Warm down:</text:span> 0.25 mile jog</text:p>
      <text:p text:style-name="P23"/>
      <text:p text:style-name="P23">Fri Mar 17, 2023 <text:span text:style-name="T1">no running</text:span></text:p>
      <text:p text:style-name="P10"/>
      <text:p text:style-name="P10"><text:span text:style-name="T2">During the past week: <text:s/></text:span>20.75 miles</text:p>
      <text:p text:style-name="P10"/>
      <text:p text:style-name="P23">Sat Mar 18, 2023 <text:span text:style-name="T1">8.5 miles </text:span>on the indoor track</text:p>
      <text:p text:style-name="P10">Warm up: <text:span text:style-name="T2">0.25 miles</text:span></text:p>
      <text:p text:style-name="P10">Run: <text:span text:style-name="T2">8 miles </text:span></text:p>
      <text:p text:style-name="P23">The first 7 miles were all near 11:12/mile, HR at the end of the first 7 was 131 bpm.</text:p>
      <text:p text:style-name="P23">The last mile was in 10:36 bpm and the HR max was a lot higher. </text:p>
      <text:p text:style-name="P23"><text:span text:style-name="T1">Warm down:</text:span> <text:s/>0.25 miles</text:p>
      <text:p text:style-name="P23"/>
      <text:p text:style-name="P23">Sun Mar 19, 2023 <text:span text:style-name="T1">2 miles</text:span> on the indoor track</text:p>
      <text:p text:style-name="P23">I ran 2 miles without shoes just socks. Splits 11:13, 10:59</text:p>
      <text:p text:style-name="P23">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3"/>
      <text:p text:style-name="P23"/>
      <text:p text:style-name="P23">Mon Mar 20, 2023 <text:span text:style-name="T1">2.13 miles</text:span> on the indoor track</text:p>
      <text:p text:style-name="P23">I ran 2 miles without shoes just socks. Ave pace: 11:10</text:p>
      <text:p text:style-name="P10">Warm down: <text:span text:style-name="T2">one lap <text:s/>jog</text:span></text:p>
      <text:p text:style-name="P23"><text:soft-page-break/>In the evening I soaked my foot in warm water with epsom salt and this helped.</text:p>
      <text:p text:style-name="P23"/>
      <text:p text:style-name="P10"><text:span text:style-name="T2">Tues Mar 21, 2023 </text:span>4.35 miles<text:span text:style-name="T2"> around the Allegheny College all-weather football field</text:span></text:p>
      <text:p text:style-name="P10">Run: <text:span text:style-name="T2">24 laps with just socks on my feet around the field. A foot ball field has a perimeter of 306.6 yards so 24 laps is 7358 yards or 4.18 miles. Time: 40:19, Ave Pace: 9:39/mile</text:span></text:p>
      <text:p text:style-name="P23">Pace for last 6 laps (1.045 miles) was 9:13/mile, <text:s/>Ave HR: 135 bpm, Max HR: 154 bpm</text:p>
      <text:p text:style-name="P10">Warm down:<text:span text:style-name="T2"> 1 lap around the field, 0.17 miles</text:span></text:p>
      <text:p text:style-name="P23">My left foot felt okay. Nice run.</text:p>
      <text:p text:style-name="P23"/>
      <text:p text:style-name="P23">Wed Mar 22, 2023 <text:span text:style-name="T1">5 miles</text:span> on a college treadmill</text:p>
      <text:p text:style-name="P10">Warm up: <text:span text:style-name="T2">1.5 miles, ½ mile splits: 5:15, 5:00, 4:45 and rest a few minutes</text:span></text:p>
      <text:p text:style-name="P23">Also a 0.05 mile lead into a 3.2 mile run.</text:p>
      <text:p text:style-name="P10">Run: <text:span text:style-name="T2">3.2 miles, Time: 28:21 or 8:52/mile</text:span></text:p>
      <text:p text:style-name="P23">mile splits: 9:06, 8:58, 8:40 and 8:00/mile for the last 0.2 miles <text:s/></text:p>
      <text:p text:style-name="P23">Ave HR: 141 bpm, Max HR: 160 bpm</text:p>
      <text:p text:style-name="P23"><text:span text:style-name="T1">Warm down:</text:span> 0.25 miles at about 11:00/mile</text:p>
      <text:p text:style-name="P23"/>
      <text:p text:style-name="P23">Thur Mar 23, 2023 <text:span text:style-name="T1">no running </text:span>40 minutes on stationary bike</text:p>
      <text:p text:style-name="P23"><text:span text:style-name="T1">On stationary recumbent bike:</text:span> 40 minutes , level 12, 405 calories, 14 m/hr &amp; 9.3 miles</text:p>
      <text:p text:style-name="P23">After 10 minutes HR was about 110 bpm and at the end it was about 120 bpm. </text:p>
      <text:p text:style-name="P23"/>
      <text:p text:style-name="P23">Fri Mar 24, 2023 <text:span text:style-name="T1">no running</text:span></text:p>
      <text:p text:style-name="P10"/>
      <text:p text:style-name="P10"><text:span text:style-name="T2">During the past week: <text:s/></text:span>22 miles</text:p>
      <text:p text:style-name="P10"/>
      <text:p text:style-name="P23">Sat Mar 25, 2023 <text:span text:style-name="T1">4 miles </text:span>on a treadmill</text:p>
      <text:p text:style-name="P23">I ran 4 miles with each mile being about 11:00. <text:s/>The final HR was about 120 bpm</text:p>
      <text:p text:style-name="P23"/>
      <text:p text:style-name="P23">Sun Mar 26, 2023 <text:span text:style-name="T1">5 miles </text:span>on very hilly roads</text:p>
      <text:p text:style-name="P23">I ran 5 miles on a very hilly road course along Limber, Jefferson, the cemetery hill and a short distance on Randolph to make the total distance be 5 miles. Time 1:04:50</text:p>
      <text:p text:style-name="P23">Ave pace:12:58/mile, Sum of ascents: 675 feet, Ave Pulse: ~120 bpm, Final Pulse: ~120</text:p>
      <text:p text:style-name="P10">See below for summary of my runs on this course.</text:p>
      <text:p text:style-name="P23"/>
      <text:p text:style-name="P10"><text:span text:style-name="T2">Mon Mar 27, 2023</text:span> 4.5 miles </text:p>
      <text:p text:style-name="P23"><text:span text:style-name="T1">Run:</text:span> ½ mile in morning</text:p>
      <text:p text:style-name="P23">4 miles in afternoon on a treadmill. Each mile about 11:00. <text:s/></text:p>
      <text:p text:style-name="P23">HR after each mile: 119, 120, 117, 125 bpm</text:p>
      <text:p text:style-name="P23"/>
      <text:p text:style-name="P23"/>
      <text:p text:style-name="P23"/>
      <text:p text:style-name="P23"/>
      <text:p text:style-name="P23"><text:soft-page-break/>Tues Mar 28, 2023 <text:span text:style-name="T1">4 miles</text:span></text:p>
      <text:p text:style-name="P23"><text:span text:style-name="T1">Warm up:</text:span> 0.25 miles to the cemetery loop</text:p>
      <text:p text:style-name="P10">Run: <text:span text:style-name="T2">3.5 miles (11 loops) in 39:10 or 11:11/mile, Total vertical ascent: 242 ft</text:span></text:p>
      <text:p text:style-name="P10">Warm down:<text:span text:style-name="T2"> 0.25 miles home</text:span></text:p>
      <text:p text:style-name="P23"/>
      <text:p text:style-name="P23">Wed Mar 29, 2023 <text:span text:style-name="T1">4 miles </text:span>on a treadmill</text:p>
      <text:p text:style-name="P23"><text:span text:style-name="T1">Run:</text:span> 2.5 miles, Splits: 10:30, 10:00, 4:29 for the last ½ mile and rest a few minutes</text:p>
      <text:p text:style-name="P23"><text:span text:style-name="T1">Run: </text:span>1.5 miles averaging 9:20/mile. This run included a 0.05 mile lead-in to a 0.75 mile run in 6:00 (8:00/mile) and a 0.7 mile warm down at various paces. </text:p>
      <text:p text:style-name="P23"/>
      <text:p text:style-name="P10"><text:span text:style-name="T2">Thur Mar 30, 2023 </text:span>6.62 miles<text:span text:style-name="T2"> </text:span></text:p>
      <text:p text:style-name="P10">Run:<text:span text:style-name="T2"> I ran for 1 hour on a treadmill and covered 6.37 miles. Ave pace: 9:25/mile</text:span></text:p>
      <text:p text:style-name="P32">Mile splits: 10:01, 9:51, 9:38, 9:26, 9:03, 8:42, the last 0.37 miles averaging 8:58/mile</text:p>
      <text:p text:style-name="P23">Ave HR: ~145 bpm, Max HR near the end: 165 bpm</text:p>
      <text:p text:style-name="P23">The 5k starting at the 3 mile mark and ending near 6.11miles averaged 9:08/mile.</text:p>
      <text:p text:style-name="P10"/>
      <text:p text:style-name="P10"><text:span text:style-name="T2">Fri Mar 31, 2023 </text:span>no running</text:p>
      <text:p text:style-name="P23"/>
      <text:p text:style-name="P10"><text:span text:style-name="T2">During the past week: <text:s/></text:span>28.1 miles</text:p>
      <text:p text:style-name="P10"/>
      <text:p text:style-name="P23">Sat April 1, 2023 <text:span text:style-name="T1">3.25 miles</text:span> on the high school track</text:p>
      <text:p text:style-name="P23"><text:span text:style-name="T1">Warm up:</text:span> <text:s/>1 mile in 10:36 and rest a few minutes</text:p>
      <text:p text:style-name="P10">Run: <text:span text:style-name="T2">2 miles in 18:42, Ave Pace: 9:21/mile, Slits: 9:21.5, and 9:20.1</text:span></text:p>
      <text:p text:style-name="P23">Last ¼ mile in 2:11 or 8:44/mile pace.</text:p>
      <text:p text:style-name="P10">Warm down:<text:span text:style-name="T2"> ¼ mile jog</text:span></text:p>
      <text:p text:style-name="P23"/>
      <text:p text:style-name="P10"><text:span text:style-name="T2">Sun April 2, 2023 </text:span>5.07 miles</text:p>
      <text:p text:style-name="P23">I ran 5 miles on a very hilly course which is a variation of my 5mile hill course.</text:p>
      <text:p text:style-name="P23">I substituted 1.83 miles down and up the cemetery hill with 6 cemetery loops (1.9 miles)</text:p>
      <text:p text:style-name="P23">Time: 1:00:20 Ave pace: 11:54/mile, Total ascent: 580 feet</text:p>
      <text:p text:style-name="P23"/>
      <text:p text:style-name="P23">Mon April 3, 2023 <text:span text:style-name="T1">2 miles</text:span></text:p>
      <text:p text:style-name="P23">I ran 2 miles on the Allegheny College outdoor track including 1 mile in 11:42 without shoes. <text:s/>The ball of my left foot did not hurt without shoes. I also ran a ½ mile in 4:58 with shoes after the mile and my foot felt okay. </text:p>
      <text:p text:style-name="P23"/>
      <text:p text:style-name="P10"><text:span text:style-name="T2">Tues April 4, 2023 10 minutes on a stationary recumbent bike and </text:span>2.09 miles<text:span text:style-name="T2"> running</text:span></text:p>
      <text:p text:style-name="P10">On bike:<text:span text:style-name="T2"> 10 minutes at level 12 and averaged 15 minutes/mile and drove to Allegheny all-weather football field.</text:span></text:p>
      <text:p text:style-name="P121"><text:span text:style-name="T30">Run: </text:span><text:span text:style-name="T32">12 laps with just socks on my feet around the field. A football field has a perimeter of 306.6 yards so 12 laps is 3680 yards or 2.09 miles. Time: 20:34, Ave Pace: 9:39/mile</text:span></text:p>
      <text:p text:style-name="P23">Pace for last 3 laps (1.045 miles) was 9:37/mile, <text:s/>Ave HR: 129 bpm, Max HR: 145 bpm</text:p>
      <text:p text:style-name="P23"><text:soft-page-break/>Wed April 5, 2023 <text:span text:style-name="T1">no running</text:span></text:p>
      <text:p text:style-name="P10"/>
      <text:p text:style-name="P23">Thur April 6, 2023 <text:span text:style-name="T1">4.25 miles</text:span> with 9 other runners in our running group </text:p>
      <text:p text:style-name="P23"><text:span text:style-name="T1">Warm up:</text:span> 1.25 mile at various paces</text:p>
      <text:p text:style-name="P23"><text:span text:style-name="T1">Run:</text:span> 6x400m with 400m jog after each, Times: 2:05, 2:10, 2:11, 2:07, 2:05, 2:01</text:p>
      <text:p text:style-name="P23"/>
      <text:p text:style-name="P23">Fri April 7, 2023 <text:s/><text:span text:style-name="T1">2.25 miles</text:span></text:p>
      <text:p text:style-name="P23">I ran on the college track and football field.</text:p>
      <text:list xml:id="list3100302926845792213" text:style-name="L30">
        <text:list-item>
          <text:list>
            <text:list-header>
              <text:p text:style-name="P184">1.5 miles on the track at about 10:15/mile with shoes</text:p>
              <text:p text:style-name="P184">0.75 miles on the grass with only socks on feet.at about 10:00/mile</text:p>
            </text:list-header>
          </text:list>
        </text:list-item>
      </text:list>
      <text:p text:style-name="P23"/>
      <text:p text:style-name="P10"><text:span text:style-name="T2">During the past week: <text:s/></text:span>18.9 miles</text:p>
      <text:p text:style-name="P23"/>
      <text:p text:style-name="P23">Sat April 8, 2023 <text:span text:style-name="T1">2.5 miles </text:span>on the indoor track</text:p>
      <text:p text:style-name="P23"><text:span text:style-name="T1">Run:</text:span> </text:p>
      <text:p text:style-name="P23">1 mile with shoes in 10:51 and rest a few minutes</text:p>
      <text:p text:style-name="P23">½ mile with no shoes just socks and rest a few minutes</text:p>
      <text:p text:style-name="P23">½ mile with shoes in 4:41 and rest a few minutes</text:p>
      <text:p text:style-name="P23">½ mile with no shoes in 4:51</text:p>
      <text:p text:style-name="P23"/>
      <text:p text:style-name="P23">Sun April 9, 2023 <text:span text:style-name="T1">2 miles</text:span></text:p>
      <text:p text:style-name="P23">I ran and jogged 2 miles on the high school track. <text:s/>During each lap I jogged about 55 yards and ran the rest of the way.<text:span text:style-name="T1"> </text:span>Time: 24:55</text:p>
      <text:p text:style-name="P10"/>
      <text:p text:style-name="P23">Mon April 10, 2023 <text:span text:style-name="T1">3 miles</text:span> on the college outdoor track</text:p>
      <text:p text:style-name="P23">I ran with the insoles from running shoes inside my socks and no shoes.</text:p>
      <text:p text:style-name="P33"><text:span text:style-name="T1">Run:</text:span> 2 miles, Slits: 9:56 and 9:05</text:p>
      <text:p text:style-name="P33"><text:span text:style-name="T1">Run and Jog:</text:span> 1 mile, time 11:53, </text:p>
      <text:p text:style-name="P33">I jogged about 55 yards at the beginning of 2<text:span text:style-name="T5">nd</text:span>, 3<text:span text:style-name="T5">rd</text:span>, and 4<text:span text:style-name="T5">th</text:span> laps.</text:p>
      <text:p text:style-name="P33">I am running with no shoes because it makes the ball of my left foot feel better.</text:p>
      <text:p text:style-name="P33"/>
      <text:p text:style-name="P33">Tues April 11, 2023 <text:span text:style-name="T1">3 miles</text:span></text:p>
      <text:p text:style-name="P33"><text:span text:style-name="T1">Run and Jog: <text:s/></text:span>3 miles on the Allegheny outdoor tack with socks and no shoes</text:p>
      <text:p text:style-name="P33">Average pace: 12:02 </text:p>
      <text:p text:style-name="P33"/>
      <text:p text:style-name="P10"><text:span text:style-name="T2">Wed April 12, 2023 </text:span>4 miles<text:span text:style-name="T2"> around the Allegheny College all-weather football field</text:span></text:p>
      <text:p text:style-name="P10">Run: <text:span text:style-name="T2">24 laps around the field <text:s/>with just socks and insoles on my feet. A foot ball field has a perimeter of 306.6 yards so 24 laps is 7358 yards or 4.18 miles. Time: 41:21, Ave Pace: 9:54/mile</text:span></text:p>
      <text:p text:style-name="P23">My left foot felt okay. I am tired from all the dirt shoveling and wheel barrowing I have been doing for the last few days. </text:p>
      <text:p text:style-name="P23"/>
      <text:p text:style-name="P23"><text:soft-page-break/>Thur April 13, 2023 <text:span text:style-name="T1">4.5 miles</text:span></text:p>
      <text:p text:style-name="P23">In the morning 2 x 0.5 miles on Benson Ave in about 5:20.</text:p>
      <text:p text:style-name="P23">In the afternoon I ran with David and Bill on the Meadville High track.</text:p>
      <text:p text:style-name="P23"><text:span text:style-name="T1">Warm up</text:span>: 1 mile in 10:30 </text:p>
      <text:p text:style-name="P23"><text:span text:style-name="T1">Run:</text:span> <text:s text:c="2"/>200m, 800m, 400m 800m, 200m </text:p>
      <text:p text:style-name="P23"><text:span text:style-name="T1">Times:</text:span> 1:03, <text:s text:c="2"/>4:20, <text:s text:c="3"/>2:01. 4:09.5, 0:57</text:p>
      <text:p text:style-name="P23">with 200m jogs after the 200m runs and 400m jogs after the 3 other runs.</text:p>
      <text:p text:style-name="P23"/>
      <text:p text:style-name="P10"><text:span text:style-name="T2">During the past week: <text:s/></text:span>19 miles</text:p>
      <text:p text:style-name="P10"/>
      <text:p text:style-name="P23">Fri April 14 – Sun April 16, 2023 <text:span text:style-name="T1">no running</text:span></text:p>
      <text:p text:style-name="P23">I did a lot of wheelbarrowing etc getting our garden ready.</text:p>
      <text:p text:style-name="P23"/>
      <text:p text:style-name="P23">Mon April 17, 2023 <text:span text:style-name="T1">2 miles</text:span> </text:p>
      <text:p text:style-name="P10">Run: <text:span text:style-name="T2">2 miles on the Allegheny College track in a drizzle with sweats and a jacket. </text:span></text:p>
      <text:p text:style-name="P23">Ave pace: 10:20/mile</text:p>
      <text:p text:style-name="P23"/>
      <text:p text:style-name="P23">Tues April 18, 2023 <text:span text:style-name="T1">3.25 miles </text:span>on the indoor track</text:p>
      <text:p text:style-name="P23"><text:span text:style-name="T1">Warm up/Run:</text:span> 1.125 miles without shoes just socks and insoles.</text:p>
      <text:p text:style-name="P23">Time for first ½ mile: 5:28, Time for 0.625 miles: 6:30 or 10:24/mile, rest 4 minutes</text:p>
      <text:p text:style-name="P10">Run: <text:span text:style-name="T2">1 mile with shoes in 9:23, rest a few minutes</text:span></text:p>
      <text:p text:style-name="P37">*Run/jog:<text:span text:style-name="T2"> I ran and jogged 1 mile averaging about 13:00/mile.</text:span></text:p>
      <text:p text:style-name="P38">I was practicing an ultra marathon routine. I “ran” 3/8 mile at about 12:30/ mile, jogged 1/8 mile at about 14:30/mile and then repeated to complete a mile in about 13 minutes. </text:p>
      <text:p text:style-name="P23"/>
      <text:p text:style-name="P23">Wed April 19, 2023 <text:span text:style-name="T1">4.5 miles</text:span></text:p>
      <text:p text:style-name="P10">Warm up: <text:span text:style-name="T2">1</text:span> <text:span text:style-name="T2">mile with no shoes on the all-weather football field in about 10:00</text:span></text:p>
      <text:p text:style-name="P10">Run on track with shoes:<text:span text:style-name="T2"> </text:span></text:p>
      <text:p text:style-name="P23">4 x ¼ mile with a ¼ mile jog after each run. Times for runs averaged about 2:10</text:p>
      <text:p text:style-name="P23">4 x 220yds with a 220 jog after each. Times for runs: 64s, 67s, 64s, 62s</text:p>
      <text:p text:style-name="P23"><text:span text:style-name="T1">Warm down:</text:span> <text:s/>½ mile on the grass field with shoes</text:p>
      <text:p text:style-name="P23"/>
      <text:p text:style-name="P23">Thur April 20, 2023 <text:span text:style-name="T1">4.25 miles </text:span>on the high school track with 5 other runners</text:p>
      <text:p text:style-name="P10">Warm up: <text:span text:style-name="T2">1</text:span> <text:span text:style-name="T2">mile with no shoes in 10:11 and rest a few minutes</text:span></text:p>
      <text:p text:style-name="P10">Run on track with shoes:<text:span text:style-name="T2"> </text:span></text:p>
      <text:p text:style-name="P23">6 x ¼ mile with a ¼ mile jog after each run. </text:p>
      <text:p text:style-name="P23">Times for runs: 2:06, 2:06, 2:06, 2:01, 1:57, 1:56 </text:p>
      <text:p text:style-name="P23">with ¼ mile jogs after each run, times about 3:45</text:p>
      <text:p text:style-name="P23"/>
      <text:p text:style-name="P23"/>
      <text:p text:style-name="P23"/>
      <text:p text:style-name="P10"><text:soft-page-break/>Fri April 21, 2023 2 miles around the Allegheny College all-weather football field</text:p>
      <text:p text:style-name="P10">Run: 12 laps with <text:span text:style-name="T2">just socks on my feet around the field. A football field has a perimeter of 306.6 yards so 12 laps is 2.091 miles. Time: 25:14, Ave Pace: 12:04/mile</text:span></text:p>
      <text:p text:style-name="P23">I ran 1.5 laps, jogged 0.5 laps and repeated until I covered 12 laps.</text:p>
      <text:p text:style-name="P23"/>
      <text:p text:style-name="P10"><text:span text:style-name="T2">During the past week: <text:s/></text:span>16 miles</text:p>
      <text:p text:style-name="P10"/>
      <text:p text:style-name="P23">Sat April 22, 2023 <text:span text:style-name="T1">4.5 miles</text:span> on an Allegheny treadmill</text:p>
      <text:p text:style-name="P23"><text:span text:style-name="T1">Run:</text:span> 4 miles in 39:54, splits 10:31, 10:14, 9:53 9:16</text:p>
      <text:p text:style-name="P23">I ran continually faster with the 0.25 at 8:57/mile pace</text:p>
      <text:p text:style-name="P23"><text:span text:style-name="T1">Warm down:</text:span> ½ mile in 5:30</text:p>
      <text:p text:style-name="P23"/>
      <text:p text:style-name="P23">Sun April 23, 2023 <text:span text:style-name="T1">4.25 miles</text:span> on the college indoor track</text:p>
      <text:p text:style-name="P23">I ran 4.25 miles on the indoor track at about 12:00/mile the whole way.</text:p>
      <text:p text:style-name="P23"/>
      <text:p text:style-name="P23">Mon April 24, 2023 <text:span text:style-name="T1">3.75 miles</text:span> on the high school track with 6 other runners</text:p>
      <text:p text:style-name="P10">Warm up: <text:span text:style-name="T2">1 mile and rest a few minutes</text:span></text:p>
      <text:p text:style-name="P10">Run: <text:s text:c="4"/><text:span text:style-name="T2">200, <text:s/>400, 600, <text:s text:c="2"/>600, 400, <text:s/>200 &amp; 200 jog after the 200's &amp; 400 jog after the rest</text:span></text:p>
      <text:p text:style-name="P10">Times: <text:span text:style-name="T2">1:04, 2:15, 3:24, 3:17, 2:03, 59s</text:span></text:p>
      <text:p text:style-name="P23">I felt better as I ran.</text:p>
      <text:p text:style-name="P10"/>
      <text:p text:style-name="P23">Tues April 25, 2023 <text:span text:style-name="T1">2 miles</text:span> </text:p>
      <text:p text:style-name="P23">Run&amp;Jog: 2 miles without shoes on the Allegheny outdoor track. Ave Pace: 11:58/mile</text:p>
      <text:p text:style-name="P23"/>
      <text:p text:style-name="P23">Wed April 26, 2023 <text:span text:style-name="T1">2 miles</text:span></text:p>
      <text:p text:style-name="P23">I ran 2 miles on very hilly roads and averaged about 11:55/mile.</text:p>
      <text:p text:style-name="P23"/>
      <text:p text:style-name="P23">Thur April 27, 2023 <text:span text:style-name="T1">3.75 miles </text:span>on the high school track with 4 other runners</text:p>
      <text:p text:style-name="P10">Warm up: <text:span text:style-name="T2">3/4 miles and rest a few minutes</text:span></text:p>
      <text:p text:style-name="P10">Run: <text:s text:c="4"/><text:span text:style-name="T2">6 x ¼ mile with 400 jog after each</text:span></text:p>
      <text:p text:style-name="P10">Times: <text:span text:style-name="T2">2:13, 2:11, 2:10, 2:11, 2:11, 1:56</text:span></text:p>
      <text:p text:style-name="P23">I tried to run the first five at an even pace.</text:p>
      <text:p text:style-name="P23"/>
      <text:p text:style-name="P23">Fri April 28, 2023 <text:span text:style-name="T1">no running</text:span></text:p>
      <text:p text:style-name="P23"/>
      <text:p text:style-name="P10"><text:span text:style-name="T2">During the past week: <text:s/></text:span>20.25 miles</text:p>
      <text:p text:style-name="P23"/>
      <text:p text:style-name="P23">Sat April 29, 2023 <text:span text:style-name="T1">5.25 miles</text:span> on a college treadmill</text:p>
      <text:p text:style-name="P10">Warm up: <text:span text:style-name="T2">1 mile</text:span> <text:span text:style-name="T2">in about 10:15 and rest a few minutes</text:span></text:p>
      <text:p text:style-name="P10">Run: <text:span text:style-name="T2">0.05 mile lead into a 4 mile run in 39:35 or 9:51/mile </text:span></text:p>
      <text:p text:style-name="P10">Splits: <text:span text:style-name="T2">10:16, 9:58, 9:43, 9:28 Final heart rate 138 bpm</text:span></text:p>
      <text:p text:style-name="P10">Warm down: <text:span text:style-name="T2">0.2 miles</text:span></text:p>
      <text:p text:style-name="P23"><text:soft-page-break/>Sun April 30, 2023 <text:span text:style-name="T1">4.25 miles</text:span> on a college treadmill</text:p>
      <text:p text:style-name="P10">Warm up: <text:span text:style-name="T2">1 mile</text:span> <text:span text:style-name="T2">in 9:50 and rest a few minutes</text:span></text:p>
      <text:p text:style-name="P10">Run: <text:span text:style-name="T2">0.05 mile lead into a 2 mile run in 17:37 or 8:49/mile, the last 0.25 miles in 2:00 </text:span></text:p>
      <text:p text:style-name="P10">Splits: <text:span text:style-name="T2">9:00, 8:37 Final heart rate 152 bpm</text:span></text:p>
      <text:p text:style-name="P10">Warm down: <text:span text:style-name="T2">rest a few minutes and 1.2 miles at about 10:20/mile</text:span></text:p>
      <text:p text:style-name="P23"/>
      <text:p text:style-name="P10"><text:span text:style-name="T2">Mon May 1, 2023 </text:span>5.25 miles</text:p>
      <text:p text:style-name="P10">Run<text:span text:style-name="T2"> on an Allegheny treadmill: 2 miles, Time 18:42 and rest 45 minutes</text:span></text:p>
      <text:p text:style-name="P10">Splits:<text:span text:style-name="T2"> 9:44, 8:59</text:span></text:p>
      <text:p text:style-name="P23">On the high school track with 4 other runners:</text:p>
      <text:p text:style-name="P10">Warm up:<text:span text:style-name="T2"> ½ mile run/jog and ¼ mile of dynamic stretching</text:span></text:p>
      <text:p text:style-name="P10">Run:<text:span text:style-name="T2"> ¼ mile, ½ mile, ½ mile ¼ mile with ¼ mile jog after each</text:span></text:p>
      <text:p text:style-name="P10">Times:<text:span text:style-name="T2"> 2:09, 4:25, 4:16, 2:02, ¼ mile jog/rest after each run in about 4:00</text:span></text:p>
      <text:p text:style-name="P23"/>
      <text:p text:style-name="P10"><text:span text:style-name="T2">Tues May 2, 2023 </text:span>4.25<text:span text:style-name="T2"> miles on a college treadmill </text:span></text:p>
      <text:p text:style-name="P23"><text:span text:style-name="T1">Run:</text:span> 4 miles, Time: 38:04, Ave Pace: 9:31</text:p>
      <text:p text:style-name="P23">HR at the start of the 4<text:span text:style-name="T5">th</text:span> mile: 142, HR at the end of the 4<text:span text:style-name="T5">th</text:span> mile: 148 </text:p>
      <text:p text:style-name="P23">Splits: 10:01, 9:34, 9:21, 9:08, </text:p>
      <text:p text:style-name="P23">The last 3 miles at 9:21/mile, The last ¼ mile at 8:57/mile</text:p>
      <text:p text:style-name="P23"/>
      <text:p text:style-name="P23">Wed May 3, 2023 <text:span text:style-name="T1">no running</text:span></text:p>
      <text:p text:style-name="P10"/>
      <text:p text:style-name="P23">Thur May 4, 2023 <text:s/><text:span text:style-name="T1">5.1 miles</text:span> </text:p>
      <text:p text:style-name="P10">Run on a college treadmill:</text:p>
      <text:p text:style-name="P23">1 mile in 10:00 followed by 0.25 miles in 3:00 and rest a few minutes</text:p>
      <text:list xml:id="list4901511778257389283" text:style-name="L31">
        <text:list-item>
          <text:list>
            <text:list-header>
              <text:p text:style-name="P185">0.25 miles in 2:14 and 0.25 mile jog followed by a few minute rest</text:p>
              <text:p text:style-name="P185">0.05 mile lead into 1000m run at 8:27/mile followed by 0.2 mile jog</text:p>
              <text:p text:style-name="P185"><text:span text:style-name="T1">30 minutes later I ran with Chance and Tim on the 510m cemetery loop.</text:span> </text:p>
            </text:list-header>
          </text:list>
        </text:list-item>
      </text:list>
      <text:p text:style-name="P23">4 x cemetery loop with 300m jog between the runs and 800m jog after the last one.</text:p>
      <text:p text:style-name="P10">Times 2:57, 2:55, 2:50 and 2:47</text:p>
      <text:p text:style-name="P10"/>
      <text:p text:style-name="P23">Fri May 5, 2023 <text:span text:style-name="T1">no running</text:span></text:p>
      <text:p text:style-name="P10"/>
      <text:p text:style-name="P10"><text:span text:style-name="T2">During the past week: <text:s/></text:span>24.1 miles</text:p>
      <text:p text:style-name="P10"/>
      <text:p text:style-name="P23">Sat May 6, 2023 <text:span text:style-name="T1">7 miles</text:span></text:p>
      <text:p text:style-name="P23"><text:span text:style-name="T1">Warm up:</text:span> 0.25 miles to cemetery loop</text:p>
      <text:p text:style-name="P10">Run:<text:span text:style-name="T2"> 20 loops in 1:08:36 Distance 6.4 miles, Ave Pace: 10:46/mile, Total ascent: 440 ft</text:span></text:p>
      <text:p text:style-name="P23">Count down watch was set at 3:28, 5 loop splits: 17:20, 17:20, 17:20, 16:58.</text:p>
      <text:p text:style-name="P23">Ave HR: 126 bpm, Max HR: 138 bpm</text:p>
      <text:p text:style-name="P23"><text:span text:style-name="T1">Warm down:</text:span> 0.35 miles home</text:p>
      <text:p text:style-name="P23"/>
      <text:p text:style-name="P23"><text:soft-page-break/>Sun May 7, 2023 <text:span text:style-name="T1">no running </text:span></text:p>
      <text:p text:style-name="P10"/>
      <text:p text:style-name="P23">Mon <text:s/>May 8, 2023 <text:span text:style-name="T1">4.5 miles</text:span> <text:s text:c="2"/>with Gary, Matt and Tim on the high school track</text:p>
      <text:p text:style-name="P10">Warm up: <text:span text:style-name="T2">1 mile in 10:01 and ½ mile including 2 x 200m</text:span></text:p>
      <text:p text:style-name="P10">Run:<text:span text:style-name="T2"> 8 x 300m with a 300m jog after each</text:span></text:p>
      <text:p text:style-name="P23">Times for runs: 1:41, 1:37, 1:35, 1:34, 1:34, 1:32, 1:31, 1:27 Jogs: about 3:00 </text:p>
      <text:p text:style-name="P23"/>
      <text:p text:style-name="P23">Tues May 9, 2023 <text:span text:style-name="T1">3.7 miles</text:span></text:p>
      <text:p text:style-name="P23"><text:span text:style-name="T1">Warm up:</text:span> 0.25 miles to cemetery loop</text:p>
      <text:p text:style-name="P10">Run:<text:span text:style-name="T2"> 10 loops in 35:21 Distance 3.2 miles, Ave Pace: 11:02/mile, Total ascent: 220 feet</text:span></text:p>
      <text:p text:style-name="P23"><text:span text:style-name="T1">Warm down:</text:span> 0.25 miles home</text:p>
      <text:p text:style-name="P10"/>
      <text:p text:style-name="P10"><text:span text:style-name="T2">Wed May 10, 2023</text:span> no running</text:p>
      <text:p text:style-name="P10"/>
      <text:p text:style-name="P10"><text:span text:style-name="T2">Thurs May 11, 2023 </text:span>4 miles</text:p>
      <text:p text:style-name="P10">Warm up:<text:span text:style-name="T2"> </text:span><text:s/><text:span text:style-name="T2">0.25 miles to the cemetery loop </text:span></text:p>
      <text:p text:style-name="P23"><text:span text:style-name="T1">Run:</text:span> 4 cemetery loops in 14:18 or 11:16/mile and rest a few minutes </text:p>
      <text:p text:style-name="P23">5 x cemetery loop with 300m jog between the runs </text:p>
      <text:p text:style-name="P10">Times 2:51, 2:51, 2:52, 2:54, 2:53</text:p>
      <text:p text:style-name="P10">Warm down: <text:span text:style-name="T2">0.25 miles home</text:span></text:p>
      <text:p text:style-name="P23"/>
      <text:p text:style-name="P10"><text:span text:style-name="T2">Fri May 12, 2023 </text:span>2.5 miles</text:p>
      <text:p text:style-name="P10">Warm up:<text:span text:style-name="T2"> </text:span><text:s/><text:span text:style-name="T2">0.25 miles to the cemetery loop </text:span></text:p>
      <text:p text:style-name="P23"><text:span text:style-name="T1">Run:</text:span> 4 cemetery loops in 12:26 or 10:13/mile and rest a few minutes </text:p>
      <text:p text:style-name="P23">2 x cemetery loop with 300m jog between the runs </text:p>
      <text:p text:style-name="P10">Times 2:51, 2:51</text:p>
      <text:p text:style-name="P10">Warm down: <text:span text:style-name="T2">0.25 miles home</text:span></text:p>
      <text:p text:style-name="P10"/>
      <text:p text:style-name="P10"><text:span text:style-name="T2">During the past week: <text:s/></text:span>21.7 miles</text:p>
      <text:p text:style-name="P10"/>
      <text:p text:style-name="P10"><text:span text:style-name="T2">Sat May 13, 2023 </text:span>2.65 miles</text:p>
      <text:p text:style-name="P10">Warm up:<text:span text:style-name="T2"> </text:span><text:s/><text:span text:style-name="T2">0.4 miles to the cemetery loop </text:span></text:p>
      <text:p text:style-name="P23"><text:span text:style-name="T1">Run:</text:span> 4 cemetery loops in 11:39 or 9:11/mile and rest a few minutes </text:p>
      <text:p text:style-name="P23">2 x cemetery loop with 300m jog between the runs </text:p>
      <text:p text:style-name="P10">Times 3:01, 2:56</text:p>
      <text:p text:style-name="P10">Warm down: <text:span text:style-name="T2">0.25 miles home</text:span></text:p>
      <text:p text:style-name="P23">I feel a lot better than yesterday.</text:p>
      <text:p text:style-name="P10"/>
      <text:p text:style-name="P34">Sun May 14, 2023 <text:span text:style-name="T1">no running</text:span> </text:p>
      <text:p text:style-name="P10"/>
      <text:p text:style-name="P10"/>
      <text:p text:style-name="P10"/>
      <text:p text:style-name="P23"><text:soft-page-break/>Mon May 15, 2023 <text:span text:style-name="T1">3.5 miles </text:span><text:s/>I ran with about 7 other runners on the high school track.</text:p>
      <text:p text:style-name="P23"><text:span text:style-name="T1">Warm up:</text:span> one 1 mile in 9:59 and 2 individual ¼ mile runs at about 9:04/mile pace</text:p>
      <text:p text:style-name="P10">Run: <text:span text:style-name="T2">3200m in 17:48.3 Pace: 8:57.4/mile</text:span></text:p>
      <text:p text:style-name="P23">Note: In March the indoor masters championship had Stan Edelson age 81 win the </text:p>
      <text:p text:style-name="P23">80-84 age group for the 3000m with a pace of 8.58.8/mile. His distance was 200m short of what I ran today. </text:p>
      <text:p text:style-name="P23"/>
      <text:p text:style-name="P23">Tues May 16, 2023 <text:span text:style-name="T1">no running</text:span></text:p>
      <text:p text:style-name="P23"/>
      <text:p text:style-name="P23">Wed <text:s/>May 17, 2023 <text:span text:style-name="T1">no running</text:span></text:p>
      <text:p text:style-name="P10"/>
      <text:p text:style-name="P23">Thur May 18, 2023 <text:s/><text:span text:style-name="T1">3.85 miles</text:span> I ran with 5 other runners on the high school track</text:p>
      <text:p text:style-name="P10">Warm up: <text:span text:style-name="T2">1 mile in 10:07 and rest a few minutes</text:span></text:p>
      <text:p text:style-name="P10">Run: <text:span text:style-name="T2">6 x 400m with 400m jog between the runs.</text:span></text:p>
      <text:p text:style-name="P23">Times: 2:10, 2:08, 2:09, 2:10, 2:11, 2:02 I took about 4:00 between the runs</text:p>
      <text:p text:style-name="P10"/>
      <text:p text:style-name="P10"><text:span text:style-name="T2">Fri May 19, 2023 <text:s/></text:span>no running</text:p>
      <text:p text:style-name="P23"/>
      <text:p text:style-name="P10"><text:span text:style-name="T2">During the past week: <text:s/></text:span>10 miles</text:p>
      <text:p text:style-name="P23"/>
      <text:p text:style-name="P23">Sat May 20, 2023 <text:span text:style-name="T1"><text:s/>5.5 miles</text:span> <text:s/>with Rod, Tim, Brian, David on the Ernst Trail</text:p>
      <text:p text:style-name="P10">Run: <text:span text:style-name="T2">5.5 miles in 58:09 or 10:34/mile, We had a relatively even pace. </text:span></text:p>
      <text:p text:style-name="P10">Ave Pulse: 139 bpm</text:p>
      <text:p text:style-name="P23"/>
      <text:p text:style-name="P23">Sun May 21, 2023 <text:span text:style-name="T1">7.54 miles</text:span></text:p>
      <text:p text:style-name="P23"><text:span text:style-name="T1">Warm up:</text:span> 0.25 miles to cemetery loop</text:p>
      <text:p text:style-name="P10">Run:<text:span text:style-name="T2"> 22 loops in 1:14:56 Distance 7.04 miles, Ave Pace: 10:39/mile, Total ascent: 484 ft</text:span></text:p>
      <text:p text:style-name="P23">Count down watch was set at 3:28</text:p>
      <text:p text:style-name="P23">Ave HR: 127 bpm, Max HR: 140 bpm</text:p>
      <text:p text:style-name="P23"><text:span text:style-name="T1">Warm down:</text:span> 0.25 miles home</text:p>
      <text:p text:style-name="P23">Before I started I planned to do 20 loops again. After 10 loops I didn't feel great and decided I would stop at 15. Just before I got to the 15<text:span text:style-name="T5">th</text:span> loop I felt a lot better and eventually got into a “zone”. It felt so good I decided I to run 2 extra loops for a total of 22 and really I could have kept going. The last 5 loops averaged 10:03/mile.</text:p>
      <text:p text:style-name="P23"/>
      <text:p text:style-name="P23">Mon May 21, 2023 <text:span text:style-name="T1">no running</text:span></text:p>
      <text:p text:style-name="P23">I used the Wise Center weight machines for a full body workout.</text:p>
      <text:p text:style-name="P23"/>
      <text:p text:style-name="P23">Tues May 23, 2023 <text:span text:style-name="T1">7.54 miles</text:span></text:p>
      <text:p text:style-name="P23"><text:span text:style-name="T1">Warm up:</text:span> 0.25 miles to cemetery loop</text:p>
      <text:p text:style-name="P10">Run:<text:span text:style-name="T2"> 22 loops in 1:14:50 Distance 7.04 miles, Ave Pace: 10:38/mile, Total ascent: 484 ft</text:span></text:p>
      <text:p text:style-name="P23">Count down watch was set at 3:28</text:p>
      <text:p text:style-name="P23"><text:soft-page-break/>Ave HR: 134 bpm, Max Pulse: about 140</text:p>
      <text:p text:style-name="P23"><text:span text:style-name="T1">Warm down:</text:span> 0.25 miles home</text:p>
      <text:p text:style-name="P23"/>
      <text:p text:style-name="P23">Wed May 24, 2023 <text:span text:style-name="T1">no runing</text:span></text:p>
      <text:p text:style-name="P23"/>
      <text:p text:style-name="P23">Thurs May 25, 2023 <text:span text:style-name="T1">4.4 miles</text:span> on the high school track with 10 other runners</text:p>
      <text:p text:style-name="P10">Run: <text:span text:style-name="T2">1.00 mile in about 10:00, rest a few minutes and ¼ mile at various paces and rest</text:span></text:p>
      <text:p text:style-name="P23">2 mile tempo run: 18:41 and rest a few minutes, 1 mile tempo run: 9:16</text:p>
      <text:p text:style-name="P10">Warm down: 200m </text:p>
      <text:p text:style-name="P23"/>
      <text:p text:style-name="P23">Fri May 26, 2023 <text:span text:style-name="T1">no runing</text:span></text:p>
      <text:p text:style-name="P23"/>
      <text:p text:style-name="P10"><text:span text:style-name="T2">During the past week: <text:s/></text:span>25 miles</text:p>
      <text:p text:style-name="P10"/>
      <text:p text:style-name="P23">Sat May 27, 2023 <text:span text:style-name="T1">12.07 miles </text:span>with a bunch of other runners for the first few miles and Rod Brest for the last 5 miles.</text:p>
      <text:p text:style-name="P10">Run: <text:span text:style-name="T2">I ran 12:07 miles: Time: 2:06:00Ave Pace: 10:26 while running. In the middle I stopped for 70 seconds and drank some water and protein shake. I stopped my GPS for the break. </text:span></text:p>
      <text:p text:style-name="P23">I ran at a relatively <text:span text:style-name="T1">even</text:span> pace except for the 2<text:span text:style-name="T5">nd</text:span>, 9<text:span text:style-name="T5">th</text:span> and 12<text:span text:style-name="T5">th</text:span> miles when I ran each close to 9:55.</text:p>
      <text:p text:style-name="P23"/>
      <text:p text:style-name="P23">Sun May 28, 2023 <text:span text:style-name="T1">2 miles </text:span>out and back on Limber Rd</text:p>
      <text:p text:style-name="P23">Time: 22:13 Splits: 11:53, 10:20 Total ascent: <text:s/>220 ft</text:p>
      <text:p text:style-name="P23"/>
      <text:p text:style-name="P23">Mon May 29, 2023 <text:span text:style-name="T1">3.2 miles</text:span> <text:s/>It was near 90 degrees.</text:p>
      <text:p text:style-name="P23"><text:span text:style-name="T1">Warm up:</text:span> 1 mile and rest a few minutes:</text:p>
      <text:p text:style-name="P23"><text:span text:style-name="T1">Run:</text:span> 6 x 400 <text:s/>with 200 jogs Ave Time: about 2:18</text:p>
      <text:p text:style-name="P23"/>
      <text:p text:style-name="P23">Tues May 30, 2023 <text:span text:style-name="T1">1 mile</text:span></text:p>
      <text:p text:style-name="P23"><text:span text:style-name="T1">Run: </text:span>½ mile down hill to Wise Center in about 5:00</text:p>
      <text:p text:style-name="P23">One full cycle with weight machines for a full body workout and a cycle just with leg machines</text:p>
      <text:p text:style-name="P23"><text:span text:style-name="T1">Run:</text:span> ½ mile uphill home in about 5:45</text:p>
      <text:p text:style-name="P10"/>
      <text:p text:style-name="P23">Wed May 31, 2023 <text:span text:style-name="T1">no running</text:span></text:p>
      <text:p text:style-name="P10"/>
      <text:p text:style-name="P23">Thur June 1, 2023 5 <text:span text:style-name="T1">miles</text:span> on the Ernst Trail with about 8 other runners</text:p>
      <text:p text:style-name="P10">Warm up: <text:span text:style-name="T2">1 mile</text:span></text:p>
      <text:p text:style-name="P10">Run: <text:span text:style-name="T2">3 mile tempo</text:span> <text:span text:style-name="T2">run at 9:25/mile</text:span></text:p>
      <text:p text:style-name="P23">Warm down: 1 mile </text:p>
      <text:p text:style-name="P10"/>
      <text:p text:style-name="P23"><text:soft-page-break/>Fri June 2, 2023 <text:span text:style-name="T1">no running</text:span></text:p>
      <text:p text:style-name="P23"/>
      <text:p text:style-name="P23">During the past week: <text:s/><text:span text:style-name="T1">23.3 miles</text:span></text:p>
      <text:p text:style-name="P10"/>
      <text:p text:style-name="P23">Sat June 3, 2023 <text:span text:style-name="T1">10.5 miles</text:span> on the Ernst Trail</text:p>
      <text:p text:style-name="P23">I averaged 11.25 min/mile. The lst half mile was in 5:14</text:p>
      <text:p text:style-name="P23"/>
      <text:p text:style-name="P23">Sun June 4, 2023 <text:span text:style-name="T1">no running</text:span></text:p>
      <text:p text:style-name="P23"/>
      <text:p text:style-name="P23">Mon June 5, 2023 <text:span text:style-name="T1">5.5 miles </text:span>on the high school track with about 10 other runners</text:p>
      <text:p text:style-name="P23"><text:span text:style-name="T1">Warm up:</text:span> 1.75 miles averaging 10:40/mile, ¼ mile of drills and rest a few minutes</text:p>
      <text:p text:style-name="P23"><text:span text:style-name="T1">Run:</text:span> 5 x ½ mile with a 1/8 mile jog between the runs.</text:p>
      <text:p text:style-name="P23">Times: 4:38,4:40, 4:34, 4:30, 4:25 time between runs about 2:30</text:p>
      <text:p text:style-name="P23"/>
      <text:p text:style-name="P23">Tues June 6, 2023 <text:span text:style-name="T1">no running</text:span></text:p>
      <text:p text:style-name="P23"/>
      <text:p text:style-name="P23">Wed June 7, 2023 <text:span text:style-name="T1">2.75 miles</text:span></text:p>
      <text:p text:style-name="P23"><text:span text:style-name="T1">Warm up:</text:span> 0.25 miles to the 0.32 mile cemetery loop, each loop has 22 ft of ascent</text:p>
      <text:p text:style-name="P23"><text:span text:style-name="T1">Run:</text:span> On the 0.32 mile loop: 1 mile in 10:33, jog 1/8 mile 1.25 miles at 10:00/mile.</text:p>
      <text:p text:style-name="P23"><text:span text:style-name="T1">Warm down:</text:span> 0.25 mile jog home </text:p>
      <text:p text:style-name="P23"/>
      <text:p text:style-name="P23">Thur June 8, 2023 <text:span text:style-name="T1">4.2 miles</text:span> on the Ernst Trail with 7 other runners</text:p>
      <text:p text:style-name="P23"><text:span text:style-name="T1">Warm up: </text:span>1.2 miles at 10:12/mile</text:p>
      <text:p text:style-name="P10">Run: <text:span text:style-name="T2">3 miles in 27:46 or 9:15/mile</text:span></text:p>
      <text:p text:style-name="P23"/>
      <text:p text:style-name="P23">Fri June 9, 2023 <text:span text:style-name="T1">no running</text:span></text:p>
      <text:p text:style-name="P23"/>
      <text:p text:style-name="P23">During the past week: <text:s/><text:span text:style-name="T1">23 miles</text:span></text:p>
      <text:p text:style-name="P10"/>
      <text:p text:style-name="P23">Sat June 10, 2023<text:span text:style-name="T1"> 13.5 miles </text:span>on the Ernst Trail </text:p>
      <text:p text:style-name="P23"><text:span text:style-name="T1">Runs:</text:span> 13.25 miles averaging 11:21/mile, the last ¾ miles at 10:32/mile pace, </text:p>
      <text:p text:style-name="P23">Time: 2:30:19</text:p>
      <text:p text:style-name="P23"><text:span text:style-name="T1">Warm down:</text:span> 0.25 miles</text:p>
      <text:p text:style-name="P23">I didn't drink anything, it was relatively cool. If I had gone longer I would have needed to drink. I only had one gel to eat during the run. </text:p>
      <text:p text:style-name="P23"/>
      <text:p text:style-name="P23">Sun June 11, 2023 <text:span text:style-name="T1">no running</text:span> </text:p>
      <text:p text:style-name="P23"/>
      <text:p text:style-name="P23">Mon June 12, 2023 <text:span text:style-name="T1">5 miles</text:span> on the high school track with about 8 other runner</text:p>
      <text:p text:style-name="P23"><text:span text:style-name="T1">Warm up:</text:span> 1.25 miles at 11:10/mile and 0.25 miles in 2:21</text:p>
      <text:p text:style-name="P23"><text:span text:style-name="T1">Run:</text:span> 7 x 400m, Ave time about 2:15 with a 200m jog between runs.</text:p>
      <text:p text:style-name="P23"><text:span text:style-name="T1">Warm down:</text:span> 400m</text:p>
      <text:p text:style-name="P23"><text:soft-page-break/>Tues and Wed June 13 and 14 <text:span text:style-name="T1">no running.</text:span></text:p>
      <text:p text:style-name="P23"/>
      <text:p text:style-name="P23">Thurs June 15, 2023 <text:span text:style-name="T1">4.5 miles</text:span> on the Ernst Trail with about 6 other runners</text:p>
      <text:p text:style-name="P23"><text:span text:style-name="T1">Warm up:</text:span> 1.5 miles, Ave Pace: about 10:00/mile</text:p>
      <text:p text:style-name="P23"><text:span text:style-name="T1">Run:</text:span> 3 miles in 27:26 or 9:09/mile, </text:p>
      <text:p text:style-name="P23">Ave Pace for 1<text:span text:style-name="T7">st </text:span>1.5 miles 9:14/mile</text:p>
      <text:p text:style-name="P23">Ave Pace for 2<text:span text:style-name="T5">nd</text:span> 1.5 miles 9:04/mile</text:p>
      <text:p text:style-name="P10"/>
      <text:p text:style-name="P23">Fri June 16, 2023 <text:span text:style-name="T1">no running </text:span></text:p>
      <text:p text:style-name="P23"/>
      <text:p text:style-name="P23">During the past week: <text:span text:style-name="T1">23 miles</text:span></text:p>
      <text:p text:style-name="P10"/>
      <text:p text:style-name="P23">Sat June 17, 2023 <text:span text:style-name="T1">3.65 miles</text:span></text:p>
      <text:p text:style-name="P23"><text:span text:style-name="T1">Warm up:</text:span> <text:s/>0.15 miles</text:p>
      <text:p text:style-name="P23"><text:span text:style-name="T1">Run:</text:span> <text:s/>10 cemetery loops (3.17 miles) in 30:25 or 9:36/mile, </text:p>
      <text:p text:style-name="P23">Total ascent on the course 220 feet </text:p>
      <text:p text:style-name="P23">The first 5 loops in 15:40 or 9:54/mile and the second 5 loops in 14:45 or 9:18/mile </text:p>
      <text:p text:style-name="P10">Warm down: <text:span text:style-name="T2">0.32 miles <text:s/></text:span></text:p>
      <text:p text:style-name="P10"/>
      <text:p text:style-name="P23">Sun June 18, 2023 <text:span text:style-name="T1">3.8 miles </text:span><text:s/></text:p>
      <text:p text:style-name="P23"><text:span text:style-name="T1">Warm up:</text:span> <text:s/>0.3 miles to the cemetery loop</text:p>
      <text:p text:style-name="P23"><text:span text:style-name="T1">Run:</text:span> <text:s/>2 x down and up 0.8 mile cemetery hill, </text:p>
      <text:p text:style-name="P23">Distance: 3.2 miles, Time: 42:46, Ave Pace: 13:22/mile </text:p>
      <text:p text:style-name="P23">Total ascent on the course 420 feet</text:p>
      <text:p text:style-name="P23">0.8 mile splits: 9:04, 12:35, 9:13, 12:05 <text:s/></text:p>
      <text:p text:style-name="P10">Warm down: <text:span text:style-name="T2">0.32 miles in </text:span></text:p>
      <text:p text:style-name="P10"/>
      <text:p text:style-name="P23">Mon June 19, 2023 4<text:span text:style-name="T1">.75 miles </text:span>on the high school track with about 10 other runners</text:p>
      <text:p text:style-name="P23"><text:span text:style-name="T1">Warm up:</text:span> 1.5 miles averaging 10:30/mile and rest a few minutes</text:p>
      <text:p text:style-name="P23"><text:span text:style-name="T1">Run:</text:span> 5 x ½ mile with a 1/8 mile jog between the runs.</text:p>
      <text:p text:style-name="P23">Times: Ave Time about 4:35, time between runs about 2:10</text:p>
      <text:p text:style-name="P23"/>
      <text:p text:style-name="P23">Tues June 20, 2023 <text:span text:style-name="T1">no running</text:span></text:p>
      <text:p text:style-name="P23"/>
      <text:p text:style-name="P23">Wed <text:s/>June 21, 2023 <text:span text:style-name="T1">3.7 miles</text:span></text:p>
      <text:p text:style-name="P23"><text:span text:style-name="T1">Warm up:</text:span> <text:s/>0.25 miles to the cemetery loop</text:p>
      <text:p text:style-name="P23"><text:span text:style-name="T1">Run:</text:span> <text:s/>10 cemetery loops (3.2 miles) in 34:07 or 10:40/mile, </text:p>
      <text:p text:style-name="P23">Total ascent on the course 220 feet <text:s/></text:p>
      <text:p text:style-name="P10">Warm down: <text:span text:style-name="T2">0.25 miles home</text:span></text:p>
      <text:p text:style-name="P23"/>
      <text:p text:style-name="P23"/>
      <text:p text:style-name="P10"/>
      <text:p text:style-name="P23"><text:soft-page-break/>Thurs June 22, 2023 5<text:span text:style-name="T1"> miles</text:span> on the Ernst Trail with 7 other runners</text:p>
      <text:p text:style-name="P23"><text:span text:style-name="T1">Warm up:</text:span> 1.5 miles, Ave Pace: about 10:50/mile, rest a few minutes &amp; 0.3 miles slowly</text:p>
      <text:p text:style-name="P23"><text:span text:style-name="T1">Run:</text:span> 3 miles in 27:38 or 9:13/mile, </text:p>
      <text:p text:style-name="P10">Miles Splits: <text:span text:style-name="T2">9:25, 9:14, 8:57</text:span></text:p>
      <text:p text:style-name="P10"/>
      <text:p text:style-name="P10"><text:span text:style-name="T2">Fri June</text:span> <text:span text:style-name="T2">23, 2023 </text:span>no running</text:p>
      <text:p text:style-name="P23"/>
      <text:p text:style-name="P23">During the past week: <text:span text:style-name="T1">20.9 miles</text:span></text:p>
      <text:p text:style-name="P10"/>
      <text:p text:style-name="P23">Sat June 24, 2023 <text:span text:style-name="T1">10 miles</text:span></text:p>
      <text:p text:style-name="P23">10 miles on the Ernst Trail with 5 other runners. Time: 1:48:19, Ave Pace: 10:50/mile</text:p>
      <text:p text:style-name="P23">no stop, Ave Pulse:130bpm</text:p>
      <text:p text:style-name="P23"/>
      <text:p text:style-name="P23">Sun June 25, 2023 <text:span text:style-name="T1">no running</text:span></text:p>
      <text:p text:style-name="P23"/>
      <text:p text:style-name="P23">Mon <text:s/>Jun 26, 2023 <text:span text:style-name="T1">3.25</text:span> miles with 7 other runners on the high school track</text:p>
      <text:p text:style-name="P23"><text:span text:style-name="T1">Warm Up:</text:span> 1 mile in 10:30 and rest a few minutes</text:p>
      <text:p text:style-name="P23"><text:span text:style-name="T1">Run:</text:span> 7x400m with 200m jogs between. Jogs averaged about 2:00</text:p>
      <text:p text:style-name="P23">Times for runs: 2:15, 2:17, 2:05, 2:11, 2:09, 2:07, 2:00</text:p>
      <text:p text:style-name="P23"/>
      <text:p text:style-name="P23">Tues <text:s/>June 27, 2023 <text:span text:style-name="T1">no running</text:span></text:p>
      <text:p text:style-name="P10"/>
      <text:p text:style-name="P23">Wed June 28, 2023 <text:span text:style-name="T1">3.5 miles</text:span> on a collage treadmill</text:p>
      <text:p text:style-name="P23"><text:span text:style-name="T1">Run:</text:span> 3.11 miles at about 10:00/mile on average. I went faster as I ran and was running under 9:00 at the end.</text:p>
      <text:p text:style-name="P23"><text:span text:style-name="T1">Warm down:</text:span> 0.4 miles</text:p>
      <text:p text:style-name="P10"/>
      <text:p text:style-name="P23">Thur June 29, 2023 <text:span text:style-name="T1">2.5 miles</text:span> on a collage treadmill</text:p>
      <text:p text:style-name="P10">Run: <text:s/><text:span text:style-name="T2">2.5 miles continuous running</text:span></text:p>
      <text:p text:style-name="P23">1 mile in 10:00</text:p>
      <text:list xml:id="list3149406116454511482" text:style-name="L32">
        <text:list-item>
          <text:list>
            <text:list-header>
              <text:p text:style-name="P186">0.25 miles in 2:54</text:p>
              <text:p text:style-name="P186">1 mile in 9:21 going faster as I ran and ending at around 8:30 pace</text:p>
            </text:list-header>
          </text:list>
        </text:list-item>
      </text:list>
      <text:list xml:id="list6364700883254465082" text:style-name="L33">
        <text:list-item>
          <text:list>
            <text:list-header>
              <text:p text:style-name="P187">0.25 miles in about 3:00</text:p>
            </text:list-header>
          </text:list>
        </text:list-item>
      </text:list>
      <text:p text:style-name="P23"/>
      <text:p text:style-name="P23">Fri June 30, 2023 <text:span text:style-name="T1">no running</text:span></text:p>
      <text:p text:style-name="P10"/>
      <text:p text:style-name="P10">During the past week: 20.25 miles</text:p>
      <text:p text:style-name="P10"/>
      <text:p text:style-name="P23">Sat July 1, 2023 <text:span text:style-name="T1">2.5 miles</text:span> </text:p>
      <text:p text:style-name="P23"><text:span text:style-name="T1">Warm up:</text:span> <text:s/>0.25 miles to the cemetery loop</text:p>
      <text:p text:style-name="P23"><text:span text:style-name="T1">Run:</text:span> <text:s/>2 miles on the cemetery loop in 20:15, Total ascent on the course 140 feet <text:s/></text:p>
      <text:p text:style-name="P23">Splits: 10:17, 9:58 <text:s/><text:span text:style-name="T1">Warm down: </text:span>0.25 miles home</text:p>
      <text:p text:style-name="P23"><text:soft-page-break/>Sun July 2, 2023 <text:span text:style-name="T1">5.5 miles </text:span>I ran in the USATF Midwest Region meet at the Spire track in Geneva OH. </text:p>
      <text:p text:style-name="P23"><text:span text:style-name="T1">Warm up</text:span>: 1.5 miles at various paces and rest a few minutes</text:p>
      <text:p text:style-name="P23"><text:span text:style-name="T1">Run: </text:span>5K in 28:16 or 9:06/mile</text:p>
      <text:p text:style-name="P10">Between races: <text:span text:style-name="T2">walked around outside of stadium for a half hour and ran ¾ mile at various paces <text:s/></text:span></text:p>
      <text:p text:style-name="P23"><text:span text:style-name="T1">Run:</text:span> 1500m in 7:56 or 8:30/mile</text:p>
      <text:p text:style-name="P23"/>
      <text:p text:style-name="P23">Mon July 3,2023 <text:span text:style-name="T1">5.5 miles</text:span> I ran with 5 other runners on the high school track</text:p>
      <text:p text:style-name="P23"><text:span text:style-name="T1">Warm up:</text:span> 2 miles Splits:11:31 and 10:17 rest a few minutes and ¼ mile more.</text:p>
      <text:p text:style-name="P10">Run: <text:span text:style-name="T2">5 x 800m with 200m jogs between. The jogs took about 2:00.</text:span></text:p>
      <text:p text:style-name="P23">Times for runs: 4:42, 4:42, 4:26, 4:26, 4:17</text:p>
      <text:p text:style-name="P23"><text:span text:style-name="T1">Warm down:</text:span> ¼ mile jog</text:p>
      <text:p text:style-name="P23"/>
      <text:p text:style-name="P23">Tues July 4, 2023 <text:span text:style-name="T1">3.25 miles</text:span></text:p>
      <text:p text:style-name="P23"><text:span text:style-name="T1">Warm up: </text:span>0.3 miles to the top of the hill in Greendale cemetery and rest a little.</text:p>
      <text:p text:style-name="P10">Run:<text:span text:style-name="T2"> down and up the 0.8 mile hill and then jogged 0.1 miles, <text:s/></text:span></text:p>
      <text:p text:style-name="P23">Split times down and up the hill: 8:47 and 12:23, Total ascent: 210 feet. </text:p>
      <text:p text:style-name="P23">1 mile on the 510m cemetery loop in 11:28 going faster as I ran</text:p>
      <text:p text:style-name="P23"><text:span text:style-name="T1">Warm down</text:span>: 0.25 miles home</text:p>
      <text:p text:style-name="P23"/>
      <text:p text:style-name="P23">Wed July 5, 2023 <text:span text:style-name="T1">3.3 miles</text:span> on a Wise Center treadmill</text:p>
      <text:p text:style-name="P10">Run: <text:span text:style-name="T2">3.3 miles continuous run including: 0.05 mile lead in to 3 miles and a 0.25 mile jog</text:span> </text:p>
      <text:p text:style-name="P23">3 mile splits: 10:49, 10:23, 9:51</text:p>
      <text:p text:style-name="P23"/>
      <text:p text:style-name="P23">Thur July 6, 2023 <text:span text:style-name="T1">4.1 miles</text:span> on the Ernst Trail.</text:p>
      <text:p text:style-name="P23">I meet Rod and Mike for our our Tempo Run.</text:p>
      <text:p text:style-name="P10">Warm Up: <text:span text:style-name="T2">1 mile in in 10:39, rest a few minutes and jog 0.1 miles</text:span></text:p>
      <text:p text:style-name="P10">Run:<text:span text:style-name="T2"> <text:s/>3 miles in 28:17 or 9:26/mile </text:span></text:p>
      <text:list xml:id="list8189315314481483932" text:style-name="L34">
        <text:list-item>
          <text:list>
            <text:list-header>
              <text:p text:style-name="P188">0.75 mile splits paces: 9:57/mile, 9:45/mile, 9:24/mile, 8:44/mile</text:p>
            </text:list-header>
          </text:list>
        </text:list-item>
      </text:list>
      <text:p text:style-name="P23"/>
      <text:p text:style-name="P10"><text:span text:style-name="T2">Fri July 7, 2023 </text:span>3.2 miles<text:span text:style-name="T2"> <text:s/></text:span></text:p>
      <text:p text:style-name="P23">I ran down Limber and Jefferson and up hill to the top of the cemetery and back home:</text:p>
      <text:p text:style-name="P23">Distance: 3.2 miles, Time: 41:15, Ave pace: 12:53/mile total ascent on course 440 feet </text:p>
      <text:p text:style-name="P23"/>
      <text:p text:style-name="P10">During the past week: 27.7 miles<text:span text:style-name="T2"> <text:s/>streak of 7 days</text:span></text:p>
      <text:p text:style-name="P23"/>
      <text:p text:style-name="P23">Sat July 8, 2023 <text:span text:style-name="T1">2.1 miles</text:span> <text:s text:c="6"/></text:p>
      <text:p text:style-name="P23"><text:span text:style-name="T1">Warm up: </text:span>0.25 miles to the cemetery loop and rest a little.</text:p>
      <text:p text:style-name="P10">Run:<text:span text:style-name="T2"> 5 cemetery loops averaging 10:25/mile Distance: about 1.6 miles</text:span></text:p>
      <text:p text:style-name="P23"><text:span text:style-name="T1">Warm down</text:span>: 0.25 miles home</text:p>
      <text:p text:style-name="P23"/>
      <text:p text:style-name="P23"><text:soft-page-break/>Sun July 9, 2023 <text:s/><text:span text:style-name="T1">5.1 miles</text:span> <text:s text:c="2"/>I ran the Trailblazer 5K</text:p>
      <text:p text:style-name="P23"><text:span text:style-name="T1">Warm up: </text:span>1.4 mile at various paces</text:p>
      <text:p text:style-name="P10">Run:<text:span text:style-name="T2"> 5K race mainly on the Ernst Trail.Time: 28:14, Pace: 9:05/mile about the same time as last Sunday on the track. The first 2 miles averaged 9:08/mile </text:span></text:p>
      <text:p text:style-name="P23"><text:span text:style-name="T1">Warm down</text:span>: 0.6 miles </text:p>
      <text:p text:style-name="P23"/>
      <text:p text:style-name="P23">Mon <text:s/>July 10, 2023 <text:span text:style-name="T1">4 miles</text:span> with 7 other runners on the high school track</text:p>
      <text:p text:style-name="P23"><text:span text:style-name="T1">Warm Up:</text:span> 1 mile in 11:09 and rest a few minutes and 400m at various paces</text:p>
      <text:p text:style-name="P23"><text:span text:style-name="T1">Run:</text:span> 7 x 400m with 200m jogs between. Jogs averaged about 2:15</text:p>
      <text:p text:style-name="P23">Times for runs: 2:13, 2:19, 2:10, 2:11, 2:10, 2:05, 1:59</text:p>
      <text:p text:style-name="P10">Warm down: <text:span text:style-name="T2">400m</text:span></text:p>
      <text:p text:style-name="P23"/>
      <text:p text:style-name="P23">Tues July 11, 2023 <text:span text:style-name="T1">2.4 miles</text:span> <text:s text:c="6"/></text:p>
      <text:p text:style-name="P23"><text:span text:style-name="T1">Warm up: </text:span>0.25 miles to the cemetery loop and rest a little.</text:p>
      <text:p text:style-name="P10">Run:<text:span text:style-name="T2"> 6 cemetery loops averaging 11:37/mile Distance: about 1.9 miles</text:span></text:p>
      <text:p text:style-name="P23"><text:span text:style-name="T1">Warm down</text:span>: 0.25 miles home</text:p>
      <text:p text:style-name="P23"/>
      <text:p text:style-name="P23">Wed July 12, 2023 <text:span text:style-name="T1">2 miles</text:span></text:p>
      <text:p text:style-name="P23">I ran 2 miles on very hilly roads and averaged 11:46/mile.</text:p>
      <text:p text:style-name="P23"/>
      <text:p text:style-name="P23">Thur July 13, 2023 <text:span text:style-name="T1">4 miles <text:s/></text:span>I ran with about 10 other runners on the Ernst Trail</text:p>
      <text:p text:style-name="P23"><text:span text:style-name="T1">Warm up: </text:span><text:s/>1 mile in about 11:00 going faster in second half</text:p>
      <text:p text:style-name="P10">Run: <text:span text:style-name="T2">3 miles averaging 10:00/mile</text:span></text:p>
      <text:p text:style-name="P23"/>
      <text:p text:style-name="P23">Fri July 14, 2023 <text:span text:style-name="T1">2.1 miles</text:span> <text:s text:c="6"/></text:p>
      <text:p text:style-name="P23"><text:span text:style-name="T1">Warm up: </text:span>0.25 miles to the cemetery loop and rest a little.</text:p>
      <text:p text:style-name="P10">Run:<text:span text:style-name="T2"> 5 cemetery loops averaging 10:28/mile Distance: about 1.6 miles</text:span></text:p>
      <text:p text:style-name="P23"><text:span text:style-name="T1">Warm down</text:span>: 0.25 miles home</text:p>
      <text:p text:style-name="P23"/>
      <text:p text:style-name="P10">During the past week: 21.7 miles<text:span text:style-name="T2"> <text:s/>streak of 14 days</text:span></text:p>
      <text:p text:style-name="P23"/>
      <text:p text:style-name="P23">Sat July 15, 2023 <text:span text:style-name="T1">1.5 miles</text:span></text:p>
      <text:p text:style-name="P23"><text:span text:style-name="T1">Warm up: </text:span>0.25 miles to the cemetery loop and rest a little.</text:p>
      <text:p text:style-name="P23"><text:span text:style-name="T1">Run:</text:span> 1 mile on the cemetery loop including 3 x 1/8, mile Times: 1:00, 1:04, 1:01.5 <text:s text:c="27"/></text:p>
      <text:p text:style-name="P23"/>
      <text:p text:style-name="P23">Sun July 16, 2023 <text:span text:style-name="T1">14.1 miles</text:span></text:p>
      <text:p text:style-name="P23"><text:span text:style-name="T1">Warm up: </text:span>1 mile</text:p>
      <text:p text:style-name="P10">Run: <text:span text:style-name="T2">The Presque Isle ½ marathon in 2:09:17 or 9:49/mile, Same ave pace as in 2022.</text:span></text:p>
      <text:p text:style-name="P23">My GPS said distance was 13.17 miles</text:p>
      <text:p text:style-name="P23">GPS Splits: 9:55, 10:04, 9:55, 9:58, 9:55, 9:40, 9:44, 9:47, 9:49, 9:49, 10:17, 9:32, 9:29</text:p>
      <text:p text:style-name="P23">The last 0.17 in 1:24 or 8:07/mile</text:p>
      <text:p text:style-name="P23"><text:s/></text:p>
      <text:p text:style-name="P23"><text:soft-page-break/>Mon July 17, 2023 <text:span text:style-name="T1">3 miles</text:span> </text:p>
      <text:p text:style-name="P23">I ran 3 miles on a Wise Center treadmill averaging 10:32/mile. Needed to run indoors because the air quality was not good.</text:p>
      <text:p text:style-name="P23">Splits: 10:47, 10:30, 10:20</text:p>
      <text:p text:style-name="P23"/>
      <text:p text:style-name="P23">Tues July 18, 2023 <text:span text:style-name="T1">3 miles</text:span> </text:p>
      <text:p text:style-name="P23">I ran with 5 other runners on the high school track.</text:p>
      <text:p text:style-name="P10">Run: <text:span text:style-name="T2">3 miles at various paces including 3 x 800m all around 4:38</text:span></text:p>
      <text:p text:style-name="P23"/>
      <text:p text:style-name="P10"><text:span text:style-name="T2">Wed July 19, 2023 </text:span>1 mile</text:p>
      <text:p text:style-name="P23">I ran 1 mile on Benson Ave. Time: 12:25, I started at 13:30/mile pace and ended at 11:30/mile pace. I wasn't feeling well from allergic reaction to my eye drops. Dr Vukmer told me to stop taking drops until I see him next week.</text:p>
      <text:p text:style-name="P23"/>
      <text:p text:style-name="P23">Thur July 20, 2023 <text:span text:style-name="T1">4miles</text:span> on the Ernst Trail with 5 other runners</text:p>
      <text:p text:style-name="P10">Warm up: <text:span text:style-name="T2">1 mile in 11:11</text:span></text:p>
      <text:p text:style-name="P23"><text:span text:style-name="T1">Run:</text:span> 3 mile tempo run averaging 9:42/mile with the last ½ mile at 9:00/mile</text:p>
      <text:p text:style-name="P10"/>
      <text:p text:style-name="P23">Fri July 21, 2023 <text:span text:style-name="T1">4.6 miles</text:span> on very hilly roads </text:p>
      <text:p text:style-name="P23">Ave Pace: 12:10</text:p>
      <text:p text:style-name="P23">Course: Limber to Jefferson, down to Randolph and up to 510 m loop, 6 x loop and back home </text:p>
      <text:p text:style-name="P10"/>
      <text:p text:style-name="P10">During the past week: 32.2 miles<text:span text:style-name="T2"> <text:s/>streak of 21 days</text:span></text:p>
      <text:p text:style-name="P23"/>
      <text:p text:style-name="P23">Sat July 22, 2023 <text:span text:style-name="T1">7.15 miles</text:span></text:p>
      <text:p text:style-name="P23"><text:span text:style-name="T1">Warm up:</text:span> 0.25 miles to cemetery loop</text:p>
      <text:p text:style-name="P10">Run:<text:span text:style-name="T2"> 20 loops in 1:08:09 Distance 6.4 miles, Ave Pace: 10:39/mile, Total ascent: 440 ft</text:span></text:p>
      <text:p text:style-name="P23">Count down watch was set at 3:26</text:p>
      <text:p text:style-name="P23">Ave HR: 127 bpm, Max Pulse: about 145</text:p>
      <text:p text:style-name="P10">Warm down:<text:span text:style-name="T2"> 0.5 miles</text:span></text:p>
      <text:p text:style-name="P23"/>
      <text:p text:style-name="P10"><text:span text:style-name="T2">Sun July 23, 2023 </text:span>5.8 miles<text:span text:style-name="T2"> </text:span></text:p>
      <text:p text:style-name="P23"><text:span text:style-name="T1">Warm up:</text:span> 0.25 miles to cemetery loop</text:p>
      <text:p text:style-name="P10">Run: <text:span text:style-name="T2">1 mile mainly on the loop + 2 x down and up the cemetery hill + 1mile mainly on the loop. Distance: 5.3 miles, Ave Pace: 10:45/mile, Total ascent: 570 ft</text:span></text:p>
      <text:p text:style-name="P23">Ave HR: 124 bpm, Max Pulse: about 139</text:p>
      <text:p text:style-name="P10">Warm down:<text:span text:style-name="T2"> 0.25 miles</text:span></text:p>
      <text:p text:style-name="P23"/>
      <text:p text:style-name="P10"><text:span text:style-name="T2">Mon July 24, 2023 </text:span>3.75 miles <text:span text:style-name="T2">on the high school</text:span> <text:span text:style-name="T2">track with 7 other runners</text:span></text:p>
      <text:p text:style-name="P10">Warm up: <text:span text:style-name="T2">1 mile in 10:45 and rest a few minutes</text:span></text:p>
      <text:p text:style-name="P10">Run: <text:span text:style-name="T2">7 x 400m with 200m jog/rest between runs. Times for jogs: ~2:10</text:span></text:p>
      <text:p text:style-name="P23"><text:soft-page-break/>Times for runs: 2:07, 2:05, 2:09, 2:07, 2:06,2:07,1:58 (faster than recently)</text:p>
      <text:p text:style-name="P10">Warm down: <text:span text:style-name="T2">400m</text:span></text:p>
      <text:p text:style-name="P10"/>
      <text:p text:style-name="P23">Tues July 25, 2023 <text:span text:style-name="T1">7 miles</text:span></text:p>
      <text:p text:style-name="P23"><text:span text:style-name="T1">Warm up:</text:span> 0.25 miles to cemetery loop</text:p>
      <text:p text:style-name="P10">Run:<text:span text:style-name="T2"> 20 loops in 1:03:04 Distance 6.4 miles, Ave Pace: 9:51/mile, Total ascent: 440 ft</text:span></text:p>
      <text:p text:style-name="P23">Ave HR: 132 bpm, Max Pulse: about 152</text:p>
      <text:list xml:id="list8149753692898914812" text:style-name="L35">
        <text:list-item>
          <text:list>
            <text:list-header>
              <text:p text:style-name="P189">3.2 mile splits: 32:06 (10:02/mile), 30:59 (9:41/mile), The last 5 loops at 9:29/mile</text:p>
              <text:p text:style-name="P189">This was my recent best cemetery loop run! </text:p>
            </text:list-header>
          </text:list>
        </text:list-item>
      </text:list>
      <text:p text:style-name="P10">Warm down:<text:span text:style-name="T2"> 0.35 miles</text:span></text:p>
      <text:p text:style-name="P23"/>
      <text:p text:style-name="P23">Wed July 26, 2023 <text:span text:style-name="T1">1 mile </text:span></text:p>
      <text:p text:style-name="P23">I ran at an easy pace mostly on the cemetery loop.</text:p>
      <text:p text:style-name="P23"/>
      <text:p text:style-name="P23">Thur July 27, 2023 <text:span text:style-name="T1">4 miles </text:span>on the Ernst Trail with about 7 other runners</text:p>
      <text:p text:style-name="P10">Warm up: <text:span text:style-name="T2">1 mile in about 11 min and rest a few minutes</text:span></text:p>
      <text:p text:style-name="P10">Run:<text:span text:style-name="T2"> 3 miles in 29:45</text:span></text:p>
      <text:p text:style-name="P23"/>
      <text:p text:style-name="P10"><text:span text:style-name="T2">Fri July 28, 2023 </text:span>3.7 miles<text:span text:style-name="T2"> </text:span></text:p>
      <text:p text:style-name="P23"><text:span text:style-name="T1">Warm up:</text:span> 0.25 miles to cemetery loop</text:p>
      <text:p text:style-name="P10">Run:<text:span text:style-name="T2"> 10 loops in 38:04 Distance 3.2 miles, Ave Pace: 11:56/mile, Total ascent: 220 ft</text:span></text:p>
      <text:p text:style-name="P23">Ave HR: 132 bpm, </text:p>
      <text:p text:style-name="P23">Warm down: 0.25 miles</text:p>
      <text:p text:style-name="P23"/>
      <text:p text:style-name="P10">During the past week: 32.5 miles<text:span text:style-name="T2"> <text:s/>streak of 28 days</text:span></text:p>
      <text:p text:style-name="P23"/>
      <text:p text:style-name="P10"><text:span text:style-name="T2">Sat July 29, 2023 </text:span>4 miles<text:span text:style-name="T2"> </text:span></text:p>
      <text:p text:style-name="P23"><text:span text:style-name="T1">Warm up:</text:span> 0.25 miles to cemetery loop</text:p>
      <text:p text:style-name="P10">Run:<text:span text:style-name="T2"> 11 loops in 39:36 Distance 3.5 miles, Ave Pace: 11:20/mile, Total ascent: 240 ft</text:span></text:p>
      <text:p text:style-name="P23">Ave HR: 138 bpm, </text:p>
      <text:p text:style-name="P23">Warm down: 0.25 miles</text:p>
      <text:p text:style-name="P23"/>
      <text:p text:style-name="P23">Sun July 30, 2023 <text:span text:style-name="T1">8.12 miles</text:span></text:p>
      <text:p text:style-name="P23"><text:span text:style-name="T1">Warm up:</text:span> 0.25 miles to cemetery loop</text:p>
      <text:p text:style-name="P10">Run:<text:span text:style-name="T2"> 24 loops in 1:25:49 Distance 7.62 miles, Ave Pace: 11:16/mile, Total ascent: 530 ft </text:span></text:p>
      <text:p text:style-name="P10">Warm down:<text:span text:style-name="T2"> 0.25 miles</text:span></text:p>
      <text:p text:style-name="P23"/>
      <text:p text:style-name="P23">Mon July 31,2023 <text:span text:style-name="T1">4.5 miles</text:span> I ran with 5 other runners on the high school track</text:p>
      <text:p text:style-name="P23"><text:span text:style-name="T1">Warm up:</text:span> 1.5 miles averaging 11:00/mile, and rest a few minutes.</text:p>
      <text:p text:style-name="P10">Run: <text:span text:style-name="T2">5 x 800m with 200m jogs between. The jogs took about 2:30.</text:span></text:p>
      <text:p text:style-name="P23">Times for runs: 4:31, 4:26, 4:33, 4:18, 4:23</text:p>
      <text:p text:style-name="P23"><text:span text:style-name="T1">Warm down:</text:span> ¼ mile jog</text:p>
      <text:p text:style-name="P23"><text:soft-page-break/>Tues Aug 1, 2023 <text:span text:style-name="T1">2 miles</text:span></text:p>
      <text:p text:style-name="P23"><text:span text:style-name="T1">Warm up:</text:span> 0.25 miles to the cemetery loop and rest a few minutes.</text:p>
      <text:p text:style-name="P10">Run: <text:span text:style-name="T2">1.5 miles on the loop averaging 9:51/mile. <text:s/></text:span></text:p>
      <text:p text:style-name="P23"><text:span text:style-name="T1">Warm down:</text:span> 0.25 mile jog</text:p>
      <text:p text:style-name="P23"/>
      <text:p text:style-name="P23">Wed Aug 2, 2023 <text:span text:style-name="T1">5.62 miles</text:span></text:p>
      <text:p text:style-name="P23"><text:span text:style-name="T1">Warm up:</text:span> 0.25 miles to cemetery loop</text:p>
      <text:p text:style-name="P10">Run:<text:span text:style-name="T2"> 16 loops in 56:35 <text:s/>Distance 5.12 miles, Ave Pace: 11:04/mile, Total ascent: 350 ft, </text:span></text:p>
      <text:p text:style-name="P23">The last mile was in 10:39</text:p>
      <text:p text:style-name="P23"><text:span text:style-name="T1">Warm down:</text:span> 0.25 miles </text:p>
      <text:p text:style-name="P23"/>
      <text:p text:style-name="P23">Thur Aug 3, 2023 <text:span text:style-name="T1">1 mile</text:span> in 11:03 </text:p>
      <text:p text:style-name="P23"/>
      <text:p text:style-name="P23">Fri Aug 4, 2023 <text:span text:style-name="T1">1 mile</text:span> on Limber Rd hill in 11:49</text:p>
      <text:p text:style-name="P23">0.2 miles up, 0.5 miles down and 0.3 miles up the hill</text:p>
      <text:p text:style-name="P23"/>
      <text:p text:style-name="P10">During the past week: 26.25 miles<text:span text:style-name="T2"> <text:s/>streak of 35 days</text:span></text:p>
      <text:p text:style-name="P10"/>
      <text:p text:style-name="P23">Sat Aug 5, 2023 <text:span text:style-name="T1">1.8 miles </text:span>with Oona</text:p>
      <text:p text:style-name="P23">We also walked about 0.25 miles</text:p>
      <text:p text:style-name="P23"/>
      <text:p text:style-name="P23">Sun Aug 6, 2023 <text:span text:style-name="T1">3.7 miles</text:span></text:p>
      <text:p text:style-name="P23"><text:span text:style-name="T1">Warm up:</text:span> 0.25 miles to cemetery loop</text:p>
      <text:p text:style-name="P10">Run:<text:span text:style-name="T2"> 10 loops in 34:35 <text:s/>Distance 3.2 miles, Ave Pace: 10:48/mile, Total ascent: 220 ft, </text:span></text:p>
      <text:p text:style-name="P23"><text:span text:style-name="T1">Warm down:</text:span> 0.25 miles</text:p>
      <text:p text:style-name="P10"/>
      <text:p text:style-name="P23">Mon Aug 7, 2023 <text:span text:style-name="T1">8.1 miles</text:span></text:p>
      <text:p text:style-name="P10">In AM</text:p>
      <text:p text:style-name="P23"><text:span text:style-name="T1">Warm up:</text:span> 0.35 miles to cemetery loop</text:p>
      <text:p text:style-name="P10">Run:<text:span text:style-name="T2"> 10 loops in 33:09 <text:s/>Distance 3.2 miles, Ave Pace: 10:22/mile, Total ascent: 220 ft, </text:span></text:p>
      <text:p text:style-name="P23"><text:span text:style-name="T1">Warm down:</text:span> 0.45 miles</text:p>
      <text:p text:style-name="P10">In PM:<text:span text:style-name="T2"> </text:span><text:s/><text:span text:style-name="T2">With 7 other runners on the high school track</text:span></text:p>
      <text:p text:style-name="P10">Warm up:<text:span text:style-name="T2"> 1.5 miles, Ave pace: 10:45/mile and rest a few minutes</text:span></text:p>
      <text:p text:style-name="P23"><text:span text:style-name="T1">Run:</text:span> 7 x 400m with 200m jog/rest between jogs took about 2:10</text:p>
      <text:p text:style-name="P23">Run times: 2:06, 2:11, 2:11, 2:06, 2:08, 2:04, 1:55</text:p>
      <text:p text:style-name="P23"/>
      <text:p text:style-name="P23">Tues Aug 8, 2023 <text:span text:style-name="T1">2.8 miles</text:span></text:p>
      <text:p text:style-name="P10">Run:<text:span text:style-name="T2"> 1.55 miles, I ran down Limber and Jefferson and to the top of the cemetery. </text:span></text:p>
      <text:p text:style-name="P23">Sum of ascents: 230ft, Ave Pace:13:19 and rest a 4 minutes</text:p>
      <text:p text:style-name="P23"><text:span text:style-name="T1">Run:</text:span> 1 mile on the cemetery loop in 11:12</text:p>
      <text:p text:style-name="P23"><text:span text:style-name="T1">Warm down:</text:span> 0.25 miles home</text:p>
      <text:p text:style-name="P10"/>
      <text:p text:style-name="P23"><text:soft-page-break/><text:s/></text:p>
      <text:p text:style-name="P23">Wed Aug 9, 2023 <text:span text:style-name="T1">3.7 miles</text:span></text:p>
      <text:p text:style-name="P23"><text:span text:style-name="T1">Warm up:</text:span> 0.25 miles to cemetery loop</text:p>
      <text:p text:style-name="P10">Run:<text:span text:style-name="T2"> 10 loops in 35:33 <text:s/>Distance 3.2 miles, Ave Pace: 11:07/mile, Total ascent: 220 ft, </text:span></text:p>
      <text:p text:style-name="P23"><text:span text:style-name="T1">Warm down:</text:span><text:span text:style-name="T2"> 0.25 miles</text:span></text:p>
      <text:p text:style-name="P23"/>
      <text:p text:style-name="P10"><text:span text:style-name="T2">Thur Aug 10, 2023 </text:span>2 miles<text:span text:style-name="T2"> on the Ernst trail at 11:00/mile</text:span></text:p>
      <text:p text:style-name="P23"/>
      <text:p text:style-name="P10"><text:span text:style-name="T2">Fri Aug 11,</text:span> <text:span text:style-name="T2">2023 </text:span>4.8 miles</text:p>
      <text:p text:style-name="P23"><text:span text:style-name="T1">Warm up:</text:span> 0.25 miles to cemetery loop</text:p>
      <text:p text:style-name="P10">Run:<text:span text:style-name="T2"> 15 loops in 51:06 <text:s/>Distance 4.8 miles, Ave Pace: 10:39/mile, Total ascent: 330 ft, </text:span></text:p>
      <text:p text:style-name="P23"><text:span text:style-name="T1">Warm down:</text:span> 0.25 miles</text:p>
      <text:p text:style-name="P10"/>
      <text:p text:style-name="P10">During the past week: 26.9 miles<text:span text:style-name="T2"> <text:s/>streak of 42 days</text:span></text:p>
      <text:p text:style-name="P23"/>
      <text:p text:style-name="P10"><text:span text:style-name="T2">Sat Aug 12,</text:span> <text:span text:style-name="T2">2023 </text:span>2.3 miles</text:p>
      <text:p text:style-name="P23"><text:span text:style-name="T1">Warm up:</text:span> 0.35 miles to cemetery loop</text:p>
      <text:p text:style-name="P10">Run:<text:span text:style-name="T2"> 5 loops in 16:38 <text:s/>Distance 1.6 miles, Ave Pace: 10:24/mile, Total ascent: 110 ft </text:span></text:p>
      <text:p text:style-name="P23"><text:span text:style-name="T1">Warm down:</text:span><text:span text:style-name="T2"> 0.35 miles</text:span></text:p>
      <text:p text:style-name="P23"/>
      <text:p text:style-name="P23">Sun Aug 13, 2023 <text:span text:style-name="T1">7.1 miles</text:span></text:p>
      <text:p text:style-name="P23"><text:span text:style-name="T1">Warm up:</text:span> 0.35 miles to cemetery loop</text:p>
      <text:p text:style-name="P10">Run:<text:span text:style-name="T2"> 20 loops in 1:11:27 Distance 6.4 miles, Ave Pace: 11:08/mile, Total ascent: 440 ft</text:span></text:p>
      <text:p text:style-name="P10">Warm down:<text:span text:style-name="T2"> 0.35 miles</text:span></text:p>
      <text:p text:style-name="P23"/>
      <text:p text:style-name="P10"><text:span text:style-name="T2">Mon Aug 14, 2023 </text:span>3 miles</text:p>
      <text:p text:style-name="P23">I ran 3 miles on hilly roads and averaged very close to 13:00/mile, Total ascent: 300 ft</text:p>
      <text:p text:style-name="P23">Ave HR: 109, Max HR: 135</text:p>
      <text:p text:style-name="P10"/>
      <text:p text:style-name="P23">Tues Aug 15, 2023 <text:span text:style-name="T1">1.5 miles</text:span></text:p>
      <text:p text:style-name="P23"><text:span text:style-name="T1">Warm up:</text:span> 0.25 miles to cemetery loop</text:p>
      <text:p text:style-name="P10">Run:<text:span text:style-name="T2"> 1 mile on the loop, Time: 10:06, Total ascent: 66 ft</text:span></text:p>
      <text:p text:style-name="P10">Warm down:<text:span text:style-name="T2"> 0.25 miles</text:span></text:p>
      <text:p text:style-name="P23"/>
      <text:p text:style-name="P10"><text:span text:style-name="T2">Wed Aug 16, 2023 <text:s/></text:span>4.3 miles<text:span text:style-name="T2"> at the Ice Cream Race in Grove City</text:span></text:p>
      <text:p text:style-name="P10">Warm up: <text:span text:style-name="T2">1.2 miles at various paces</text:span></text:p>
      <text:p text:style-name="P10">Run:<text:span text:style-name="T2"> 5k in 28:00 Splits: 8:55, 9:25, 8:51, and 0.11 miles at 7:37/mile pace</text:span></text:p>
      <text:p text:style-name="P23"/>
      <text:p text:style-name="P23">Thur Aug 17, 2023 <text:span text:style-name="T1">2.1 miles</text:span></text:p>
      <text:p text:style-name="P23"><text:span text:style-name="T1">Warm up:</text:span> 0.25 miles to cemetery loop</text:p>
      <text:p text:style-name="P10">Run:<text:span text:style-name="T2"> 5 loops, 1.6 miles, Time: , Total ascent: </text:span></text:p>
      <text:p text:style-name="P10">Warm down:<text:span text:style-name="T2"> 0.25 miles</text:span></text:p>
      <text:p text:style-name="P23"><text:soft-page-break/><text:span text:style-name="T2">Fri Aug 18, 2023 </text:span><text:span text:style-name="T1">5.3</text:span><text:span text:style-name="T1"> miles</text:span></text:p>
      <text:p text:style-name="P23"><text:span text:style-name="T1">Warm up:</text:span> 0.25 miles to cemetery loop</text:p>
      <text:p text:style-name="P10">Run:<text:span text:style-name="T2"> 15 loop, 4.8 miles Time: 51:58, Total ascent: 330 ft</text:span></text:p>
      <text:p text:style-name="Standard"><text:span text:style-name="T30">Ave Pace: </text:span><text:span text:style-name="T32">10:50/mile, Ave HR: 122bpm, Max HR: 132/mile</text:span></text:p>
      <text:p text:style-name="Standard"><text:span text:style-name="T30">Warm down:</text:span><text:span text:style-name="T32"> 0.25 miles</text:span><text:span text:style-name="T2"> </text:span></text:p>
      <text:p text:style-name="P10"><text:s text:c="2"/></text:p>
      <text:p text:style-name="P10">During the past week: 24.6 miles<text:span text:style-name="T2"> <text:s/>streak of 49 days</text:span></text:p>
      <text:p text:style-name="P23"/>
      <text:p text:style-name="P23">Sat Aug 19, 2023 <text:span text:style-name="T1">7.75 miles</text:span></text:p>
      <text:p text:style-name="P23"><text:span text:style-name="T1">Warm up:</text:span> 0.25 miles to cemetery loop</text:p>
      <text:p text:style-name="P10">Run:<text:span text:style-name="T2"> 20 loops in 1:05:19 Distance 6.4 miles, Ave Pace: 10:13/mile, Total ascent: 440 ft</text:span></text:p>
      <text:p text:style-name="P10"><text:span text:style-name="T2">Last mile: </text:span><text:s/><text:span text:style-name="T2">9:17</text:span></text:p>
      <text:p text:style-name="P10">Warm down:<text:span text:style-name="T2"> 0.35 miles</text:span></text:p>
      <text:p text:style-name="P10">In the Afternoon:<text:span text:style-name="T2"> 0.75 miles at Woodcock Lake trail </text:span></text:p>
      <text:p text:style-name="P23"/>
      <text:p text:style-name="P10"><text:span text:style-name="T2">Sun Aug 20, 2023 </text:span>3.7 miles</text:p>
      <text:p text:style-name="P23"><text:span text:style-name="T1">Warm up:</text:span> 0.25 miles to cemetery loop</text:p>
      <text:p text:style-name="P10">Run:<text:span text:style-name="T2"> 10 loops in 33:02, Distance 3.2 miles, Ave Pace: 10:18/mile, Total ascent: 220 ft</text:span></text:p>
      <text:p text:style-name="P10">Warm down:<text:span text:style-name="T2"> 0.25 miles</text:span></text:p>
      <text:p text:style-name="P23"/>
      <text:p text:style-name="P10"><text:span text:style-name="T2">Mon Aug 21, 2023 </text:span>4.15 miles<text:span text:style-name="T2"> </text:span></text:p>
      <text:p text:style-name="P23"><text:span text:style-name="T1">Warm up:</text:span> 0.25 miles to cemetery loop</text:p>
      <text:p text:style-name="P10">Run:<text:span text:style-name="T2"> 7 x 1 loop with 3 min/0.2 mile jog after each run, ascent on each loop 22 ft</text:span></text:p>
      <text:p text:style-name="P23">Times for runs : 2:55, 2:56, 2:59, 3:00, 2:56, 2:53, 2:43 </text:p>
      <text:p text:style-name="P10">Warm down:<text:span text:style-name="T2"> <text:s/>0.25 miles</text:span></text:p>
      <text:p text:style-name="P23"/>
      <text:p text:style-name="P23">Tues <text:s/>Aug 22, 2023 <text:span text:style-name="T1"><text:s/>5.3 miles</text:span></text:p>
      <text:p text:style-name="P23"><text:span text:style-name="T1">Warm up:</text:span> 0.25 miles to cemetery loop</text:p>
      <text:p text:style-name="P10">Run:<text:span text:style-name="T2"> 15 loops, Distance: 4.8 miles, Ave Pace: ~10:15/mile, Total ascent: 330 ft</text:span></text:p>
      <text:p text:style-name="P23">Warm down: 0.25 miles</text:p>
      <text:p text:style-name="P23"/>
      <text:p text:style-name="P10"><text:span text:style-name="T2">Wed Aug 23, 2023 </text:span>6.3 miles</text:p>
      <text:p text:style-name="P23"><text:span text:style-name="T1">Warm up:</text:span> 1 mile at various paces mainly on the cemetery loop</text:p>
      <text:p text:style-name="P10">Run:<text:span text:style-name="T2"> 5 x 2 loops with a 1 loop <text:s/>jog after each run, ascent on each 2 loops: 44 ft</text:span></text:p>
      <text:p text:style-name="P23">Times for runs : 6:33, 6:33, 6:30, 6:33, 6:26, Jogs in about 4:25 </text:p>
      <text:p text:style-name="P10">Warm down:<text:span text:style-name="T2"> <text:s/>0.25 miles</text:span></text:p>
      <text:p text:style-name="P23"/>
      <text:p text:style-name="P10"><text:span text:style-name="T2">Thur Aug 24, 2023 </text:span>2 miles</text:p>
      <text:p text:style-name="P23"><text:span text:style-name="T1">Run:</text:span> 2 miles at various paces</text:p>
      <text:p text:style-name="P23"/>
      <text:p text:style-name="P23"/>
      <text:p text:style-name="P23"/>
      <text:p text:style-name="P77"><text:soft-page-break/>Fri Aug. 25, 2023 <text:span text:style-name="T1">3.7 miles</text:span></text:p>
      <text:p text:style-name="P77"><text:span text:style-name="T1">Warm up:</text:span> 0.25 miles to cemetery loop</text:p>
      <text:p text:style-name="P91">Run:<text:span text:style-name="T2"> 10 loops in 35:58, Distance 3.2 miles, Ave Pace: 11:14/mile, Total ascent: 220 ft</text:span></text:p>
      <text:p text:style-name="P91">Warm down:<text:span text:style-name="T2"> 0.25 miles</text:span></text:p>
      <text:p text:style-name="P77"/>
      <text:p text:style-name="P91"><text:span text:style-name="T2">During the past week: </text:span>32.9 miles<text:span text:style-name="T2"> <text:s/>streak of 56 days</text:span></text:p>
      <text:p text:style-name="P77"/>
      <text:p text:style-name="P77">Sat Aug 26, 2023 <text:span text:style-name="T1">7.15 miles</text:span></text:p>
      <text:p text:style-name="P77"><text:span text:style-name="T1">Warm up:</text:span> 0.5 miles mostly on cemetery loop</text:p>
      <text:p text:style-name="P91">Run:<text:span text:style-name="T2"> 20 loops in 1:11:59 Distance 6.4 miles, Ave Pace: 11:15/mile, Total ascent: 440 ft</text:span></text:p>
      <text:p text:style-name="P91">Warm down:<text:span text:style-name="T2"> 0.25 miles</text:span></text:p>
      <text:p text:style-name="P77"/>
      <text:p text:style-name="P91"><text:span text:style-name="T2">Sun Aug 27, 2023 </text:span>5 miles</text:p>
      <text:p text:style-name="P77"><text:span text:style-name="T1">Warm up:</text:span> 0.25 miles to cemetery loop</text:p>
      <text:p text:style-name="P91">Run:<text:span text:style-name="T2"> 10 loops in 34:53, Distance 3.2 miles, Ave Pace: 10:54/mile, Total ascent: 220 ft</text:span></text:p>
      <text:p text:style-name="P91">Warm down:<text:span text:style-name="T2"> 0.25 miles</text:span></text:p>
      <text:p text:style-name="P77">Later in the day I ran 1.3 miles with Oona</text:p>
      <text:p text:style-name="P77"/>
      <text:p text:style-name="P91"><text:span text:style-name="T2">Mon Aug 28, 2023 </text:span>2.6 miles</text:p>
      <text:p text:style-name="P77"><text:span text:style-name="T1">Warm up:</text:span> 0.25 miles to cemetery loop</text:p>
      <text:p text:style-name="P91">Run:<text:span text:style-name="T2"> <text:s/>2 miles on the cemetery loop averaging 10:25/mile, Total ascent: 132 ft</text:span></text:p>
      <text:p text:style-name="P91">Warm down:<text:span text:style-name="T2"> 0.35 miles home</text:span></text:p>
      <text:p text:style-name="P77"/>
      <text:p text:style-name="P77">Tues <text:s/>Aug 29, 2023 <text:span text:style-name="T1"><text:s/>5.3 miles</text:span></text:p>
      <text:p text:style-name="P77"><text:span text:style-name="T1">Warm up:</text:span> 0.25 miles to cemetery loop</text:p>
      <text:p text:style-name="P91">Run:<text:span text:style-name="T2"> 15 loops, Distance: 4.8 miles, Ave Pace: 10:31/mile, Total ascent: 330 ft</text:span></text:p>
      <text:p text:style-name="P77">5 loop splits: 17:17, 17:00, 16:07(10:04/mile)</text:p>
      <text:p text:style-name="P77"><text:span text:style-name="T1">Warm down:</text:span> 0.25 miles</text:p>
      <text:p text:style-name="P77"/>
      <text:p text:style-name="P77">Wed Aug 30, 2023 <text:s/><text:span text:style-name="T1">4 miles</text:span> </text:p>
      <text:p text:style-name="P77"><text:span text:style-name="T1">Warm up:</text:span> 0.25 miles to cemetery loop</text:p>
      <text:p text:style-name="P91">Run:<text:span text:style-name="T2"> 10 loops in 36:45, Distance 3.2 miles, Ave Pace: 11:29/mile, Total ascent: 220 ft</text:span></text:p>
      <text:p text:style-name="P91">Warm down:<text:span text:style-name="T2"> 0.55 miles</text:span></text:p>
      <text:p text:style-name="P77"/>
      <text:p text:style-name="P91"><text:span text:style-name="T2">Thur Aug 31, 2023 </text:span>4 miles <text:span text:style-name="T2">on the Ernst Trail</text:span></text:p>
      <text:p text:style-name="P91">Warm up: <text:span text:style-name="T2">1 mile in about 11:30</text:span></text:p>
      <text:p text:style-name="P91">Run: <text:span text:style-name="T2">3 miles Ave pace: 11:09/mile. I am saving energy for the Erie marathon on Sept 10.</text:span></text:p>
      <text:p text:style-name="P77"/>
      <text:p text:style-name="P77">Friday <text:s/>Sept 1, 2023 <text:span text:style-name="T1"><text:s/>2.1 miles</text:span></text:p>
      <text:p text:style-name="P77"><text:span text:style-name="T1">Warm up:</text:span> 0.25 miles to cemetery loop</text:p>
      <text:p text:style-name="P91">Run:<text:span text:style-name="T2"> 5 loops, Distance: 1.6 miles, Ave Pace: 11:21/mile, Total ascent: 110 ft</text:span></text:p>
      <text:p text:style-name="P77"><text:span text:style-name="T1">Warm down:</text:span> 0.25 miles</text:p>
      <text:p text:style-name="P77"/>
      <text:p text:style-name="P91"><text:span text:style-name="T2">During the past week: </text:span>30.5 miles<text:span text:style-name="T2"> <text:s/>streak of 63 days</text:span></text:p>
      <text:p text:style-name="P77"/>
      <text:p text:style-name="P104"><text:soft-page-break/>Sat <text:s/>Sept 2, 2023 <text:span text:style-name="T1"><text:s/>2.1 miles</text:span></text:p>
      <text:p text:style-name="P104"><text:span text:style-name="T1">Warm up:</text:span> 0.25 miles to cemetery loop</text:p>
      <text:p text:style-name="P102">Run:<text:span text:style-name="T2"> 5 loops, Distance: 1.6 miles, Ave Pace: 11:16/mile, Total ascent: 110 ft</text:span></text:p>
      <text:p text:style-name="P104"><text:span text:style-name="T1">Warm down:</text:span> 0.25 miles</text:p>
      <text:p text:style-name="P104"/>
      <text:p text:style-name="P104">Sun <text:s/>Sept 3, 2023 <text:span text:style-name="T1"><text:s/>2.1 miles</text:span></text:p>
      <text:p text:style-name="P104"><text:span text:style-name="T1">Warm up:</text:span> 0.25 miles to cemetery loop</text:p>
      <text:p text:style-name="P102">Run:<text:span text:style-name="T2"> 5 loops, Distance: 1.6 miles, Ave Pace: 10:23/mile, Total ascent: 110 ft</text:span></text:p>
      <text:p text:style-name="P104"><text:span text:style-name="T1">Warm down:</text:span> 0.25 miles</text:p>
      <text:p text:style-name="P102"/>
      <text:p text:style-name="P104">Mon <text:s/>Sept 4, 2023 <text:span text:style-name="T1"><text:s/>3 miles</text:span></text:p>
      <text:p text:style-name="P104"><text:span text:style-name="T1">Warm up:</text:span> 0.2 miles to cemetery loop</text:p>
      <text:p text:style-name="P102">Run:<text:span text:style-name="T2"> 5 loops, Distance: 1.6 miles, Ave Pace: 10:03/mile, Total ascent: 110 ft</text:span></text:p>
      <text:p text:style-name="P104"><text:span text:style-name="T1">Warm down:</text:span> 1.2 miles slowly</text:p>
      <text:p text:style-name="P102"/>
      <text:p text:style-name="P104">Tues <text:s/>Sept 5, 2023 <text:span text:style-name="T1"><text:s/>2.5 miles</text:span></text:p>
      <text:p text:style-name="P104"><text:span text:style-name="T1">Warm up:</text:span> 0.25 miles to cemetery loop</text:p>
      <text:p text:style-name="P102">Run:<text:span text:style-name="T2"> 2 miles on the cemetery, <text:s/>Ave Pace: 11:06/mile, Total ascent: 132 ft</text:span></text:p>
      <text:p text:style-name="P104"><text:span text:style-name="T1">Warm down:</text:span> 0.25 miles </text:p>
      <text:p text:style-name="P102"/>
      <text:p text:style-name="P104">Wed Sept 6, 2023 <text:span text:style-name="T1"><text:s/>2.5 miles</text:span></text:p>
      <text:p text:style-name="P104"><text:span text:style-name="T1">Warm up:</text:span> 0.25 miles to cemetery loop</text:p>
      <text:p text:style-name="P102">Run:<text:span text:style-name="T2"> 2 miles on the cemetery, <text:s/>Ave Pace: 10:46/mile, Total ascent: 132 ft</text:span></text:p>
      <text:p text:style-name="P104"><text:span text:style-name="T1">Warm down:</text:span> 0.25 miles </text:p>
      <text:p text:style-name="P104"/>
      <text:p text:style-name="P104">Thur Sept 7, 2023 <text:span text:style-name="T1"><text:s/>2.85 miles</text:span></text:p>
      <text:p text:style-name="P104"><text:span text:style-name="T1">Warm up:</text:span> 0.5 miles to cemetery loop</text:p>
      <text:p text:style-name="P102">Run: <text:span text:style-name="T2">1.07 miles on the loop, <text:s/>Time: 9:26/mile, Total ascent: 66 ft</text:span></text:p>
      <text:p text:style-name="P104"><text:span text:style-name="T1">Warm down:</text:span> 0.25 miles </text:p>
      <text:p text:style-name="P104"/>
      <text:p text:style-name="P104">Fri Sept 8, 2023 <text:span text:style-name="T1"><text:s/>2.5 miles</text:span></text:p>
      <text:p text:style-name="P104"><text:span text:style-name="T1">Warm up:</text:span> 0.25 miles to cemetery loop</text:p>
      <text:p text:style-name="P102">Run: <text:span text:style-name="T2">1 miles on the loop, <text:s/>Time: 9:58/mile, Total ascent: 70 ft</text:span></text:p>
      <text:p text:style-name="P104"><text:span text:style-name="T1">Warm down:</text:span> 0.25 miles</text:p>
      <text:p text:style-name="P104"/>
      <text:p text:style-name="P105">During the past week: <text:span text:style-name="T1">17.6 miles</text:span> <text:s/>streak of 70 days </text:p>
      <text:p text:style-name="P104"/>
      <text:p text:style-name="P104">Sat Sept 9, 2023 <text:span text:style-name="T1"><text:s/>2.5 miles</text:span></text:p>
      <text:p text:style-name="P104"><text:span text:style-name="T1">Warm up:</text:span> 0.25 miles to cemetery loop</text:p>
      <text:p text:style-name="P102">Run: <text:span text:style-name="T2">1 miles on the loop, <text:s/>Time: 11:03/mile, Total ascent: 70 ft</text:span></text:p>
      <text:p text:style-name="P104"><text:span text:style-name="T1">Warm down:</text:span> 0.25 miles</text:p>
      <text:p text:style-name="P104"/>
      <text:p text:style-name="P104">Sun Sept 10, 2023 <text:span text:style-name="T1">10 miles</text:span> I started the Erie Marathon</text:p>
      <text:p text:style-name="P104"><text:span text:style-name="T1">Warm up:</text:span> I walked and jogged 0.75 miles </text:p>
      <text:p text:style-name="P102">Run: <text:span text:style-name="T2">I ran about 9.75 miles at 11:15. Then I hit my toes on a solid bump and fell on my mouth. I also hurt my right shoulder. I had to stop running. I later received stitches in my lip. Luckily no teeth broke. A scan of face and neck and x-ray of shoulder <text:s/>showed no broken bones.</text:span></text:p>
      <text:p text:style-name="P104"><text:soft-page-break/>Mon Sept 11, 2023 <text:span text:style-name="T1">1.5 miles</text:span> at an easy pace.</text:p>
      <text:p text:style-name="P77"><text:span text:style-name="T1">Run: </text:span>1.5 miles at an easy pace while timing 10 runners on the cemetery loop.</text:p>
      <text:p text:style-name="P91"/>
      <text:p text:style-name="P104">Tues Sept 12, 2023 <text:span text:style-name="T1">2.25 miles</text:span></text:p>
      <text:p text:style-name="P104"><text:span text:style-name="T1">Warm up:</text:span> 0.25 miles to cemetery loop</text:p>
      <text:p text:style-name="P91">Run: <text:span text:style-name="T2">2 miles on the loop some of which was with Olivia. Time: 23:23</text:span></text:p>
      <text:p text:style-name="P77"/>
      <text:p text:style-name="P104">Wed Sept 13, 2023 <text:span text:style-name="T1">3.2 miles </text:span>averaging 12:54/mile</text:p>
      <text:p text:style-name="P77">I ran down Limber and Jefferson, into the cemetery to the very top and back home. It is a very hilly course.</text:p>
      <text:p text:style-name="P77"/>
      <text:p text:style-name="P77">Thur Sept 14, 2023 <text:span text:style-name="T1">4 miles</text:span></text:p>
      <text:p text:style-name="P77"><text:span text:style-name="T1">Warm up: </text:span>1 mile in 10:03 and rest a few minutes</text:p>
      <text:p text:style-name="P77"><text:span text:style-name="T1">Run:</text:span> I ran 3 miles on the Ernst Trail with 10 other runners. Time: 28:05, Ave Pace: 9:22/mile</text:p>
      <text:p text:style-name="P77"/>
      <text:p text:style-name="P77">Fri Sept 15, 2023 <text:span text:style-name="T1">3 miles</text:span> on a Wise Center treadmill</text:p>
      <text:p text:style-name="P91">Approximate Splits: <text:span text:style-name="T2">11:30, 11:00, 12:00</text:span></text:p>
      <text:p text:style-name="P77"/>
      <text:p text:style-name="P105">During the past week: <text:span text:style-name="T1">26.5 miles</text:span> <text:s/>streak of 77 days</text:p>
      <text:p text:style-name="P105"/>
      <text:p text:style-name="P104">Sat Sept 16, 2023 <text:span text:style-name="T1"><text:s/>4.2 miles</text:span></text:p>
      <text:p text:style-name="P102">Run: <text:span text:style-name="T2">4 miles on the loop, Pace: 11:45/mile, Total ascent: 270 ft</text:span></text:p>
      <text:p text:style-name="P104"><text:span text:style-name="T1">Warm down:</text:span> 0.2 <text:s/>miles</text:p>
      <text:p text:style-name="P104"/>
      <text:p text:style-name="P104">Sun Sept 17, 2023 <text:span text:style-name="T1"><text:s text:c="2"/>4.66 miles</text:span></text:p>
      <text:p text:style-name="P104"><text:span text:style-name="T1">Warm up:</text:span> 0.25 miles to cemetery loop</text:p>
      <text:p text:style-name="P102">Run: <text:span text:style-name="T2">13 loops, 4.16 miles, Pace: 12:45/mile, Total ascent: 286 ft</text:span></text:p>
      <text:p text:style-name="P104"><text:span text:style-name="T1">Warm down:</text:span> 0.25 miles</text:p>
      <text:p text:style-name="P91"/>
      <text:p text:style-name="P104">Mon Sept 18, 2023 <text:span text:style-name="T1">5.3 miles</text:span></text:p>
      <text:p text:style-name="P104">In the morning:</text:p>
      <text:p text:style-name="P104"><text:span text:style-name="T1">Warm up:</text:span> 0.25 miles to cemetery loop</text:p>
      <text:p text:style-name="P102">Run: <text:span text:style-name="T2">10 loops, 3.2 miles, Pace: 12:40/mile, Total ascent: 220 ft</text:span></text:p>
      <text:p text:style-name="P104"><text:span text:style-name="T1">Warm down:</text:span> 0.25 miles</text:p>
      <text:p text:style-name="P104">In the afternoon:</text:p>
      <text:p text:style-name="P77"><text:span text:style-name="T1">Run: </text:span>1.6 miles at an easy pace while timing 10 runners on the cemetery loop.</text:p>
      <text:p text:style-name="P91"/>
      <text:p text:style-name="P77">Tues Sept 19, 2023 <text:span text:style-name="T1">4 miles</text:span></text:p>
      <text:p text:style-name="P77">I ran wide on the college track so each lap was ¼ mile.</text:p>
      <text:p text:style-name="P77">I jogged about 55 yards at the beginning of each of the 16 laps and ran the rest. So during the 4 miles, I jogged a total of ½ mile and ran 3.5 miles. While running my foot plant was near the front of my foot and jogging near the back.</text:p>
      <text:p text:style-name="P91">Run: <text:span text:style-name="T2">4 miles, Time 50:07, Ave Pace 12:32/mile, Ave HR: 112, Max HR: 129.</text:span></text:p>
      <text:p text:style-name="P77">For the first mile my HR was above average and for the last mile it was below average.</text:p>
      <text:p text:style-name="P77">Two mile splits: 24:52 and 25:17</text:p>
      <text:p text:style-name="P77">I am happy I kept my pulse low at this pace.</text:p>
      <text:p text:style-name="P77"><text:soft-page-break/>Wed <text:s/>Sept 20, 2023 <text:span text:style-name="T1">4 miles</text:span></text:p>
      <text:p text:style-name="P91">Run: <text:span text:style-name="T2">1 mile to the college track in 11:41 and rest a few minutes</text:span></text:p>
      <text:p text:style-name="P91">Run:<text:span text:style-name="T2"> 3 miles on the track in 37:46 or 12:34/mile, splits: 12:44, 12:46, 12:17</text:span></text:p>
      <text:p text:style-name="P77">I jogged about 55 yards at the beginning of each of the 12 laps and ran the rest. So during the 3 miles, I jogged a total of 3/8 mile and ran 2 and 5/8 miles.</text:p>
      <text:p text:style-name="P91"/>
      <text:p text:style-name="P91"><text:span text:style-name="T2">Thur Sept 21m 2023</text:span> 7.7 miles</text:p>
      <text:p text:style-name="P104">In the morning:</text:p>
      <text:p text:style-name="P104"><text:span text:style-name="T1">Warm up:</text:span> 0.25 miles to cemetery loop</text:p>
      <text:p text:style-name="P102">Run: <text:span text:style-name="T2">10 loops, 3.2 miles, </text:span><text:span text:style-name="T17">Ave Pace 12:25/mile, Ave HR: 113, </text:span><text:span text:style-name="T2">Total ascent: 220 ft</text:span></text:p>
      <text:p text:style-name="P104"><text:span text:style-name="T1">Warm down:</text:span> 0.25 miles</text:p>
      <text:p text:style-name="P104">In the afternoon I ran on the Ernst Trail with 10 other runners.</text:p>
      <text:p text:style-name="P104">Warm up: 1 mile at about12:00/mile</text:p>
      <text:p text:style-name="P104">Run/jog with Rod: 3 miles averaging about 12:15/mile, working on run/jog routines for an ultra.</text:p>
      <text:p text:style-name="P104"/>
      <text:p text:style-name="P104">Fri Sept 22, 2023 <text:span text:style-name="T1"><text:s text:c="2"/>6.26 miles</text:span></text:p>
      <text:p text:style-name="P104"><text:span text:style-name="T1">Warm up:</text:span> 0.25 miles to cemetery loop</text:p>
      <text:p text:style-name="P102">Run: <text:span text:style-name="T2">18 loops, 5.76 miles, Pace: 12:10/mile, Total ascent: 400 ft</text:span></text:p>
      <text:p text:style-name="P104"><text:span text:style-name="T1">Warm down:</text:span> 0.25 miles</text:p>
      <text:p text:style-name="P105"/>
      <text:p text:style-name="P105">During the past week: <text:span text:style-name="T1">36.12 miles</text:span> <text:s/>streak of <text:s/>84 days</text:p>
      <text:p text:style-name="P105"/>
      <text:p text:style-name="P105">Sat Sept 23, 2023 <text:span text:style-name="T1">13.1 miles</text:span></text:p>
      <text:p text:style-name="P91">Run: <text:span text:style-name="T2">Rod, Brian and I ran 13.1 miles. </text:span></text:p>
      <text:p text:style-name="P77">The course consisted of ½ mile on the Ernst Trail, 11 miles on hilly roads and 1.5 miles on the Ernst Trail. Their was over 700 ft of accent on the hilly part. Ave pace 11:18/mile. We lost about 5 minutes while we dealt with two friendly dogs who insisted on running with us. If you subtract the effect of these 5 minutes, our average pace while running was 10:55. I had a good breakfast before the run but no food or drink during the run. I think nourishment would have helped.</text:p>
      <text:p text:style-name="P77"/>
      <text:p text:style-name="P77">Sun Sept 24, 2023 <text:span text:style-name="T1">1.5 miles </text:span>I am tired from yesterday.<text:span text:style-name="T1"> </text:span></text:p>
      <text:p text:style-name="P77"><text:span text:style-name="T1">Warm up: </text:span>0.25 to the cemetery loop</text:p>
      <text:p text:style-name="P77"><text:span text:style-name="T1">Run:</text:span> 1 mile in <text:s/>12:39</text:p>
      <text:p text:style-name="P104"><text:span text:style-name="T1">Warm down:</text:span> 0.25 miles</text:p>
      <text:p text:style-name="P77"/>
      <text:p text:style-name="P77">Mon Sept 25, 2023 5<text:span text:style-name="T1">.7 miles </text:span>I feel a lot better than yesterday<text:span text:style-name="T1"> </text:span></text:p>
      <text:p text:style-name="P77">In the morning: <text:span text:style-name="T1"><text:s/></text:span></text:p>
      <text:p text:style-name="P77"><text:span text:style-name="T1">Warm up:</text:span> 0.1 miles</text:p>
      <text:p text:style-name="P91">Run: <text:span text:style-name="T2">10 cemetery loops, Distance: 3.2 miles, Ave Pace:11:30/mile, Ave HR: before halfway it was about 135 bpm. After that it rose to about 170 bpm. I think because I am tired still from Saturday's workout. <text:s/>Overall I feel considerably better than yesterday. </text:span></text:p>
      <text:p text:style-name="P91">Warm down:<text:span text:style-name="T2"> 0.4 miles</text:span></text:p>
      <text:p text:style-name="P77">In the afternoon:</text:p>
      <text:p text:style-name="P77">2 miles of intermittent running at about 12:00/mile while timing other runners.</text:p>
      <text:p text:style-name="P77"><text:soft-page-break/>Tues Sept 26, 2023 <text:span text:style-name="T1">3.1 miles</text:span></text:p>
      <text:p text:style-name="P77"><text:span text:style-name="T1">Warm up:</text:span> 0.3 miles</text:p>
      <text:p text:style-name="P77"><text:span text:style-name="T1">Run and walk:</text:span> 10 cemetery loops, 3.2 miles, Ave pace 13:02/mile</text:p>
      <text:p text:style-name="P77">I ran a total of about 2.5 miles and walked about 0.7 miles </text:p>
      <text:p text:style-name="P91">Warm down: <text:span text:style-name="T2">0.3 miles</text:span></text:p>
      <text:p text:style-name="P91"/>
      <text:p text:style-name="P77">Wed Sept 27, 2023 <text:span text:style-name="T1">3.7 miles</text:span></text:p>
      <text:p text:style-name="P77"><text:span text:style-name="T1">Warm up:</text:span> 0.25 miles</text:p>
      <text:p text:style-name="P77"><text:span text:style-name="T1">Run:</text:span> 10 cemetery loops, 3.2 miles, Ave pace 9:46/mile </text:p>
      <text:p text:style-name="P91">Warm down: <text:span text:style-name="T2">0.25 miles</text:span></text:p>
      <text:p text:style-name="P91"/>
      <text:p text:style-name="P77">Thur Sept 28, 2023 <text:span text:style-name="T1">4 miles</text:span> I ran with about 6 other runners on the Ernst Trail </text:p>
      <text:p text:style-name="P77"><text:span text:style-name="T1">Warm up:</text:span> 1 mile in 11:16</text:p>
      <text:p text:style-name="P77"><text:span text:style-name="T1">Run:</text:span> 3 miles in 29:57</text:p>
      <text:p text:style-name="P77"/>
      <text:p text:style-name="P77">Fri <text:s/>Sept 29, 2023 <text:span text:style-name="T1">1.5 miles</text:span></text:p>
      <text:p text:style-name="P77"><text:span text:style-name="T1">Warm up: </text:span>0.25 to the cemetery loop</text:p>
      <text:p text:style-name="P77"><text:span text:style-name="T1">Run:</text:span> 1 mile in <text:s/>11:00</text:p>
      <text:p text:style-name="P104"><text:span text:style-name="T1">Warm down:</text:span> 0.25 miles</text:p>
      <text:p text:style-name="P91"/>
      <text:p text:style-name="P105">During the past week: <text:span text:style-name="T1">32.6 miles</text:span> <text:s/>streak of <text:s/>91 days</text:p>
      <text:p text:style-name="P91"/>
      <text:p text:style-name="P91"/>
      <text:p text:style-name="P91">20 or more cemetery loops:</text:p>
      <text:p text:style-name="P77"><text:tab/><text:tab/> <text:s text:c="3"/>min/mile</text:p>
      <text:p text:style-name="P23"><text:span text:style-name="T18">May <text:s text:c="2"/>6, 2023 20 loops, 6.40 miles, 10:46, Ave Pulse: 126, Max Pulse: 138, sum ascent 440</text:span> ft</text:p>
      <text:p text:style-name="P23"><text:span text:style-name="T18">May 22, 2023 22 loops, 7.04 miles, 10:39, Ave Pulse: 127, Max Pulse: 140, sum ascent 484</text:span> ft</text:p>
      <text:p text:style-name="P23"><text:span text:style-name="T18">May 23, 2023 22 loops, 7.04 miles, 10:38, Ave Pulse: 134, Max Pulse: 140, sum ascent 484</text:span> ft</text:p>
      <text:p text:style-name="P23"><text:span text:style-name="T18">July <text:s/>22, 2023 20 loops, 6.40 miles, 10:39, Ave Pulse: 127, Max Pulse: 145, sum ascent 440</text:span> ft</text:p>
      <text:p text:style-name="P77">July <text:s/>25, 2023 20 loops, 6.40 miles, <text:s text:c="2"/>9:51, Ave Pulse: 132, Max Pulse: 152, sum ascent 440<text:span text:style-name="T11"> ft</text:span></text:p>
      <text:p text:style-name="P77">July <text:s/>30, 2023 24 loops, 7.62 miles, 11:16, <text:s text:c="53"/>sum ascent 530<text:span text:style-name="T11"> ft</text:span></text:p>
      <text:p text:style-name="P77">Aug <text:s/>13, 2023 20 loops, 6.40 miles, 11:08, <text:s text:c="53"/>sum ascent 440<text:span text:style-name="T11"> ft</text:span></text:p>
      <text:p text:style-name="P77">Aug <text:s/>19, 2023 20 loops, 6.40 miles, 10:13, <text:s text:c="53"/>sum ascent 440<text:span text:style-name="T11"> ft</text:span></text:p>
      <text:p text:style-name="P77">Aug <text:s/>26, 2023 20 loops, 6.40 miles, 11:15, <text:s text:c="53"/>sum ascent 440<text:span text:style-name="T11"> ft</text:span></text:p>
      <text:p text:style-name="P10"/>
      <text:p text:style-name="P10"/>
      <text:p text:style-name="P10">Times for 10 miles or over on the Ernst Trail</text:p>
      <text:p text:style-name="P23">May 27, 2023 12.07 miles in 2:06.00, 10:27/mile a 70 sec rest is not included in the time.</text:p>
      <text:p text:style-name="P23">June <text:s text:c="2"/>3, 2023 10.50 miles at 11:25/mile, no stop</text:p>
      <text:p text:style-name="P23">June 10, 2023 13.25 miles at 11:21/mile, no stop, Ave Pulse:127bpm, Max Pulse:140bpm</text:p>
      <text:p text:style-name="P23">June 24, 2023 10.00 miles at 10:50/mile, no stop, Ave Pulse:130bpm</text:p>
      <text:p text:style-name="P23"/>
      <text:p text:style-name="P10"/>
      <text:p text:style-name="P10">Times on my hill course: <text:span text:style-name="T2">Limber, Jefferson, the cemetery hill and a short distance on </text:span><text:soft-page-break/><text:span text:style-name="T2">Randolph to make the total distance be 5 miles.</text:span></text:p>
      <text:p text:style-name="P23"><text:span text:style-name="T1">Wed</text:span> <text:span text:style-name="T1">Dec 21</text:span>, <text:span text:style-name="T1">2022</text:span> </text:p>
      <text:p text:style-name="P23">Ave pace:13:03/mile, Sum of ascents: 675 feet, Ave Pulse: 112 bpm, Max Pulse:130 bpm</text:p>
      <text:p text:style-name="P23"><text:span text:style-name="T1">Thur</text:span> <text:span text:style-name="T1">Dec 29</text:span>, <text:span text:style-name="T1">2022</text:span> </text:p>
      <text:p text:style-name="P23">Ave pace:11:57/mile, Sum of ascents: 675 feet, Ave Pulse: 125 bpm, Max Pulse:157 bpm</text:p>
      <text:p text:style-name="P10">Mon Jan 16, 2023</text:p>
      <text:p text:style-name="P23">Ave pace:11:22/mile, Sum of ascents: 675 feet, Ave Pulse: ? bpm, Max Pulse:?</text:p>
      <text:p text:style-name="P10">Sun Feb 5, 2023</text:p>
      <text:p text:style-name="P23">Ave pace:11:01/mile, Sum of ascents: 675 feet, Ave Pulse: 127 bpm, Max Pulse:155 bpm</text:p>
      <text:p text:style-name="P10">Sun Mar 26, 2023</text:p>
      <text:p text:style-name="P23">Ave pace:12:58/mile, Sum ascents: 675 feet, Ave Pulse: ~120 bpm, Final Pulse:~120bpm</text:p>
      <text:p text:style-name="P23"/>
      <text:p text:style-name="P10">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Max HR: 165 bpm</text:p>
      <text:p text:style-name="P10">April 29, 2023 4 miles, <text:s text:c="2"/>39:25 <text:s text:c="4"/>9:51/mile, <text:s text:c="3"/>Max HR: 138 <text:s/>(HR is down!)</text:p>
      <text:p text:style-name="P10">April 30, 2023 2 miles <text:s text:c="3"/>17:37 <text:s text:c="4"/>8:49/mile, <text:s text:c="3"/>Max HR: 152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1">Wed June 10, 2020 <text:tab/><text:tab/>9:57<text:tab/>8:51</text:span><text:span text:style-name="T22"><text:tab/></text:span></text:p>
      <text:p text:style-name="P14">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span><text:span text:style-name="T2"><text:tab/> <text:s text:c="2"/>Splits 1</text:span><text:span text:style-name="T6">st</text:span><text:span text:style-name="T2"> loop: <text:s/>10:05, 9:46, 9:23, 10:32, 8:55</text:span></text:p>
      <text:p text:style-name="P24"><text:soft-page-break/><text:tab/> <text:s text:c="18"/>Splits 2<text:span text:style-name="T5">nd</text:span> loop: <text:s text:c="2"/>9:23, 9:23, 9:12, <text:s text:c="2"/>9:32, 7:58</text:p>
      <text:p text:style-name="P24"><text:span text:style-name="T1">Sun <text:s/>July <text:s/>26, 2020 <text:tab/> <text:tab/>8:48<text:tab/>8:10</text:span><text:tab/><text:tab/><text:tab/> <text:s text:c="17"/>Splits: 8:31, 8:50, 8:54, 9:35, 8:10</text:p>
      <text:p text:style-name="P15">Sun <text:s/>Aug <text:s text:c="2"/>9, 2020 <text:tab/> <text:tab/>8:44<text:tab/>8:08<text:tab/><text:tab/><text:tab/> <text:s text:c="16"/><text:span text:style-name="T2">Splits: 8:33, 8:47, 8:50, 9:25, 8:08</text:span></text:p>
      <text:p text:style-name="P15"/>
      <text:list xml:id="list8330641159520137865" text:style-name="L36">
        <text:list-item>
          <text:list>
            <text:list-header>
              <text:p text:style-name="P194">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34">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10"/>9:35/mile <text:s text:c="7"/>3:04</text:p>
      <text:p text:style-name="P19">Thur Feb 23 2023 <text:s text:c="12"/>32:11<text:tab/>10:10/mile <text:s text:c="7"/>3:13</text:p>
      <text:p text:style-name="P19">20 loop run:</text:p>
      <text:p text:style-name="P19">Tues July 25, 2023<text:tab/>32:06<text:tab/>10:02/mile <text:s/>1<text:span text:style-name="T5">st</text:span> <text:s/>10 loops <text:s text:c="5"/></text:p>
      <text:p text:style-name="P19"><text:tab/><text:tab/>30:59<text:tab/> <text:s/>9:41/mile <text:s/>2<text:span text:style-name="T5">nd</text:span> 10 loops <text:s text:c="7"/></text:p>
      <text:p text:style-name="P19"/>
      <text:p text:style-name="P19">Ave Pace for 3 mile Tempo Runs on the Ernst Trail out&amp;back starting at BeansAuto </text:p>
      <text:p text:style-name="P23">Thur June <text:s text:c="2"/>1, 2023 9:25/mile</text:p>
      <text:p text:style-name="P23">Thur June <text:s text:c="2"/>8, 2023 9:15/mile</text:p>
      <text:p text:style-name="P23">Thur June 15, 2023 9:09/mile</text:p>
      <text:p text:style-name="P23">Thur June 22, 2023 9:12/mile</text:p>
      <text:p text:style-name="P23">Thur July <text:s text:c="3"/>6, 2023 9:26/mile <text:span text:style-name="T18">0.75 mile split paces 9:57/mile, 9:45/mile, 9:24/mile, 8:44/mile</text:span></text:p>
      <text:p text:style-name="P10"><text:span text:style-name="T2">Thur</text:span> <text:span text:style-name="T2">July 13, 2023 10:00/mile (resting for half marathon on Sunday)</text:span> </text:p>
      <text:p text:style-name="P28">Thur July 20, 2023 <text:s/>9:42/mile</text:p>
      <text:p text:style-name="P25">Thur July 27, 2023 <text:s/>9:55/mile</text:p>
      <text:p text:style-name="P10"/>
      <text:p text:style-name="P10"/>
      <text:p text:style-name="P10">Other good runs:</text:p>
      <text:p text:style-name="P14"><text:soft-page-break/></text:p>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
      <text:p text:style-name="P10">Sat May 15, 2021 <text:span text:style-name="T2">5</text:span> miles on Tamarack Drive <text:s/></text:p>
      <text:p text:style-name="P23"><text:span text:style-name="T1">Run:</text:span> I ran a staggered start 5 miles with 5 other runners on Tamarack Drive.</text:p>
      <text:p text:style-name="P23">Time: 43:15, Ave Pace: 8:39/mile, Splits: 8:59, 8:37, 8:36, 8:38, 8:23</text:p>
      <text:p text:style-name="P23"/>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3-09-30T08:58:37.88</dc:date>
    <dc:creator>James Lombardi</dc:creator>
    <meta:editing-duration>P22DT22H42M24S</meta:editing-duration>
    <meta:editing-cycles>1859</meta:editing-cycles>
    <meta:generator>OpenOffice/4.1.2$Win32 OpenOffice.org_project/412m3$Build-9782</meta:generator>
    <meta:document-statistic meta:table-count="0" meta:image-count="9" meta:object-count="0" meta:page-count="186" meta:paragraph-count="5390" meta:word-count="58026" meta:character-count="297586"/>
  </office:meta>
</office:document-meta>
</file>